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718cm"/>
    </style:style>
    <style:style style:name="co10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3.274cm"/>
    </style:style>
    <style:style style:name="co15" style:family="table-column">
      <style:table-column-properties fo:break-before="auto" style:column-width="3.4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background-color="#000000" fo:border-left="0.002cm solid #000000" fo:border-right="none" fo:border-top="none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none" fo:background-color="#000000" fo:border-left="none" fo:border-right="0.002cm solid #000000" fo:border-top="none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ackground-color="#b3b3b3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values" table:style-name="ta1" table:print="false"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6" table:default-cell-style-name="Default"/>
        <table:table-column table:style-name="co7" table:default-cell-style-name="ce5"/>
        <table:table-column table:style-name="co5" table:default-cell-style-name="Default"/>
        <table:table-column table:style-name="co8" table:default-cell-style-name="Default"/>
        <table:table-column table:style-name="co5" table:default-cell-style-name="ce8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ce8"/>
        <table:table-column table:style-name="co12" table:default-cell-style-name="Default"/>
        <table:table-column table:style-name="co5" table:number-columns-repeated="2" table:default-cell-style-name="Default"/>
        <table:table-column table:style-name="co5" table:default-cell-style-name="ce8"/>
        <table:table-column table:style-name="co13" table:default-cell-style-name="Default"/>
        <table:table-column table:style-name="co5" table:number-columns-repeated="2" table:default-cell-style-name="Default"/>
        <table:table-column table:style-name="co5" table:default-cell-style-name="ce8"/>
        <table:table-column table:style-name="co12" table:default-cell-style-name="Default"/>
        <table:table-row table:style-name="ro3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/>
          <table:table-cell office:value-type="string">
            <text:p>V2f</text:p>
          </table:table-cell>
          <table:table-cell table:style-name="Default" table:formula="of:=[$V2f_sys.$D$1]" office:value-type="string" office:string-value="Unterschied">
            <text:p>Unterschied</text:p>
          </table:table-cell>
          <table:table-cell table:formula="of:=[$V2f_sys.$E$1]" office:value-type="string" office:string-value="abs Unterschied">
            <text:p>abs Unterschied</text:p>
          </table:table-cell>
          <table:table-cell/>
          <table:table-cell office:value-type="string">
            <text:p>f3</text:p>
          </table:table-cell>
          <table:table-cell table:style-name="Default" table:formula="of:=[$f3_sys.$D$1]" office:value-type="string" office:string-value="Unterschied">
            <text:p>Unterschied</text:p>
          </table:table-cell>
          <table:table-cell table:formula="of:=[$f3_sys.$E$1]" office:value-type="string" office:string-value="abs Unterschied">
            <text:p>abs Unterschied</text:p>
          </table:table-cell>
          <table:table-cell/>
          <table:table-cell office:value-type="string">
            <text:p>V2f_diff</text:p>
          </table:table-cell>
          <table:table-cell table:style-name="Default" table:formula="of:=[$V2f_diff.$D$1]" office:value-type="string" office:string-value="Unterschied">
            <text:p>Unterschied</text:p>
          </table:table-cell>
          <table:table-cell table:formula="of:=[$V2f_diff.$E$1]" office:value-type="string" office:string-value="abs Unterschied">
            <text:p>abs Unterschied</text:p>
          </table:table-cell>
          <table:table-cell/>
          <table:table-cell office:value-type="string">
            <text:p>f3</text:p>
          </table:table-cell>
          <table:table-cell table:style-name="Default" table:formula="of:=[$f3_diff.$D$1]" office:value-type="string" office:string-value="Unterschied">
            <text:p>Unterschied</text:p>
          </table:table-cell>
          <table:table-cell table:formula="of:=[$f3_diff.$E$1]" office:value-type="string" office:string-value="abs Unterschied">
            <text:p>abs Unterschied</text:p>
          </table:table-cell>
        </table:table-row>
        <table:table-row table:style-name="ro3">
          <table:table-cell office:value-type="string">
            <text:p>Athlon II X2 255</text:p>
          </table:table-cell>
          <table:table-cell office:value-type="string">
            <text:p>P1</text:p>
          </table:table-cell>
          <table:table-cell table:style-name="ce4" office:value-type="float" office:value="3.1">
            <text:p>3,1</text:p>
          </table:table-cell>
          <table:table-cell office:value-type="float" office:value="1.4">
            <text:p>1,4</text:p>
          </table:table-cell>
          <table:table-cell office:value-type="float" office:value="111.6">
            <text:p>111,6</text:p>
          </table:table-cell>
          <table:table-cell/>
          <table:table-cell office:value-type="string">
            <text:p>W_V2f</text:p>
          </table:table-cell>
          <table:table-cell table:formula="of:=[$V2f_sys.$D$2]" office:value-type="percentage" office:value="0.0340745076200978">
            <text:p>3,41%</text:p>
          </table:table-cell>
          <table:table-cell table:formula="of:=[$V2f_sys.$E$2]" office:value-type="float" office:value="2.2626230869583">
            <text:p>2,26</text:p>
          </table:table-cell>
          <table:table-cell/>
          <table:table-cell office:value-type="string">
            <text:p>W_f3</text:p>
          </table:table-cell>
          <table:table-cell table:formula="of:=[$f3_sys.$D$2]" office:value-type="percentage" office:value="0.0210308212731281">
            <text:p>2,10%</text:p>
          </table:table-cell>
          <table:table-cell table:formula="of:=[$f3_sys.$E$2]" office:value-type="float" office:value="0.714082840030947">
            <text:p>0,71</text:p>
          </table:table-cell>
          <table:table-cell/>
          <table:table-cell table:formula="of:=[.$E2]+[.Q2]" office:value-type="float" office:value="115.193602017618">
            <text:p>115,19</text:p>
          </table:table-cell>
          <table:table-cell table:formula="of:=[$V2f_diff.$D$2]" office:value-type="percentage" office:value="0.031196194534039">
            <text:p>3,12%</text:p>
          </table:table-cell>
          <table:table-cell table:formula="of:=[$V2f_diff.$E$2]" office:value-type="float" office:value="3.59360201761828">
            <text:p>3,59</text:p>
          </table:table-cell>
          <table:table-cell/>
          <table:table-cell office:value-type="string">
            <text:p>W_f3_diff</text:p>
          </table:table-cell>
          <table:table-cell table:formula="of:=[$f3_diff.$D$2]" office:value-type="percentage" office:value="0.0444118561324219">
            <text:p>4,44%</text:p>
          </table:table-cell>
          <table:table-cell table:formula="of:=[$f3_diff.$E$2]" office:value-type="float" office:value="5.18671477475459">
            <text:p>5,19</text:p>
          </table:table-cell>
        </table:table-row>
        <table:table-row table:style-name="ro3">
          <table:table-cell/>
          <table:table-cell office:value-type="string">
            <text:p>P2</text:p>
          </table:table-cell>
          <table:table-cell office:value-type="float" office:value="3.2">
            <text:p>3,2</text:p>
          </table:table-cell>
          <table:table-cell office:value-type="float" office:value="1.4">
            <text:p>1,4</text:p>
          </table:table-cell>
          <table:table-cell office:value-type="float" office:value="113.1">
            <text:p>113,1</text:p>
          </table:table-cell>
          <table:table-cell/>
          <table:table-cell table:formula="of:=[.$E3]+[.I3]" office:value-type="float" office:value="116.004630312082">
            <text:p>116</text:p>
          </table:table-cell>
          <table:table-cell table:formula="of:=[$V2f_sys.$D$3]" office:value-type="percentage" office:value="0.0423759995708323">
            <text:p>4,24%</text:p>
          </table:table-cell>
          <table:table-cell table:formula="of:=[$V2f_sys.$E$3]" office:value-type="float" office:value="2.90463031208205">
            <text:p>2,9</text:p>
          </table:table-cell>
          <table:table-cell/>
          <table:table-cell table:formula="of:=[.$E3]+[.M3]" office:value-type="float" office:value="115.707100478292">
            <text:p>115,71</text:p>
          </table:table-cell>
          <table:table-cell table:formula="of:=[$f3_sys.$D$3]" office:value-type="percentage" office:value="0.0698072535429843">
            <text:p>6,98%</text:p>
          </table:table-cell>
          <table:table-cell table:formula="of:=[$f3_sys.$E$3]" office:value-type="float" office:value="2.6071004782921">
            <text:p>2,61</text:p>
          </table:table-cell>
          <table:table-cell/>
          <table:table-cell table:formula="of:=[.$E3]+[.Q3]" office:value-type="float" office:value="117.230163862625">
            <text:p>117,23</text:p>
          </table:table-cell>
          <table:table-cell table:formula="of:=[$V2f_diff.$D$3]" office:value-type="percentage" office:value="0.0352312385015938">
            <text:p>3,52%</text:p>
          </table:table-cell>
          <table:table-cell table:formula="of:=[$V2f_diff.$E$3]" office:value-type="float" office:value="4.13016386262507">
            <text:p>4,13</text:p>
          </table:table-cell>
          <table:table-cell/>
          <table:table-cell table:formula="of:=[.$E3]+[.U3]" office:value-type="float" office:value="119.648851456528">
            <text:p>119,65</text:p>
          </table:table-cell>
          <table:table-cell table:formula="of:=[$f3_diff.$D$3]" office:value-type="percentage" office:value="0.0547339266261765">
            <text:p>5,47%</text:p>
          </table:table-cell>
          <table:table-cell table:formula="of:=[$f3_diff.$E$3]" office:value-type="float" office:value="6.54885145652789">
            <text:p>6,55</text:p>
          </table:table-cell>
        </table:table-row>
        <table:table-row table:style-name="ro3">
          <table:table-cell/>
          <table:table-cell office:value-type="string">
            <text:p>P3</text:p>
          </table:table-cell>
          <table:table-cell office:value-type="float" office:value="3.4">
            <text:p>3,4</text:p>
          </table:table-cell>
          <table:table-cell office:value-type="float" office:value="1.4">
            <text:p>1,4</text:p>
          </table:table-cell>
          <table:table-cell office:value-type="float" office:value="116.4">
            <text:p>116,4</text:p>
          </table:table-cell>
          <table:table-cell/>
          <table:table-cell table:formula="of:=[.$E4]+[.I4]" office:value-type="float" office:value="120.28864476233">
            <text:p>120,29</text:p>
          </table:table-cell>
          <table:table-cell table:formula="of:=[$V2f_sys.$D$4]" office:value-type="percentage" office:value="0.0533947334224284">
            <text:p>5,34%</text:p>
          </table:table-cell>
          <table:table-cell table:formula="of:=[$V2f_sys.$E$4]" office:value-type="float" office:value="3.88864476232955">
            <text:p>3,89</text:p>
          </table:table-cell>
          <table:table-cell/>
          <table:table-cell table:formula="of:=[.$E4]+[.M4]" office:value-type="float" office:value="123.156466713991">
            <text:p>123,16</text:p>
          </table:table-cell>
          <table:table-cell table:formula="of:=[$f3_sys.$D$4]" office:value-type="percentage" office:value="0.150825789657636">
            <text:p>15,08%</text:p>
          </table:table-cell>
          <table:table-cell table:formula="of:=[$f3_sys.$E$4]" office:value-type="float" office:value="6.75646671399073">
            <text:p>6,76</text:p>
          </table:table-cell>
          <table:table-cell/>
          <table:table-cell table:formula="of:=[.$E4]+[.Q4]" office:value-type="float" office:value="121.303287552639">
            <text:p>121,3</text:p>
          </table:table-cell>
          <table:table-cell table:formula="of:=[$V2f_diff.$D$4]" office:value-type="percentage" office:value="0.0404217202317037">
            <text:p>4,04%</text:p>
          </table:table-cell>
          <table:table-cell table:formula="of:=[$V2f_diff.$E$4]" office:value-type="float" office:value="4.90328755263866">
            <text:p>4,9</text:p>
          </table:table-cell>
          <table:table-cell/>
          <table:table-cell table:formula="of:=[.$E4]+[.U4]" office:value-type="float" office:value="125.932669176404">
            <text:p>125,93</text:p>
          </table:table-cell>
          <table:table-cell table:formula="of:=[$f3_diff.$D$4]" office:value-type="percentage" office:value="0.075696554664862">
            <text:p>7,57%</text:p>
          </table:table-cell>
          <table:table-cell table:formula="of:=[$f3_diff.$E$4]" office:value-type="float" office:value="9.53266917640363">
            <text:p>9,53</text:p>
          </table:table-cell>
        </table:table-row>
        <table:table-row table:style-name="ro3">
          <table:table-cell/>
          <table:table-cell office:value-type="string">
            <text:p>P4</text:p>
          </table:table-cell>
          <table:table-cell office:value-type="float" office:value="3.6">
            <text:p>3,6</text:p>
          </table:table-cell>
          <table:table-cell office:value-type="float" office:value="1.4">
            <text:p>1,4</text:p>
          </table:table-cell>
          <table:table-cell office:value-type="float" office:value="120.5">
            <text:p>120,5</text:p>
          </table:table-cell>
          <table:table-cell/>
          <table:table-cell table:formula="of:=[.$E5]+[.I5]" office:value-type="float" office:value="124.572659212577">
            <text:p>124,57</text:p>
          </table:table-cell>
          <table:table-cell table:formula="of:=[$V2f_sys.$D$5]" office:value-type="percentage" office:value="0.0528146783281974">
            <text:p>5,28%</text:p>
          </table:table-cell>
          <table:table-cell table:formula="of:=[$V2f_sys.$E$5]" office:value-type="float" office:value="4.07265921257709">
            <text:p>4,07</text:p>
          </table:table-cell>
          <table:table-cell/>
          <table:table-cell table:formula="of:=[.$E5]+[.M5]" office:value-type="float" office:value="131.535863985236">
            <text:p>131,54</text:p>
          </table:table-cell>
          <table:table-cell table:formula="of:=[$f3_sys.$D$5]" office:value-type="percentage" office:value="0.20753509793675">
            <text:p>20,75%</text:p>
          </table:table-cell>
          <table:table-cell table:formula="of:=[$f3_sys.$E$5]" office:value-type="float" office:value="11.0358639852356">
            <text:p>11,04</text:p>
          </table:table-cell>
          <table:table-cell/>
          <table:table-cell table:formula="of:=[.$E5]+[.Q5]" office:value-type="float" office:value="125.376411242652">
            <text:p>125,38</text:p>
          </table:table-cell>
          <table:table-cell table:formula="of:=[$V2f_diff.$D$5]" office:value-type="percentage" office:value="0.0388941683233739">
            <text:p>3,89%</text:p>
          </table:table-cell>
          <table:table-cell table:formula="of:=[$V2f_diff.$E$5]" office:value-type="float" office:value="4.87641124265227">
            <text:p>4,88</text:p>
          </table:table-cell>
          <table:table-cell/>
          <table:table-cell table:formula="of:=[.$E5]+[.U5]" office:value-type="float" office:value="133.001002694844">
            <text:p>133</text:p>
          </table:table-cell>
          <table:table-cell table:formula="of:=[$f3_diff.$D$5]" office:value-type="percentage" office:value="0.0939917928553232">
            <text:p>9,40%</text:p>
          </table:table-cell>
          <table:table-cell table:formula="of:=[$f3_diff.$E$5]" office:value-type="float" office:value="12.5010026948441">
            <text:p>12,5</text:p>
          </table:table-cell>
        </table:table-row>
        <table:table-row table:style-name="ro3">
          <table:table-cell/>
          <table:table-cell office:value-type="string">
            <text:p>P5</text:p>
          </table:table-cell>
          <table:table-cell office:value-type="float" office:value="3.8">
            <text:p>3,8</text:p>
          </table:table-cell>
          <table:table-cell office:value-type="float" office:value="1.5">
            <text:p>1,5</text:p>
          </table:table-cell>
          <table:table-cell office:value-type="float" office:value="140.9">
            <text:p>140,9</text:p>
          </table:table-cell>
          <table:table-cell/>
          <table:table-cell table:formula="of:=[.$E6]+[.I6]" office:value-type="float" office:value="140.9">
            <text:p>140,9</text:p>
          </table:table-cell>
          <table:table-cell table:formula="of:=[$V2f_sys.$D$6]" office:value-type="percentage" office:value="0">
            <text:p>0,00%</text:p>
          </table:table-cell>
          <table:table-cell table:formula="of:=[$V2f_sys.$E$6]" office:value-type="float" office:value="0">
            <text:p>0</text:p>
          </table:table-cell>
          <table:table-cell/>
          <table:table-cell table:formula="of:=[.$E6]+[.M6]" office:value-type="float" office:value="140.9">
            <text:p>140,9</text:p>
          </table:table-cell>
          <table:table-cell table:formula="of:=[$f3_sys.$D$6]" office:value-type="percentage" office:value="0">
            <text:p>0,00%</text:p>
          </table:table-cell>
          <table:table-cell table:formula="of:=[$f3_sys.$E$6]" office:value-type="float" office:value="0">
            <text:p>0</text:p>
          </table:table-cell>
          <table:table-cell/>
          <table:table-cell table:formula="of:=[.$E6]+[.Q6]" office:value-type="float" office:value="140.9">
            <text:p>140,9</text:p>
          </table:table-cell>
          <table:table-cell table:formula="of:=[$V2f_diff.$D$6]" office:value-type="percentage" office:value="0">
            <text:p>0,00%</text:p>
          </table:table-cell>
          <table:table-cell table:formula="of:=[$V2f_diff.$E$6]" office:value-type="float" office:value="0">
            <text:p>0</text:p>
          </table:table-cell>
          <table:table-cell/>
          <table:table-cell table:formula="of:=[.$E6]+[.U6]" office:value-type="float" office:value="140.9">
            <text:p>140,9</text:p>
          </table:table-cell>
          <table:table-cell table:formula="of:=[$f3_diff.$D$6]" office:value-type="percentage" office:value="0">
            <text:p>0,00%</text:p>
          </table:table-cell>
          <table:table-cell table:formula="of:=[$f3_diff.$E$6]" office:value-type="float" office:value="0">
            <text:p>0</text:p>
          </table:table-cell>
        </table:table-row>
        <table:table-row table:style-name="ro3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style-name="ce10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3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/>
          <table:table-cell office:value-type="string">
            <text:p>W_V2f</text:p>
          </table:table-cell>
          <table:table-cell table:style-name="Default" table:formula="of:=[$V2f_sys.$D$8]" office:value-type="string" office:string-value="Unterschied">
            <text:p>Unterschied</text:p>
          </table:table-cell>
          <table:table-cell table:formula="of:=[$V2f_sys.$E$8]" office:value-type="string" office:string-value="abs Unterschied">
            <text:p>abs Unterschied</text:p>
          </table:table-cell>
          <table:table-cell/>
          <table:table-cell office:value-type="string">
            <text:p>W_f3</text:p>
          </table:table-cell>
          <table:table-cell table:style-name="Default" table:formula="of:=[$f3_sys.$D$8]" office:value-type="string" office:string-value="Unterschied">
            <text:p>Unterschied</text:p>
          </table:table-cell>
          <table:table-cell table:formula="of:=[$f3_sys.$E$8]" office:value-type="string" office:string-value="abs Unterschied">
            <text:p>abs Unterschied</text:p>
          </table:table-cell>
          <table:table-cell/>
          <table:table-cell office:value-type="string">
            <text:p>W_V2f_diff</text:p>
          </table:table-cell>
          <table:table-cell table:style-name="Default" table:formula="of:=[$V2f_diff.$D$8]" office:value-type="string" office:string-value="Unterschied">
            <text:p>Unterschied</text:p>
          </table:table-cell>
          <table:table-cell table:formula="of:=[$V2f_diff.$E$8]" office:value-type="string" office:string-value="abs Unterschied">
            <text:p>abs Unterschied</text:p>
          </table:table-cell>
          <table:table-cell/>
          <table:table-cell office:value-type="string">
            <text:p>W_f3_diff</text:p>
          </table:table-cell>
          <table:table-cell table:style-name="Default" table:formula="of:=[$f3_diff.$D$8]" office:value-type="string" office:string-value="Unterschied">
            <text:p>Unterschied</text:p>
          </table:table-cell>
          <table:table-cell table:formula="of:=[$f3_diff.$E$8]" office:value-type="string" office:string-value="abs Unterschied">
            <text:p>abs Unterschied</text:p>
          </table:table-cell>
        </table:table-row>
        <table:table-row table:style-name="ro3">
          <table:table-cell office:value-type="string">
            <text:p>Athlon II X4 635</text:p>
          </table:table-cell>
          <table:table-cell office:value-type="string">
            <text:p>P1</text:p>
          </table:table-cell>
          <table:table-cell table:style-name="ce4" office:value-type="float" office:value="2.9">
            <text:p>2,9</text:p>
          </table:table-cell>
          <table:table-cell office:value-type="float" office:value="1.4">
            <text:p>1,4</text:p>
          </table:table-cell>
          <table:table-cell office:value-type="float" office:value="146.3">
            <text:p>146,3</text:p>
          </table:table-cell>
          <table:table-cell/>
          <table:table-cell table:formula="of:=[.$E9]+[.I9]" office:value-type="float" office:value="147.90858299525">
            <text:p>147,91</text:p>
          </table:table-cell>
          <table:table-cell table:formula="of:=[$V2f_sys.$D$9]" office:value-type="percentage" office:value="0.0153512128144434">
            <text:p>1,54%</text:p>
          </table:table-cell>
          <table:table-cell table:formula="of:=[$V2f_sys.$E$9]" office:value-type="float" office:value="1.60858299525009">
            <text:p>1,61</text:p>
          </table:table-cell>
          <table:table-cell/>
          <table:table-cell table:formula="of:=[.$E9]+[.M9]" office:value-type="float" office:value="142.64445109942">
            <text:p>142,64</text:p>
          </table:table-cell>
          <table:table-cell table:formula="of:=[$f3_sys.$D$9]" office:value-type="percentage" office:value="-0.0606887209192206">
            <text:p>-6,07%</text:p>
          </table:table-cell>
          <table:table-cell table:formula="of:=[$f3_sys.$E$9]" office:value-type="float" office:value="-3.65554890057997">
            <text:p>-3,66</text:p>
          </table:table-cell>
          <table:table-cell/>
          <table:table-cell table:formula="of:=[.$E9]+[.Q9]" office:value-type="float" office:value="148.739119386785">
            <text:p>148,74</text:p>
          </table:table-cell>
          <table:table-cell table:formula="of:=[$V2f_diff.$D$9]" office:value-type="percentage" office:value="0.0163986407667356">
            <text:p>1,64%</text:p>
          </table:table-cell>
          <table:table-cell table:formula="of:=[$V2f_diff.$E$9]" office:value-type="float" office:value="2.43911938678448">
            <text:p>2,44</text:p>
          </table:table-cell>
          <table:table-cell/>
          <table:table-cell table:formula="of:=[.$E9]+[.U9]" office:value-type="float" office:value="147.967695518875">
            <text:p>147,97</text:p>
          </table:table-cell>
          <table:table-cell table:formula="of:=[$f3_diff.$D$9]" office:value-type="percentage" office:value="0.0112706730548616">
            <text:p>1,13%</text:p>
          </table:table-cell>
          <table:table-cell table:formula="of:=[$f3_diff.$E$9]" office:value-type="float" office:value="1.66769551887455">
            <text:p>1,67</text:p>
          </table:table-cell>
        </table:table-row>
        <table:table-row table:style-name="ro3">
          <table:table-cell/>
          <table:table-cell office:value-type="string">
            <text:p>P2</text:p>
          </table:table-cell>
          <table:table-cell table:style-name="ce4" office:value-type="float" office:value="3">
            <text:p>3</text:p>
          </table:table-cell>
          <table:table-cell office:value-type="float" office:value="1.4">
            <text:p>1,4</text:p>
          </table:table-cell>
          <table:table-cell office:value-type="float" office:value="149.7">
            <text:p>149,7</text:p>
          </table:table-cell>
          <table:table-cell/>
          <table:table-cell table:formula="of:=[.$E10]+[.I10]" office:value-type="float" office:value="151.521872695356">
            <text:p>151,52</text:p>
          </table:table-cell>
          <table:table-cell table:formula="of:=[$V2f_sys.$D$10]" office:value-type="percentage" office:value="0.0168071466407503">
            <text:p>1,68%</text:p>
          </table:table-cell>
          <table:table-cell table:formula="of:=[$V2f_sys.$E$10]" office:value-type="float" office:value="1.82187269535554">
            <text:p>1,82</text:p>
          </table:table-cell>
          <table:table-cell/>
          <table:table-cell table:formula="of:=[.$E10]+[.M10]" office:value-type="float" office:value="149.092933095494">
            <text:p>149,09</text:p>
          </table:table-cell>
          <table:table-cell table:formula="of:=[$f3_sys.$D$10]" office:value-type="percentage" office:value="-0.00910378878276563">
            <text:p>-0,91%</text:p>
          </table:table-cell>
          <table:table-cell table:formula="of:=[$f3_sys.$E$10]" office:value-type="float" office:value="-0.607066904506482">
            <text:p>-0,61</text:p>
          </table:table-cell>
          <table:table-cell/>
          <table:table-cell table:formula="of:=[.$E10]+[.Q10]" office:value-type="float" office:value="152.278111901705">
            <text:p>152,28</text:p>
          </table:table-cell>
          <table:table-cell table:formula="of:=[$V2f_diff.$D$10]" office:value-type="percentage" office:value="0.0169302854462032">
            <text:p>1,69%</text:p>
          </table:table-cell>
          <table:table-cell table:formula="of:=[$V2f_diff.$E$10]" office:value-type="float" office:value="2.57811190170474">
            <text:p>2,58</text:p>
          </table:table-cell>
          <table:table-cell/>
          <table:table-cell table:formula="of:=[.$E10]+[.U10]" office:value-type="float" office:value="153.664311714927">
            <text:p>153,66</text:p>
          </table:table-cell>
          <table:table-cell table:formula="of:=[$f3_diff.$D$10]" office:value-type="percentage" office:value="0.0257985193223076">
            <text:p>2,58%</text:p>
          </table:table-cell>
          <table:table-cell table:formula="of:=[$f3_diff.$E$10]" office:value-type="float" office:value="3.96431171492662">
            <text:p>3,96</text:p>
          </table:table-cell>
        </table:table-row>
        <table:table-row table:style-name="ro3">
          <table:table-cell/>
          <table:table-cell office:value-type="string">
            <text:p>P3</text:p>
          </table:table-cell>
          <table:table-cell table:style-name="ce4" office:value-type="float" office:value="3.2">
            <text:p>3,2</text:p>
          </table:table-cell>
          <table:table-cell office:value-type="float" office:value="1.4">
            <text:p>1,4</text:p>
          </table:table-cell>
          <table:table-cell office:value-type="float" office:value="156.4">
            <text:p>156,4</text:p>
          </table:table-cell>
          <table:table-cell/>
          <table:table-cell table:formula="of:=[.$E11]+[.I11]" office:value-type="float" office:value="158.748452095566">
            <text:p>158,75</text:p>
          </table:table-cell>
          <table:table-cell table:formula="of:=[$V2f_sys.$D$11]" office:value-type="percentage" office:value="0.020310889543207">
            <text:p>2,03%</text:p>
          </table:table-cell>
          <table:table-cell table:formula="of:=[$V2f_sys.$E$11]" office:value-type="float" office:value="2.34845209556636">
            <text:p>2,35</text:p>
          </table:table-cell>
          <table:table-cell/>
          <table:table-cell table:formula="of:=[.$E11]+[.M11]" office:value-type="float" office:value="163.338373215506">
            <text:p>163,34</text:p>
          </table:table-cell>
          <table:table-cell table:formula="of:=[$f3_sys.$D$11]" office:value-type="percentage" office:value="0.0857347926966251">
            <text:p>8,57%</text:p>
          </table:table-cell>
          <table:table-cell table:formula="of:=[$f3_sys.$E$11]" office:value-type="float" office:value="6.93837321550572">
            <text:p>6,94</text:p>
          </table:table-cell>
          <table:table-cell/>
          <table:table-cell table:formula="of:=[.$E11]+[.Q11]" office:value-type="float" office:value="159.356096931545">
            <text:p>159,36</text:p>
          </table:table-cell>
          <table:table-cell table:formula="of:=[$V2f_diff.$D$11]" office:value-type="percentage" office:value="0.0185502593779958">
            <text:p>1,86%</text:p>
          </table:table-cell>
          <table:table-cell table:formula="of:=[$V2f_diff.$E$11]" office:value-type="float" office:value="2.9560969315452">
            <text:p>2,96</text:p>
          </table:table-cell>
          <table:table-cell/>
          <table:table-cell table:formula="of:=[.$E11]+[.U11]" office:value-type="float" office:value="166.248793606473">
            <text:p>166,25</text:p>
          </table:table-cell>
          <table:table-cell table:formula="of:=[$f3_diff.$D$11]" office:value-type="percentage" office:value="0.0592412936829263">
            <text:p>5,92%</text:p>
          </table:table-cell>
          <table:table-cell table:formula="of:=[$f3_diff.$E$11]" office:value-type="float" office:value="9.84879360647329">
            <text:p>9,85</text:p>
          </table:table-cell>
        </table:table-row>
        <table:table-row table:style-name="ro3">
          <table:table-cell/>
          <table:table-cell office:value-type="string">
            <text:p>P4</text:p>
          </table:table-cell>
          <table:table-cell table:style-name="ce4" office:value-type="float" office:value="3.4">
            <text:p>3,4</text:p>
          </table:table-cell>
          <table:table-cell office:value-type="float" office:value="1.4">
            <text:p>1,4</text:p>
          </table:table-cell>
          <table:table-cell office:value-type="float" office:value="162.7">
            <text:p>162,7</text:p>
          </table:table-cell>
          <table:table-cell/>
          <table:table-cell table:formula="of:=[.$E12]+[.I12]" office:value-type="float" office:value="165.975031495777">
            <text:p>165,98</text:p>
          </table:table-cell>
          <table:table-cell table:formula="of:=[$V2f_sys.$D$12]" office:value-type="percentage" office:value="0.0266583816280612">
            <text:p>2,67%</text:p>
          </table:table-cell>
          <table:table-cell table:formula="of:=[$V2f_sys.$E$12]" office:value-type="float" office:value="3.27503149577721">
            <text:p>3,28</text:p>
          </table:table-cell>
          <table:table-cell/>
          <table:table-cell table:formula="of:=[.$E12]+[.M12]" office:value-type="float" office:value="179.480570965922">
            <text:p>179,48</text:p>
          </table:table-cell>
          <table:table-cell table:formula="of:=[$f3_sys.$D$12]" office:value-type="percentage" office:value="0.172869892867338">
            <text:p>17,29%</text:p>
          </table:table-cell>
          <table:table-cell table:formula="of:=[$f3_sys.$E$12]" office:value-type="float" office:value="16.7805709659217">
            <text:p>16,78</text:p>
          </table:table-cell>
          <table:table-cell/>
          <table:table-cell table:formula="of:=[.$E12]+[.Q12]" office:value-type="float" office:value="166.434081961386">
            <text:p>166,43</text:p>
          </table:table-cell>
          <table:table-cell table:formula="of:=[$V2f_diff.$D$12]" office:value-type="percentage" office:value="0.0224358011134524">
            <text:p>2,24%</text:p>
          </table:table-cell>
          <table:table-cell table:formula="of:=[$V2f_diff.$E$12]" office:value-type="float" office:value="3.7340819613857">
            <text:p>3,73</text:p>
          </table:table-cell>
          <table:table-cell/>
          <table:table-cell table:formula="of:=[.$E12]+[.U12]" office:value-type="float" office:value="180.508879189543">
            <text:p>180,51</text:p>
          </table:table-cell>
          <table:table-cell table:formula="of:=[$f3_diff.$D$12]" office:value-type="percentage" office:value="0.0986592973680993">
            <text:p>9,87%</text:p>
          </table:table-cell>
          <table:table-cell table:formula="of:=[$f3_diff.$E$12]" office:value-type="float" office:value="17.8088791895435">
            <text:p>17,81</text:p>
          </table:table-cell>
        </table:table-row>
        <table:table-row table:style-name="ro3">
          <table:table-cell/>
          <table:table-cell office:value-type="string">
            <text:p>P5</text:p>
          </table:table-cell>
          <table:table-cell table:style-name="ce4"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188.3">
            <text:p>188,3</text:p>
          </table:table-cell>
          <table:table-cell/>
          <table:table-cell table:formula="of:=[.$E13]+[.I13]" office:value-type="float" office:value="188.3">
            <text:p>188,3</text:p>
          </table:table-cell>
          <table:table-cell table:formula="of:=[$V2f_sys.$D$13]" office:value-type="percentage" office:value="0">
            <text:p>0,00%</text:p>
          </table:table-cell>
          <table:table-cell table:formula="of:=[$V2f_sys.$E$13]" office:value-type="float" office:value="0">
            <text:p>0</text:p>
          </table:table-cell>
          <table:table-cell/>
          <table:table-cell table:formula="of:=[.$E13]+[.M13]" office:value-type="float" office:value="188.3">
            <text:p>188,3</text:p>
          </table:table-cell>
          <table:table-cell table:formula="of:=[$f3_sys.$D$13]" office:value-type="percentage" office:value="0">
            <text:p>0,00%</text:p>
          </table:table-cell>
          <table:table-cell table:formula="of:=[$f3_sys.$E$13]" office:value-type="float" office:value="0">
            <text:p>0</text:p>
          </table:table-cell>
          <table:table-cell/>
          <table:table-cell table:formula="of:=[.$E13]+[.Q13]" office:value-type="float" office:value="188.3">
            <text:p>188,3</text:p>
          </table:table-cell>
          <table:table-cell table:formula="of:=[$V2f_diff.$D$13]" office:value-type="percentage" office:value="0">
            <text:p>0,00%</text:p>
          </table:table-cell>
          <table:table-cell table:formula="of:=[$V2f_diff.$E$13]" office:value-type="float" office:value="0">
            <text:p>0</text:p>
          </table:table-cell>
          <table:table-cell/>
          <table:table-cell table:formula="of:=[.$E13]+[.U13]" office:value-type="float" office:value="188.3">
            <text:p>188,3</text:p>
          </table:table-cell>
          <table:table-cell table:formula="of:=[$f3_diff.$D$13]" office:value-type="percentage" office:value="0">
            <text:p>0,00%</text:p>
          </table:table-cell>
          <table:table-cell table:formula="of:=[$f3_diff.$E$13]" office:value-type="float" office:value="0">
            <text:p>0</text:p>
          </table:table-cell>
        </table:table-row>
        <table:table-row table:style-name="ro3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style-name="ce10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3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/>
          <table:table-cell office:value-type="string">
            <text:p>W_V2f</text:p>
          </table:table-cell>
          <table:table-cell table:style-name="Default" table:formula="of:=[$V2f_sys.$D$15]" office:value-type="string" office:string-value="Unterschied">
            <text:p>Unterschied</text:p>
          </table:table-cell>
          <table:table-cell table:formula="of:=[$V2f_sys.$E$15]" office:value-type="string" office:string-value="abs Unterschied">
            <text:p>abs Unterschied</text:p>
          </table:table-cell>
          <table:table-cell/>
          <table:table-cell office:value-type="string">
            <text:p>W_f3</text:p>
          </table:table-cell>
          <table:table-cell table:style-name="Default" table:formula="of:=[$f3_sys.$D$15]" office:value-type="string" office:string-value="Unterschied">
            <text:p>Unterschied</text:p>
          </table:table-cell>
          <table:table-cell table:formula="of:=[$f3_sys.$E$15]" office:value-type="string" office:string-value="abs Unterschied">
            <text:p>abs Unterschied</text:p>
          </table:table-cell>
          <table:table-cell/>
          <table:table-cell office:value-type="string">
            <text:p>W_V2f_diff</text:p>
          </table:table-cell>
          <table:table-cell table:style-name="Default" table:formula="of:=[$V2f_diff.$D$15]" office:value-type="string" office:string-value="Unterschied">
            <text:p>Unterschied</text:p>
          </table:table-cell>
          <table:table-cell table:formula="of:=[$V2f_diff.$E$15]" office:value-type="string" office:string-value="abs Unterschied">
            <text:p>abs Unterschied</text:p>
          </table:table-cell>
          <table:table-cell/>
          <table:table-cell office:value-type="string">
            <text:p>W_f3_diff</text:p>
          </table:table-cell>
          <table:table-cell table:style-name="Default" table:formula="of:=[$f3_diff.$D$15]" office:value-type="string" office:string-value="Unterschied">
            <text:p>Unterschied</text:p>
          </table:table-cell>
          <table:table-cell table:formula="of:=[$f3_diff.$E$15]" office:value-type="string" office:string-value="abs Unterschied">
            <text:p>abs Unterschied</text:p>
          </table:table-cell>
        </table:table-row>
        <table:table-row table:style-name="ro3">
          <table:table-cell office:value-type="string">
            <text:p>Athlon II X2 555</text:p>
          </table:table-cell>
          <table:table-cell office:value-type="string">
            <text:p>P1</text:p>
          </table:table-cell>
          <table:table-cell table:style-name="ce4" office:value-type="float" office:value="3.2">
            <text:p>3,2</text:p>
          </table:table-cell>
          <table:table-cell office:value-type="float" office:value="1.4">
            <text:p>1,4</text:p>
          </table:table-cell>
          <table:table-cell office:value-type="float" office:value="122.7">
            <text:p>122,7</text:p>
          </table:table-cell>
          <table:table-cell/>
          <table:table-cell table:formula="of:=[.$E16]+[.I16]" office:value-type="float" office:value="129.364346210047">
            <text:p>129,36</text:p>
          </table:table-cell>
          <table:table-cell table:formula="of:=[$V2f_sys.$D$16]" office:value-type="percentage" office:value="0.0927618310064053">
            <text:p>9,28%</text:p>
          </table:table-cell>
          <table:table-cell table:formula="of:=[$V2f_sys.$E$16]" office:value-type="float" office:value="6.66434621004657">
            <text:p>6,66</text:p>
          </table:table-cell>
          <table:table-cell/>
          <table:table-cell table:formula="of:=[.$E16]+[.M16]" office:value-type="float" office:value="121.670716721178">
            <text:p>121,67</text:p>
          </table:table-cell>
          <table:table-cell table:formula="of:=[$f3_sys.$D$16]" office:value-type="percentage" office:value="-0.0213596981074513">
            <text:p>-2,14%</text:p>
          </table:table-cell>
          <table:table-cell table:formula="of:=[$f3_sys.$E$16]" office:value-type="float" office:value="-1.02928327882203">
            <text:p>-1,03</text:p>
          </table:table-cell>
          <table:table-cell/>
          <table:table-cell table:formula="of:=[.$E16]+[.Q16]" office:value-type="float" office:value="133.899973952194">
            <text:p>133,9</text:p>
          </table:table-cell>
          <table:table-cell table:formula="of:=[$V2f_diff.$D$16]" office:value-type="percentage" office:value="0.0836443325686761">
            <text:p>8,36%</text:p>
          </table:table-cell>
          <table:table-cell table:formula="of:=[$V2f_diff.$E$16]" office:value-type="float" office:value="11.1999739521944">
            <text:p>11,2</text:p>
          </table:table-cell>
          <table:table-cell/>
          <table:table-cell table:formula="of:=[.$E16]+[.U16]" office:value-type="float" office:value="131.282272020922">
            <text:p>131,28</text:p>
          </table:table-cell>
          <table:table-cell table:formula="of:=[$f3_diff.$D$16]" office:value-type="percentage" office:value="0.0653726652411555">
            <text:p>6,54%</text:p>
          </table:table-cell>
          <table:table-cell table:formula="of:=[$f3_diff.$E$16]" office:value-type="float" office:value="8.58227202092205">
            <text:p>8,58</text:p>
          </table:table-cell>
        </table:table-row>
        <table:table-row table:style-name="ro3">
          <table:table-cell/>
          <table:table-cell office:value-type="string">
            <text:p>P2</text:p>
          </table:table-cell>
          <table:table-cell office:value-type="float" office:value="3.4">
            <text:p>3,4</text:p>
          </table:table-cell>
          <table:table-cell office:value-type="float" office:value="1.4">
            <text:p>1,4</text:p>
          </table:table-cell>
          <table:table-cell office:value-type="float" office:value="125.9">
            <text:p>125,9</text:p>
          </table:table-cell>
          <table:table-cell/>
          <table:table-cell table:formula="of:=[.$E17]+[.I17]" office:value-type="float" office:value="133.854572778549">
            <text:p>133,85</text:p>
          </table:table-cell>
          <table:table-cell table:formula="of:=[$V2f_sys.$D$17]" office:value-type="percentage" office:value="0.104207669403428">
            <text:p>10,42%</text:p>
          </table:table-cell>
          <table:table-cell table:formula="of:=[$V2f_sys.$E$17]" office:value-type="float" office:value="7.95457277854918">
            <text:p>7,95</text:p>
          </table:table-cell>
          <table:table-cell/>
          <table:table-cell table:formula="of:=[.$E17]+[.M17]" office:value-type="float" office:value="131.282454538493">
            <text:p>131,28</text:p>
          </table:table-cell>
          <table:table-cell table:formula="of:=[$f3_sys.$D$17]" office:value-type="percentage" office:value="0.0931223113453072">
            <text:p>9,31%</text:p>
          </table:table-cell>
          <table:table-cell table:formula="of:=[$f3_sys.$E$17]" office:value-type="float" office:value="5.38245453849291">
            <text:p>5,38</text:p>
          </table:table-cell>
          <table:table-cell/>
          <table:table-cell table:formula="of:=[.$E17]+[.Q17]" office:value-type="float" office:value="137.857556399989">
            <text:p>137,86</text:p>
          </table:table-cell>
          <table:table-cell table:formula="of:=[$V2f_diff.$D$17]" office:value-type="percentage" office:value="0.086738490890517">
            <text:p>8,67%</text:p>
          </table:table-cell>
          <table:table-cell table:formula="of:=[$V2f_diff.$E$17]" office:value-type="float" office:value="11.9575563999894">
            <text:p>11,96</text:p>
          </table:table-cell>
          <table:table-cell/>
          <table:table-cell table:formula="of:=[.$E17]+[.U17]" office:value-type="float" office:value="138.882575237855">
            <text:p>138,88</text:p>
          </table:table-cell>
          <table:table-cell table:formula="of:=[$f3_diff.$D$17]" office:value-type="percentage" office:value="0.0934787910983123">
            <text:p>9,35%</text:p>
          </table:table-cell>
          <table:table-cell table:formula="of:=[$f3_diff.$E$17]" office:value-type="float" office:value="12.9825752378551">
            <text:p>12,98</text:p>
          </table:table-cell>
        </table:table-row>
        <table:table-row table:style-name="ro3">
          <table:table-cell/>
          <table:table-cell office:value-type="string">
            <text:p>P3</text:p>
          </table:table-cell>
          <table:table-cell office:value-type="float" office:value="3.6">
            <text:p>3,6</text:p>
          </table:table-cell>
          <table:table-cell office:value-type="float" office:value="1.4">
            <text:p>1,4</text:p>
          </table:table-cell>
          <table:table-cell office:value-type="float" office:value="128.3">
            <text:p>128,3</text:p>
          </table:table-cell>
          <table:table-cell/>
          <table:table-cell table:formula="of:=[.$E18]+[.I18]" office:value-type="float" office:value="138.344799347052">
            <text:p>138,34</text:p>
          </table:table-cell>
          <table:table-cell table:formula="of:=[$V2f_sys.$D$18]" office:value-type="percentage" office:value="0.124279788481952">
            <text:p>12,43%</text:p>
          </table:table-cell>
          <table:table-cell table:formula="of:=[$V2f_sys.$E$18]" office:value-type="float" office:value="10.0447993470518">
            <text:p>10,04</text:p>
          </table:table-cell>
          <table:table-cell/>
          <table:table-cell table:formula="of:=[.$E18]+[.M18]" office:value-type="float" office:value="142.094188998851">
            <text:p>142,09</text:p>
          </table:table-cell>
          <table:table-cell table:formula="of:=[$f3_sys.$D$18]" office:value-type="percentage" office:value="0.201047555719343">
            <text:p>20,10%</text:p>
          </table:table-cell>
          <table:table-cell table:formula="of:=[$f3_sys.$E$18]" office:value-type="float" office:value="13.7941889988509">
            <text:p>13,79</text:p>
          </table:table-cell>
          <table:table-cell/>
          <table:table-cell table:formula="of:=[.$E18]+[.Q18]" office:value-type="float" office:value="141.815138847784">
            <text:p>141,82</text:p>
          </table:table-cell>
          <table:table-cell table:formula="of:=[$V2f_diff.$D$18]" office:value-type="percentage" office:value="0.0953011008386824">
            <text:p>9,53%</text:p>
          </table:table-cell>
          <table:table-cell table:formula="of:=[$V2f_diff.$E$18]" office:value-type="float" office:value="13.5151388477844">
            <text:p>13,52</text:p>
          </table:table-cell>
          <table:table-cell/>
          <table:table-cell table:formula="of:=[.$E18]+[.U18]" office:value-type="float" office:value="147.431753519815">
            <text:p>147,43</text:p>
          </table:table-cell>
          <table:table-cell table:formula="of:=[$f3_diff.$D$18]" office:value-type="percentage" office:value="0.129766845086353">
            <text:p>12,98%</text:p>
          </table:table-cell>
          <table:table-cell table:formula="of:=[$f3_diff.$E$18]" office:value-type="float" office:value="19.1317535198153">
            <text:p>19,13</text:p>
          </table:table-cell>
        </table:table-row>
        <table:table-row table:style-name="ro3">
          <table:table-cell/>
          <table:table-cell office:value-type="string">
            <text:p>P4</text:p>
          </table:table-cell>
          <table:table-cell office:value-type="float" office:value="3.8">
            <text:p>3,8</text:p>
          </table:table-cell>
          <table:table-cell office:value-type="float" office:value="1.4">
            <text:p>1,4</text:p>
          </table:table-cell>
          <table:table-cell office:value-type="float" office:value="130.8">
            <text:p>130,8</text:p>
          </table:table-cell>
          <table:table-cell/>
          <table:table-cell table:formula="of:=[.$E19]+[.I19]" office:value-type="float" office:value="142.835025915554">
            <text:p>142,84</text:p>
          </table:table-cell>
          <table:table-cell table:formula="of:=[$V2f_sys.$D$19]" office:value-type="percentage" office:value="0.141066916545228">
            <text:p>14,11%</text:p>
          </table:table-cell>
          <table:table-cell table:formula="of:=[$V2f_sys.$E$19]" office:value-type="float" office:value="12.0350259155544">
            <text:p>12,04</text:p>
          </table:table-cell>
          <table:table-cell/>
          <table:table-cell table:formula="of:=[.$E19]+[.M19]" office:value-type="float" office:value="154.176508140078">
            <text:p>154,18</text:p>
          </table:table-cell>
          <table:table-cell table:formula="of:=[$f3_sys.$D$19]" office:value-type="percentage" office:value="0.289693650749731">
            <text:p>28,97%</text:p>
          </table:table-cell>
          <table:table-cell table:formula="of:=[$f3_sys.$E$19]" office:value-type="float" office:value="23.3765081400779">
            <text:p>23,38</text:p>
          </table:table-cell>
          <table:table-cell/>
          <table:table-cell table:formula="of:=[.$E19]+[.Q19]" office:value-type="float" office:value="145.772721295579">
            <text:p>145,77</text:p>
          </table:table-cell>
          <table:table-cell table:formula="of:=[$V2f_diff.$D$19]" office:value-type="percentage" office:value="0.102712778923978">
            <text:p>10,27%</text:p>
          </table:table-cell>
          <table:table-cell table:formula="of:=[$V2f_diff.$E$19]" office:value-type="float" office:value="14.9727212955794">
            <text:p>14,97</text:p>
          </table:table-cell>
          <table:table-cell/>
          <table:table-cell table:formula="of:=[.$E19]+[.U19]" office:value-type="float" office:value="156.985623047098">
            <text:p>156,99</text:p>
          </table:table-cell>
          <table:table-cell table:formula="of:=[$f3_diff.$D$19]" office:value-type="percentage" office:value="0.166802682556747">
            <text:p>16,68%</text:p>
          </table:table-cell>
          <table:table-cell table:formula="of:=[$f3_diff.$E$19]" office:value-type="float" office:value="26.1856230470983">
            <text:p>26,19</text:p>
          </table:table-cell>
        </table:table-row>
        <table:table-row table:style-name="ro3">
          <table:table-cell/>
          <table:table-cell office:value-type="string">
            <text:p>P5</text:p>
          </table:table-cell>
          <table:table-cell office:value-type="float" office:value="4">
            <text:p>4</text:p>
          </table:table-cell>
          <table:table-cell office:value-type="float" office:value="1.55">
            <text:p>1,55</text:p>
          </table:table-cell>
          <table:table-cell office:value-type="float" office:value="167.6">
            <text:p>167,6</text:p>
          </table:table-cell>
          <table:table-cell/>
          <table:table-cell table:formula="of:=[.$E20]+[.I20]" office:value-type="float" office:value="167.6">
            <text:p>167,6</text:p>
          </table:table-cell>
          <table:table-cell table:formula="of:=[$V2f_sys.$D$20]" office:value-type="percentage" office:value="0">
            <text:p>0,00%</text:p>
          </table:table-cell>
          <table:table-cell table:formula="of:=[$V2f_sys.$E$20]" office:value-type="float" office:value="0">
            <text:p>0</text:p>
          </table:table-cell>
          <table:table-cell/>
          <table:table-cell table:formula="of:=[.$E20]+[.M20]" office:value-type="float" office:value="167.6">
            <text:p>167,6</text:p>
          </table:table-cell>
          <table:table-cell table:formula="of:=[$f3_sys.$D$20]" office:value-type="percentage" office:value="0">
            <text:p>0,00%</text:p>
          </table:table-cell>
          <table:table-cell table:formula="of:=[$f3_sys.$E$20]" office:value-type="float" office:value="0">
            <text:p>0</text:p>
          </table:table-cell>
          <table:table-cell/>
          <table:table-cell table:formula="of:=[.$E20]+[.Q20]" office:value-type="float" office:value="167.6">
            <text:p>167,6</text:p>
          </table:table-cell>
          <table:table-cell table:formula="of:=[$V2f_diff.$D$20]" office:value-type="percentage" office:value="0">
            <text:p>0,00%</text:p>
          </table:table-cell>
          <table:table-cell table:formula="of:=[$V2f_diff.$E$20]" office:value-type="float" office:value="0">
            <text:p>0</text:p>
          </table:table-cell>
          <table:table-cell/>
          <table:table-cell table:formula="of:=[.$E20]+[.U20]" office:value-type="float" office:value="167.6">
            <text:p>167,6</text:p>
          </table:table-cell>
          <table:table-cell table:formula="of:=[$f3_diff.$D$20]" office:value-type="percentage" office:value="0">
            <text:p>0,00%</text:p>
          </table:table-cell>
          <table:table-cell table:formula="of:=[$f3_diff.$E$20]" office:value-type="float" office:value="0">
            <text:p>0</text:p>
          </table:table-cell>
        </table:table-row>
        <table:table-row table:style-name="ro3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style-name="ce10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3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/>
          <table:table-cell office:value-type="string">
            <text:p>W_V2f</text:p>
          </table:table-cell>
          <table:table-cell table:style-name="Default" table:formula="of:=[$V2f_sys.$D$22]" office:value-type="string" office:string-value="Unterschied">
            <text:p>Unterschied</text:p>
          </table:table-cell>
          <table:table-cell table:formula="of:=[$V2f_sys.$E$22]" office:value-type="string" office:string-value="abs Unterschied">
            <text:p>abs Unterschied</text:p>
          </table:table-cell>
          <table:table-cell/>
          <table:table-cell office:value-type="string">
            <text:p>W_f3</text:p>
          </table:table-cell>
          <table:table-cell table:style-name="Default" table:formula="of:=[$f3_sys.$D$22]" office:value-type="string" office:string-value="Unterschied">
            <text:p>Unterschied</text:p>
          </table:table-cell>
          <table:table-cell table:formula="of:=[$f3_sys.$E$22]" office:value-type="string" office:string-value="abs Unterschied">
            <text:p>abs Unterschied</text:p>
          </table:table-cell>
          <table:table-cell/>
          <table:table-cell office:value-type="string">
            <text:p>W_V2f_diff</text:p>
          </table:table-cell>
          <table:table-cell table:style-name="Default" table:formula="of:=[$V2f_diff.$D$22]" office:value-type="string" office:string-value="Unterschied">
            <text:p>Unterschied</text:p>
          </table:table-cell>
          <table:table-cell table:formula="of:=[$V2f_diff.$E$22]" office:value-type="string" office:string-value="abs Unterschied">
            <text:p>abs Unterschied</text:p>
          </table:table-cell>
          <table:table-cell/>
          <table:table-cell office:value-type="string">
            <text:p>W_f3_diff</text:p>
          </table:table-cell>
          <table:table-cell table:style-name="Default" table:formula="of:=[$f3_diff.$D$22]" office:value-type="string" office:string-value="Unterschied">
            <text:p>Unterschied</text:p>
          </table:table-cell>
          <table:table-cell table:formula="of:=[$f3_diff.$E$22]" office:value-type="string" office:string-value="abs Unterschied">
            <text:p>abs Unterschied</text:p>
          </table:table-cell>
        </table:table-row>
        <table:table-row table:style-name="ro3">
          <table:table-cell office:value-type="string">
            <text:p>Athlon II X4 965</text:p>
          </table:table-cell>
          <table:table-cell office:value-type="string">
            <text:p>P1</text:p>
          </table:table-cell>
          <table:table-cell table:style-name="ce4" office:value-type="float" office:value="3.4">
            <text:p>3,4</text:p>
          </table:table-cell>
          <table:table-cell office:value-type="float" office:value="1.4">
            <text:p>1,4</text:p>
          </table:table-cell>
          <table:table-cell office:value-type="float" office:value="186.3">
            <text:p>186,3</text:p>
          </table:table-cell>
          <table:table-cell/>
          <table:table-cell table:formula="of:=[.$E23]+[.I23]" office:value-type="float" office:value="192.103717530235">
            <text:p>192,1</text:p>
          </table:table-cell>
          <table:table-cell table:formula="of:=[$V2f_sys.$D$23]" office:value-type="percentage" office:value="0.0382250447344707">
            <text:p>3,82%</text:p>
          </table:table-cell>
          <table:table-cell table:formula="of:=[$V2f_sys.$E$23]" office:value-type="float" office:value="5.80371753023502">
            <text:p>5,8</text:p>
          </table:table-cell>
          <table:table-cell/>
          <table:table-cell table:formula="of:=[.$E23]+[.M23]" office:value-type="float" office:value="172.655784001028">
            <text:p>172,66</text:p>
          </table:table-cell>
          <table:table-cell table:formula="of:=[$f3_sys.$D$23]" office:value-type="percentage" office:value="-0.102867755570346">
            <text:p>-10,29%</text:p>
          </table:table-cell>
          <table:table-cell table:formula="of:=[$f3_sys.$E$23]" office:value-type="float" office:value="-13.6442159989718">
            <text:p>-13,64</text:p>
          </table:table-cell>
          <table:table-cell/>
          <table:table-cell table:formula="of:=[.$E23]+[.Q23]" office:value-type="float" office:value="194.95160574079">
            <text:p>194,95</text:p>
          </table:table-cell>
          <table:table-cell table:formula="of:=[$V2f_diff.$D$23]" office:value-type="percentage" office:value="0.044378222523046">
            <text:p>4,44%</text:p>
          </table:table-cell>
          <table:table-cell table:formula="of:=[$V2f_diff.$E$23]" office:value-type="float" office:value="8.6516057407899">
            <text:p>8,65</text:p>
          </table:table-cell>
          <table:table-cell/>
          <table:table-cell table:formula="of:=[.$E23]+[.U23]" office:value-type="float" office:value="179.269425192382">
            <text:p>179,27</text:p>
          </table:table-cell>
          <table:table-cell table:formula="of:=[$f3_diff.$D$23]" office:value-type="percentage" office:value="-0.0392179246409299">
            <text:p>-3,92%</text:p>
          </table:table-cell>
          <table:table-cell table:formula="of:=[$f3_diff.$E$23]" office:value-type="float" office:value="-7.03057480761765">
            <text:p>-7,03</text:p>
          </table:table-cell>
        </table:table-row>
        <table:table-row table:style-name="ro3">
          <table:table-cell/>
          <table:table-cell office:value-type="string">
            <text:p>P2</text:p>
          </table:table-cell>
          <table:table-cell office:value-type="float" office:value="3.6">
            <text:p>3,6</text:p>
          </table:table-cell>
          <table:table-cell office:value-type="float" office:value="1.4">
            <text:p>1,4</text:p>
          </table:table-cell>
          <table:table-cell office:value-type="float" office:value="192">
            <text:p>192</text:p>
          </table:table-cell>
          <table:table-cell/>
          <table:table-cell table:formula="of:=[.$E24]+[.I24]" office:value-type="float" office:value="201.034907832531">
            <text:p>201,03</text:p>
          </table:table-cell>
          <table:table-cell table:formula="of:=[$V2f_sys.$D$24]" office:value-type="percentage" office:value="0.0562007198413927">
            <text:p>5,62%</text:p>
          </table:table-cell>
          <table:table-cell table:formula="of:=[$V2f_sys.$E$24]" office:value-type="float" office:value="9.0349078325315">
            <text:p>9,03</text:p>
          </table:table-cell>
          <table:table-cell/>
          <table:table-cell table:formula="of:=[.$E24]+[.M24]" office:value-type="float" office:value="197.466429817888">
            <text:p>197,47</text:p>
          </table:table-cell>
          <table:table-cell table:formula="of:=[$f3_sys.$D$24]" office:value-type="percentage" office:value="0.0347187198698863">
            <text:p>3,47%</text:p>
          </table:table-cell>
          <table:table-cell table:formula="of:=[$f3_sys.$E$24]" office:value-type="float" office:value="5.46642981788764">
            <text:p>5,47</text:p>
          </table:table-cell>
          <table:table-cell/>
          <table:table-cell table:formula="of:=[.$E24]+[.Q24]" office:value-type="float" office:value="203.353960335584">
            <text:p>203,35</text:p>
          </table:table-cell>
          <table:table-cell table:formula="of:=[$V2f_diff.$D$24]" office:value-type="percentage" office:value="0.055833485204061">
            <text:p>5,58%</text:p>
          </table:table-cell>
          <table:table-cell table:formula="of:=[$V2f_diff.$E$24]" office:value-type="float" office:value="11.353960335584">
            <text:p>11,35</text:p>
          </table:table-cell>
          <table:table-cell/>
          <table:table-cell table:formula="of:=[.$E24]+[.U24]" office:value-type="float" office:value="201.650718521666">
            <text:p>201,65</text:p>
          </table:table-cell>
          <table:table-cell table:formula="of:=[$f3_diff.$D$24]" office:value-type="percentage" office:value="0.0478585873257317">
            <text:p>4,79%</text:p>
          </table:table-cell>
          <table:table-cell table:formula="of:=[$f3_diff.$E$24]" office:value-type="float" office:value="9.65071852166568">
            <text:p>9,65</text:p>
          </table:table-cell>
        </table:table-row>
        <table:table-row table:style-name="ro3">
          <table:table-cell/>
          <table:table-cell office:value-type="string">
            <text:p>P3</text:p>
          </table:table-cell>
          <table:table-cell office:value-type="float" office:value="3.8">
            <text:p>3,8</text:p>
          </table:table-cell>
          <table:table-cell office:value-type="float" office:value="1.4">
            <text:p>1,4</text:p>
          </table:table-cell>
          <table:table-cell office:value-type="float" office:value="197.5">
            <text:p>197,5</text:p>
          </table:table-cell>
          <table:table-cell/>
          <table:table-cell table:formula="of:=[.$E25]+[.I25]" office:value-type="float" office:value="209.966098134828">
            <text:p>209,97</text:p>
          </table:table-cell>
          <table:table-cell table:formula="of:=[$V2f_sys.$D$25]" office:value-type="percentage" office:value="0.0734628202894899">
            <text:p>7,35%</text:p>
          </table:table-cell>
          <table:table-cell table:formula="of:=[$V2f_sys.$E$25]" office:value-type="float" office:value="12.466098134828">
            <text:p>12,47</text:p>
          </table:table-cell>
          <table:table-cell/>
          <table:table-cell table:formula="of:=[.$E25]+[.M25]" office:value-type="float" office:value="225.192798973399">
            <text:p>225,19</text:p>
          </table:table-cell>
          <table:table-cell table:formula="of:=[$f3_sys.$D$25]" office:value-type="percentage" office:value="0.149548992848256">
            <text:p>14,95%</text:p>
          </table:table-cell>
          <table:table-cell table:formula="of:=[$f3_sys.$E$25]" office:value-type="float" office:value="27.6927989733986">
            <text:p>27,69</text:p>
          </table:table-cell>
          <table:table-cell/>
          <table:table-cell table:formula="of:=[.$E25]+[.Q25]" office:value-type="float" office:value="211.756314930378">
            <text:p>211,76</text:p>
          </table:table-cell>
          <table:table-cell table:formula="of:=[$V2f_diff.$D$25]" office:value-type="percentage" office:value="0.0673241548194931">
            <text:p>6,73%</text:p>
          </table:table-cell>
          <table:table-cell table:formula="of:=[$V2f_diff.$E$25]" office:value-type="float" office:value="14.2563149303781">
            <text:p>14,26</text:p>
          </table:table-cell>
          <table:table-cell/>
          <table:table-cell table:formula="of:=[.$E25]+[.U25]" office:value-type="float" office:value="226.662240011518">
            <text:p>226,66</text:p>
          </table:table-cell>
          <table:table-cell table:formula="of:=[$f3_diff.$D$25]" office:value-type="percentage" office:value="0.128659453864198">
            <text:p>12,87%</text:p>
          </table:table-cell>
          <table:table-cell table:formula="of:=[$f3_diff.$E$25]" office:value-type="float" office:value="29.1622400115176">
            <text:p>29,16</text:p>
          </table:table-cell>
        </table:table-row>
        <table:table-row table:style-name="ro3">
          <table:table-cell/>
          <table:table-cell office:value-type="string">
            <text:p>P4</text:p>
          </table:table-cell>
          <table:table-cell office:value-type="float" office:value="3.9">
            <text:p>3,9</text:p>
          </table:table-cell>
          <table:table-cell office:value-type="float" office:value="1.5">
            <text:p>1,5</text:p>
          </table:table-cell>
          <table:table-cell office:value-type="float" office:value="240.2">
            <text:p>240,2</text:p>
          </table:table-cell>
          <table:table-cell/>
          <table:table-cell table:formula="of:=[.$E26]+[.I26]" office:value-type="float" office:value="240.2">
            <text:p>240,2</text:p>
          </table:table-cell>
          <table:table-cell table:formula="of:=[$V2f_sys.$D$26]" office:value-type="percentage" office:value="0">
            <text:p>0,00%</text:p>
          </table:table-cell>
          <table:table-cell table:formula="of:=[$V2f_sys.$E$26]" office:value-type="float" office:value="0">
            <text:p>0</text:p>
          </table:table-cell>
          <table:table-cell/>
          <table:table-cell table:formula="of:=[.$E26]+[.M26]" office:value-type="float" office:value="240.2">
            <text:p>240,2</text:p>
          </table:table-cell>
          <table:table-cell table:formula="of:=[$f3_sys.$D$26]" office:value-type="percentage" office:value="0">
            <text:p>0,00%</text:p>
          </table:table-cell>
          <table:table-cell table:formula="of:=[$f3_sys.$E$26]" office:value-type="float" office:value="0">
            <text:p>0</text:p>
          </table:table-cell>
          <table:table-cell/>
          <table:table-cell table:formula="of:=[.$E26]+[.Q26]" office:value-type="float" office:value="240.2">
            <text:p>240,2</text:p>
          </table:table-cell>
          <table:table-cell table:formula="of:=[$V2f_diff.$D$26]" office:value-type="percentage" office:value="0">
            <text:p>0,00%</text:p>
          </table:table-cell>
          <table:table-cell table:formula="of:=[$V2f_diff.$E$26]" office:value-type="float" office:value="0">
            <text:p>0</text:p>
          </table:table-cell>
          <table:table-cell/>
          <table:table-cell table:formula="of:=[.$E26]+[.U26]" office:value-type="float" office:value="240.2">
            <text:p>240,2</text:p>
          </table:table-cell>
          <table:table-cell table:formula="of:=[$f3_diff.$D$26]" office:value-type="percentage" office:value="0">
            <text:p>0,00%</text:p>
          </table:table-cell>
          <table:table-cell table:formula="of:=[$f3_diff.$E$26]" office:value-type="float" office:value="0">
            <text:p>0</text:p>
          </table:table-cell>
        </table:table-row>
        <table:table-row table:style-name="ro3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style-name="ce10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3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/>
          <table:table-cell office:value-type="string">
            <text:p>W_V2f</text:p>
          </table:table-cell>
          <table:table-cell table:style-name="Default" table:formula="of:=[$V2f_sys.$D$28]" office:value-type="string" office:string-value="Unterschied">
            <text:p>Unterschied</text:p>
          </table:table-cell>
          <table:table-cell table:formula="of:=[$V2f_sys.$E$28]" office:value-type="string" office:string-value="abs Unterschied">
            <text:p>abs Unterschied</text:p>
          </table:table-cell>
          <table:table-cell/>
          <table:table-cell office:value-type="string">
            <text:p>W_f3</text:p>
          </table:table-cell>
          <table:table-cell table:style-name="Default" table:formula="of:=[$f3_sys.$D$28]" office:value-type="string" office:string-value="Unterschied">
            <text:p>Unterschied</text:p>
          </table:table-cell>
          <table:table-cell table:formula="of:=[$f3_sys.$E$28]" office:value-type="string" office:string-value="abs Unterschied">
            <text:p>abs Unterschied</text:p>
          </table:table-cell>
          <table:table-cell/>
          <table:table-cell office:value-type="string">
            <text:p>W_V2f_diff</text:p>
          </table:table-cell>
          <table:table-cell table:style-name="Default" table:formula="of:=[$V2f_diff.$D$28]" office:value-type="string" office:string-value="Unterschied">
            <text:p>Unterschied</text:p>
          </table:table-cell>
          <table:table-cell table:formula="of:=[$V2f_diff.$E$28]" office:value-type="string" office:string-value="abs Unterschied">
            <text:p>abs Unterschied</text:p>
          </table:table-cell>
          <table:table-cell/>
          <table:table-cell office:value-type="string">
            <text:p>W_f3_diff</text:p>
          </table:table-cell>
          <table:table-cell table:style-name="Default" table:formula="of:=[$f3_diff.$D$28]" office:value-type="string" office:string-value="Unterschied">
            <text:p>Unterschied</text:p>
          </table:table-cell>
          <table:table-cell table:formula="of:=[$f3_diff.$E$28]" office:value-type="string" office:string-value="abs Unterschied">
            <text:p>abs Unterschied</text:p>
          </table:table-cell>
        </table:table-row>
        <table:table-row table:style-name="ro3">
          <table:table-cell office:value-type="string">
            <text:p>Core2Duo E7600</text:p>
          </table:table-cell>
          <table:table-cell office:value-type="string">
            <text:p>P1</text:p>
          </table:table-cell>
          <table:table-cell table:style-name="ce4" office:value-type="float" office:value="3.06">
            <text:p>3,06</text:p>
          </table:table-cell>
          <table:table-cell office:value-type="float" office:value="1.275">
            <text:p>1,28</text:p>
          </table:table-cell>
          <table:table-cell office:value-type="float" office:value="95.5">
            <text:p>95,5</text:p>
          </table:table-cell>
          <table:table-cell/>
          <table:table-cell table:formula="of:=[.E29]+[.I29]" office:value-type="float" office:value="98.1138163835295">
            <text:p>98,11</text:p>
          </table:table-cell>
          <table:table-cell table:formula="of:=[$V2f_sys.$D$29]" office:value-type="percentage" office:value="0.0432689559436001">
            <text:p>4,33%</text:p>
          </table:table-cell>
          <table:table-cell table:formula="of:=[$V2f_sys.$E$29]" office:value-type="float" office:value="2.61381638352954">
            <text:p>2,61</text:p>
          </table:table-cell>
          <table:table-cell/>
          <table:table-cell table:formula="of:=[.E29]+[.M29]" office:value-type="float" office:value="94.2564743011848">
            <text:p>94,26</text:p>
          </table:table-cell>
          <table:table-cell table:formula="of:=[$f3_sys.$D$29]" office:value-type="percentage" office:value="-0.0290856387663065">
            <text:p>-2,91%</text:p>
          </table:table-cell>
          <table:table-cell table:formula="of:=[$f3_sys.$E$29]" office:value-type="float" office:value="-1.24352569881517">
            <text:p>-1,24</text:p>
          </table:table-cell>
          <table:table-cell/>
          <table:table-cell table:formula="of:=[.$E29]+[.Q29]" office:value-type="float" office:value="101.308332996935">
            <text:p>101,31</text:p>
          </table:table-cell>
          <table:table-cell table:formula="of:=[$V2f_diff.$D$29]" office:value-type="percentage" office:value="0.0573332205269854">
            <text:p>5,73%</text:p>
          </table:table-cell>
          <table:table-cell table:formula="of:=[$V2f_diff.$E$29]" office:value-type="float" office:value="5.80833299693452">
            <text:p>5,81</text:p>
          </table:table-cell>
          <table:table-cell/>
          <table:table-cell table:formula="of:=[.$E29]+[.U29]" office:value-type="float" office:value="105.003316529078">
            <text:p>105</text:p>
          </table:table-cell>
          <table:table-cell table:formula="of:=[$f3_diff.$D$29]" office:value-type="percentage" office:value="0.0905049177798736">
            <text:p>9,05%</text:p>
          </table:table-cell>
          <table:table-cell table:formula="of:=[$f3_diff.$E$29]" office:value-type="float" office:value="9.50331652907826">
            <text:p>9,5</text:p>
          </table:table-cell>
        </table:table-row>
        <table:table-row table:style-name="ro3">
          <table:table-cell/>
          <table:table-cell office:value-type="string">
            <text:p>P2</text:p>
          </table:table-cell>
          <table:table-cell office:value-type="float" office:value="3.2">
            <text:p>3,2</text:p>
          </table:table-cell>
          <table:table-cell office:value-type="float" office:value="1.275">
            <text:p>1,28</text:p>
          </table:table-cell>
          <table:table-cell office:value-type="float" office:value="97.3">
            <text:p>97,3</text:p>
          </table:table-cell>
          <table:table-cell/>
          <table:table-cell table:formula="of:=[.E30]+[.I30]" office:value-type="float" office:value="100.877607833551">
            <text:p>100,88</text:p>
          </table:table-cell>
          <table:table-cell table:formula="of:=[$V2f_sys.$D$30]" office:value-type="percentage" office:value="0.0566324722933202">
            <text:p>5,66%</text:p>
          </table:table-cell>
          <table:table-cell table:formula="of:=[$V2f_sys.$E$30]" office:value-type="float" office:value="3.57760783355106">
            <text:p>3,58</text:p>
          </table:table-cell>
          <table:table-cell/>
          <table:table-cell table:formula="of:=[.E30]+[.M30]" office:value-type="float" office:value="100.397235998415">
            <text:p>100,4</text:p>
          </table:table-cell>
          <table:table-cell table:formula="of:=[$f3_sys.$D$30]" office:value-type="percentage" office:value="0.0633450209281382">
            <text:p>6,33%</text:p>
          </table:table-cell>
          <table:table-cell table:formula="of:=[$f3_sys.$E$30]" office:value-type="float" office:value="3.09723599841519">
            <text:p>3,1</text:p>
          </table:table-cell>
          <table:table-cell/>
          <table:table-cell table:formula="of:=[.$E30]+[.Q30]" office:value-type="float" office:value="103.891521727538">
            <text:p>103,89</text:p>
          </table:table-cell>
          <table:table-cell table:formula="of:=[$V2f_diff.$D$30]" office:value-type="percentage" office:value="0.0634461948187179">
            <text:p>6,34%</text:p>
          </table:table-cell>
          <table:table-cell table:formula="of:=[$V2f_diff.$E$30]" office:value-type="float" office:value="6.59152172753848">
            <text:p>6,59</text:p>
          </table:table-cell>
          <table:table-cell/>
          <table:table-cell table:formula="of:=[.$E30]+[.U30]" office:value-type="float" office:value="109.892857413046">
            <text:p>109,89</text:p>
          </table:table-cell>
          <table:table-cell table:formula="of:=[$f3_diff.$D$30]" office:value-type="percentage" office:value="0.114592137373532">
            <text:p>11,46%</text:p>
          </table:table-cell>
          <table:table-cell table:formula="of:=[$f3_diff.$E$30]" office:value-type="float" office:value="12.5928574130457">
            <text:p>12,59</text:p>
          </table:table-cell>
        </table:table-row>
        <table:table-row table:style-name="ro3">
          <table:table-cell/>
          <table:table-cell office:value-type="string">
            <text:p>P3</text:p>
          </table:table-cell>
          <table:table-cell office:value-type="float" office:value="3.4">
            <text:p>3,4</text:p>
          </table:table-cell>
          <table:table-cell office:value-type="float" office:value="1.275">
            <text:p>1,28</text:p>
          </table:table-cell>
          <table:table-cell office:value-type="float" office:value="100.6">
            <text:p>100,6</text:p>
          </table:table-cell>
          <table:table-cell/>
          <table:table-cell table:formula="of:=[.E31]+[.I31]" office:value-type="float" office:value="104.825881333582">
            <text:p>104,83</text:p>
          </table:table-cell>
          <table:table-cell table:formula="of:=[$V2f_sys.$D$31]" office:value-type="percentage" office:value="0.0629594821419137">
            <text:p>6,30%</text:p>
          </table:table-cell>
          <table:table-cell table:formula="of:=[$V2f_sys.$E$31]" office:value-type="float" office:value="4.22588133358179">
            <text:p>4,23</text:p>
          </table:table-cell>
          <table:table-cell/>
          <table:table-cell table:formula="of:=[.E31]+[.M31]" office:value-type="float" office:value="110.149914837886">
            <text:p>110,15</text:p>
          </table:table-cell>
          <table:table-cell table:formula="of:=[$f3_sys.$D$31]" office:value-type="percentage" office:value="0.162836165969907">
            <text:p>16,28%</text:p>
          </table:table-cell>
          <table:table-cell table:formula="of:=[$f3_sys.$E$31]" office:value-type="float" office:value="9.54991483788617">
            <text:p>9,55</text:p>
          </table:table-cell>
          <table:table-cell/>
          <table:table-cell table:formula="of:=[.$E31]+[.Q31]" office:value-type="float" office:value="107.581791342687">
            <text:p>107,58</text:p>
          </table:table-cell>
          <table:table-cell table:formula="of:=[$V2f_diff.$D$31]" office:value-type="percentage" office:value="0.0648975189532536">
            <text:p>6,49%</text:p>
          </table:table-cell>
          <table:table-cell table:formula="of:=[$V2f_diff.$E$31]" office:value-type="float" office:value="6.981791342687">
            <text:p>6,98</text:p>
          </table:table-cell>
          <table:table-cell/>
          <table:table-cell table:formula="of:=[.$E31]+[.U31]" office:value-type="float" office:value="117.658363430859">
            <text:p>117,66</text:p>
          </table:table-cell>
          <table:table-cell table:formula="of:=[$f3_diff.$D$31]" office:value-type="percentage" office:value="0.144982157948193">
            <text:p>14,50%</text:p>
          </table:table-cell>
          <table:table-cell table:formula="of:=[$f3_diff.$E$31]" office:value-type="float" office:value="17.0583634308586">
            <text:p>17,06</text:p>
          </table:table-cell>
        </table:table-row>
        <table:table-row table:style-name="ro3">
          <table:table-cell/>
          <table:table-cell office:value-type="string">
            <text:p>P4</text:p>
          </table:table-cell>
          <table:table-cell office:value-type="float" office:value="3.6">
            <text:p>3,6</text:p>
          </table:table-cell>
          <table:table-cell office:value-type="float" office:value="1.275">
            <text:p>1,28</text:p>
          </table:table-cell>
          <table:table-cell office:value-type="float" office:value="103.9">
            <text:p>103,9</text:p>
          </table:table-cell>
          <table:table-cell/>
          <table:table-cell table:formula="of:=[.E32]+[.I32]" office:value-type="float" office:value="108.774154833613">
            <text:p>108,77</text:p>
          </table:table-cell>
          <table:table-cell table:formula="of:=[$V2f_sys.$D$32]" office:value-type="percentage" office:value="0.0685834908962185">
            <text:p>6,86%</text:p>
          </table:table-cell>
          <table:table-cell table:formula="of:=[$V2f_sys.$E$32]" office:value-type="float" office:value="4.87415483361249">
            <text:p>4,87</text:p>
          </table:table-cell>
          <table:table-cell/>
          <table:table-cell table:formula="of:=[.E32]+[.M32]" office:value-type="float" office:value="121.120186384366">
            <text:p>121,12</text:p>
          </table:table-cell>
          <table:table-cell table:formula="of:=[$f3_sys.$D$32]" office:value-type="percentage" office:value="0.24735373132693">
            <text:p>24,74%</text:p>
          </table:table-cell>
          <table:table-cell table:formula="of:=[$f3_sys.$E$32]" office:value-type="float" office:value="17.2201863843658">
            <text:p>17,22</text:p>
          </table:table-cell>
          <table:table-cell/>
          <table:table-cell table:formula="of:=[.$E32]+[.Q32]" office:value-type="float" office:value="111.272060957836">
            <text:p>111,27</text:p>
          </table:table-cell>
          <table:table-cell table:formula="of:=[$V2f_diff.$D$32]" office:value-type="percentage" office:value="0.0662525785392706">
            <text:p>6,63%</text:p>
          </table:table-cell>
          <table:table-cell table:formula="of:=[$V2f_diff.$E$32]" office:value-type="float" office:value="7.3720609578355">
            <text:p>7,37</text:p>
          </table:table-cell>
          <table:table-cell/>
          <table:table-cell table:formula="of:=[.$E32]+[.U32]" office:value-type="float" office:value="126.393369587982">
            <text:p>126,39</text:p>
          </table:table-cell>
          <table:table-cell table:formula="of:=[$f3_diff.$D$32]" office:value-type="percentage" office:value="0.177963208523567">
            <text:p>17,80%</text:p>
          </table:table-cell>
          <table:table-cell table:formula="of:=[$f3_diff.$E$32]" office:value-type="float" office:value="22.4933695879823">
            <text:p>22,49</text:p>
          </table:table-cell>
        </table:table-row>
        <table:table-row table:style-name="ro3">
          <table:table-cell/>
          <table:table-cell office:value-type="string">
            <text:p>P5</text:p>
          </table:table-cell>
          <table:table-cell office:value-type="float" office:value="3.8">
            <text:p>3,8</text:p>
          </table:table-cell>
          <table:table-cell office:value-type="float" office:value="1.35">
            <text:p>1,35</text:p>
          </table:table-cell>
          <table:table-cell office:value-type="float" office:value="116.7">
            <text:p>116,7</text:p>
          </table:table-cell>
          <table:table-cell/>
          <table:table-cell table:formula="of:=[.E33]+[.I33]" office:value-type="float" office:value="121.80755593752">
            <text:p>121,81</text:p>
          </table:table-cell>
          <table:table-cell table:formula="of:=[$V2f_sys.$D$33]" office:value-type="percentage" office:value="0.0607302591445188">
            <text:p>6,07%</text:p>
          </table:table-cell>
          <table:table-cell table:formula="of:=[$V2f_sys.$E$33]" office:value-type="float" office:value="5.10755593752022">
            <text:p>5,11</text:p>
          </table:table-cell>
          <table:table-cell/>
          <table:table-cell table:formula="of:=[.E33]+[.M33]" office:value-type="float" office:value="133.379673738266">
            <text:p>133,38</text:p>
          </table:table-cell>
          <table:table-cell table:formula="of:=[$f3_sys.$D$33]" office:value-type="percentage" office:value="0.203715878983966">
            <text:p>20,37%</text:p>
          </table:table-cell>
          <table:table-cell table:formula="of:=[$f3_sys.$E$33]" office:value-type="float" office:value="16.6796737382663">
            <text:p>16,68</text:p>
          </table:table-cell>
          <table:table-cell/>
          <table:table-cell table:formula="of:=[.$E33]+[.Q33]" office:value-type="float" office:value="123.45378141753">
            <text:p>123,45</text:p>
          </table:table-cell>
          <table:table-cell table:formula="of:=[$V2f_diff.$D$33]" office:value-type="percentage" office:value="0.0547069627190123">
            <text:p>5,47%</text:p>
          </table:table-cell>
          <table:table-cell table:formula="of:=[$V2f_diff.$E$33]" office:value-type="float" office:value="6.75378141752991">
            <text:p>6,75</text:p>
          </table:table-cell>
          <table:table-cell/>
          <table:table-cell table:formula="of:=[.$E33]+[.U33]" office:value-type="float" office:value="136.154905304376">
            <text:p>136,15</text:p>
          </table:table-cell>
          <table:table-cell table:formula="of:=[$f3_diff.$D$33]" office:value-type="percentage" office:value="0.142888023467716">
            <text:p>14,29%</text:p>
          </table:table-cell>
          <table:table-cell table:formula="of:=[$f3_diff.$E$33]" office:value-type="float" office:value="19.4549053043763">
            <text:p>19,45</text:p>
          </table:table-cell>
        </table:table-row>
        <table:table-row table:style-name="ro3">
          <table:table-cell/>
          <table:table-cell office:value-type="string">
            <text:p>P6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office:value-type="float" office:value="147">
            <text:p>147</text:p>
          </table:table-cell>
          <table:table-cell/>
          <table:table-cell table:formula="of:=[.E34]+[.I34]" office:value-type="float" office:value="147">
            <text:p>147</text:p>
          </table:table-cell>
          <table:table-cell table:formula="of:=[$V2f_sys.$D$34]" office:value-type="percentage" office:value="0">
            <text:p>0,00%</text:p>
          </table:table-cell>
          <table:table-cell table:formula="of:=[$V2f_sys.$E$34]" office:value-type="float" office:value="0">
            <text:p>0</text:p>
          </table:table-cell>
          <table:table-cell/>
          <table:table-cell table:formula="of:=[.E34]+[.M34]" office:value-type="float" office:value="147">
            <text:p>147</text:p>
          </table:table-cell>
          <table:table-cell table:formula="of:=[$f3_sys.$D$34]" office:value-type="percentage" office:value="0">
            <text:p>0,00%</text:p>
          </table:table-cell>
          <table:table-cell table:formula="of:=[$f3_sys.$E$34]" office:value-type="float" office:value="0">
            <text:p>0</text:p>
          </table:table-cell>
          <table:table-cell/>
          <table:table-cell table:formula="of:=[.$E34]+[.Q34]" office:value-type="float" office:value="147">
            <text:p>147</text:p>
          </table:table-cell>
          <table:table-cell table:formula="of:=[$V2f_diff.$D$34]" office:value-type="percentage" office:value="0">
            <text:p>0,00%</text:p>
          </table:table-cell>
          <table:table-cell table:formula="of:=[$V2f_diff.$E$34]" office:value-type="float" office:value="0">
            <text:p>0</text:p>
          </table:table-cell>
          <table:table-cell/>
          <table:table-cell table:formula="of:=[.$E34]+[.U34]" office:value-type="float" office:value="147">
            <text:p>147</text:p>
          </table:table-cell>
          <table:table-cell table:formula="of:=[$f3_diff.$D$34]" office:value-type="percentage" office:value="0">
            <text:p>0,00%</text:p>
          </table:table-cell>
          <table:table-cell table:formula="of:=[$f3_diff.$E$34]" office:value-type="float" office:value="0">
            <text:p>0</text:p>
          </table:table-cell>
        </table:table-row>
        <table:table-row table:style-name="ro3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style-name="ce10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3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/>
          <table:table-cell office:value-type="string">
            <text:p>W_V2f</text:p>
          </table:table-cell>
          <table:table-cell table:style-name="Default" table:formula="of:=[$V2f_sys.$D$36]" office:value-type="string" office:string-value="Unterschied">
            <text:p>Unterschied</text:p>
          </table:table-cell>
          <table:table-cell table:formula="of:=[$V2f_sys.$E$36]" office:value-type="string" office:string-value="abs Unterschied">
            <text:p>abs Unterschied</text:p>
          </table:table-cell>
          <table:table-cell/>
          <table:table-cell office:value-type="string">
            <text:p>W_f3</text:p>
          </table:table-cell>
          <table:table-cell table:style-name="Default" table:formula="of:=[$f3_sys.$D$36]" office:value-type="string" office:string-value="Unterschied">
            <text:p>Unterschied</text:p>
          </table:table-cell>
          <table:table-cell table:formula="of:=[$f3_sys.$E$36]" office:value-type="string" office:string-value="abs Unterschied">
            <text:p>abs Unterschied</text:p>
          </table:table-cell>
          <table:table-cell/>
          <table:table-cell office:value-type="string">
            <text:p>W_V2f_diff</text:p>
          </table:table-cell>
          <table:table-cell table:style-name="Default" table:formula="of:=[$V2f_diff.$D$36]" office:value-type="string" office:string-value="Unterschied">
            <text:p>Unterschied</text:p>
          </table:table-cell>
          <table:table-cell table:formula="of:=[$V2f_diff.$E$36]" office:value-type="string" office:string-value="abs Unterschied">
            <text:p>abs Unterschied</text:p>
          </table:table-cell>
          <table:table-cell/>
          <table:table-cell office:value-type="string">
            <text:p>W_f3_diff</text:p>
          </table:table-cell>
          <table:table-cell table:style-name="Default" table:formula="of:=[$f3_diff.$D$36]" office:value-type="string" office:string-value="Unterschied">
            <text:p>Unterschied</text:p>
          </table:table-cell>
          <table:table-cell table:formula="of:=[$f3_diff.$E$36]" office:value-type="string" office:string-value="abs Unterschied">
            <text:p>abs Unterschied</text:p>
          </table:table-cell>
        </table:table-row>
        <table:table-row table:style-name="ro3">
          <table:table-cell office:value-type="string">
            <text:p>Core2Quad Q9505</text:p>
          </table:table-cell>
          <table:table-cell office:value-type="string">
            <text:p>P1</text:p>
          </table:table-cell>
          <table:table-cell table:style-name="ce4" office:value-type="float" office:value="2.83">
            <text:p>2,83</text:p>
          </table:table-cell>
          <table:table-cell office:value-type="float" office:value="1.275">
            <text:p>1,28</text:p>
          </table:table-cell>
          <table:table-cell office:value-type="float" office:value="125.9">
            <text:p>125,9</text:p>
          </table:table-cell>
          <table:table-cell/>
          <table:table-cell table:formula="of:=[.$E37]+[.I37]" office:value-type="float" office:value="127.221329586729">
            <text:p>127,22</text:p>
          </table:table-cell>
          <table:table-cell table:formula="of:=[$V2f_sys.$D$37]" office:value-type="percentage" office:value="0.0141493479923177">
            <text:p>1,41%</text:p>
          </table:table-cell>
          <table:table-cell table:formula="of:=[$V2f_sys.$E$37]" office:value-type="float" office:value="1.32132958672891">
            <text:p>1,32</text:p>
          </table:table-cell>
          <table:table-cell/>
          <table:table-cell table:formula="of:=[.$E37]+[.M37]" office:value-type="float" office:value="122.417134293462">
            <text:p>122,42</text:p>
          </table:table-cell>
          <table:table-cell table:formula="of:=[$f3_sys.$D$37]" office:value-type="percentage" office:value="-0.0845929361573632">
            <text:p>-8,46%</text:p>
          </table:table-cell>
          <table:table-cell table:formula="of:=[$f3_sys.$E$37]" office:value-type="float" office:value="-3.48286570653836">
            <text:p>-3,48</text:p>
          </table:table-cell>
          <table:table-cell/>
          <table:table-cell table:formula="of:=[.$E37]+[.Q37]" office:value-type="float" office:value="127.827365984588">
            <text:p>127,83</text:p>
          </table:table-cell>
          <table:table-cell table:formula="of:=[$V2f_diff.$D$37]" office:value-type="percentage" office:value="0.0150778823434472">
            <text:p>1,51%</text:p>
          </table:table-cell>
          <table:table-cell table:formula="of:=[$V2f_diff.$E$37]" office:value-type="float" office:value="1.92736598458839">
            <text:p>1,93</text:p>
          </table:table-cell>
          <table:table-cell/>
          <table:table-cell table:formula="of:=[.$E37]+[.U37]" office:value-type="float" office:value="130.225141713501">
            <text:p>130,23</text:p>
          </table:table-cell>
          <table:table-cell table:formula="of:=[$f3_diff.$D$37]" office:value-type="percentage" office:value="0.0332128009736924">
            <text:p>3,32%</text:p>
          </table:table-cell>
          <table:table-cell table:formula="of:=[$f3_diff.$E$37]" office:value-type="float" office:value="4.32514171350141">
            <text:p>4,33</text:p>
          </table:table-cell>
        </table:table-row>
        <table:table-row table:style-name="ro3">
          <table:table-cell/>
          <table:table-cell office:value-type="string">
            <text:p>P2</text:p>
          </table:table-cell>
          <table:table-cell office:value-type="float" office:value="3">
            <text:p>3</text:p>
          </table:table-cell>
          <table:table-cell office:value-type="float" office:value="1.275">
            <text:p>1,28</text:p>
          </table:table-cell>
          <table:table-cell office:value-type="float" office:value="132.6">
            <text:p>132,6</text:p>
          </table:table-cell>
          <table:table-cell/>
          <table:table-cell table:formula="of:=[.$E38]+[.I38]" office:value-type="float" office:value="132.830998345292">
            <text:p>132,83</text:p>
          </table:table-cell>
          <table:table-cell table:formula="of:=[$V2f_sys.$D$38]" office:value-type="percentage" office:value="0.00233345439750465">
            <text:p>0,23%</text:p>
          </table:table-cell>
          <table:table-cell table:formula="of:=[$V2f_sys.$E$38]" office:value-type="float" office:value="0.230998345292008">
            <text:p>0,23</text:p>
          </table:table-cell>
          <table:table-cell/>
          <table:table-cell table:formula="of:=[.$E38]+[.M38]" office:value-type="float" office:value="130.291465726373">
            <text:p>130,29</text:p>
          </table:table-cell>
          <table:table-cell table:formula="of:=[$f3_sys.$D$38]" office:value-type="percentage" office:value="-0.047068378724161">
            <text:p>-4,71%</text:p>
          </table:table-cell>
          <table:table-cell table:formula="of:=[$f3_sys.$E$38]" office:value-type="float" office:value="-2.30853427362695">
            <text:p>-2,31</text:p>
          </table:table-cell>
          <table:table-cell/>
          <table:table-cell table:formula="of:=[.$E38]+[.Q38]" office:value-type="float" office:value="133.382005014851">
            <text:p>133,38</text:p>
          </table:table-cell>
          <table:table-cell table:formula="of:=[$V2f_diff.$D$38]" office:value-type="percentage" office:value="0.0058628974333057">
            <text:p>0,59%</text:p>
          </table:table-cell>
          <table:table-cell table:formula="of:=[$V2f_diff.$E$38]" office:value-type="float" office:value="0.782005014850739">
            <text:p>0,78</text:p>
          </table:table-cell>
          <table:table-cell/>
          <table:table-cell table:formula="of:=[.$E38]+[.U38]" office:value-type="float" office:value="137.176069841319">
            <text:p>137,18</text:p>
          </table:table-cell>
          <table:table-cell table:formula="of:=[$f3_diff.$D$38]" office:value-type="percentage" office:value="0.0333590971560318">
            <text:p>3,34%</text:p>
          </table:table-cell>
          <table:table-cell table:formula="of:=[$f3_diff.$E$38]" office:value-type="float" office:value="4.57606984131917">
            <text:p>4,58</text:p>
          </table:table-cell>
        </table:table-row>
        <table:table-row table:style-name="ro3">
          <table:table-cell/>
          <table:table-cell office:value-type="string">
            <text:p>P3</text:p>
          </table:table-cell>
          <table:table-cell office:value-type="float" office:value="3.2">
            <text:p>3,2</text:p>
          </table:table-cell>
          <table:table-cell office:value-type="float" office:value="1.275">
            <text:p>1,28</text:p>
          </table:table-cell>
          <table:table-cell office:value-type="float" office:value="138.8">
            <text:p>138,8</text:p>
          </table:table-cell>
          <table:table-cell/>
          <table:table-cell table:formula="of:=[.$E39]+[.I39]" office:value-type="float" office:value="139.430608649484">
            <text:p>139,43</text:p>
          </table:table-cell>
          <table:table-cell table:formula="of:=[$V2f_sys.$D$39]" office:value-type="percentage" office:value="0.00597202543424535">
            <text:p>0,60%</text:p>
          </table:table-cell>
          <table:table-cell table:formula="of:=[$V2f_sys.$E$39]" office:value-type="float" office:value="0.630608649483861">
            <text:p>0,63</text:p>
          </table:table-cell>
          <table:table-cell/>
          <table:table-cell table:formula="of:=[.$E39]+[.M39]" office:value-type="float" office:value="140.769228828272">
            <text:p>140,77</text:p>
          </table:table-cell>
          <table:table-cell table:formula="of:=[$f3_sys.$D$39]" office:value-type="percentage" office:value="0.0330828508294678">
            <text:p>3,31%</text:p>
          </table:table-cell>
          <table:table-cell table:formula="of:=[$f3_sys.$E$39]" office:value-type="float" office:value="1.96922882827225">
            <text:p>1,97</text:p>
          </table:table-cell>
          <table:table-cell/>
          <table:table-cell table:formula="of:=[.$E39]+[.Q39]" office:value-type="float" office:value="139.916874462218">
            <text:p>139,92</text:p>
          </table:table-cell>
          <table:table-cell table:formula="of:=[$V2f_diff.$D$39]" office:value-type="percentage" office:value="0.0079824143192947">
            <text:p>0,80%</text:p>
          </table:table-cell>
          <table:table-cell table:formula="of:=[$V2f_diff.$E$39]" office:value-type="float" office:value="1.11687446221816">
            <text:p>1,12</text:p>
          </table:table-cell>
          <table:table-cell/>
          <table:table-cell table:formula="of:=[.$E39]+[.U39]" office:value-type="float" office:value="146.425131667343">
            <text:p>146,43</text:p>
          </table:table-cell>
          <table:table-cell table:formula="of:=[$f3_diff.$D$39]" office:value-type="percentage" office:value="0.0520752932267557">
            <text:p>5,21%</text:p>
          </table:table-cell>
          <table:table-cell table:formula="of:=[$f3_diff.$E$39]" office:value-type="float" office:value="7.62513166734323">
            <text:p>7,63</text:p>
          </table:table-cell>
        </table:table-row>
        <table:table-row table:style-name="ro3">
          <table:table-cell/>
          <table:table-cell office:value-type="string">
            <text:p>P4</text:p>
          </table:table-cell>
          <table:table-cell office:value-type="float" office:value="3.4">
            <text:p>3,4</text:p>
          </table:table-cell>
          <table:table-cell office:value-type="float" office:value="1.275">
            <text:p>1,28</text:p>
          </table:table-cell>
          <table:table-cell office:value-type="float" office:value="145.6">
            <text:p>145,6</text:p>
          </table:table-cell>
          <table:table-cell/>
          <table:table-cell table:formula="of:=[.$E40]+[.I40]" office:value-type="float" office:value="146.030218953676">
            <text:p>146,03</text:p>
          </table:table-cell>
          <table:table-cell table:formula="of:=[$V2f_sys.$D$40]" office:value-type="percentage" office:value="0.00383461994096346">
            <text:p>0,38%</text:p>
          </table:table-cell>
          <table:table-cell table:formula="of:=[$V2f_sys.$E$40]" office:value-type="float" office:value="0.43021895367572">
            <text:p>0,43</text:p>
          </table:table-cell>
          <table:table-cell/>
          <table:table-cell table:formula="of:=[.$E40]+[.M40]" office:value-type="float" office:value="152.642089375085">
            <text:p>152,64</text:p>
          </table:table-cell>
          <table:table-cell table:formula="of:=[$f3_sys.$D$40]" office:value-type="percentage" office:value="0.0986328218317104">
            <text:p>9,86%</text:p>
          </table:table-cell>
          <table:table-cell table:formula="of:=[$f3_sys.$E$40]" office:value-type="float" office:value="7.04208937508452">
            <text:p>7,04</text:p>
          </table:table-cell>
          <table:table-cell/>
          <table:table-cell table:formula="of:=[.$E40]+[.Q40]" office:value-type="float" office:value="146.451743909586">
            <text:p>146,45</text:p>
          </table:table-cell>
          <table:table-cell table:formula="of:=[$V2f_diff.$D$40]" office:value-type="percentage" office:value="0.00581586730787897">
            <text:p>0,58%</text:p>
          </table:table-cell>
          <table:table-cell table:formula="of:=[$V2f_diff.$E$40]" office:value-type="float" office:value="0.851743909585622">
            <text:p>0,85</text:p>
          </table:table-cell>
          <table:table-cell/>
          <table:table-cell table:formula="of:=[.$E40]+[.U40]" office:value-type="float" office:value="156.905691323185">
            <text:p>156,91</text:p>
          </table:table-cell>
          <table:table-cell table:formula="of:=[$f3_diff.$D$40]" office:value-type="percentage" office:value="0.0720540550686454">
            <text:p>7,21%</text:p>
          </table:table-cell>
          <table:table-cell table:formula="of:=[$f3_diff.$E$40]" office:value-type="float" office:value="11.3056913231846">
            <text:p>11,31</text:p>
          </table:table-cell>
        </table:table-row>
        <table:table-row table:style-name="ro3">
          <table:table-cell/>
          <table:table-cell office:value-type="string">
            <text:p>P5</text:p>
          </table:table-cell>
          <table:table-cell office:value-type="float" office:value="3.6">
            <text:p>3,6</text:p>
          </table:table-cell>
          <table:table-cell office:value-type="float" office:value="1.275">
            <text:p>1,28</text:p>
          </table:table-cell>
          <table:table-cell office:value-type="float" office:value="150.3">
            <text:p>150,3</text:p>
          </table:table-cell>
          <table:table-cell/>
          <table:table-cell table:formula="of:=[.$E41]+[.I41]" office:value-type="float" office:value="152.629829257868">
            <text:p>152,63</text:p>
          </table:table-cell>
          <table:table-cell table:formula="of:=[$V2f_sys.$D$41]" office:value-type="percentage" office:value="0.0196125154068888">
            <text:p>1,96%</text:p>
          </table:table-cell>
          <table:table-cell table:formula="of:=[$V2f_sys.$E$41]" office:value-type="float" office:value="2.32982925786766">
            <text:p>2,33</text:p>
          </table:table-cell>
          <table:table-cell/>
          <table:table-cell table:formula="of:=[.$E41]+[.M41]" office:value-type="float" office:value="165.997240957117">
            <text:p>166</text:p>
          </table:table-cell>
          <table:table-cell table:formula="of:=[$f3_sys.$D$41]" office:value-type="percentage" office:value="0.185213440530755">
            <text:p>18,52%</text:p>
          </table:table-cell>
          <table:table-cell table:formula="of:=[$f3_sys.$E$41]" office:value-type="float" office:value="15.6972409571169">
            <text:p>15,7</text:p>
          </table:table-cell>
          <table:table-cell/>
          <table:table-cell table:formula="of:=[.$E41]+[.Q41]" office:value-type="float" office:value="152.986613356953">
            <text:p>152,99</text:p>
          </table:table-cell>
          <table:table-cell table:formula="of:=[$V2f_diff.$D$41]" office:value-type="percentage" office:value="0.0175611009225009">
            <text:p>1,76%</text:p>
          </table:table-cell>
          <table:table-cell table:formula="of:=[$V2f_diff.$E$41]" office:value-type="float" office:value="2.68661335695307">
            <text:p>2,69</text:p>
          </table:table-cell>
          <table:table-cell/>
          <table:table-cell table:formula="of:=[.$E41]+[.U41]" office:value-type="float" office:value="168.694717423207">
            <text:p>168,69</text:p>
          </table:table-cell>
          <table:table-cell table:formula="of:=[$f3_diff.$D$41]" office:value-type="percentage" office:value="0.109041454908513">
            <text:p>10,90%</text:p>
          </table:table-cell>
          <table:table-cell table:formula="of:=[$f3_diff.$E$41]" office:value-type="float" office:value="18.3947174232069">
            <text:p>18,39</text:p>
          </table:table-cell>
        </table:table-row>
        <table:table-row table:style-name="ro3">
          <table:table-cell/>
          <table:table-cell office:value-type="string">
            <text:p>P6</text:p>
          </table:table-cell>
          <table:table-cell office:value-type="float" office:value="3.8">
            <text:p>3,8</text:p>
          </table:table-cell>
          <table:table-cell office:value-type="float" office:value="1.35">
            <text:p>1,35</text:p>
          </table:table-cell>
          <table:table-cell office:value-type="float" office:value="172.3">
            <text:p>172,3</text:p>
          </table:table-cell>
          <table:table-cell/>
          <table:table-cell table:formula="of:=[.$E42]+[.I42]" office:value-type="float" office:value="174.415394068245">
            <text:p>174,42</text:p>
          </table:table-cell>
          <table:table-cell table:formula="of:=[$V2f_sys.$D$42]" office:value-type="percentage" office:value="0.0150477726790029">
            <text:p>1,50%</text:p>
          </table:table-cell>
          <table:table-cell table:formula="of:=[$V2f_sys.$E$42]" office:value-type="float" office:value="2.11539406824497">
            <text:p>2,12</text:p>
          </table:table-cell>
          <table:table-cell/>
          <table:table-cell table:formula="of:=[.$E42]+[.M42]" office:value-type="float" office:value="180.921877164677">
            <text:p>180,92</text:p>
          </table:table-cell>
          <table:table-cell table:formula="of:=[$f3_sys.$D$42]" office:value-type="percentage" office:value="0.0864983290684997">
            <text:p>8,65%</text:p>
          </table:table-cell>
          <table:table-cell table:formula="of:=[$f3_sys.$E$42]" office:value-type="float" office:value="8.62187716467651">
            <text:p>8,62</text:p>
          </table:table-cell>
          <table:table-cell/>
          <table:table-cell table:formula="of:=[.$E42]+[.Q42]" office:value-type="float" office:value="174.558466134768">
            <text:p>174,56</text:p>
          </table:table-cell>
          <table:table-cell table:formula="of:=[$V2f_diff.$D$42]" office:value-type="percentage" office:value="0.0129381644143486">
            <text:p>1,29%</text:p>
          </table:table-cell>
          <table:table-cell table:formula="of:=[$V2f_diff.$E$42]" office:value-type="float" office:value="2.25846613476813">
            <text:p>2,26</text:p>
          </table:table-cell>
          <table:table-cell/>
          <table:table-cell table:formula="of:=[.$E42]+[.U42]" office:value-type="float" office:value="181.869178581774">
            <text:p>181,87</text:p>
          </table:table-cell>
          <table:table-cell table:formula="of:=[$f3_diff.$D$42]" office:value-type="percentage" office:value="0.0526157244256269">
            <text:p>5,26%</text:p>
          </table:table-cell>
          <table:table-cell table:formula="of:=[$f3_diff.$E$42]" office:value-type="float" office:value="9.56917858177374">
            <text:p>9,57</text:p>
          </table:table-cell>
        </table:table-row>
        <table:table-row table:style-name="ro3">
          <table:table-cell/>
          <table:table-cell office:value-type="string">
            <text:p>P7</text:p>
          </table:table-cell>
          <table:table-cell office:value-type="float" office:value="3.9">
            <text:p>3,9</text:p>
          </table:table-cell>
          <table:table-cell office:value-type="float" office:value="1.4">
            <text:p>1,4</text:p>
          </table:table-cell>
          <table:table-cell office:value-type="float" office:value="189">
            <text:p>189</text:p>
          </table:table-cell>
          <table:table-cell/>
          <table:table-cell table:formula="of:=[.$E43]+[.I43]" office:value-type="float" office:value="189">
            <text:p>189</text:p>
          </table:table-cell>
          <table:table-cell table:formula="of:=[$V2f_sys.$D$43]" office:value-type="percentage" office:value="0">
            <text:p>0,00%</text:p>
          </table:table-cell>
          <table:table-cell table:formula="of:=[$V2f_sys.$E$43]" office:value-type="float" office:value="0">
            <text:p>0</text:p>
          </table:table-cell>
          <table:table-cell/>
          <table:table-cell table:formula="of:=[.$E43]+[.M43]" office:value-type="float" office:value="189">
            <text:p>189</text:p>
          </table:table-cell>
          <table:table-cell table:formula="of:=[$f3_sys.$D$43]" office:value-type="percentage" office:value="0">
            <text:p>0,00%</text:p>
          </table:table-cell>
          <table:table-cell table:formula="of:=[$f3_sys.$E$43]" office:value-type="float" office:value="0">
            <text:p>0</text:p>
          </table:table-cell>
          <table:table-cell/>
          <table:table-cell table:formula="of:=[.$E43]+[.Q43]" office:value-type="float" office:value="189">
            <text:p>189</text:p>
          </table:table-cell>
          <table:table-cell table:formula="of:=[$V2f_diff.$D$43]" office:value-type="percentage" office:value="0">
            <text:p>0,00%</text:p>
          </table:table-cell>
          <table:table-cell table:formula="of:=[$V2f_diff.$E$43]" office:value-type="float" office:value="0">
            <text:p>0</text:p>
          </table:table-cell>
          <table:table-cell/>
          <table:table-cell table:formula="of:=[.$E43]+[.U43]" office:value-type="float" office:value="189">
            <text:p>189</text:p>
          </table:table-cell>
          <table:table-cell table:formula="of:=[$f3_diff.$D$43]" office:value-type="percentage" office:value="0">
            <text:p>0,00%</text:p>
          </table:table-cell>
          <table:table-cell table:formula="of:=[$f3_diff.$E$43]" office:value-type="float" office:value="0">
            <text:p>0</text:p>
          </table:table-cell>
        </table:table-row>
        <table:table-row table:style-name="ro3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style-name="ce10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3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/>
          <table:table-cell office:value-type="string">
            <text:p>W_V2f</text:p>
          </table:table-cell>
          <table:table-cell table:style-name="Default" table:formula="of:=[$V2f_sys.$D$45]" office:value-type="string" office:string-value="Unterschied">
            <text:p>Unterschied</text:p>
          </table:table-cell>
          <table:table-cell table:formula="of:=[$V2f_sys.$E$45]" office:value-type="string" office:string-value="abs Unterschied">
            <text:p>abs Unterschied</text:p>
          </table:table-cell>
          <table:table-cell/>
          <table:table-cell office:value-type="string">
            <text:p>W_f3</text:p>
          </table:table-cell>
          <table:table-cell table:style-name="Default" table:formula="of:=[$f3_sys.$D$45]" office:value-type="string" office:string-value="Unterschied">
            <text:p>Unterschied</text:p>
          </table:table-cell>
          <table:table-cell table:formula="of:=[$f3_sys.$E$45]" office:value-type="string" office:string-value="abs Unterschied">
            <text:p>abs Unterschied</text:p>
          </table:table-cell>
          <table:table-cell/>
          <table:table-cell office:value-type="string">
            <text:p>W_V2f_diff</text:p>
          </table:table-cell>
          <table:table-cell table:style-name="Default" table:formula="of:=[$V2f_diff.$D$45]" office:value-type="string" office:string-value="Unterschied">
            <text:p>Unterschied</text:p>
          </table:table-cell>
          <table:table-cell table:formula="of:=[$V2f_diff.$E$45]" office:value-type="string" office:string-value="abs Unterschied">
            <text:p>abs Unterschied</text:p>
          </table:table-cell>
          <table:table-cell/>
          <table:table-cell office:value-type="string">
            <text:p>W_f3_diff</text:p>
          </table:table-cell>
          <table:table-cell table:style-name="Default" table:formula="of:=[$f3_diff.$D$45]" office:value-type="string" office:string-value="Unterschied">
            <text:p>Unterschied</text:p>
          </table:table-cell>
          <table:table-cell table:formula="of:=[$f3_diff.$E$45]" office:value-type="string" office:string-value="abs Unterschied">
            <text:p>abs Unterschied</text:p>
          </table:table-cell>
        </table:table-row>
        <table:table-row table:style-name="ro3">
          <table:table-cell office:value-type="string">
            <text:p>Core i3-540</text:p>
          </table:table-cell>
          <table:table-cell office:value-type="string">
            <text:p>P1</text:p>
          </table:table-cell>
          <table:table-cell table:style-name="ce4" office:value-type="float" office:value="3.07">
            <text:p>3,07</text:p>
          </table:table-cell>
          <table:table-cell office:value-type="float" office:value="1.125">
            <text:p>1,13</text:p>
          </table:table-cell>
          <table:table-cell office:value-type="float" office:value="85.9">
            <text:p>85,9</text:p>
          </table:table-cell>
          <table:table-cell/>
          <table:table-cell table:formula="of:=[.$E46]+[.I46]" office:value-type="float" office:value="88.8268408551581">
            <text:p>88,83</text:p>
          </table:table-cell>
          <table:table-cell table:formula="of:=[$V2f_sys.$D$46]" office:value-type="percentage" office:value="0.0643450507584348">
            <text:p>6,43%</text:p>
          </table:table-cell>
          <table:table-cell table:formula="of:=[$V2f_sys.$E$46]" office:value-type="float" office:value="2.92684085515813">
            <text:p>2,93</text:p>
          </table:table-cell>
          <table:table-cell/>
          <table:table-cell table:formula="of:=[.$E46]+[.M46]" office:value-type="float" office:value="88.3342603989246">
            <text:p>88,33</text:p>
          </table:table-cell>
          <table:table-cell table:formula="of:=[$f3_sys.$D$46]" office:value-type="percentage" office:value="0.0791977292894613">
            <text:p>7,92%</text:p>
          </table:table-cell>
          <table:table-cell table:formula="of:=[$f3_sys.$E$46]" office:value-type="float" office:value="2.43426039892461">
            <text:p>2,43</text:p>
          </table:table-cell>
          <table:table-cell/>
          <table:table-cell table:formula="of:=[.$E46]+[.Q46]" office:value-type="float" office:value="86.7813611343475">
            <text:p>86,78</text:p>
          </table:table-cell>
          <table:table-cell table:formula="of:=[$V2f_diff.$D$46]" office:value-type="percentage" office:value="0.0101561109762157">
            <text:p>1,02%</text:p>
          </table:table-cell>
          <table:table-cell table:formula="of:=[$V2f_diff.$E$46]" office:value-type="float" office:value="0.881361134347486">
            <text:p>0,88</text:p>
          </table:table-cell>
          <table:table-cell/>
          <table:table-cell table:formula="of:=[.$E46]+[.U46]" office:value-type="float" office:value="86.5527012860131">
            <text:p>86,55</text:p>
          </table:table-cell>
          <table:table-cell table:formula="of:=[$f3_diff.$D$46]" office:value-type="percentage" office:value="0.00754108509977369">
            <text:p>0,75%</text:p>
          </table:table-cell>
          <table:table-cell table:formula="of:=[$f3_diff.$E$46]" office:value-type="float" office:value="0.652701286013112">
            <text:p>0,65</text:p>
          </table:table-cell>
        </table:table-row>
        <table:table-row table:style-name="ro3">
          <table:table-cell/>
          <table:table-cell office:value-type="string">
            <text:p>P2</text:p>
          </table:table-cell>
          <table:table-cell office:value-type="float" office:value="3.2">
            <text:p>3,2</text:p>
          </table:table-cell>
          <table:table-cell office:value-type="float" office:value="1.125">
            <text:p>1,13</text:p>
          </table:table-cell>
          <table:table-cell office:value-type="float" office:value="88.1">
            <text:p>88,1</text:p>
          </table:table-cell>
          <table:table-cell/>
          <table:table-cell table:formula="of:=[.$E47]+[.I47]" office:value-type="float" office:value="90.7529856777035">
            <text:p>90,75</text:p>
          </table:table-cell>
          <table:table-cell table:formula="of:=[$V2f_sys.$D$47]" office:value-type="percentage" office:value="0.0559550569070296">
            <text:p>5,60%</text:p>
          </table:table-cell>
          <table:table-cell table:formula="of:=[$V2f_sys.$E$47]" office:value-type="float" office:value="2.65298567770347">
            <text:p>2,65</text:p>
          </table:table-cell>
          <table:table-cell/>
          <table:table-cell table:formula="of:=[.$E47]+[.M47]" office:value-type="float" office:value="92.4065729480308">
            <text:p>92,41</text:p>
          </table:table-cell>
          <table:table-cell table:formula="of:=[$f3_sys.$D$47]" office:value-type="percentage" office:value="0.123720793140853">
            <text:p>12,37%</text:p>
          </table:table-cell>
          <table:table-cell table:formula="of:=[$f3_sys.$E$47]" office:value-type="float" office:value="4.30657294803078">
            <text:p>4,31</text:p>
          </table:table-cell>
          <table:table-cell/>
          <table:table-cell table:formula="of:=[.$E47]+[.Q47]" office:value-type="float" office:value="88.7904979095">
            <text:p>88,79</text:p>
          </table:table-cell>
          <table:table-cell table:formula="of:=[$V2f_diff.$D$47]" office:value-type="percentage" office:value="0.00777670951010745">
            <text:p>0,78%</text:p>
          </table:table-cell>
          <table:table-cell table:formula="of:=[$V2f_diff.$E$47]" office:value-type="float" office:value="0.690497909499982">
            <text:p>0,69</text:p>
          </table:table-cell>
          <table:table-cell/>
          <table:table-cell table:formula="of:=[.$E47]+[.U47]" office:value-type="float" office:value="90.776268993339">
            <text:p>90,78</text:p>
          </table:table-cell>
          <table:table-cell table:formula="of:=[$f3_diff.$D$47]" office:value-type="percentage" office:value="0.0294820333884325">
            <text:p>2,95%</text:p>
          </table:table-cell>
          <table:table-cell table:formula="of:=[$f3_diff.$E$47]" office:value-type="float" office:value="2.67626899333895">
            <text:p>2,68</text:p>
          </table:table-cell>
        </table:table-row>
        <table:table-row table:style-name="ro3">
          <table:table-cell/>
          <table:table-cell office:value-type="string">
            <text:p>P3</text:p>
          </table:table-cell>
          <table:table-cell office:value-type="float" office:value="3.4">
            <text:p>3,4</text:p>
          </table:table-cell>
          <table:table-cell office:value-type="float" office:value="1.2">
            <text:p>1,2</text:p>
          </table:table-cell>
          <table:table-cell office:value-type="float" office:value="106.7">
            <text:p>106,7</text:p>
          </table:table-cell>
          <table:table-cell/>
          <table:table-cell table:formula="of:=[.$E48]+[.I48]" office:value-type="float" office:value="100.656991876364">
            <text:p>100,66</text:p>
          </table:table-cell>
          <table:table-cell table:formula="of:=[$V2f_sys.$D$48]" office:value-type="percentage" office:value="-0.105431704677141">
            <text:p>-10,54%</text:p>
          </table:table-cell>
          <table:table-cell table:formula="of:=[$V2f_sys.$E$48]" office:value-type="float" office:value="-6.04300812363621">
            <text:p>-6,04</text:p>
          </table:table-cell>
          <table:table-cell/>
          <table:table-cell table:formula="of:=[.$E48]+[.M48]" office:value-type="float" office:value="99.3496377885843">
            <text:p>99,35</text:p>
          </table:table-cell>
          <table:table-cell table:formula="of:=[$f3_sys.$D$48]" office:value-type="percentage" office:value="-0.176048695797896">
            <text:p>-17,60%</text:p>
          </table:table-cell>
          <table:table-cell table:formula="of:=[$f3_sys.$E$48]" office:value-type="float" office:value="-7.35036221141573">
            <text:p>-7,35</text:p>
          </table:table-cell>
          <table:table-cell/>
          <table:table-cell table:formula="of:=[.$E48]+[.Q48]" office:value-type="float" office:value="114.278761202195">
            <text:p>114,28</text:p>
          </table:table-cell>
          <table:table-cell table:formula="of:=[$V2f_diff.$D$48]" office:value-type="percentage" office:value="0.0764595085181934">
            <text:p>7,65%</text:p>
          </table:table-cell>
          <table:table-cell table:formula="of:=[$V2f_diff.$E$48]" office:value-type="float" office:value="7.57876120219467">
            <text:p>7,58</text:p>
          </table:table-cell>
          <table:table-cell/>
          <table:table-cell table:formula="of:=[.$E48]+[.U48]" office:value-type="float" office:value="97.977215408139">
            <text:p>97,98</text:p>
          </table:table-cell>
          <table:table-cell table:formula="of:=[$f3_diff.$D$48]" office:value-type="percentage" office:value="-0.0890287048424978">
            <text:p>-8,90%</text:p>
          </table:table-cell>
          <table:table-cell table:formula="of:=[$f3_diff.$E$48]" office:value-type="float" office:value="-8.72278459186104">
            <text:p>-8,72</text:p>
          </table:table-cell>
        </table:table-row>
        <table:table-row table:style-name="ro3">
          <table:table-cell/>
          <table:table-cell office:value-type="string">
            <text:p>P4</text:p>
          </table:table-cell>
          <table:table-cell office:value-type="float" office:value="3.6">
            <text:p>3,6</text:p>
          </table:table-cell>
          <table:table-cell office:value-type="float" office:value="1.2">
            <text:p>1,2</text:p>
          </table:table-cell>
          <table:table-cell office:value-type="float" office:value="109.6">
            <text:p>109,6</text:p>
          </table:table-cell>
          <table:table-cell/>
          <table:table-cell table:formula="of:=[.$E49]+[.I49]" office:value-type="float" office:value="104.028568454631">
            <text:p>104,03</text:p>
          </table:table-cell>
          <table:table-cell table:formula="of:=[$V2f_sys.$D$49]" office:value-type="percentage" office:value="-0.0918039283870511">
            <text:p>-9,18%</text:p>
          </table:table-cell>
          <table:table-cell table:formula="of:=[$V2f_sys.$E$49]" office:value-type="float" office:value="-5.57143154536887">
            <text:p>-5,57</text:p>
          </table:table-cell>
          <table:table-cell/>
          <table:table-cell table:formula="of:=[.$E49]+[.M49]" office:value-type="float" office:value="107.159523453785">
            <text:p>107,16</text:p>
          </table:table-cell>
          <table:table-cell table:formula="of:=[$f3_sys.$D$49]" office:value-type="percentage" office:value="-0.0492411240728583">
            <text:p>-4,92%</text:p>
          </table:table-cell>
          <table:table-cell table:formula="of:=[$f3_sys.$E$49]" office:value-type="float" office:value="-2.44047654621537">
            <text:p>-2,44</text:p>
          </table:table-cell>
          <table:table-cell/>
          <table:table-cell table:formula="of:=[.$E49]+[.Q49]" office:value-type="float" office:value="116.561913240218">
            <text:p>116,56</text:p>
          </table:table-cell>
          <table:table-cell table:formula="of:=[$V2f_diff.$D$49]" office:value-type="percentage" office:value="0.0678297253972817">
            <text:p>6,78%</text:p>
          </table:table-cell>
          <table:table-cell table:formula="of:=[$V2f_diff.$E$49]" office:value-type="float" office:value="6.96191324021837">
            <text:p>6,96</text:p>
          </table:table-cell>
          <table:table-cell/>
          <table:table-cell table:formula="of:=[.$E49]+[.U49]" office:value-type="float" office:value="106.077178388801">
            <text:p>106,08</text:p>
          </table:table-cell>
          <table:table-cell table:formula="of:=[$f3_diff.$D$49]" office:value-type="percentage" office:value="-0.0332099860187316">
            <text:p>-3,32%</text:p>
          </table:table-cell>
          <table:table-cell table:formula="of:=[$f3_diff.$E$49]" office:value-type="float" office:value="-3.52282161119859">
            <text:p>-3,52</text:p>
          </table:table-cell>
        </table:table-row>
        <table:table-row table:style-name="ro3">
          <table:table-cell/>
          <table:table-cell office:value-type="string">
            <text:p>P5</text:p>
          </table:table-cell>
          <table:table-cell office:value-type="float" office:value="3.8">
            <text:p>3,8</text:p>
          </table:table-cell>
          <table:table-cell office:value-type="float" office:value="1.3">
            <text:p>1,3</text:p>
          </table:table-cell>
          <table:table-cell office:value-type="float" office:value="118.3">
            <text:p>118,3</text:p>
          </table:table-cell>
          <table:table-cell/>
          <table:table-cell table:formula="of:=[.$E50]+[.I50]" office:value-type="float" office:value="118.521664995933">
            <text:p>118,52</text:p>
          </table:table-cell>
          <table:table-cell table:formula="of:=[$V2f_sys.$D$50]" office:value-type="percentage" office:value="0.00294839913795564">
            <text:p>0,29%</text:p>
          </table:table-cell>
          <table:table-cell table:formula="of:=[$V2f_sys.$E$50]" office:value-type="float" office:value="0.221664995933153">
            <text:p>0,22</text:p>
          </table:table-cell>
          <table:table-cell/>
          <table:table-cell table:formula="of:=[.$E50]+[.M50]" office:value-type="float" office:value="115.887219403905">
            <text:p>115,89</text:p>
          </table:table-cell>
          <table:table-cell table:formula="of:=[$f3_sys.$D$50]" office:value-type="percentage" office:value="-0.0413930915594778">
            <text:p>-4,14%</text:p>
          </table:table-cell>
          <table:table-cell table:formula="of:=[$f3_sys.$E$50]" office:value-type="float" office:value="-2.41278059609489">
            <text:p>-2,41</text:p>
          </table:table-cell>
          <table:table-cell/>
          <table:table-cell table:formula="of:=[.$E50]+[.Q50]" office:value-type="float" office:value="118.844351514779">
            <text:p>118,84</text:p>
          </table:table-cell>
          <table:table-cell table:formula="of:=[$V2f_diff.$D$50]" office:value-type="percentage" office:value="0.00462272104804318">
            <text:p>0,46%</text:p>
          </table:table-cell>
          <table:table-cell table:formula="of:=[$V2f_diff.$E$50]" office:value-type="float" office:value="0.544351514778612">
            <text:p>0,54</text:p>
          </table:table-cell>
          <table:table-cell/>
          <table:table-cell table:formula="of:=[.$E50]+[.U50]" office:value-type="float" office:value="115.12904126273">
            <text:p>115,13</text:p>
          </table:table-cell>
          <table:table-cell table:formula="of:=[$f3_diff.$D$50]" office:value-type="percentage" office:value="-0.0275426486878649">
            <text:p>-2,75%</text:p>
          </table:table-cell>
          <table:table-cell table:formula="of:=[$f3_diff.$E$50]" office:value-type="float" office:value="-3.17095873727007">
            <text:p>-3,17</text:p>
          </table:table-cell>
        </table:table-row>
        <table:table-row table:style-name="ro3">
          <table:table-cell/>
          <table:table-cell office:value-type="string">
            <text:p>P6</text:p>
          </table:table-cell>
          <table:table-cell office:value-type="float" office:value="4">
            <text:p>4</text:p>
          </table:table-cell>
          <table:table-cell office:value-type="float" office:value="1.3">
            <text:p>1,3</text:p>
          </table:table-cell>
          <table:table-cell office:value-type="float" office:value="120.2">
            <text:p>120,2</text:p>
          </table:table-cell>
          <table:table-cell/>
          <table:table-cell table:formula="of:=[.$E51]+[.I51]" office:value-type="float" office:value="122.47858473015">
            <text:p>122,48</text:p>
          </table:table-cell>
          <table:table-cell table:formula="of:=[$V2f_sys.$D$51]" office:value-type="percentage" office:value="0.0287924052444909">
            <text:p>2,88%</text:p>
          </table:table-cell>
          <table:table-cell table:formula="of:=[$V2f_sys.$E$51]" office:value-type="float" office:value="2.27858473014972">
            <text:p>2,28</text:p>
          </table:table-cell>
          <table:table-cell/>
          <table:table-cell table:formula="of:=[.$E51]+[.M51]" office:value-type="float" office:value="125.583715099219">
            <text:p>125,58</text:p>
          </table:table-cell>
          <table:table-cell table:formula="of:=[$f3_sys.$D$51]" office:value-type="percentage" office:value="0.0791886460999726">
            <text:p>7,92%</text:p>
          </table:table-cell>
          <table:table-cell table:formula="of:=[$f3_sys.$E$51]" office:value-type="float" office:value="5.38371509921914">
            <text:p>5,38</text:p>
          </table:table-cell>
          <table:table-cell/>
          <table:table-cell table:formula="of:=[.$E51]+[.Q51]" office:value-type="float" office:value="121.883060329485">
            <text:p>121,88</text:p>
          </table:table-cell>
          <table:table-cell table:formula="of:=[$V2f_diff.$D$51]" office:value-type="percentage" office:value="0.0138088125202585">
            <text:p>1,38%</text:p>
          </table:table-cell>
          <table:table-cell table:formula="of:=[$V2f_diff.$E$51]" office:value-type="float" office:value="1.68306032948522">
            <text:p>1,68</text:p>
          </table:table-cell>
          <table:table-cell/>
          <table:table-cell table:formula="of:=[.$E51]+[.U51]" office:value-type="float" office:value="125.185687357328">
            <text:p>125,19</text:p>
          </table:table-cell>
          <table:table-cell table:formula="of:=[$f3_diff.$D$51]" office:value-type="percentage" office:value="0.0398263368806465">
            <text:p>3,98%</text:p>
          </table:table-cell>
          <table:table-cell table:formula="of:=[$f3_diff.$E$51]" office:value-type="float" office:value="4.98568735732825">
            <text:p>4,99</text:p>
          </table:table-cell>
        </table:table-row>
        <table:table-row table:style-name="ro3">
          <table:table-cell/>
          <table:table-cell office:value-type="string">
            <text:p>P7</text:p>
          </table:table-cell>
          <table:table-cell office:value-type="float" office:value="4.2">
            <text:p>4,2</text:p>
          </table:table-cell>
          <table:table-cell office:value-type="float" office:value="1.375">
            <text:p>1,38</text:p>
          </table:table-cell>
          <table:table-cell office:value-type="float" office:value="136.3">
            <text:p>136,3</text:p>
          </table:table-cell>
          <table:table-cell/>
          <table:table-cell table:formula="of:=[.$E52]+[.I52]" office:value-type="float" office:value="136.3">
            <text:p>136,3</text:p>
          </table:table-cell>
          <table:table-cell table:formula="of:=[$V2f_sys.$D$52]" office:value-type="percentage" office:value="0">
            <text:p>0,00%</text:p>
          </table:table-cell>
          <table:table-cell table:formula="of:=[$V2f_sys.$E$52]" office:value-type="float" office:value="0">
            <text:p>0</text:p>
          </table:table-cell>
          <table:table-cell/>
          <table:table-cell table:formula="of:=[.$E52]+[.M52]" office:value-type="float" office:value="136.3">
            <text:p>136,3</text:p>
          </table:table-cell>
          <table:table-cell table:formula="of:=[$f3_sys.$D$52]" office:value-type="percentage" office:value="0">
            <text:p>0,00%</text:p>
          </table:table-cell>
          <table:table-cell table:formula="of:=[$f3_sys.$E$52]" office:value-type="float" office:value="0">
            <text:p>0</text:p>
          </table:table-cell>
          <table:table-cell/>
          <table:table-cell table:formula="of:=[.$E52]+[.Q52]" office:value-type="float" office:value="136.3">
            <text:p>136,3</text:p>
          </table:table-cell>
          <table:table-cell table:formula="of:=[$V2f_diff.$D$52]" office:value-type="percentage" office:value="0">
            <text:p>0,00%</text:p>
          </table:table-cell>
          <table:table-cell table:formula="of:=[$V2f_diff.$E$52]" office:value-type="float" office:value="0">
            <text:p>0</text:p>
          </table:table-cell>
          <table:table-cell/>
          <table:table-cell table:formula="of:=[.$E52]+[.U52]" office:value-type="float" office:value="136.3">
            <text:p>136,3</text:p>
          </table:table-cell>
          <table:table-cell table:formula="of:=[$f3_diff.$D$52]" office:value-type="percentage" office:value="0">
            <text:p>0,00%</text:p>
          </table:table-cell>
          <table:table-cell table:formula="of:=[$f3_diff.$E$52]" office:value-type="float" office:value="0">
            <text:p>0</text:p>
          </table:table-cell>
        </table:table-row>
        <table:table-row table:style-name="ro3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style-name="ce10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3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/>
          <table:table-cell office:value-type="string">
            <text:p>W_V2f</text:p>
          </table:table-cell>
          <table:table-cell table:style-name="Default" table:formula="of:=[$V2f_sys.$D$54]" office:value-type="string" office:string-value="Unterschied">
            <text:p>Unterschied</text:p>
          </table:table-cell>
          <table:table-cell table:formula="of:=[$V2f_sys.$E$54]" office:value-type="string" office:string-value="abs Unterschied">
            <text:p>abs Unterschied</text:p>
          </table:table-cell>
          <table:table-cell/>
          <table:table-cell office:value-type="string">
            <text:p>W_f3</text:p>
          </table:table-cell>
          <table:table-cell table:style-name="Default" table:formula="of:=[$f3_sys.$D$54]" office:value-type="string" office:string-value="Unterschied">
            <text:p>Unterschied</text:p>
          </table:table-cell>
          <table:table-cell table:formula="of:=[$f3_sys.$E$54]" office:value-type="string" office:string-value="abs Unterschied">
            <text:p>abs Unterschied</text:p>
          </table:table-cell>
          <table:table-cell/>
          <table:table-cell office:value-type="string">
            <text:p>W_V2f_diff</text:p>
          </table:table-cell>
          <table:table-cell table:style-name="Default" table:formula="of:=[$V2f_diff.$D$54]" office:value-type="string" office:string-value="Unterschied">
            <text:p>Unterschied</text:p>
          </table:table-cell>
          <table:table-cell table:formula="of:=[$V2f_diff.$E$54]" office:value-type="string" office:string-value="abs Unterschied">
            <text:p>abs Unterschied</text:p>
          </table:table-cell>
          <table:table-cell/>
          <table:table-cell office:value-type="string">
            <text:p>W_f3_diff</text:p>
          </table:table-cell>
          <table:table-cell table:style-name="Default" table:formula="of:=[$f3_diff.$D$54]" office:value-type="string" office:string-value="Unterschied">
            <text:p>Unterschied</text:p>
          </table:table-cell>
          <table:table-cell table:formula="of:=[$f3_diff.$E$54]" office:value-type="string" office:string-value="abs Unterschied">
            <text:p>abs Unterschied</text:p>
          </table:table-cell>
        </table:table-row>
        <table:table-row table:style-name="ro3">
          <table:table-cell office:value-type="string">
            <text:p>Core i7-860</text:p>
          </table:table-cell>
          <table:table-cell office:value-type="string">
            <text:p>P1</text:p>
          </table:table-cell>
          <table:table-cell table:style-name="ce4" office:value-type="float" office:value="2.8">
            <text:p>2,8</text:p>
          </table:table-cell>
          <table:table-cell office:value-type="float" office:value="1.125">
            <text:p>1,13</text:p>
          </table:table-cell>
          <table:table-cell office:value-type="float" office:value="154.1">
            <text:p>154,1</text:p>
          </table:table-cell>
          <table:table-cell/>
          <table:table-cell table:formula="of:=[.$E55]+[.I55]" office:value-type="float" office:value="155.321777902137">
            <text:p>155,32</text:p>
          </table:table-cell>
          <table:table-cell table:formula="of:=[$V2f_sys.$D$55]" office:value-type="percentage" office:value="0.0113682618848461">
            <text:p>1,14%</text:p>
          </table:table-cell>
          <table:table-cell table:formula="of:=[$V2f_sys.$E$55]" office:value-type="float" office:value="1.22177790213705">
            <text:p>1,22</text:p>
          </table:table-cell>
          <table:table-cell/>
          <table:table-cell table:formula="of:=[.$E55]+[.M55]" office:value-type="float" office:value="142.573710337141">
            <text:p>142,57</text:p>
          </table:table-cell>
          <table:table-cell table:formula="of:=[$f3_sys.$D$55]" office:value-type="percentage" office:value="-0.163995111451374">
            <text:p>-16,40%</text:p>
          </table:table-cell>
          <table:table-cell table:formula="of:=[$f3_sys.$E$55]" office:value-type="float" office:value="-11.5262896628585">
            <text:p>-11,53</text:p>
          </table:table-cell>
          <table:table-cell/>
          <table:table-cell table:formula="of:=[.$E55]+[.Q55]" office:value-type="float" office:value="160.552109195347">
            <text:p>160,55</text:p>
          </table:table-cell>
          <table:table-cell table:formula="of:=[$V2f_diff.$D$55]" office:value-type="percentage" office:value="0.0401870098604373">
            <text:p>4,02%</text:p>
          </table:table-cell>
          <table:table-cell table:formula="of:=[$V2f_diff.$E$55]" office:value-type="float" office:value="6.45210919534745">
            <text:p>6,45</text:p>
          </table:table-cell>
          <table:table-cell/>
          <table:table-cell table:formula="of:=[.$E55]+[.U55]" office:value-type="float" office:value="161.873792007545">
            <text:p>161,87</text:p>
          </table:table-cell>
          <table:table-cell table:formula="of:=[$f3_diff.$D$55]" office:value-type="percentage" office:value="0.0480237839068051">
            <text:p>4,80%</text:p>
          </table:table-cell>
          <table:table-cell table:formula="of:=[$f3_diff.$E$55]" office:value-type="float" office:value="7.77379200754547">
            <text:p>7,77</text:p>
          </table:table-cell>
        </table:table-row>
        <table:table-row table:style-name="ro3">
          <table:table-cell/>
          <table:table-cell office:value-type="string">
            <text:p>P2</text:p>
          </table:table-cell>
          <table:table-cell office:value-type="float" office:value="3">
            <text:p>3</text:p>
          </table:table-cell>
          <table:table-cell office:value-type="float" office:value="1.125">
            <text:p>1,13</text:p>
          </table:table-cell>
          <table:table-cell office:value-type="float" office:value="158.5">
            <text:p>158,5</text:p>
          </table:table-cell>
          <table:table-cell/>
          <table:table-cell table:formula="of:=[.$E56]+[.I56]" office:value-type="float" office:value="162.998399978285">
            <text:p>163</text:p>
          </table:table-cell>
          <table:table-cell table:formula="of:=[$V2f_sys.$D$56]" office:value-type="percentage" office:value="0.0390657933803304">
            <text:p>3,91%</text:p>
          </table:table-cell>
          <table:table-cell table:formula="of:=[$V2f_sys.$E$56]" office:value-type="float" office:value="4.49839997828548">
            <text:p>4,5</text:p>
          </table:table-cell>
          <table:table-cell/>
          <table:table-cell table:formula="of:=[.$E56]+[.M56]" office:value-type="float" office:value="158.736036969041">
            <text:p>158,74</text:p>
          </table:table-cell>
          <table:table-cell table:formula="of:=[$f3_sys.$D$56]" office:value-type="percentage" office:value="0.00273043430601105">
            <text:p>0,27%</text:p>
          </table:table-cell>
          <table:table-cell table:formula="of:=[$f3_sys.$E$56]" office:value-type="float" office:value="0.236036969040953">
            <text:p>0,24</text:p>
          </table:table-cell>
          <table:table-cell/>
          <table:table-cell table:formula="of:=[.$E56]+[.Q56]" office:value-type="float" office:value="167.899293608393">
            <text:p>167,9</text:p>
          </table:table-cell>
          <table:table-cell table:formula="of:=[$V2f_diff.$D$56]" office:value-type="percentage" office:value="0.0559817340882688">
            <text:p>5,60%</text:p>
          </table:table-cell>
          <table:table-cell table:formula="of:=[$V2f_diff.$E$56]" office:value-type="float" office:value="9.39929360839324">
            <text:p>9,4</text:p>
          </table:table-cell>
          <table:table-cell/>
          <table:table-cell table:formula="of:=[.$E56]+[.U56]" office:value-type="float" office:value="175.71908067635">
            <text:p>175,72</text:p>
          </table:table-cell>
          <table:table-cell table:formula="of:=[$f3_diff.$D$56]" office:value-type="percentage" office:value="0.0979920940291369">
            <text:p>9,80%</text:p>
          </table:table-cell>
          <table:table-cell table:formula="of:=[$f3_diff.$E$56]" office:value-type="float" office:value="17.2190806763504">
            <text:p>17,22</text:p>
          </table:table-cell>
        </table:table-row>
        <table:table-row table:style-name="ro3">
          <table:table-cell/>
          <table:table-cell office:value-type="string">
            <text:p>P3</text:p>
          </table:table-cell>
          <table:table-cell office:value-type="float" office:value="3.2">
            <text:p>3,2</text:p>
          </table:table-cell>
          <table:table-cell office:value-type="float" office:value="1.125">
            <text:p>1,13</text:p>
          </table:table-cell>
          <table:table-cell office:value-type="float" office:value="165">
            <text:p>165</text:p>
          </table:table-cell>
          <table:table-cell/>
          <table:table-cell table:formula="of:=[.$E57]+[.I57]" office:value-type="float" office:value="170.675022054434">
            <text:p>170,68</text:p>
          </table:table-cell>
          <table:table-cell table:formula="of:=[$V2f_sys.$D$57]" office:value-type="percentage" office:value="0.0462037696898161">
            <text:p>4,62%</text:p>
          </table:table-cell>
          <table:table-cell table:formula="of:=[$V2f_sys.$E$57]" office:value-type="float" office:value="5.67502205443392">
            <text:p>5,68</text:p>
          </table:table-cell>
          <table:table-cell/>
          <table:table-cell table:formula="of:=[.$E57]+[.M57]" office:value-type="float" office:value="177.203608286948">
            <text:p>177,2</text:p>
          </table:table-cell>
          <table:table-cell table:formula="of:=[$f3_sys.$D$57]" office:value-type="percentage" office:value="0.116319838638532">
            <text:p>11,63%</text:p>
          </table:table-cell>
          <table:table-cell table:formula="of:=[$f3_sys.$E$57]" office:value-type="float" office:value="12.2036082869483">
            <text:p>12,2</text:p>
          </table:table-cell>
          <table:table-cell/>
          <table:table-cell table:formula="of:=[.$E57]+[.Q57]" office:value-type="float" office:value="175.246478021439">
            <text:p>175,25</text:p>
          </table:table-cell>
          <table:table-cell table:formula="of:=[$V2f_diff.$D$57]" office:value-type="percentage" office:value="0.0584689526267425">
            <text:p>5,85%</text:p>
          </table:table-cell>
          <table:table-cell table:formula="of:=[$V2f_diff.$E$57]" office:value-type="float" office:value="10.246478021439">
            <text:p>10,25</text:p>
          </table:table-cell>
          <table:table-cell/>
          <table:table-cell table:formula="of:=[.$E57]+[.U57]" office:value-type="float" office:value="191.539133180643">
            <text:p>191,54</text:p>
          </table:table-cell>
          <table:table-cell table:formula="of:=[$f3_diff.$D$57]" office:value-type="percentage" office:value="0.138557237573031">
            <text:p>13,86%</text:p>
          </table:table-cell>
          <table:table-cell table:formula="of:=[$f3_diff.$E$57]" office:value-type="float" office:value="26.5391331806426">
            <text:p>26,54</text:p>
          </table:table-cell>
        </table:table-row>
        <table:table-row table:style-name="ro3">
          <table:table-cell/>
          <table:table-cell office:value-type="string">
            <text:p>P4</text:p>
          </table:table-cell>
          <table:table-cell office:value-type="float" office:value="3.4">
            <text:p>3,4</text:p>
          </table:table-cell>
          <table:table-cell office:value-type="float" office:value="1.125">
            <text:p>1,13</text:p>
          </table:table-cell>
          <table:table-cell office:value-type="float" office:value="170.6">
            <text:p>170,6</text:p>
          </table:table-cell>
          <table:table-cell/>
          <table:table-cell table:formula="of:=[.$E58]+[.I58]" office:value-type="float" office:value="178.351644130582">
            <text:p>178,35</text:p>
          </table:table-cell>
          <table:table-cell table:formula="of:=[$V2f_sys.$D$58]" office:value-type="percentage" office:value="0.0593983997104131">
            <text:p>5,94%</text:p>
          </table:table-cell>
          <table:table-cell table:formula="of:=[$V2f_sys.$E$58]" office:value-type="float" office:value="7.75164413058239">
            <text:p>7,75</text:p>
          </table:table-cell>
          <table:table-cell/>
          <table:table-cell table:formula="of:=[.$E58]+[.M58]" office:value-type="float" office:value="198.130107269931">
            <text:p>198,13</text:p>
          </table:table-cell>
          <table:table-cell table:formula="of:=[$f3_sys.$D$58]" office:value-type="percentage" office:value="0.21876942198199">
            <text:p>21,88%</text:p>
          </table:table-cell>
          <table:table-cell table:formula="of:=[$f3_sys.$E$58]" office:value-type="float" office:value="27.5301072699307">
            <text:p>27,53</text:p>
          </table:table-cell>
          <table:table-cell/>
          <table:table-cell table:formula="of:=[.$E58]+[.Q58]" office:value-type="float" office:value="182.593662434485">
            <text:p>182,59</text:p>
          </table:table-cell>
          <table:table-cell table:formula="of:=[$V2f_diff.$D$58]" office:value-type="percentage" office:value="0.0656849874994326">
            <text:p>6,57%</text:p>
          </table:table-cell>
          <table:table-cell table:formula="of:=[$V2f_diff.$E$58]" office:value-type="float" office:value="11.9936624344847">
            <text:p>11,99</text:p>
          </table:table-cell>
          <table:table-cell/>
          <table:table-cell table:formula="of:=[.$E58]+[.U58]" office:value-type="float" office:value="209.465600442788">
            <text:p>209,47</text:p>
          </table:table-cell>
          <table:table-cell table:formula="of:=[$f3_diff.$D$58]" office:value-type="percentage" office:value="0.185546458991978">
            <text:p>18,55%</text:p>
          </table:table-cell>
          <table:table-cell table:formula="of:=[$f3_diff.$E$58]" office:value-type="float" office:value="38.8656004427878">
            <text:p>38,87</text:p>
          </table:table-cell>
        </table:table-row>
        <table:table-row table:style-name="ro3">
          <table:table-cell/>
          <table:table-cell office:value-type="string">
            <text:p>P5</text:p>
          </table:table-cell>
          <table:table-cell office:value-type="float" office:value="3.6">
            <text:p>3,6</text:p>
          </table:table-cell>
          <table:table-cell office:value-type="float" office:value="1.2">
            <text:p>1,2</text:p>
          </table:table-cell>
          <table:table-cell office:value-type="float" office:value="201.4">
            <text:p>201,4</text:p>
          </table:table-cell>
          <table:table-cell/>
          <table:table-cell table:formula="of:=[.$E59]+[.I59]" office:value-type="float" office:value="205.066288955579">
            <text:p>205,07</text:p>
          </table:table-cell>
          <table:table-cell table:formula="of:=[$V2f_sys.$D$59]" office:value-type="percentage" office:value="0.0233198943016023">
            <text:p>2,33%</text:p>
          </table:table-cell>
          <table:table-cell table:formula="of:=[$V2f_sys.$E$59]" office:value-type="float" office:value="3.66628895557895">
            <text:p>3,67</text:p>
          </table:table-cell>
          <table:table-cell/>
          <table:table-cell table:formula="of:=[.$E59]+[.M59]" office:value-type="float" office:value="221.669216897055">
            <text:p>221,67</text:p>
          </table:table-cell>
          <table:table-cell table:formula="of:=[$f3_sys.$D$59]" office:value-type="percentage" office:value="0.135689091466908">
            <text:p>13,57%</text:p>
          </table:table-cell>
          <table:table-cell table:formula="of:=[$f3_sys.$E$59]" office:value-type="float" office:value="20.2692168970553">
            <text:p>20,27</text:p>
          </table:table-cell>
          <table:table-cell/>
          <table:table-cell table:formula="of:=[.$E59]+[.Q59]" office:value-type="float" office:value="208.161864191884">
            <text:p>208,16</text:p>
          </table:table-cell>
          <table:table-cell table:formula="of:=[$V2f_diff.$D$59]" office:value-type="percentage" office:value="0.0324836838780946">
            <text:p>3,25%</text:p>
          </table:table-cell>
          <table:table-cell table:formula="of:=[$V2f_diff.$E$59]" office:value-type="float" office:value="6.76186419188403">
            <text:p>6,76</text:p>
          </table:table-cell>
          <table:table-cell/>
          <table:table-cell table:formula="of:=[.$E59]+[.U59]" office:value-type="float" office:value="229.630133385152">
            <text:p>229,63</text:p>
          </table:table-cell>
          <table:table-cell table:formula="of:=[$f3_diff.$D$59]" office:value-type="percentage" office:value="0.122937407948121">
            <text:p>12,29%</text:p>
          </table:table-cell>
          <table:table-cell table:formula="of:=[$f3_diff.$E$59]" office:value-type="float" office:value="28.2301333851519">
            <text:p>28,23</text:p>
          </table:table-cell>
        </table:table-row>
        <table:table-row table:style-name="ro3">
          <table:table-cell/>
          <table:table-cell office:value-type="string">
            <text:p>P6</text:p>
          </table:table-cell>
          <table:table-cell office:value-type="float" office:value="3.8">
            <text:p>3,8</text:p>
          </table:table-cell>
          <table:table-cell office:value-type="float" office:value="1.3">
            <text:p>1,3</text:p>
          </table:table-cell>
          <table:table-cell office:value-type="float" office:value="241.7">
            <text:p>241,7</text:p>
          </table:table-cell>
          <table:table-cell/>
          <table:table-cell table:formula="of:=[.$E60]+[.I60]" office:value-type="float" office:value="242.611605025788">
            <text:p>242,61</text:p>
          </table:table-cell>
          <table:table-cell table:formula="of:=[$V2f_sys.$D$60]" office:value-type="percentage" office:value="0.00468059742711724">
            <text:p>0,47%</text:p>
          </table:table-cell>
          <table:table-cell table:formula="of:=[$V2f_sys.$E$60]" office:value-type="float" office:value="0.911605025788475">
            <text:p>0,91</text:p>
          </table:table-cell>
          <table:table-cell/>
          <table:table-cell table:formula="of:=[.$E60]+[.M60]" office:value-type="float" office:value="247.974620147389">
            <text:p>247,97</text:p>
          </table:table-cell>
          <table:table-cell table:formula="of:=[$f3_sys.$D$60]" office:value-type="percentage" office:value="0.0357151202471161">
            <text:p>3,57%</text:p>
          </table:table-cell>
          <table:table-cell table:formula="of:=[$f3_sys.$E$60]" office:value-type="float" office:value="6.27462014738933">
            <text:p>6,27</text:p>
          </table:table-cell>
          <table:table-cell/>
          <table:table-cell table:formula="of:=[.$E60]+[.Q60]" office:value-type="float" office:value="244.095945390306">
            <text:p>244,1</text:p>
          </table:table-cell>
          <table:table-cell table:formula="of:=[$V2f_diff.$D$60]" office:value-type="percentage" office:value="0.00981558864681387">
            <text:p>0,98%</text:p>
          </table:table-cell>
          <table:table-cell table:formula="of:=[$V2f_diff.$E$60]" office:value-type="float" office:value="2.39594539030639">
            <text:p>2,4</text:p>
          </table:table-cell>
          <table:table-cell/>
          <table:table-cell table:formula="of:=[.$E60]+[.U60]" office:value-type="float" office:value="252.164382930101">
            <text:p>252,16</text:p>
          </table:table-cell>
          <table:table-cell table:formula="of:=[$f3_diff.$D$60]" office:value-type="percentage" office:value="0.0414982592248224">
            <text:p>4,15%</text:p>
          </table:table-cell>
          <table:table-cell table:formula="of:=[$f3_diff.$E$60]" office:value-type="float" office:value="10.4643829301007">
            <text:p>10,46</text:p>
          </table:table-cell>
        </table:table-row>
        <table:table-row table:style-name="ro3">
          <table:table-cell/>
          <table:table-cell office:value-type="string">
            <text:p>P7</text:p>
          </table:table-cell>
          <table:table-cell office:value-type="float" office:value="4">
            <text:p>4</text:p>
          </table:table-cell>
          <table:table-cell office:value-type="float" office:value="1.375">
            <text:p>1,38</text:p>
          </table:table-cell>
          <table:table-cell office:value-type="float" office:value="277.2">
            <text:p>277,2</text:p>
          </table:table-cell>
          <table:table-cell/>
          <table:table-cell table:formula="of:=[.$E61]+[.I61]" office:value-type="float" office:value="277.2">
            <text:p>277,2</text:p>
          </table:table-cell>
          <table:table-cell table:formula="of:=[$V2f_sys.$D$61]" office:value-type="percentage" office:value="0">
            <text:p>0,00%</text:p>
          </table:table-cell>
          <table:table-cell table:formula="of:=[$V2f_sys.$E$61]" office:value-type="float" office:value="0">
            <text:p>0</text:p>
          </table:table-cell>
          <table:table-cell/>
          <table:table-cell table:formula="of:=[.$E61]+[.M61]" office:value-type="float" office:value="277.2">
            <text:p>277,2</text:p>
          </table:table-cell>
          <table:table-cell table:formula="of:=[$f3_sys.$D$61]" office:value-type="percentage" office:value="0">
            <text:p>0,00%</text:p>
          </table:table-cell>
          <table:table-cell table:formula="of:=[$f3_sys.$E$61]" office:value-type="float" office:value="0">
            <text:p>0</text:p>
          </table:table-cell>
          <table:table-cell/>
          <table:table-cell table:formula="of:=[.$E61]+[.Q61]" office:value-type="float" office:value="277.2">
            <text:p>277,2</text:p>
          </table:table-cell>
          <table:table-cell table:formula="of:=[$V2f_diff.$D$61]" office:value-type="percentage" office:value="0">
            <text:p>0,00%</text:p>
          </table:table-cell>
          <table:table-cell table:formula="of:=[$V2f_diff.$E$61]" office:value-type="float" office:value="0">
            <text:p>0</text:p>
          </table:table-cell>
          <table:table-cell/>
          <table:table-cell table:formula="of:=[.$E61]+[.U61]" office:value-type="float" office:value="277.2">
            <text:p>277,2</text:p>
          </table:table-cell>
          <table:table-cell table:formula="of:=[$f3_diff.$D$61]" office:value-type="percentage" office:value="0">
            <text:p>0,00%</text:p>
          </table:table-cell>
          <table:table-cell table:formula="of:=[$f3_diff.$E$61]" office:value-type="float" office:value="0">
            <text:p>0</text:p>
          </table:table-cell>
        </table:table-row>
        <table:table-row table:style-name="ro3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style-name="ce10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</table:table-row>
        <table:table-row table:style-name="ro3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/>
          <table:table-cell office:value-type="string">
            <text:p>W_V2f</text:p>
          </table:table-cell>
          <table:table-cell table:style-name="Default" table:formula="of:=[$V2f_sys.$D$63]" office:value-type="string" office:string-value="Unterschied">
            <text:p>Unterschied</text:p>
          </table:table-cell>
          <table:table-cell table:formula="of:=[$V2f_sys.$E$63]" office:value-type="string" office:string-value="abs Unterschied">
            <text:p>abs Unterschied</text:p>
          </table:table-cell>
          <table:table-cell/>
          <table:table-cell office:value-type="string">
            <text:p>W_f3</text:p>
          </table:table-cell>
          <table:table-cell table:style-name="Default" table:formula="of:=[$f3_sys.$D$63]" office:value-type="string" office:string-value="Unterschied">
            <text:p>Unterschied</text:p>
          </table:table-cell>
          <table:table-cell table:formula="of:=[$f3_sys.$E$63]" office:value-type="string" office:string-value="abs Unterschied">
            <text:p>abs Unterschied</text:p>
          </table:table-cell>
          <table:table-cell/>
          <table:table-cell office:value-type="string">
            <text:p>W_V2f_diff</text:p>
          </table:table-cell>
          <table:table-cell table:style-name="Default" table:formula="of:=[$V2f_diff.$D$63]" office:value-type="string" office:string-value="Unterschied">
            <text:p>Unterschied</text:p>
          </table:table-cell>
          <table:table-cell table:formula="of:=[$V2f_diff.$E$63]" office:value-type="string" office:string-value="abs Unterschied">
            <text:p>abs Unterschied</text:p>
          </table:table-cell>
          <table:table-cell/>
          <table:table-cell office:value-type="string">
            <text:p>W_f3_diff</text:p>
          </table:table-cell>
          <table:table-cell table:style-name="Default" table:formula="of:=[$f3_diff.$D$63]" office:value-type="string" office:string-value="Unterschied">
            <text:p>Unterschied</text:p>
          </table:table-cell>
          <table:table-cell table:formula="of:=[$f3_diff.$E$63]" office:value-type="string" office:string-value="abs Unterschied">
            <text:p>abs Unterschied</text:p>
          </table:table-cell>
        </table:table-row>
        <table:table-row table:style-name="ro3">
          <table:table-cell office:value-type="string">
            <text:p>Core i7-950</text:p>
          </table:table-cell>
          <table:table-cell office:value-type="string">
            <text:p>P1</text:p>
          </table:table-cell>
          <table:table-cell table:style-name="ce4" office:value-type="float" office:value="3.07">
            <text:p>3,07</text:p>
          </table:table-cell>
          <table:table-cell office:value-type="float" office:value="1.2">
            <text:p>1,2</text:p>
          </table:table-cell>
          <table:table-cell office:value-type="float" office:value="189.8">
            <text:p>189,8</text:p>
          </table:table-cell>
          <table:table-cell/>
          <table:table-cell table:formula="of:=[.$E64]+[.I64]" office:value-type="float" office:value="187.637450138469">
            <text:p>187,64</text:p>
          </table:table-cell>
          <table:table-cell table:formula="of:=[$V2f_sys.$D$64]" office:value-type="percentage" office:value="-0.0144118069030792">
            <text:p>-1,44%</text:p>
          </table:table-cell>
          <table:table-cell table:formula="of:=[$V2f_sys.$E$64]" office:value-type="float" office:value="-2.16254986153135">
            <text:p>-2,16</text:p>
          </table:table-cell>
          <table:table-cell/>
          <table:table-cell table:formula="of:=[.$E64]+[.M64]" office:value-type="float" office:value="190.325194293993">
            <text:p>190,33</text:p>
          </table:table-cell>
          <table:table-cell table:formula="of:=[$f3_sys.$D$64]" office:value-type="percentage" office:value="0.00647003445704397">
            <text:p>0,65%</text:p>
          </table:table-cell>
          <table:table-cell table:formula="of:=[$f3_sys.$E$64]" office:value-type="float" office:value="0.52519429399274">
            <text:p>0,53</text:p>
          </table:table-cell>
          <table:table-cell/>
          <table:table-cell table:formula="of:=[.$E64]+[.Q64]" office:value-type="float" office:value="198.040736281881">
            <text:p>198,04</text:p>
          </table:table-cell>
          <table:table-cell table:formula="of:=[$V2f_diff.$D$64]" office:value-type="percentage" office:value="0.0453886852872212">
            <text:p>4,54%</text:p>
          </table:table-cell>
          <table:table-cell table:formula="of:=[$V2f_diff.$E$64]" office:value-type="float" office:value="8.24073628188128">
            <text:p>8,24</text:p>
          </table:table-cell>
          <table:table-cell/>
          <table:table-cell table:formula="of:=[.$E64]+[.U64]" office:value-type="float" office:value="207.251367469382">
            <text:p>207,25</text:p>
          </table:table-cell>
          <table:table-cell table:formula="of:=[$f3_diff.$D$64]" office:value-type="percentage" office:value="0.0842038712818645">
            <text:p>8,42%</text:p>
          </table:table-cell>
          <table:table-cell table:formula="of:=[$f3_diff.$E$64]" office:value-type="float" office:value="17.4513674693823">
            <text:p>17,45</text:p>
          </table:table-cell>
        </table:table-row>
        <table:table-row table:style-name="ro3">
          <table:table-cell/>
          <table:table-cell office:value-type="string">
            <text:p>P2</text:p>
          </table:table-cell>
          <table:table-cell office:value-type="float" office:value="3.2">
            <text:p>3,2</text:p>
          </table:table-cell>
          <table:table-cell office:value-type="float" office:value="1.2">
            <text:p>1,2</text:p>
          </table:table-cell>
          <table:table-cell office:value-type="float" office:value="203.7">
            <text:p>203,7</text:p>
          </table:table-cell>
          <table:table-cell/>
          <table:table-cell table:formula="of:=[.$E65]+[.I65]" office:value-type="float" office:value="193.991530043506">
            <text:p>193,99</text:p>
          </table:table-cell>
          <table:table-cell table:formula="of:=[$V2f_sys.$D$65]" office:value-type="percentage" office:value="-0.0620713931642383">
            <text:p>-6,21%</text:p>
          </table:table-cell>
          <table:table-cell table:formula="of:=[$V2f_sys.$E$65]" office:value-type="float" office:value="-9.7084699564939">
            <text:p>-9,71</text:p>
          </table:table-cell>
          <table:table-cell/>
          <table:table-cell table:formula="of:=[.$E65]+[.M65]" office:value-type="float" office:value="201.079941436901">
            <text:p>201,08</text:p>
          </table:table-cell>
          <table:table-cell table:formula="of:=[$f3_sys.$D$65]" office:value-type="percentage" office:value="-0.0285011763098442">
            <text:p>-2,85%</text:p>
          </table:table-cell>
          <table:table-cell table:formula="of:=[$f3_sys.$E$65]" office:value-type="float" office:value="-2.62005856309874">
            <text:p>-2,62</text:p>
          </table:table-cell>
          <table:table-cell/>
          <table:table-cell table:formula="of:=[.$E65]+[.Q65]" office:value-type="float" office:value="219.188105658464">
            <text:p>219,19</text:p>
          </table:table-cell>
          <table:table-cell table:formula="of:=[$V2f_diff.$D$65]" office:value-type="percentage" office:value="0.0822907909866666">
            <text:p>8,23%</text:p>
          </table:table-cell>
          <table:table-cell table:formula="of:=[$V2f_diff.$E$65]" office:value-type="float" office:value="15.4881056584639">
            <text:p>15,49</text:p>
          </table:table-cell>
          <table:table-cell/>
          <table:table-cell table:formula="of:=[.$E65]+[.U65]" office:value-type="float" office:value="216.569075008529">
            <text:p>216,57</text:p>
          </table:table-cell>
          <table:table-cell table:formula="of:=[$f3_diff.$D$65]" office:value-type="percentage" office:value="0.0594224960697733">
            <text:p>5,94%</text:p>
          </table:table-cell>
          <table:table-cell table:formula="of:=[$f3_diff.$E$65]" office:value-type="float" office:value="12.8690750085287">
            <text:p>12,87</text:p>
          </table:table-cell>
        </table:table-row>
        <table:table-row table:style-name="ro3">
          <table:table-cell/>
          <table:table-cell office:value-type="string">
            <text:p>P3</text:p>
          </table:table-cell>
          <table:table-cell office:value-type="float" office:value="3.4">
            <text:p>3,4</text:p>
          </table:table-cell>
          <table:table-cell office:value-type="float" office:value="1.2">
            <text:p>1,2</text:p>
          </table:table-cell>
          <table:table-cell office:value-type="float" office:value="212.3">
            <text:p>212,3</text:p>
          </table:table-cell>
          <table:table-cell/>
          <table:table-cell table:formula="of:=[.$E66]+[.I66]" office:value-type="float" office:value="203.767037589717">
            <text:p>203,77</text:p>
          </table:table-cell>
          <table:table-cell table:formula="of:=[$V2f_sys.$D$66]" office:value-type="percentage" office:value="-0.051346588700171">
            <text:p>-5,13%</text:p>
          </table:table-cell>
          <table:table-cell table:formula="of:=[$V2f_sys.$E$66]" office:value-type="float" office:value="-8.53296241028249">
            <text:p>-8,53</text:p>
          </table:table-cell>
          <table:table-cell/>
          <table:table-cell table:formula="of:=[.$E66]+[.M66]" office:value-type="float" office:value="219.416183033426">
            <text:p>219,42</text:p>
          </table:table-cell>
          <table:table-cell table:formula="of:=[$f3_sys.$D$66]" office:value-type="percentage" office:value="0.0645374913398005">
            <text:p>6,45%</text:p>
          </table:table-cell>
          <table:table-cell table:formula="of:=[$f3_sys.$E$66]" office:value-type="float" office:value="7.11618303342621">
            <text:p>7,12</text:p>
          </table:table-cell>
          <table:table-cell/>
          <table:table-cell table:formula="of:=[.$E66]+[.Q66]" office:value-type="float" office:value="226.153289314745">
            <text:p>226,15</text:p>
          </table:table-cell>
          <table:table-cell table:formula="of:=[$V2f_diff.$D$66]" office:value-type="percentage" office:value="0.0698086114247409">
            <text:p>6,98%</text:p>
          </table:table-cell>
          <table:table-cell table:formula="of:=[$V2f_diff.$E$66]" office:value-type="float" office:value="13.853289314745">
            <text:p>13,85</text:p>
          </table:table-cell>
          <table:table-cell/>
          <table:table-cell table:formula="of:=[.$E66]+[.U66]" office:value-type="float" office:value="232.455244557034">
            <text:p>232,46</text:p>
          </table:table-cell>
          <table:table-cell table:formula="of:=[$f3_diff.$D$66]" office:value-type="percentage" office:value="0.0867059144887961">
            <text:p>8,67%</text:p>
          </table:table-cell>
          <table:table-cell table:formula="of:=[$f3_diff.$E$66]" office:value-type="float" office:value="20.1552445570344">
            <text:p>20,16</text:p>
          </table:table-cell>
        </table:table-row>
        <table:table-row table:style-name="ro3">
          <table:table-cell/>
          <table:table-cell office:value-type="string">
            <text:p>P4</text:p>
          </table:table-cell>
          <table:table-cell office:value-type="float" office:value="3.6">
            <text:p>3,6</text:p>
          </table:table-cell>
          <table:table-cell office:value-type="float" office:value="1.2">
            <text:p>1,2</text:p>
          </table:table-cell>
          <table:table-cell office:value-type="float" office:value="219.9">
            <text:p>219,9</text:p>
          </table:table-cell>
          <table:table-cell/>
          <table:table-cell table:formula="of:=[.$E67]+[.I67]" office:value-type="float" office:value="213.542545135929">
            <text:p>213,54</text:p>
          </table:table-cell>
          <table:table-cell table:formula="of:=[$V2f_sys.$D$67]" office:value-type="percentage" office:value="-0.0361302914680592">
            <text:p>-3,61%</text:p>
          </table:table-cell>
          <table:table-cell table:formula="of:=[$V2f_sys.$E$67]" office:value-type="float" office:value="-6.35745486407097">
            <text:p>-6,36</text:p>
          </table:table-cell>
          <table:table-cell/>
          <table:table-cell table:formula="of:=[.$E67]+[.M67]" office:value-type="float" office:value="240.041649406996">
            <text:p>240,04</text:p>
          </table:table-cell>
          <table:table-cell table:formula="of:=[$f3_sys.$D$67]" office:value-type="percentage" office:value="0.153882506226363">
            <text:p>15,39%</text:p>
          </table:table-cell>
          <table:table-cell table:formula="of:=[$f3_sys.$E$67]" office:value-type="float" office:value="20.141649406996">
            <text:p>20,14</text:p>
          </table:table-cell>
          <table:table-cell/>
          <table:table-cell table:formula="of:=[.$E67]+[.Q67]" office:value-type="float" office:value="231.118472971026">
            <text:p>231,12</text:p>
          </table:table-cell>
          <table:table-cell table:formula="of:=[$V2f_diff.$D$67]" office:value-type="percentage" office:value="0.0537588215437408">
            <text:p>5,38%</text:p>
          </table:table-cell>
          <table:table-cell table:formula="of:=[$V2f_diff.$E$67]" office:value-type="float" office:value="11.2184729710259">
            <text:p>11,22</text:p>
          </table:table-cell>
          <table:table-cell/>
          <table:table-cell table:formula="of:=[.$E67]+[.U67]" office:value-type="float" office:value="250.324754734607">
            <text:p>250,32</text:p>
          </table:table-cell>
          <table:table-cell table:formula="of:=[$f3_diff.$D$67]" office:value-type="percentage" office:value="0.121541134702651">
            <text:p>12,15%</text:p>
          </table:table-cell>
          <table:table-cell table:formula="of:=[$f3_diff.$E$67]" office:value-type="float" office:value="30.424754734607">
            <text:p>30,42</text:p>
          </table:table-cell>
        </table:table-row>
        <table:table-row table:style-name="ro3">
          <table:table-cell/>
          <table:table-cell office:value-type="string">
            <text:p>P5</text:p>
          </table:table-cell>
          <table:table-cell office:value-type="float" office:value="3.8">
            <text:p>3,8</text:p>
          </table:table-cell>
          <table:table-cell office:value-type="float" office:value="1.2">
            <text:p>1,2</text:p>
          </table:table-cell>
          <table:table-cell office:value-type="float" office:value="234.4">
            <text:p>234,4</text:p>
          </table:table-cell>
          <table:table-cell/>
          <table:table-cell table:formula="of:=[.$E68]+[.I68]" office:value-type="float" office:value="223.31805268214">
            <text:p>223,32</text:p>
          </table:table-cell>
          <table:table-cell table:formula="of:=[$V2f_sys.$D$68]" office:value-type="percentage" office:value="-0.0596654835969666">
            <text:p>-5,97%</text:p>
          </table:table-cell>
          <table:table-cell table:formula="of:=[$V2f_sys.$E$68]" office:value-type="float" office:value="-11.0819473178595">
            <text:p>-11,08</text:p>
          </table:table-cell>
          <table:table-cell/>
          <table:table-cell table:formula="of:=[.$E68]+[.M68]" office:value-type="float" office:value="263.091000838613">
            <text:p>263,09</text:p>
          </table:table-cell>
          <table:table-cell table:formula="of:=[$f3_sys.$D$68]" office:value-type="percentage" office:value="0.186378850678097">
            <text:p>18,64%</text:p>
          </table:table-cell>
          <table:table-cell table:formula="of:=[$f3_sys.$E$68]" office:value-type="float" office:value="28.6910008386131">
            <text:p>28,69</text:p>
          </table:table-cell>
          <table:table-cell/>
          <table:table-cell table:formula="of:=[.$E68]+[.Q68]" office:value-type="float" office:value="249.883656627307">
            <text:p>249,88</text:p>
          </table:table-cell>
          <table:table-cell table:formula="of:=[$V2f_diff.$D$68]" office:value-type="percentage" office:value="0.0707286463347643">
            <text:p>7,07%</text:p>
          </table:table-cell>
          <table:table-cell table:formula="of:=[$V2f_diff.$E$68]" office:value-type="float" office:value="15.483656627307">
            <text:p>15,48</text:p>
          </table:table-cell>
          <table:table-cell/>
          <table:table-cell table:formula="of:=[.$E68]+[.U68]" office:value-type="float" office:value="270.294272637074">
            <text:p>270,29</text:p>
          </table:table-cell>
          <table:table-cell table:formula="of:=[$f3_diff.$D$68]" office:value-type="percentage" office:value="0.132797015219295">
            <text:p>13,28%</text:p>
          </table:table-cell>
          <table:table-cell table:formula="of:=[$f3_diff.$E$68]" office:value-type="float" office:value="35.8942726370737">
            <text:p>35,89</text:p>
          </table:table-cell>
        </table:table-row>
        <table:table-row table:style-name="ro3">
          <table:table-cell/>
          <table:table-cell office:value-type="string">
            <text:p>P6</text:p>
          </table:table-cell>
          <table:table-cell office:value-type="float" office:value="4">
            <text:p>4</text:p>
          </table:table-cell>
          <table:table-cell office:value-type="float" office:value="1.3">
            <text:p>1,3</text:p>
          </table:table-cell>
          <table:table-cell office:value-type="float" office:value="264.9">
            <text:p>264,9</text:p>
          </table:table-cell>
          <table:table-cell/>
          <table:table-cell table:formula="of:=[.$E69]+[.I69]" office:value-type="float" office:value="267.036294763808">
            <text:p>267,04</text:p>
          </table:table-cell>
          <table:table-cell table:formula="of:=[$V2f_sys.$D$69]" office:value-type="percentage" office:value="0.00931038526505534">
            <text:p>0,93%</text:p>
          </table:table-cell>
          <table:table-cell table:formula="of:=[$V2f_sys.$E$69]" office:value-type="float" office:value="2.13629476380828">
            <text:p>2,14</text:p>
          </table:table-cell>
          <table:table-cell/>
          <table:table-cell table:formula="of:=[.$E69]+[.M69]" office:value-type="float" office:value="288.69889760928">
            <text:p>288,7</text:p>
          </table:table-cell>
          <table:table-cell table:formula="of:=[$f3_sys.$D$69]" office:value-type="percentage" office:value="0.132549650676961">
            <text:p>13,25%</text:p>
          </table:table-cell>
          <table:table-cell table:formula="of:=[$f3_sys.$E$69]" office:value-type="float" office:value="23.7988976092803">
            <text:p>23,8</text:p>
          </table:table-cell>
          <table:table-cell/>
          <table:table-cell table:formula="of:=[.$E69]+[.Q69]" office:value-type="float" office:value="265.111283534564">
            <text:p>265,11</text:p>
          </table:table-cell>
          <table:table-cell table:formula="of:=[$V2f_diff.$D$69]" office:value-type="percentage" office:value="0.000798234006288867">
            <text:p>0,08%</text:p>
          </table:table-cell>
          <table:table-cell table:formula="of:=[$V2f_diff.$E$69]" office:value-type="float" office:value="0.211283534563677">
            <text:p>0,21</text:p>
          </table:table-cell>
          <table:table-cell/>
          <table:table-cell table:formula="of:=[.$E69]+[.U69]" office:value-type="float" office:value="292.480465360262">
            <text:p>292,48</text:p>
          </table:table-cell>
          <table:table-cell table:formula="of:=[$f3_diff.$D$69]" office:value-type="percentage" office:value="0.0942984869990893">
            <text:p>9,43%</text:p>
          </table:table-cell>
          <table:table-cell table:formula="of:=[$f3_diff.$E$69]" office:value-type="float" office:value="27.5804653602623">
            <text:p>27,58</text:p>
          </table:table-cell>
        </table:table-row>
        <table:table-row table:style-name="ro3">
          <table:table-cell/>
          <table:table-cell office:value-type="string">
            <text:p>P7</text:p>
          </table:table-cell>
          <table:table-cell office:value-type="float" office:value="4.2">
            <text:p>4,2</text:p>
          </table:table-cell>
          <table:table-cell office:value-type="float" office:value="1.4">
            <text:p>1,4</text:p>
          </table:table-cell>
          <table:table-cell office:value-type="float" office:value="317">
            <text:p>317</text:p>
          </table:table-cell>
          <table:table-cell/>
          <table:table-cell table:formula="of:=[.$E70]+[.I70]" office:value-type="float" office:value="317">
            <text:p>317</text:p>
          </table:table-cell>
          <table:table-cell table:formula="of:=[$V2f_sys.$D$70]" office:value-type="percentage" office:value="0">
            <text:p>0,00%</text:p>
          </table:table-cell>
          <table:table-cell table:formula="of:=[$V2f_sys.$E$70]" office:value-type="float" office:value="0">
            <text:p>0</text:p>
          </table:table-cell>
          <table:table-cell/>
          <table:table-cell table:formula="of:=[.$E70]+[.M70]" office:value-type="float" office:value="317">
            <text:p>317</text:p>
          </table:table-cell>
          <table:table-cell table:formula="of:=[$f3_sys.$D$70]" office:value-type="percentage" office:value="0">
            <text:p>0,00%</text:p>
          </table:table-cell>
          <table:table-cell table:formula="of:=[$f3_sys.$E$70]" office:value-type="float" office:value="0">
            <text:p>0</text:p>
          </table:table-cell>
          <table:table-cell/>
          <table:table-cell table:formula="of:=[.$E70]+[.Q70]" office:value-type="float" office:value="317">
            <text:p>317</text:p>
          </table:table-cell>
          <table:table-cell table:formula="of:=[$V2f_diff.$D$70]" office:value-type="percentage" office:value="0">
            <text:p>0,00%</text:p>
          </table:table-cell>
          <table:table-cell table:formula="of:=[$V2f_diff.$E$70]" office:value-type="float" office:value="0">
            <text:p>0</text:p>
          </table:table-cell>
          <table:table-cell/>
          <table:table-cell table:formula="of:=[.$E70]+[.U70]" office:value-type="float" office:value="317">
            <text:p>317</text:p>
          </table:table-cell>
          <table:table-cell table:formula="of:=[$f3_diff.$D$70]" office:value-type="percentage" office:value="0">
            <text:p>0,00%</text:p>
          </table:table-cell>
          <table:table-cell table:formula="of:=[$f3_diff.$E$70]" office:value-type="float" office:value="0">
            <text:p>0</text:p>
          </table:table-cell>
        </table:table-row>
        <table:table-row table:style-name="ro3"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 table:number-columns-repeated="7"/>
          <table:table-cell table:formula="of:=[$V2f_sys.$D$72]" office:value-type="percentage" office:value="0.0265828080216196">
            <text:p>2,66%</text:p>
          </table:table-cell>
          <table:table-cell table:formula="of:=[$V2f_sys.$E$72]" office:value-type="float" office:value="2.23015101313856">
            <text:p>2,23</text:p>
          </table:table-cell>
          <table:table-cell table:number-columns-repeated="2"/>
          <table:table-cell table:formula="of:=[$f3_sys.$D$72]" office:value-type="percentage" office:value="0.0699503775069637">
            <text:p>7,00%</text:p>
          </table:table-cell>
          <table:table-cell table:formula="of:=[$f3_sys.$E$72]" office:value-type="float" office:value="6.97755320020618">
            <text:p>6,98</text:p>
          </table:table-cell>
          <table:table-cell table:number-columns-repeated="2"/>
          <table:table-cell table:formula="of:=[$V2f_diff.$D$72]" office:value-type="percentage" office:value="0.0430435229662472">
            <text:p>4,30%</text:p>
          </table:table-cell>
          <table:table-cell table:formula="of:=[$V2f_diff.$E$72]" office:value-type="float" office:value="6.55303514147977">
            <text:p>6,55</text:p>
          </table:table-cell>
          <table:table-cell table:number-columns-repeated="2"/>
          <table:table-cell table:formula="of:=[$f3_diff.$D$72]" office:value-type="percentage" office:value="0.0731910491214958">
            <text:p>7,32%</text:p>
          </table:table-cell>
          <table:table-cell table:formula="of:=[$f3_diff.$E$72]" office:value-type="float" office:value="12.9315378087521">
            <text:p>12,93</text:p>
          </table:table-cell>
        </table:table-row>
        <table:table-row table:style-name="ro3">
          <table:table-cell table:number-columns-repeated="7"/>
          <table:table-cell table:style-name="Default"/>
          <table:table-cell table:formula="of:=[$V2f_sys.$E$73]" office:value-type="float" office:value="12.466098134828">
            <text:p>12,47</text:p>
          </table:table-cell>
          <table:table-cell table:number-columns-repeated="2"/>
          <table:table-cell table:style-name="Default"/>
          <table:table-cell table:formula="of:=[$f3_sys.$E$73]" office:value-type="float" office:value="28.6910008386131">
            <text:p>28,69</text:p>
          </table:table-cell>
          <table:table-cell table:number-columns-repeated="2"/>
          <table:table-cell table:style-name="Default"/>
          <table:table-cell table:formula="of:=[$V2f_diff.$E$73]" office:value-type="float" office:value="15.4881056584639">
            <text:p>15,49</text:p>
          </table:table-cell>
          <table:table-cell table:number-columns-repeated="2"/>
          <table:table-cell table:style-name="Default"/>
          <table:table-cell table:formula="of:=[$f3_diff.$E$73]" office:value-type="float" office:value="38.8656004427878">
            <text:p>38,87</text:p>
          </table:table-cell>
        </table:table-row>
        <table:table-row table:style-name="ro3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$V2f_sys.$E$74]" office:value-type="float" office:value="-11.0819473178595">
            <text:p>-11,08</text:p>
          </table:table-cell>
          <table:table-cell table:number-columns-repeated="2"/>
          <table:table-cell table:style-name="Default"/>
          <table:table-cell table:formula="of:=[$f3_sys.$E$74]" office:value-type="float" office:value="-13.6442159989718">
            <text:p>-13,64</text:p>
          </table:table-cell>
          <table:table-cell table:number-columns-repeated="2"/>
          <table:table-cell table:style-name="Default"/>
          <table:table-cell table:formula="of:=[$V2f_diff.$E$74]" office:value-type="float" office:value="0">
            <text:p>0</text:p>
          </table:table-cell>
          <table:table-cell table:number-columns-repeated="2"/>
          <table:table-cell table:style-name="Default"/>
          <table:table-cell table:formula="of:=[$f3_diff.$E$74]" office:value-type="float" office:value="-8.72278459186104">
            <text:p>-8,72</text:p>
          </table:table-cell>
        </table:table-row>
      </table:table>
      <table:table table:name="f3_diff_only" table:style-name="ta1" table:print="false">
        <table:table-column table:style-name="co11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column table:style-name="co5" table:default-cell-style-name="ce5"/>
        <table:table-column table:style-name="co5" table:number-columns-repeated="8" table:default-cell-style-name="Default"/>
        <table:table-row table:style-name="ro1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/>
          <table:table-cell office:value-type="string">
            <text:p>W CPU</text:p>
          </table:table-cell>
          <table:table-cell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4"/>
        </table:table-row>
        <table:table-row table:style-name="ro2">
          <table:table-cell office:value-type="string">
            <text:p>Athlon II X2 255</text:p>
          </table:table-cell>
          <table:table-cell office:value-type="string">
            <text:p>P1</text:p>
          </table:table-cell>
          <table:table-cell table:style-name="ce4" office:value-type="float" office:value="3.1">
            <text:p>3,1</text:p>
          </table:table-cell>
          <table:table-cell office:value-type="float" office:value="1.4">
            <text:p>1,4</text:p>
          </table:table-cell>
          <table:table-cell office:value-type="float" office:value="111.6">
            <text:p>111,6</text:p>
          </table:table-cell>
          <table:table-cell/>
          <table:table-cell table:formula="of:=[.E$3] + [.K$3]*([.$C2]^3 - [.$C3]^3)" office:value-type="float" office:value="111.6">
            <text:p>111,6</text:p>
          </table:table-cell>
          <table:table-cell table:style-name="ce8" table:formula="of:=1-[$values.I2]/[.G2]" office:value-type="percentage" office:value="0.979725599579227">
            <text:p>97,97%</text:p>
          </table:table-cell>
          <table:table-cell table:formula="of:=[.G2]-[$values.I2]" office:value-type="float" office:value="109.337376913042">
            <text:p>109,34</text:p>
          </table:table-cell>
          <table:table-cell/>
          <table:table-cell table:formula="of:=([.$E2]-[.$E3])/([.$C2]^3 - [.$C3]^3)" office:value-type="float" office:value="1.16821498345361">
            <text:p>1,1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5</text:p>
          </table:table-cell>
          <table:table-cell office:value-type="float" office:value="3.8">
            <text:p>3,8</text:p>
          </table:table-cell>
          <table:table-cell office:value-type="float" office:value="1.5">
            <text:p>1,5</text:p>
          </table:table-cell>
          <table:table-cell office:value-type="float" office:value="140.9">
            <text:p>140,9</text:p>
          </table:table-cell>
          <table:table-cell table:number-columns-repeated="5"/>
          <table:table-cell table:style-name="ce9" table:formula="of:=AVERAGE([.K1:.L2])" office:value-type="float" office:value="1.16821498345361">
            <text:p>1,17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table:number-columns-repeated="8"/>
        </table:table-row>
        <table:table-row table:style-name="ro2">
          <table:table-cell office:value-type="string">
            <text:p>Athlon II X4 635</text:p>
          </table:table-cell>
          <table:table-cell office:value-type="string">
            <text:p>P1</text:p>
          </table:table-cell>
          <table:table-cell table:style-name="ce4" office:value-type="float" office:value="2.9">
            <text:p>2,9</text:p>
          </table:table-cell>
          <table:table-cell office:value-type="float" office:value="1.4">
            <text:p>1,4</text:p>
          </table:table-cell>
          <table:table-cell office:value-type="float" office:value="146.3">
            <text:p>146,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5</text:p>
          </table:table-cell>
          <table:table-cell table:style-name="ce4"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188.3">
            <text:p>188,3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table:number-columns-repeated="8"/>
        </table:table-row>
        <table:table-row table:style-name="ro2">
          <table:table-cell office:value-type="string">
            <text:p>Athlon II X2 555</text:p>
          </table:table-cell>
          <table:table-cell office:value-type="string">
            <text:p>P1</text:p>
          </table:table-cell>
          <table:table-cell table:style-name="ce4" office:value-type="float" office:value="3.2">
            <text:p>3,2</text:p>
          </table:table-cell>
          <table:table-cell office:value-type="float" office:value="1.4">
            <text:p>1,4</text:p>
          </table:table-cell>
          <table:table-cell office:value-type="float" office:value="122.7">
            <text:p>122,7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5</text:p>
          </table:table-cell>
          <table:table-cell office:value-type="float" office:value="4">
            <text:p>4</text:p>
          </table:table-cell>
          <table:table-cell office:value-type="float" office:value="1.55">
            <text:p>1,55</text:p>
          </table:table-cell>
          <table:table-cell office:value-type="float" office:value="167.6">
            <text:p>167,6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table:number-columns-repeated="8"/>
        </table:table-row>
        <table:table-row table:style-name="ro2">
          <table:table-cell office:value-type="string">
            <text:p>Athlon II X4 965</text:p>
          </table:table-cell>
          <table:table-cell office:value-type="string">
            <text:p>P1</text:p>
          </table:table-cell>
          <table:table-cell table:style-name="ce4" office:value-type="float" office:value="3.4">
            <text:p>3,4</text:p>
          </table:table-cell>
          <table:table-cell office:value-type="float" office:value="1.4">
            <text:p>1,4</text:p>
          </table:table-cell>
          <table:table-cell office:value-type="float" office:value="186.3">
            <text:p>186,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4</text:p>
          </table:table-cell>
          <table:table-cell office:value-type="float" office:value="3.9">
            <text:p>3,9</text:p>
          </table:table-cell>
          <table:table-cell office:value-type="float" office:value="1.5">
            <text:p>1,5</text:p>
          </table:table-cell>
          <table:table-cell office:value-type="float" office:value="240.2">
            <text:p>240,2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table:number-columns-repeated="8"/>
        </table:table-row>
        <table:table-row table:style-name="ro2">
          <table:table-cell office:value-type="string">
            <text:p>Core2Duo E7600</text:p>
          </table:table-cell>
          <table:table-cell office:value-type="string">
            <text:p>P1</text:p>
          </table:table-cell>
          <table:table-cell table:style-name="ce4" office:value-type="float" office:value="3.06">
            <text:p>3,06</text:p>
          </table:table-cell>
          <table:table-cell office:value-type="float" office:value="1.275">
            <text:p>1,28</text:p>
          </table:table-cell>
          <table:table-cell office:value-type="float" office:value="95.5">
            <text:p>95,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5</text:p>
          </table:table-cell>
          <table:table-cell office:value-type="float" office:value="3.8">
            <text:p>3,8</text:p>
          </table:table-cell>
          <table:table-cell office:value-type="float" office:value="1.35">
            <text:p>1,35</text:p>
          </table:table-cell>
          <table:table-cell office:value-type="float" office:value="116.7">
            <text:p>116,7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6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office:value-type="float" office:value="147">
            <text:p>147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table:number-columns-repeated="8"/>
        </table:table-row>
        <table:table-row table:style-name="ro2">
          <table:table-cell office:value-type="string">
            <text:p>Core2Quad Q9505</text:p>
          </table:table-cell>
          <table:table-cell office:value-type="string">
            <text:p>P1</text:p>
          </table:table-cell>
          <table:table-cell table:style-name="ce4" office:value-type="float" office:value="2.83">
            <text:p>2,83</text:p>
          </table:table-cell>
          <table:table-cell office:value-type="float" office:value="1.275">
            <text:p>1,28</text:p>
          </table:table-cell>
          <table:table-cell office:value-type="float" office:value="125.9">
            <text:p>125,9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6</text:p>
          </table:table-cell>
          <table:table-cell office:value-type="float" office:value="3.8">
            <text:p>3,8</text:p>
          </table:table-cell>
          <table:table-cell office:value-type="float" office:value="1.35">
            <text:p>1,35</text:p>
          </table:table-cell>
          <table:table-cell office:value-type="float" office:value="172.3">
            <text:p>172,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7</text:p>
          </table:table-cell>
          <table:table-cell office:value-type="float" office:value="3.9">
            <text:p>3,9</text:p>
          </table:table-cell>
          <table:table-cell office:value-type="float" office:value="1.4">
            <text:p>1,4</text:p>
          </table:table-cell>
          <table:table-cell office:value-type="float" office:value="189">
            <text:p>189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table:number-columns-repeated="8"/>
        </table:table-row>
        <table:table-row table:style-name="ro1">
          <table:table-cell office:value-type="string">
            <text:p>Core i3-540</text:p>
          </table:table-cell>
          <table:table-cell office:value-type="string">
            <text:p>P1</text:p>
          </table:table-cell>
          <table:table-cell table:style-name="ce4" office:value-type="float" office:value="3.07">
            <text:p>3,07</text:p>
          </table:table-cell>
          <table:table-cell office:value-type="float" office:value="1.125">
            <text:p>1,13</text:p>
          </table:table-cell>
          <table:table-cell office:value-type="float" office:value="85.9">
            <text:p>85,9</text:p>
          </table:table-cell>
          <table:table-cell/>
          <table:table-cell table:formula="of:=[.E$31] + [.K$31]*([.$C28]^3 - [.$C$31]^3)" office:value-type="float" office:value="84.3431552189692">
            <text:p>84,34</text:p>
          </table:table-cell>
          <table:table-cell table:style-name="ce8" table:formula="of:=1-[.G28]/[.E28]" office:value-type="percentage" office:value="0.0181239206173558">
            <text:p>1,81%</text:p>
          </table:table-cell>
          <table:table-cell table:formula="of:=[.E28]-[.$G28]" office:value-type="float" office:value="1.55684478103086">
            <text:p>1,56</text:p>
          </table:table-cell>
          <table:table-cell/>
          <table:table-cell table:formula="of:=([.$E28]-[.$E29])/([.$C28]^3 - [.$C29]^3)" office:value-type="float" office:value="2.00587161052299">
            <text:p>2,01</text:p>
          </table:table-cell>
          <table:table-cell table:formula="of:=([.$E28]-[.$E30])/([.$C28]^3 - [.$C30]^3)" office:value-type="float" office:value="1.24915388137749">
            <text:p>1,25</text:p>
          </table:table-cell>
          <table:table-cell table:formula="of:=([.$E28]-[.$E31:.E31])/([.$C28]^3 - [.$C31:.C31]^3)" office:value-type="float" office:value="1.11619113417798">
            <text:p>1,12</text:p>
          </table:table-cell>
        </table:table-row>
        <table:table-row table:style-name="ro2">
          <table:table-cell/>
          <table:table-cell office:value-type="string">
            <text:p>P3</text:p>
          </table:table-cell>
          <table:table-cell office:value-type="float" office:value="3.4">
            <text:p>3,4</text:p>
          </table:table-cell>
          <table:table-cell office:value-type="float" office:value="1.2">
            <text:p>1,2</text:p>
          </table:table-cell>
          <table:table-cell office:value-type="float" office:value="106.7">
            <text:p>106,7</text:p>
          </table:table-cell>
          <table:table-cell/>
          <table:table-cell table:formula="of:=[.E$31] + [.K$31]*([.$C29]^3 - [.$C$31]^3)" office:value-type="float" office:value="96.2750936816921">
            <text:p>96,28</text:p>
          </table:table-cell>
          <table:table-cell table:style-name="ce8" table:formula="of:=1-[.G29]/[.E29]" office:value-type="percentage" office:value="0.0977029645577125">
            <text:p>9,77%</text:p>
          </table:table-cell>
          <table:table-cell table:formula="of:=[.E29]-[.$G29]" office:value-type="float" office:value="10.4249063183079">
            <text:p>10,42</text:p>
          </table:table-cell>
          <table:table-cell/>
          <table:table-cell table:formula="of:=([.$E29]-[.$E30])/([.$C29]^3 - [.$C30]^3)" office:value-type="float" office:value="0.745118191161356">
            <text:p>0,75</text:p>
          </table:table-cell>
          <table:table-cell table:formula="of:=([.$E29]-[.$E31])/([.$C29]^3 - [.$C31]^3)" office:value-type="float" office:value="0.850965961361545">
            <text:p>0,85</text:p>
          </table:table-cell>
          <table:table-cell/>
        </table:table-row>
        <table:table-row table:style-name="ro2">
          <table:table-cell/>
          <table:table-cell office:value-type="string">
            <text:p>P5</text:p>
          </table:table-cell>
          <table:table-cell office:value-type="float" office:value="3.8">
            <text:p>3,8</text:p>
          </table:table-cell>
          <table:table-cell office:value-type="float" office:value="1.3">
            <text:p>1,3</text:p>
          </table:table-cell>
          <table:table-cell office:value-type="float" office:value="118.3">
            <text:p>118,3</text:p>
          </table:table-cell>
          <table:table-cell/>
          <table:table-cell table:formula="of:=[.E$31] + [.K$31]*([.$C30]^3 - [.$C$31]^3)" office:value-type="float" office:value="114.188724706399">
            <text:p>114,19</text:p>
          </table:table-cell>
          <table:table-cell table:style-name="ce8" table:formula="of:=1-[.G30]/[.E30]" office:value-type="percentage" office:value="0.0347529610617131">
            <text:p>3,48%</text:p>
          </table:table-cell>
          <table:table-cell table:formula="of:=[.E30]-[.$G30]" office:value-type="float" office:value="4.11127529360066">
            <text:p>4,11</text:p>
          </table:table-cell>
          <table:table-cell/>
          <table:table-cell table:formula="of:=([.$E30]-[.$E31])/([.$C30]^3 - [.$C31]^3)" office:value-type="float" office:value="0.936719400499584">
            <text:p>0,9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7</text:p>
          </table:table-cell>
          <table:table-cell office:value-type="float" office:value="4.2">
            <text:p>4,2</text:p>
          </table:table-cell>
          <table:table-cell office:value-type="float" office:value="1.375">
            <text:p>1,38</text:p>
          </table:table-cell>
          <table:table-cell office:value-type="float" office:value="136.3">
            <text:p>136,3</text:p>
          </table:table-cell>
          <table:table-cell/>
          <table:table-cell table:formula="of:=[.E$31] + [.K$31]*([.$C31]^3 - [.$C$31]^3)" office:value-type="float" office:value="136.3">
            <text:p>136,3</text:p>
          </table:table-cell>
          <table:table-cell table:style-name="ce8" table:formula="of:=1-[.G31]/[.E31]" office:value-type="percentage" office:value="0">
            <text:p>0,00%</text:p>
          </table:table-cell>
          <table:table-cell table:formula="of:=[.E31]-[.$G31]" office:value-type="float" office:value="0">
            <text:p>0</text:p>
          </table:table-cell>
          <table:table-cell/>
          <table:table-cell table:style-name="ce9" table:formula="of:=AVERAGE([.K28:.M30])" office:value-type="float" office:value="1.15067002985016">
            <text:p>1,15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table:number-columns-repeated="8"/>
        </table:table-row>
        <table:table-row table:style-name="ro1">
          <table:table-cell office:value-type="string">
            <text:p>Core i7-860</text:p>
          </table:table-cell>
          <table:table-cell office:value-type="string">
            <text:p>P1</text:p>
          </table:table-cell>
          <table:table-cell table:style-name="ce4" office:value-type="float" office:value="2.8">
            <text:p>2,8</text:p>
          </table:table-cell>
          <table:table-cell office:value-type="float" office:value="1.125">
            <text:p>1,13</text:p>
          </table:table-cell>
          <table:table-cell office:value-type="float" office:value="154.1">
            <text:p>154,1</text:p>
          </table:table-cell>
          <table:table-cell/>
          <table:table-cell table:formula="of:=[.E$37] + [.K$37]*([.$C34]^3 - [.$C$37]^3)" office:value-type="float" office:value="132.359667437406">
            <text:p>132,36</text:p>
          </table:table-cell>
          <table:table-cell table:style-name="ce8" table:formula="of:=1-[.G34]/[.E34]" office:value-type="percentage" office:value="0.141079380678741">
            <text:p>14,11%</text:p>
          </table:table-cell>
          <table:table-cell table:formula="of:=[.E34]-[.$G34]" office:value-type="float" office:value="21.7403325625939">
            <text:p>21,74</text:p>
          </table:table-cell>
          <table:table-cell/>
          <table:table-cell table:formula="of:=([.$E34]-[.$E35])/([.$C34]^3 - [.$C35]^3)" office:value-type="float" office:value="1.91466968911917">
            <text:p>1,91</text:p>
          </table:table-cell>
          <table:table-cell table:formula="of:=([.$E34]-[.$E36])/([.$C34]^3 - [.$C36]^3)" office:value-type="float" office:value="2.66099635479951">
            <text:p>2,66</text:p>
          </table:table-cell>
          <table:table-cell table:formula="of:=([.$E34]-[.$E37:.E37])/([.$C34]^3 - [.$C37:.C37]^3)" office:value-type="float" office:value="2.92760654490106">
            <text:p>2,93</text:p>
          </table:table-cell>
        </table:table-row>
        <table:table-row table:style-name="ro2">
          <table:table-cell/>
          <table:table-cell office:value-type="string">
            <text:p>P5</text:p>
          </table:table-cell>
          <table:table-cell office:value-type="float" office:value="3.6">
            <text:p>3,6</text:p>
          </table:table-cell>
          <table:table-cell office:value-type="float" office:value="1.2">
            <text:p>1,2</text:p>
          </table:table-cell>
          <table:table-cell office:value-type="float" office:value="201.4">
            <text:p>201,4</text:p>
          </table:table-cell>
          <table:table-cell/>
          <table:table-cell table:formula="of:=[.E$37] + [.K$37]*([.$C35]^3 - [.$C$37]^3)" office:value-type="float" office:value="217.45611853202">
            <text:p>217,46</text:p>
          </table:table-cell>
          <table:table-cell table:style-name="ce8" table:formula="of:=1-[.G35]/[.E35]" office:value-type="percentage" office:value="-0.0797225349156896">
            <text:p>-7,97%</text:p>
          </table:table-cell>
          <table:table-cell table:formula="of:=[.E35]-[.$G35]" office:value-type="float" office:value="-16.0561185320199">
            <text:p>-16,06</text:p>
          </table:table-cell>
          <table:table-cell/>
          <table:table-cell table:formula="of:=([.$E35]-[.$E36])/([.$C35]^3 - [.$C36]^3)" office:value-type="float" office:value="4.90506329113925">
            <text:p>4,91</text:p>
          </table:table-cell>
          <table:table-cell table:formula="of:=([.$E35]-[.$E37])/([.$C35]^3 - [.$C37]^3)" office:value-type="float" office:value="4.37038745387454">
            <text:p>4,37</text:p>
          </table:table-cell>
          <table:table-cell/>
        </table:table-row>
        <table:table-row table:style-name="ro2">
          <table:table-cell/>
          <table:table-cell office:value-type="string">
            <text:p>P6</text:p>
          </table:table-cell>
          <table:table-cell office:value-type="float" office:value="3.8">
            <text:p>3,8</text:p>
          </table:table-cell>
          <table:table-cell office:value-type="float" office:value="1.3">
            <text:p>1,3</text:p>
          </table:table-cell>
          <table:table-cell office:value-type="float" office:value="241.7">
            <text:p>241,7</text:p>
          </table:table-cell>
          <table:table-cell/>
          <table:table-cell table:formula="of:=[.E$37] + [.K$37]*([.$C36]^3 - [.$C$37]^3)" office:value-type="float" office:value="245.757302234795">
            <text:p>245,76</text:p>
          </table:table-cell>
          <table:table-cell table:style-name="ce8" table:formula="of:=1-[.G36]/[.E36]" office:value-type="percentage" office:value="-0.0167865214513636">
            <text:p>-1,68%</text:p>
          </table:table-cell>
          <table:table-cell table:formula="of:=[.E36]-[.$G36]" office:value-type="float" office:value="-4.05730223479458">
            <text:p>-4,06</text:p>
          </table:table-cell>
          <table:table-cell/>
          <table:table-cell table:formula="of:=([.$E36]-[.$E37])/([.$C36]^3 - [.$C37]^3)" office:value-type="float" office:value="3.88913234005258">
            <text:p>3,8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7</text:p>
          </table:table-cell>
          <table:table-cell office:value-type="float" office:value="4">
            <text:p>4</text:p>
          </table:table-cell>
          <table:table-cell office:value-type="float" office:value="1.375">
            <text:p>1,38</text:p>
          </table:table-cell>
          <table:table-cell office:value-type="float" office:value="277.2">
            <text:p>277,2</text:p>
          </table:table-cell>
          <table:table-cell/>
          <table:table-cell table:formula="of:=[.E$37] + [.K$37]*([.$C37]^3 - [.$C$37]^3)" office:value-type="float" office:value="277.2">
            <text:p>277,2</text:p>
          </table:table-cell>
          <table:table-cell table:style-name="ce8" table:formula="of:=1-[.G37]/[.E37]" office:value-type="percentage" office:value="0">
            <text:p>0,00%</text:p>
          </table:table-cell>
          <table:table-cell table:formula="of:=[.E37]-[.$G37]" office:value-type="float" office:value="0">
            <text:p>0</text:p>
          </table:table-cell>
          <table:table-cell/>
          <table:table-cell table:style-name="ce9" table:formula="of:=AVERAGE([.K34:.M36])" office:value-type="float" office:value="3.44464261231435">
            <text:p>3,44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3"/>
          <table:table-cell table:style-name="ce1" table:number-columns-repeated="2"/>
          <table:table-cell table:style-name="ce6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table:number-columns-repeated="8"/>
        </table:table-row>
        <table:table-row table:style-name="ro1">
          <table:table-cell office:value-type="string">
            <text:p>Core i7-950</text:p>
          </table:table-cell>
          <table:table-cell office:value-type="string">
            <text:p>P1</text:p>
          </table:table-cell>
          <table:table-cell table:style-name="ce4" office:value-type="float" office:value="3.07">
            <text:p>3,07</text:p>
          </table:table-cell>
          <table:table-cell office:value-type="float" office:value="1.2">
            <text:p>1,2</text:p>
          </table:table-cell>
          <table:table-cell office:value-type="float" office:value="189.8">
            <text:p>189,8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2">
          <table:table-cell/>
          <table:table-cell office:value-type="string">
            <text:p>P6</text:p>
          </table:table-cell>
          <table:table-cell office:value-type="float" office:value="4">
            <text:p>4</text:p>
          </table:table-cell>
          <table:table-cell office:value-type="float" office:value="1.3">
            <text:p>1,3</text:p>
          </table:table-cell>
          <table:table-cell office:value-type="float" office:value="264.9">
            <text:p>264,9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2">
          <table:table-cell/>
          <table:table-cell office:value-type="string">
            <text:p>P7</text:p>
          </table:table-cell>
          <table:table-cell office:value-type="float" office:value="4.2">
            <text:p>4,2</text:p>
          </table:table-cell>
          <table:table-cell office:value-type="float" office:value="1.4">
            <text:p>1,4</text:p>
          </table:table-cell>
          <table:table-cell office:value-type="float" office:value="317">
            <text:p>317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2">
          <table:table-cell table:number-columns-repeated="7"/>
          <table:table-cell table:style-name="ce8"/>
          <table:table-cell table:number-columns-repeated="2"/>
          <table:table-cell table:style-name="ce9"/>
          <table:table-cell table:number-columns-repeated="2"/>
        </table:table-row>
        <table:table-row table:style-name="ro2">
          <table:table-cell table:number-columns-repeated="13"/>
        </table:table-row>
      </table:table>
      <table:table table:name="V2f_sys" table:style-name="ta1" table:print="false">
        <table:table-column table:style-name="co14" table:default-cell-style-name="Default"/>
        <table:table-column table:style-name="co5" table:number-columns-repeated="2" table:default-cell-style-name="Default"/>
        <table:table-column table:style-name="co5" table:default-cell-style-name="ce8"/>
        <table:table-column table:style-name="co5" table:number-columns-repeated="8" table:default-cell-style-name="Default"/>
        <table:table-row table:style-name="ro3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Athlon II X2 255</text:p>
          </table:table-cell>
          <table:table-cell table:formula="of:=[$values.E2]-[.G$6]" office:value-type="float" office:value="64.1396008918782">
            <text:p>64,14</text:p>
          </table:table-cell>
          <table:table-cell table:formula="of:=[.B$6]*[$values.C2]/[$values.C$6]*[$values.D2]*[$values.D2]/[$values.D$6]/[$values.D$6]" office:value-type="float" office:value="66.4022239788365">
            <text:p>66,4</text:p>
          </table:table-cell>
          <table:table-cell table:formula="of:=1-[.B2]/[.C2]" office:value-type="percentage" office:value="0.0340745076200978">
            <text:p>3,41%</text:p>
          </table:table-cell>
          <table:table-cell table:formula="of:=[.C2]-[.B2]" office:value-type="float" office:value="2.2626230869583">
            <text:p>2,26</text:p>
          </table:table-cell>
          <table:table-cell/>
          <table:table-cell table:formula="of:=([$values.E2]-[$values.E3]*([$values.C2]*[$values.D2]^2)/([$values.C3]*[$values.D3]^2))/(1-([$values.C2]*[$values.D2]^2)/([$values.C3]*[$values.D3]^2))" office:value-type="float" office:value="65.0999999999999">
            <text:p>65,1</text:p>
          </table:table-cell>
          <table:table-cell table:formula="of:=([$values.E2]-[$values.E4]*([$values.C2]*[$values.D2]^2)/([$values.C4]*[$values.D4]^2))/(1-([$values.C2]*[$values.D2]^2)/([$values.C4]*[$values.D4]^2))" office:value-type="float" office:value="61.9999999999997">
            <text:p>62</text:p>
          </table:table-cell>
          <table:table-cell table:formula="of:=([$values.E2]-[$values.E5]*([$values.C2]*[$values.D2]^2)/([$values.C5]*[$values.D5]^2))/(1-([$values.C2]*[$values.D2]^2)/([$values.C5]*[$values.D5]^2))" office:value-type="float" office:value="56.42">
            <text:p>56,42</text:p>
          </table:table-cell>
          <table:table-cell table:formula="of:=([$values.E2]-[$values.E6]*([$values.C2]*[$values.D2]^2)/([$values.C6]*[$values.D6]^2))/(1-([$values.C2]*[$values.D2]^2)/([$values.C6]*[$values.D6]^2))" office:value-type="float" office:value="39.6409054163298">
            <text:p>39,64</text:p>
          </table:table-cell>
          <table:table-cell table:number-columns-repeated="2"/>
        </table:table-row>
        <table:table-row table:style-name="ro3">
          <table:table-cell/>
          <table:table-cell table:formula="of:=[$values.E3]-[.G$6]" office:value-type="float" office:value="65.6396008918782">
            <text:p>65,64</text:p>
          </table:table-cell>
          <table:table-cell table:formula="of:=[.B$6]*[$values.C3]/[$values.C$6]*[$values.D3]*[$values.D3]/[$values.D$6]/[$values.D$6]" office:value-type="float" office:value="68.5442312039602">
            <text:p>68,54</text:p>
          </table:table-cell>
          <table:table-cell table:formula="of:=1-[.B3]/[.C3]" office:value-type="percentage" office:value="0.0423759995708323">
            <text:p>4,24%</text:p>
          </table:table-cell>
          <table:table-cell table:formula="of:=[.C3]-[.B3]" office:value-type="float" office:value="2.90463031208205">
            <text:p>2,9</text:p>
          </table:table-cell>
          <table:table-cell/>
          <table:table-cell table:formula="of:=([$values.E3]-[$values.E4]*([$values.C3]*[$values.D3]^2)/([$values.C4]*[$values.D4]^2))/(1-([$values.C3]*[$values.D3]^2)/([$values.C4]*[$values.D4]^2))" office:value-type="float" office:value="60.2999999999999">
            <text:p>60,3</text:p>
          </table:table-cell>
          <table:table-cell table:formula="of:=([$values.E3]-[$values.E5]*([$values.C3]*[$values.D3]^2)/([$values.C5]*[$values.D5]^2))/(1-([$values.C3]*[$values.D3]^2)/([$values.C5]*[$values.D5]^2))" office:value-type="float" office:value="53.9">
            <text:p>53,9</text:p>
          </table:table-cell>
          <table:table-cell table:formula="of:=([$values.E3]-[$values.E6]*([$values.C3]*[$values.D3]^2)/([$values.C6]*[$values.D6]^2))/(1-([$values.C3]*[$values.D3]^2)/([$values.C6]*[$values.D6]^2))" office:value-type="float" office:value="36.5584723441615">
            <text:p>36,56</text:p>
          </table:table-cell>
          <table:table-cell table:number-columns-repeated="3"/>
        </table:table-row>
        <table:table-row table:style-name="ro3">
          <table:table-cell/>
          <table:table-cell table:formula="of:=[$values.E4]-[.G$6]" office:value-type="float" office:value="68.9396008918782">
            <text:p>68,94</text:p>
          </table:table-cell>
          <table:table-cell table:formula="of:=[.B$6]*[$values.C4]/[$values.C$6]*[$values.D4]*[$values.D4]/[$values.D$6]/[$values.D$6]" office:value-type="float" office:value="72.8282456542077">
            <text:p>72,83</text:p>
          </table:table-cell>
          <table:table-cell table:formula="of:=1-[.B4]/[.C4]" office:value-type="percentage" office:value="0.0533947334224284">
            <text:p>5,34%</text:p>
          </table:table-cell>
          <table:table-cell table:formula="of:=[.C4]-[.B4]" office:value-type="float" office:value="3.88864476232955">
            <text:p>3,89</text:p>
          </table:table-cell>
          <table:table-cell/>
          <table:table-cell table:formula="of:=([$values.E4]-[$values.E5]*([$values.C4]*[$values.D4]^2)/([$values.C5]*[$values.D5]^2))/(1-([$values.C4]*[$values.D4]^2)/([$values.C5]*[$values.D5]^2))" office:value-type="float" office:value="46.7000000000003">
            <text:p>46,7</text:p>
          </table:table-cell>
          <table:table-cell table:formula="of:=([$values.E4]-[$values.E6]*([$values.C4]*[$values.D4]^2)/([$values.C6]*[$values.D6]^2))/(1-([$values.C4]*[$values.D4]^2)/([$values.C6]*[$values.D6]^2))" office:value-type="float" office:value="29.8316012725345">
            <text:p>29,83</text:p>
          </table:table-cell>
          <table:table-cell table:number-columns-repeated="4"/>
        </table:table-row>
        <table:table-row table:style-name="ro3">
          <table:table-cell/>
          <table:table-cell table:formula="of:=[$values.E5]-[.G$6]" office:value-type="float" office:value="73.0396008918782">
            <text:p>73,04</text:p>
          </table:table-cell>
          <table:table-cell table:formula="of:=[.B$6]*[$values.C5]/[$values.C$6]*[$values.D5]*[$values.D5]/[$values.D$6]/[$values.D$6]" office:value-type="float" office:value="77.1122601044553">
            <text:p>77,11</text:p>
          </table:table-cell>
          <table:table-cell table:formula="of:=1-[.B5]/[.C5]" office:value-type="percentage" office:value="0.0528146783281974">
            <text:p>5,28%</text:p>
          </table:table-cell>
          <table:table-cell table:formula="of:=[.C5]-[.B5]" office:value-type="float" office:value="4.07265921257709">
            <text:p>4,07</text:p>
          </table:table-cell>
          <table:table-cell/>
          <table:table-cell table:formula="of:=([$values.E5]-[$values.E6]*([$values.C5]*[$values.D5]^2)/([$values.C6]*[$values.D6]^2))/(1-([$values.C5]*[$values.D5]^2)/([$values.C6]*[$values.D6]^2))" office:value-type="float" office:value="24.1530120481927">
            <text:p>24,15</text:p>
          </table:table-cell>
          <table:table-cell table:number-columns-repeated="5"/>
        </table:table-row>
        <table:table-row table:style-name="ro3">
          <table:table-cell/>
          <table:table-cell table:formula="of:=[$values.E6]-[.G$6]" office:value-type="float" office:value="93.4396008918782">
            <text:p>93,44</text:p>
          </table:table-cell>
          <table:table-cell table:formula="of:=[.B$6]*[$values.C6]/[$values.C$6]*[$values.D6]*[$values.D6]/[$values.D$6]/[$values.D$6]" office:value-type="float" office:value="93.4396008918782">
            <text:p>93,44</text:p>
          </table:table-cell>
          <table:table-cell table:formula="of:=1-[.B6]/[.C6]" office:value-type="percentage" office:value="0">
            <text:p>0,00%</text:p>
          </table:table-cell>
          <table:table-cell table:formula="of:=[.C6]-[.B6]" office:value-type="float" office:value="0">
            <text:p>0</text:p>
          </table:table-cell>
          <table:table-cell/>
          <table:table-cell table:style-name="ce9" table:formula="of:=AVERAGE([.G2:.J5])" office:value-type="float" office:value="47.4603991081218">
            <text:p>47,46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Athlon II X4 635</text:p>
          </table:table-cell>
          <table:table-cell table:formula="of:=[$values.E9]-[.G$13]" office:value-type="float" office:value="103.176818307807">
            <text:p>103,18</text:p>
          </table:table-cell>
          <table:table-cell table:formula="of:=[.B$13]*[$values.C9]/[$values.C$13]*[$values.D9]*[$values.D9]/[$values.D$13]/[$values.D$13]" office:value-type="float" office:value="104.785401303057">
            <text:p>104,79</text:p>
          </table:table-cell>
          <table:table-cell table:formula="of:=1-[.B9]/[.C9]" office:value-type="percentage" office:value="0.0153512128144434">
            <text:p>1,54%</text:p>
          </table:table-cell>
          <table:table-cell table:formula="of:=[.C9]-[.B9]" office:value-type="float" office:value="1.60858299525009">
            <text:p>1,61</text:p>
          </table:table-cell>
          <table:table-cell/>
          <table:table-cell table:formula="of:=([$values.E9]-[$values.E10]*([$values.C9]*[$values.D9]^2)/([$values.C10]*[$values.D10]^2))/(1-([$values.C9]*[$values.D9]^2)/([$values.C10]*[$values.D10]^2))" office:value-type="float" office:value="47.700000000001">
            <text:p>47,7</text:p>
          </table:table-cell>
          <table:table-cell table:formula="of:=([$values.E9]-[$values.E11]*([$values.C9]*[$values.D9]^2)/([$values.C11]*[$values.D11]^2))/(1-([$values.C9]*[$values.D9]^2)/([$values.C11]*[$values.D11]^2))" office:value-type="float" office:value="48.6666666666667">
            <text:p>48,67</text:p>
          </table:table-cell>
          <table:table-cell table:formula="of:=([$values.E9]-[$values.E12]*([$values.C9]*[$values.D9]^2)/([$values.C12]*[$values.D12]^2))/(1-([$values.C9]*[$values.D9]^2)/([$values.C12]*[$values.D12]^2))" office:value-type="float" office:value="51.1800000000001">
            <text:p>51,18</text:p>
          </table:table-cell>
          <table:table-cell table:formula="of:=([$values.E9]-[$values.E13]*([$values.C9]*[$values.D9]^2)/([$values.C13]*[$values.D13]^2))/(1-([$values.C9]*[$values.D9]^2)/([$values.C13]*[$values.D13]^2))" office:value-type="float" office:value="37.341533546326">
            <text:p>37,34</text:p>
          </table:table-cell>
          <table:table-cell table:number-columns-repeated="2"/>
        </table:table-row>
        <table:table-row table:style-name="ro3">
          <table:table-cell/>
          <table:table-cell table:formula="of:=[$values.E10]-[.G$13]" office:value-type="float" office:value="106.576818307807">
            <text:p>106,58</text:p>
          </table:table-cell>
          <table:table-cell table:formula="of:=[.B$13]*[$values.C10]/[$values.C$13]*[$values.D10]*[$values.D10]/[$values.D$13]/[$values.D$13]" office:value-type="float" office:value="108.398691003163">
            <text:p>108,4</text:p>
          </table:table-cell>
          <table:table-cell table:formula="of:=1-[.B10]/[.C10]" office:value-type="percentage" office:value="0.0168071466407503">
            <text:p>1,68%</text:p>
          </table:table-cell>
          <table:table-cell table:formula="of:=[.C10]-[.B10]" office:value-type="float" office:value="1.82187269535554">
            <text:p>1,82</text:p>
          </table:table-cell>
          <table:table-cell/>
          <table:table-cell table:formula="of:=([$values.E10]-[$values.E11]*([$values.C10]*[$values.D10]^2)/([$values.C11]*[$values.D11]^2))/(1-([$values.C10]*[$values.D10]^2)/([$values.C11]*[$values.D11]^2))" office:value-type="float" office:value="49.1999999999997">
            <text:p>49,2</text:p>
          </table:table-cell>
          <table:table-cell table:formula="of:=([$values.E10]-[$values.E12]*([$values.C10]*[$values.D10]^2)/([$values.C12]*[$values.D12]^2))/(1-([$values.C10]*[$values.D10]^2)/([$values.C12]*[$values.D12]^2))" office:value-type="float" office:value="52.1999999999999">
            <text:p>52,2</text:p>
          </table:table-cell>
          <table:table-cell table:formula="of:=([$values.E10]-[$values.E13]*([$values.C10]*[$values.D10]^2)/([$values.C13]*[$values.D13]^2))/(1-([$values.C10]*[$values.D10]^2)/([$values.C13]*[$values.D13]^2))" office:value-type="float" office:value="35.9315789473684">
            <text:p>35,93</text:p>
          </table:table-cell>
          <table:table-cell table:number-columns-repeated="3"/>
        </table:table-row>
        <table:table-row table:style-name="ro3">
          <table:table-cell/>
          <table:table-cell table:formula="of:=[$values.E11]-[.G$13]" office:value-type="float" office:value="113.276818307807">
            <text:p>113,28</text:p>
          </table:table-cell>
          <table:table-cell table:formula="of:=[.B$13]*[$values.C11]/[$values.C$13]*[$values.D11]*[$values.D11]/[$values.D$13]/[$values.D$13]" office:value-type="float" office:value="115.625270403373">
            <text:p>115,63</text:p>
          </table:table-cell>
          <table:table-cell table:formula="of:=1-[.B11]/[.C11]" office:value-type="percentage" office:value="0.020310889543207">
            <text:p>2,03%</text:p>
          </table:table-cell>
          <table:table-cell table:formula="of:=[.C11]-[.B11]" office:value-type="float" office:value="2.34845209556636">
            <text:p>2,35</text:p>
          </table:table-cell>
          <table:table-cell/>
          <table:table-cell table:formula="of:=([$values.E11]-[$values.E12]*([$values.C11]*[$values.D11]^2)/([$values.C12]*[$values.D12]^2))/(1-([$values.C11]*[$values.D11]^2)/([$values.C12]*[$values.D12]^2))" office:value-type="float" office:value="55.6000000000003">
            <text:p>55,6</text:p>
          </table:table-cell>
          <table:table-cell table:formula="of:=([$values.E11]-[$values.E13]*([$values.C11]*[$values.D11]^2)/([$values.C13]*[$values.D13]^2))/(1-([$values.C11]*[$values.D11]^2)/([$values.C13]*[$values.D13]^2))" office:value-type="float" office:value="31.5860262008735">
            <text:p>31,59</text:p>
          </table:table-cell>
          <table:table-cell table:number-columns-repeated="4"/>
        </table:table-row>
        <table:table-row table:style-name="ro3">
          <table:table-cell/>
          <table:table-cell table:formula="of:=[$values.E12]-[.G$13]" office:value-type="float" office:value="119.576818307807">
            <text:p>119,58</text:p>
          </table:table-cell>
          <table:table-cell table:formula="of:=[.B$13]*[$values.C12]/[$values.C$13]*[$values.D12]*[$values.D12]/[$values.D$13]/[$values.D$13]" office:value-type="float" office:value="122.851849803584">
            <text:p>122,85</text:p>
          </table:table-cell>
          <table:table-cell table:formula="of:=1-[.B12]/[.C12]" office:value-type="percentage" office:value="0.0266583816280612">
            <text:p>2,67%</text:p>
          </table:table-cell>
          <table:table-cell table:formula="of:=[.C12]-[.B12]" office:value-type="float" office:value="3.27503149577721">
            <text:p>3,28</text:p>
          </table:table-cell>
          <table:table-cell/>
          <table:table-cell table:formula="of:=([$values.E12]-[$values.E13]*([$values.C12]*[$values.D12]^2)/([$values.C13]*[$values.D13]^2))/(1-([$values.C12]*[$values.D12]^2)/([$values.C13]*[$values.D13]^2))" office:value-type="float" office:value="21.8260115606936">
            <text:p>21,83</text:p>
          </table:table-cell>
          <table:table-cell table:number-columns-repeated="5"/>
        </table:table-row>
        <table:table-row table:style-name="ro3">
          <table:table-cell/>
          <table:table-cell table:formula="of:=[$values.E13]-[.G$13]" office:value-type="float" office:value="145.176818307807">
            <text:p>145,18</text:p>
          </table:table-cell>
          <table:table-cell table:formula="of:=[.B$13]*[$values.C13]/[$values.C$13]*[$values.D13]*[$values.D13]/[$values.D$13]/[$values.D$13]" office:value-type="float" office:value="145.176818307807">
            <text:p>145,18</text:p>
          </table:table-cell>
          <table:table-cell table:formula="of:=1-[.B13]/[.C13]" office:value-type="percentage" office:value="0">
            <text:p>0,00%</text:p>
          </table:table-cell>
          <table:table-cell table:formula="of:=[.C13]-[.B13]" office:value-type="float" office:value="0">
            <text:p>0</text:p>
          </table:table-cell>
          <table:table-cell/>
          <table:table-cell table:style-name="ce9" table:formula="of:=AVERAGE([.G9:.J12])" office:value-type="float" office:value="43.1231816921929">
            <text:p>43,12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Athlon II X2 555</text:p>
          </table:table-cell>
          <table:table-cell table:formula="of:=[$values.E16]-[.G$20]" office:value-type="float" office:value="65.1792788859953">
            <text:p>65,18</text:p>
          </table:table-cell>
          <table:table-cell table:formula="of:=[.B$20]*[$values.C16]/[$values.C$20]*[$values.D16]*[$values.D16]/[$values.D$20]/[$values.D$20]" office:value-type="float" office:value="71.8436250960419">
            <text:p>71,84</text:p>
          </table:table-cell>
          <table:table-cell table:formula="of:=1-[.B16]/[.C16]" office:value-type="percentage" office:value="0.0927618310064053">
            <text:p>9,28%</text:p>
          </table:table-cell>
          <table:table-cell table:formula="of:=[.C16]-[.B16]" office:value-type="float" office:value="6.66434621004657">
            <text:p>6,66</text:p>
          </table:table-cell>
          <table:table-cell/>
          <table:table-cell table:formula="of:=([$values.E16]-[$values.E17]*([$values.C16]*[$values.D16]^2)/([$values.C17]*[$values.D17]^2))/(1-([$values.C16]*[$values.D16]^2)/([$values.C17]*[$values.D17]^2))" office:value-type="float" office:value="71.5000000000001">
            <text:p>71,5</text:p>
          </table:table-cell>
          <table:table-cell table:formula="of:=([$values.E16]-[$values.E18]*([$values.C16]*[$values.D16]^2)/([$values.C18]*[$values.D18]^2))/(1-([$values.C16]*[$values.D16]^2)/([$values.C18]*[$values.D18]^2))" office:value-type="float" office:value="77.9">
            <text:p>77,9</text:p>
          </table:table-cell>
          <table:table-cell table:formula="of:=([$values.E16]-[$values.E19]*([$values.C16]*[$values.D16]^2)/([$values.C19]*[$values.D19]^2))/(1-([$values.C16]*[$values.D16]^2)/([$values.C19]*[$values.D19]^2))" office:value-type="float" office:value="79.4999999999999">
            <text:p>79,5</text:p>
          </table:table-cell>
          <table:table-cell table:formula="of:=([$values.E16]-[$values.E20]*([$values.C16]*[$values.D16]^2)/([$values.C20]*[$values.D20]^2))/(1-([$values.C16]*[$values.D16]^2)/([$values.C20]*[$values.D20]^2))" office:value-type="float" office:value="38.3342720191732">
            <text:p>38,33</text:p>
          </table:table-cell>
          <table:table-cell table:number-columns-repeated="2"/>
        </table:table-row>
        <table:table-row table:style-name="ro3">
          <table:table-cell/>
          <table:table-cell table:formula="of:=[$values.E17]-[.G$20]" office:value-type="float" office:value="68.3792788859953">
            <text:p>68,38</text:p>
          </table:table-cell>
          <table:table-cell table:formula="of:=[.B$20]*[$values.C17]/[$values.C$20]*[$values.D17]*[$values.D17]/[$values.D$20]/[$values.D$20]" office:value-type="float" office:value="76.3338516645445">
            <text:p>76,33</text:p>
          </table:table-cell>
          <table:table-cell table:formula="of:=1-[.B17]/[.C17]" office:value-type="percentage" office:value="0.104207669403428">
            <text:p>10,42%</text:p>
          </table:table-cell>
          <table:table-cell table:formula="of:=[.C17]-[.B17]" office:value-type="float" office:value="7.95457277854918">
            <text:p>7,95</text:p>
          </table:table-cell>
          <table:table-cell/>
          <table:table-cell table:formula="of:=([$values.E17]-[$values.E18]*([$values.C17]*[$values.D17]^2)/([$values.C18]*[$values.D18]^2))/(1-([$values.C17]*[$values.D17]^2)/([$values.C18]*[$values.D18]^2))" office:value-type="float" office:value="85.0999999999999">
            <text:p>85,1</text:p>
          </table:table-cell>
          <table:table-cell table:formula="of:=([$values.E17]-[$values.E19]*([$values.C17]*[$values.D17]^2)/([$values.C19]*[$values.D19]^2))/(1-([$values.C17]*[$values.D17]^2)/([$values.C19]*[$values.D19]^2))" office:value-type="float" office:value="84.25">
            <text:p>84,25</text:p>
          </table:table-cell>
          <table:table-cell table:formula="of:=([$values.E17]-[$values.E20]*([$values.C17]*[$values.D17]^2)/([$values.C20]*[$values.D20]^2))/(1-([$values.C17]*[$values.D17]^2)/([$values.C20]*[$values.D20]^2))" office:value-type="float" office:value="31.5725050916498">
            <text:p>31,57</text:p>
          </table:table-cell>
          <table:table-cell table:number-columns-repeated="3"/>
        </table:table-row>
        <table:table-row table:style-name="ro3">
          <table:table-cell/>
          <table:table-cell table:formula="of:=[$values.E18]-[.G$20]" office:value-type="float" office:value="70.7792788859953">
            <text:p>70,78</text:p>
          </table:table-cell>
          <table:table-cell table:formula="of:=[.B$20]*[$values.C18]/[$values.C$20]*[$values.D18]*[$values.D18]/[$values.D$20]/[$values.D$20]" office:value-type="float" office:value="80.8240782330471">
            <text:p>80,82</text:p>
          </table:table-cell>
          <table:table-cell table:formula="of:=1-[.B18]/[.C18]" office:value-type="percentage" office:value="0.124279788481952">
            <text:p>12,43%</text:p>
          </table:table-cell>
          <table:table-cell table:formula="of:=[.C18]-[.B18]" office:value-type="float" office:value="10.0447993470518">
            <text:p>10,04</text:p>
          </table:table-cell>
          <table:table-cell/>
          <table:table-cell table:formula="of:=([$values.E18]-[$values.E19]*([$values.C18]*[$values.D18]^2)/([$values.C19]*[$values.D19]^2))/(1-([$values.C18]*[$values.D18]^2)/([$values.C19]*[$values.D19]^2))" office:value-type="float" office:value="83.3">
            <text:p>83,3</text:p>
          </table:table-cell>
          <table:table-cell table:formula="of:=([$values.E18]-[$values.E20]*([$values.C18]*[$values.D18]^2)/([$values.C20]*[$values.D20]^2))/(1-([$values.C18]*[$values.D18]^2)/([$values.C20]*[$values.D20]^2))" office:value-type="float" office:value="19.7249021143306">
            <text:p>19,72</text:p>
          </table:table-cell>
          <table:table-cell table:number-columns-repeated="4"/>
        </table:table-row>
        <table:table-row table:style-name="ro3">
          <table:table-cell/>
          <table:table-cell table:formula="of:=[$values.E19]-[.G$20]" office:value-type="float" office:value="73.2792788859953">
            <text:p>73,28</text:p>
          </table:table-cell>
          <table:table-cell table:formula="of:=[.B$20]*[$values.C19]/[$values.C$20]*[$values.D19]*[$values.D19]/[$values.D$20]/[$values.D$20]" office:value-type="float" office:value="85.3143048015497">
            <text:p>85,31</text:p>
          </table:table-cell>
          <table:table-cell table:formula="of:=1-[.B19]/[.C19]" office:value-type="percentage" office:value="0.141066916545228">
            <text:p>14,11%</text:p>
          </table:table-cell>
          <table:table-cell table:formula="of:=[.C19]-[.B19]" office:value-type="float" office:value="12.0350259155544">
            <text:p>12,04</text:p>
          </table:table-cell>
          <table:table-cell/>
          <table:table-cell table:formula="of:=([$values.E19]-[$values.E20]*([$values.C19]*[$values.D19]^2)/([$values.C20]*[$values.D20]^2))/(1-([$values.C19]*[$values.D19]^2)/([$values.C20]*[$values.D20]^2))" office:value-type="float" office:value="4.02553191489389">
            <text:p>4,03</text:p>
          </table:table-cell>
          <table:table-cell table:number-columns-repeated="5"/>
        </table:table-row>
        <table:table-row table:style-name="ro3">
          <table:table-cell/>
          <table:table-cell table:formula="of:=[$values.E20]-[.G$20]" office:value-type="float" office:value="110.079278885995">
            <text:p>110,08</text:p>
          </table:table-cell>
          <table:table-cell table:formula="of:=[.B$20]*[$values.C20]/[$values.C$20]*[$values.D20]*[$values.D20]/[$values.D$20]/[$values.D$20]" office:value-type="float" office:value="110.079278885995">
            <text:p>110,08</text:p>
          </table:table-cell>
          <table:table-cell table:formula="of:=1-[.B20]/[.C20]" office:value-type="percentage" office:value="0">
            <text:p>0,00%</text:p>
          </table:table-cell>
          <table:table-cell table:formula="of:=[.C20]-[.B20]" office:value-type="float" office:value="0">
            <text:p>0</text:p>
          </table:table-cell>
          <table:table-cell/>
          <table:table-cell table:style-name="ce9" table:formula="of:=AVERAGE([.G16:.J19])" office:value-type="float" office:value="57.5207211140047">
            <text:p>57,52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Athlon II X4 965</text:p>
          </table:table-cell>
          <table:table-cell table:formula="of:=[$values.E23]-[.G$26]" office:value-type="float" office:value="146.026517608805">
            <text:p>146,03</text:p>
          </table:table-cell>
          <table:table-cell table:formula="of:=[.B$26]*[$values.C23]/[$values.C$26]*[$values.D23]*[$values.D23]/[$values.D$26]/[$values.D$26]" office:value-type="float" office:value="151.83023513904">
            <text:p>151,83</text:p>
          </table:table-cell>
          <table:table-cell table:formula="of:=1-[.B23]/[.C23]" office:value-type="percentage" office:value="0.0382250447344707">
            <text:p>3,82%</text:p>
          </table:table-cell>
          <table:table-cell table:formula="of:=[.C23]-[.B23]" office:value-type="float" office:value="5.80371753023502">
            <text:p>5,8</text:p>
          </table:table-cell>
          <table:table-cell/>
          <table:table-cell table:formula="of:=([$values.E23]-[$values.E24]*([$values.C23]*[$values.D23]^2)/([$values.C24]*[$values.D24]^2))/(1-([$values.C23]*[$values.D23]^2)/([$values.C24]*[$values.D24]^2))" office:value-type="float" office:value="89.4">
            <text:p>89,4</text:p>
          </table:table-cell>
          <table:table-cell table:formula="of:=([$values.E23]-[$values.E25]*([$values.C23]*[$values.D23]^2)/([$values.C25]*[$values.D25]^2))/(1-([$values.C23]*[$values.D23]^2)/([$values.C25]*[$values.D25]^2))" office:value-type="float" office:value="91.1000000000001">
            <text:p>91,1</text:p>
          </table:table-cell>
          <table:table-cell table:formula="of:=([$values.E23]-[$values.E26]*([$values.C23]*[$values.D23]^2)/([$values.C26]*[$values.D26]^2))/(1-([$values.C23]*[$values.D23]^2)/([$values.C26]*[$values.D26]^2))" office:value-type="float" office:value="16.1486025580297">
            <text:p>16,15</text:p>
          </table:table-cell>
          <table:table-cell table:number-columns-repeated="3"/>
        </table:table-row>
        <table:table-row table:style-name="ro3">
          <table:table-cell/>
          <table:table-cell table:formula="of:=[$values.E24]-[.G$26]" office:value-type="float" office:value="151.726517608805">
            <text:p>151,73</text:p>
          </table:table-cell>
          <table:table-cell table:formula="of:=[.B$26]*[$values.C24]/[$values.C$26]*[$values.D24]*[$values.D24]/[$values.D$26]/[$values.D$26]" office:value-type="float" office:value="160.761425441337">
            <text:p>160,76</text:p>
          </table:table-cell>
          <table:table-cell table:formula="of:=1-[.B24]/[.C24]" office:value-type="percentage" office:value="0.0562007198413927">
            <text:p>5,62%</text:p>
          </table:table-cell>
          <table:table-cell table:formula="of:=[.C24]-[.B24]" office:value-type="float" office:value="9.0349078325315">
            <text:p>9,03</text:p>
          </table:table-cell>
          <table:table-cell/>
          <table:table-cell table:formula="of:=([$values.E24]-[$values.E25]*([$values.C24]*[$values.D24]^2)/([$values.C25]*[$values.D25]^2))/(1-([$values.C24]*[$values.D24]^2)/([$values.C25]*[$values.D25]^2))" office:value-type="float" office:value="92.9999999999995">
            <text:p>93</text:p>
          </table:table-cell>
          <table:table-cell table:formula="of:=([$values.E24]-[$values.E26]*([$values.C24]*[$values.D24]^2)/([$values.C26]*[$values.D26]^2))/(1-([$values.C24]*[$values.D24]^2)/([$values.C26]*[$values.D26]^2))" office:value-type="float" office:value="-5.8471204188479">
            <text:p>-5,85</text:p>
          </table:table-cell>
          <table:table-cell table:number-columns-repeated="4"/>
        </table:table-row>
        <table:table-row table:style-name="ro3">
          <table:table-cell/>
          <table:table-cell table:formula="of:=[$values.E25]-[.G$26]" office:value-type="float" office:value="157.226517608805">
            <text:p>157,23</text:p>
          </table:table-cell>
          <table:table-cell table:formula="of:=[.B$26]*[$values.C25]/[$values.C$26]*[$values.D25]*[$values.D25]/[$values.D$26]/[$values.D$26]" office:value-type="float" office:value="169.692615743633">
            <text:p>169,69</text:p>
          </table:table-cell>
          <table:table-cell table:formula="of:=1-[.B25]/[.C25]" office:value-type="percentage" office:value="0.0734628202894899">
            <text:p>7,35%</text:p>
          </table:table-cell>
          <table:table-cell table:formula="of:=[.C25]-[.B25]" office:value-type="float" office:value="12.466098134828">
            <text:p>12,47</text:p>
          </table:table-cell>
          <table:table-cell/>
          <table:table-cell table:formula="of:=([$values.E25]-[$values.E26]*([$values.C25]*[$values.D25]^2)/([$values.C26]*[$values.D26]^2))/(1-([$values.C25]*[$values.D25]^2)/([$values.C26]*[$values.D26]^2))" office:value-type="float" office:value="-42.1605877920118">
            <text:p>-42,16</text:p>
          </table:table-cell>
          <table:table-cell table:number-columns-repeated="5"/>
        </table:table-row>
        <table:table-row table:style-name="ro3">
          <table:table-cell/>
          <table:table-cell table:formula="of:=[$values.E26]-[.G$26]" office:value-type="float" office:value="199.926517608805">
            <text:p>199,93</text:p>
          </table:table-cell>
          <table:table-cell table:formula="of:=[.B$26]*[$values.C26]/[$values.C$26]*[$values.D26]*[$values.D26]/[$values.D$26]/[$values.D$26]" office:value-type="float" office:value="199.926517608805">
            <text:p>199,93</text:p>
          </table:table-cell>
          <table:table-cell table:formula="of:=1-[.B26]/[.C26]" office:value-type="percentage" office:value="0">
            <text:p>0,00%</text:p>
          </table:table-cell>
          <table:table-cell table:formula="of:=[.C26]-[.B26]" office:value-type="float" office:value="0">
            <text:p>0</text:p>
          </table:table-cell>
          <table:table-cell/>
          <table:table-cell table:style-name="ce9" table:formula="of:=AVERAGE([.G23:.I25])" office:value-type="float" office:value="40.2734823911949">
            <text:p>40,27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Core2Duo E7600</text:p>
          </table:table-cell>
          <table:table-cell table:formula="of:=[$values.E29]-[.G$34]" office:value-type="float" office:value="57.7947681669406">
            <text:p>57,79</text:p>
          </table:table-cell>
          <table:table-cell table:formula="of:=[.B$34]*[$values.C29]/[$values.C$34]*[$values.D29]*[$values.D29]/[$values.D$34]/[$values.D$34]" office:value-type="float" office:value="60.4085845504702">
            <text:p>60,41</text:p>
          </table:table-cell>
          <table:table-cell table:formula="of:=1-[.B29]/[.C29]" office:value-type="percentage" office:value="0.0432689559436001">
            <text:p>4,33%</text:p>
          </table:table-cell>
          <table:table-cell table:formula="of:=[.C29]-[.B29]" office:value-type="float" office:value="2.61381638352954">
            <text:p>2,61</text:p>
          </table:table-cell>
          <table:table-cell/>
          <table:table-cell table:formula="of:=([$values.E29]-[$values.E30]*([$values.C29]*[$values.D29]^2)/([$values.C30]*[$values.D30]^2))/(1-([$values.C29]*[$values.D29]^2)/([$values.C30]*[$values.D30]^2))" office:value-type="float" office:value="56.157142857143">
            <text:p>56,16</text:p>
          </table:table-cell>
          <table:table-cell table:formula="of:=([$values.E29]-[$values.E31]*([$values.C29]*[$values.D29]^2)/([$values.C31]*[$values.D31]^2))/(1-([$values.C29]*[$values.D29]^2)/([$values.C31]*[$values.D31]^2))" office:value-type="float" office:value="49.6000000000001">
            <text:p>49,6</text:p>
          </table:table-cell>
          <table:table-cell table:formula="of:=([$values.E29]-[$values.E32]*([$values.C29]*[$values.D29]^2)/([$values.C32]*[$values.D32]^2))/(1-([$values.C29]*[$values.D29]^2)/([$values.C32]*[$values.D32]^2))" office:value-type="float" office:value="47.8999999999999">
            <text:p>47,9</text:p>
          </table:table-cell>
          <table:table-cell table:formula="of:=([$values.E29]-[$values.E33]*([$values.C29]*[$values.D29]^2)/([$values.C33]*[$values.D33]^2))/(1-([$values.C29]*[$values.D29]^2)/([$values.C33]*[$values.D33]^2))" office:value-type="float" office:value="41.4493513233005">
            <text:p>41,45</text:p>
          </table:table-cell>
          <table:table-cell table:formula="of:=([$values.E29]-[$values.E34]*([$values.C29]*[$values.D29]^2)/([$values.C34]*[$values.D34]^2))/(1-([$values.C29]*[$values.D29]^2)/([$values.C34]*[$values.D34]^2))" office:value-type="float" office:value="31.8615264231618">
            <text:p>31,86</text:p>
          </table:table-cell>
          <table:table-cell/>
        </table:table-row>
        <table:table-row table:style-name="ro3">
          <table:table-cell/>
          <table:table-cell table:formula="of:=[$values.E30]-[.G$34]" office:value-type="float" office:value="59.5947681669406">
            <text:p>59,59</text:p>
          </table:table-cell>
          <table:table-cell table:formula="of:=[.B$34]*[$values.C30]/[$values.C$34]*[$values.D30]*[$values.D30]/[$values.D$34]/[$values.D$34]" office:value-type="float" office:value="63.1723760004917">
            <text:p>63,17</text:p>
          </table:table-cell>
          <table:table-cell table:formula="of:=1-[.B30]/[.C30]" office:value-type="percentage" office:value="0.0566324722933202">
            <text:p>5,66%</text:p>
          </table:table-cell>
          <table:table-cell table:formula="of:=[.C30]-[.B30]" office:value-type="float" office:value="3.57760783355106">
            <text:p>3,58</text:p>
          </table:table-cell>
          <table:table-cell/>
          <table:table-cell table:formula="of:=([$values.E30]-[$values.E31]*([$values.C30]*[$values.D30]^2)/([$values.C31]*[$values.D31]^2))/(1-([$values.C30]*[$values.D30]^2)/([$values.C31]*[$values.D31]^2))" office:value-type="float" office:value="44.4999999999999">
            <text:p>44,5</text:p>
          </table:table-cell>
          <table:table-cell table:formula="of:=([$values.E30]-[$values.E32]*([$values.C30]*[$values.D30]^2)/([$values.C32]*[$values.D32]^2))/(1-([$values.C30]*[$values.D30]^2)/([$values.C32]*[$values.D32]^2))" office:value-type="float" office:value="44.5">
            <text:p>44,5</text:p>
          </table:table-cell>
          <table:table-cell table:formula="of:=([$values.E30]-[$values.E33]*([$values.C30]*[$values.D30]^2)/([$values.C33]*[$values.D33]^2))/(1-([$values.C30]*[$values.D30]^2)/([$values.C33]*[$values.D33]^2))" office:value-type="float" office:value="38.7454308093995">
            <text:p>38,75</text:p>
          </table:table-cell>
          <table:table-cell table:formula="of:=([$values.E30]-[$values.E34]*([$values.C30]*[$values.D30]^2)/([$values.C34]*[$values.D34]^2))/(1-([$values.C30]*[$values.D30]^2)/([$values.C34]*[$values.D34]^2))" office:value-type="float" office:value="29.2274881516588">
            <text:p>29,23</text:p>
          </table:table-cell>
          <table:table-cell table:number-columns-repeated="2"/>
        </table:table-row>
        <table:table-row table:style-name="ro3">
          <table:table-cell/>
          <table:table-cell table:formula="of:=[$values.E31]-[.G$34]" office:value-type="float" office:value="62.8947681669406">
            <text:p>62,89</text:p>
          </table:table-cell>
          <table:table-cell table:formula="of:=[.B$34]*[$values.C31]/[$values.C$34]*[$values.D31]*[$values.D31]/[$values.D$34]/[$values.D$34]" office:value-type="float" office:value="67.1206495005224">
            <text:p>67,12</text:p>
          </table:table-cell>
          <table:table-cell table:formula="of:=1-[.B31]/[.C31]" office:value-type="percentage" office:value="0.0629594821419137">
            <text:p>6,30%</text:p>
          </table:table-cell>
          <table:table-cell table:formula="of:=[.C31]-[.B31]" office:value-type="float" office:value="4.22588133358179">
            <text:p>4,23</text:p>
          </table:table-cell>
          <table:table-cell/>
          <table:table-cell table:formula="of:=([$values.E31]-[$values.E32]*([$values.C31]*[$values.D31]^2)/([$values.C32]*[$values.D32]^2))/(1-([$values.C31]*[$values.D31]^2)/([$values.C32]*[$values.D32]^2))" office:value-type="float" office:value="44.4999999999996">
            <text:p>44,5</text:p>
          </table:table-cell>
          <table:table-cell table:formula="of:=([$values.E31]-[$values.E33]*([$values.C31]*[$values.D31]^2)/([$values.C33]*[$values.D33]^2))/(1-([$values.C31]*[$values.D31]^2)/([$values.C33]*[$values.D33]^2))" office:value-type="float" office:value="36.9641995172969">
            <text:p>36,96</text:p>
          </table:table-cell>
          <table:table-cell table:formula="of:=([$values.E31]-[$values.E34]*([$values.C31]*[$values.D31]^2)/([$values.C34]*[$values.D34]^2))/(1-([$values.C31]*[$values.D31]^2)/([$values.C34]*[$values.D34]^2))" office:value-type="float" office:value="26.7538062844185">
            <text:p>26,75</text:p>
          </table:table-cell>
          <table:table-cell table:number-columns-repeated="3"/>
        </table:table-row>
        <table:table-row table:style-name="ro3">
          <table:table-cell/>
          <table:table-cell table:formula="of:=[$values.E32]-[.G$34]" office:value-type="float" office:value="66.1947681669406">
            <text:p>66,19</text:p>
          </table:table-cell>
          <table:table-cell table:formula="of:=[.B$34]*[$values.C32]/[$values.C$34]*[$values.D32]*[$values.D32]/[$values.D$34]/[$values.D$34]" office:value-type="float" office:value="71.0689230005531">
            <text:p>71,07</text:p>
          </table:table-cell>
          <table:table-cell table:formula="of:=1-[.B32]/[.C32]" office:value-type="percentage" office:value="0.0685834908962185">
            <text:p>6,86%</text:p>
          </table:table-cell>
          <table:table-cell table:formula="of:=[.C32]-[.B32]" office:value-type="float" office:value="4.87415483361249">
            <text:p>4,87</text:p>
          </table:table-cell>
          <table:table-cell/>
          <table:table-cell table:formula="of:=([$values.E32]-[$values.E33]*([$values.C32]*[$values.D32]^2)/([$values.C33]*[$values.D33]^2))/(1-([$values.C32]*[$values.D32]^2)/([$values.C33]*[$values.D33]^2))" office:value-type="float" office:value="34.1037735849057">
            <text:p>34,1</text:p>
          </table:table-cell>
          <table:table-cell table:formula="of:=([$values.E32]-[$values.E34]*([$values.C32]*[$values.D32]^2)/([$values.C34]*[$values.D34]^2))/(1-([$values.C32]*[$values.D32]^2)/([$values.C34]*[$values.D34]^2))" office:value-type="float" office:value="23.7691208005719">
            <text:p>23,77</text:p>
          </table:table-cell>
          <table:table-cell table:number-columns-repeated="4"/>
        </table:table-row>
        <table:table-row table:style-name="ro3">
          <table:table-cell/>
          <table:table-cell table:formula="of:=[$values.E33]-[.G$34]" office:value-type="float" office:value="78.9947681669406">
            <text:p>78,99</text:p>
          </table:table-cell>
          <table:table-cell table:formula="of:=[.B$34]*[$values.C33]/[$values.C$34]*[$values.D33]*[$values.D33]/[$values.D$34]/[$values.D$34]" office:value-type="float" office:value="84.1023241044608">
            <text:p>84,1</text:p>
          </table:table-cell>
          <table:table-cell table:formula="of:=1-[.B33]/[.C33]" office:value-type="percentage" office:value="0.0607302591445188">
            <text:p>6,07%</text:p>
          </table:table-cell>
          <table:table-cell table:formula="of:=[.C33]-[.B33]" office:value-type="float" office:value="5.10755593752022">
            <text:p>5,11</text:p>
          </table:table-cell>
          <table:table-cell/>
          <table:table-cell table:formula="of:=([$values.E33]-[$values.E34]*([$values.C33]*[$values.D33]^2)/([$values.C34]*[$values.D34]^2))/(1-([$values.C33]*[$values.D33]^2)/([$values.C34]*[$values.D34]^2))" office:value-type="float" office:value="15.5466377440347">
            <text:p>15,55</text:p>
          </table:table-cell>
          <table:table-cell table:number-columns-repeated="5"/>
        </table:table-row>
        <table:table-row table:style-name="ro3">
          <table:table-cell/>
          <table:table-cell table:formula="of:=[$values.E34]-[.G$34]" office:value-type="float" office:value="109.294768166941">
            <text:p>109,29</text:p>
          </table:table-cell>
          <table:table-cell table:formula="of:=[.B$34]*[$values.C34]/[$values.C$34]*[$values.D34]*[$values.D34]/[$values.D$34]/[$values.D$34]" office:value-type="float" office:value="109.294768166941">
            <text:p>109,29</text:p>
          </table:table-cell>
          <table:table-cell table:formula="of:=1-[.B34]/[.C34]" office:value-type="percentage" office:value="0">
            <text:p>0,00%</text:p>
          </table:table-cell>
          <table:table-cell table:formula="of:=[.C34]-[.B34]" office:value-type="float" office:value="0">
            <text:p>0</text:p>
          </table:table-cell>
          <table:table-cell/>
          <table:table-cell table:style-name="ce9" table:formula="of:=AVERAGE([.G29:.K33])" office:value-type="float" office:value="37.7052318330594">
            <text:p>37,71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Core2Quad Q9505</text:p>
          </table:table-cell>
          <table:table-cell table:formula="of:=[$values.E37]-[.G$43]" office:value-type="float" office:value="92.0631562175861">
            <text:p>92,06</text:p>
          </table:table-cell>
          <table:table-cell table:formula="of:=[.B$43]*[$values.C37]/[$values.C$43]*[$values.D37]*[$values.D37]/[$values.D$43]/[$values.D$43]" office:value-type="float" office:value="93.384485804315">
            <text:p>93,38</text:p>
          </table:table-cell>
          <table:table-cell table:formula="of:=1-[.B37]/[.C37]" office:value-type="percentage" office:value="0.0141493479923177">
            <text:p>1,41%</text:p>
          </table:table-cell>
          <table:table-cell table:formula="of:=[.C37]-[.B37]" office:value-type="float" office:value="1.32132958672891">
            <text:p>1,32</text:p>
          </table:table-cell>
          <table:table-cell/>
          <table:table-cell table:formula="of:=([$values.E37]-[$values.E38]*([$values.C37]*[$values.D37]^2)/([$values.C38]*[$values.D38]^2))/(1-([$values.C37]*[$values.D37]^2)/([$values.C38]*[$values.D38]^2))" office:value-type="float" office:value="14.3647058823533">
            <text:p>14,36</text:p>
          </table:table-cell>
          <table:table-cell table:formula="of:=([$values.E37]-[$values.E39]*([$values.C37]*[$values.D37]^2)/([$values.C39]*[$values.D39]^2))/(1-([$values.C37]*[$values.D37]^2)/([$values.C39]*[$values.D39]^2))" office:value-type="float" office:value="27.2324324324324">
            <text:p>27,23</text:p>
          </table:table-cell>
          <table:table-cell table:formula="of:=([$values.E37]-[$values.E40]*([$values.C37]*[$values.D37]^2)/([$values.C40]*[$values.D40]^2))/(1-([$values.C37]*[$values.D37]^2)/([$values.C40]*[$values.D40]^2))" office:value-type="float" office:value="28.0912280701755">
            <text:p>28,09</text:p>
          </table:table-cell>
          <table:table-cell table:formula="of:=([$values.E37]-[$values.E41]*([$values.C37]*[$values.D37]^2)/([$values.C41]*[$values.D41]^2))/(1-([$values.C37]*[$values.D37]^2)/([$values.C41]*[$values.D41]^2))" office:value-type="float" office:value="36.2220779220779">
            <text:p>36,22</text:p>
          </table:table-cell>
          <table:table-cell table:formula="of:=([$values.E37]-[$values.E42]*([$values.C37]*[$values.D37]^2)/([$values.C42]*[$values.D42]^2))/(1-([$values.C37]*[$values.D37]^2)/([$values.C42]*[$values.D42]^2))" office:value-type="float" office:value="34.0867563448093">
            <text:p>34,09</text:p>
          </table:table-cell>
          <table:table-cell table:formula="of:=([$values.E37]-[$values.E43]*([$values.C37]*[$values.D37]^2)/([$values.C43]*[$values.D43]^2))/(1-([$values.C37]*[$values.D37]^2)/([$values.C43]*[$values.D43]^2))" office:value-type="float" office:value="30.5181956517721">
            <text:p>30,52</text:p>
          </table:table-cell>
        </table:table-row>
        <table:table-row table:style-name="ro3">
          <table:table-cell/>
          <table:table-cell table:formula="of:=[$values.E38]-[.G$43]" office:value-type="float" office:value="98.7631562175861">
            <text:p>98,76</text:p>
          </table:table-cell>
          <table:table-cell table:formula="of:=[.B$43]*[$values.C38]/[$values.C$43]*[$values.D38]*[$values.D38]/[$values.D$43]/[$values.D$43]" office:value-type="float" office:value="98.9941545628781">
            <text:p>98,99</text:p>
          </table:table-cell>
          <table:table-cell table:formula="of:=1-[.B38]/[.C38]" office:value-type="percentage" office:value="0.00233345439750465">
            <text:p>0,23%</text:p>
          </table:table-cell>
          <table:table-cell table:formula="of:=[.C38]-[.B38]" office:value-type="float" office:value="0.230998345292008">
            <text:p>0,23</text:p>
          </table:table-cell>
          <table:table-cell/>
          <table:table-cell table:formula="of:=([$values.E38]-[$values.E39]*([$values.C38]*[$values.D38]^2)/([$values.C39]*[$values.D39]^2))/(1-([$values.C38]*[$values.D38]^2)/([$values.C39]*[$values.D39]^2))" office:value-type="float" office:value="39.5999999999999">
            <text:p>39,6</text:p>
          </table:table-cell>
          <table:table-cell table:formula="of:=([$values.E38]-[$values.E40]*([$values.C38]*[$values.D38]^2)/([$values.C40]*[$values.D40]^2))/(1-([$values.C38]*[$values.D38]^2)/([$values.C40]*[$values.D40]^2))" office:value-type="float" office:value="35.1">
            <text:p>35,1</text:p>
          </table:table-cell>
          <table:table-cell table:formula="of:=([$values.E38]-[$values.E41]*([$values.C38]*[$values.D38]^2)/([$values.C41]*[$values.D41]^2))/(1-([$values.C38]*[$values.D38]^2)/([$values.C41]*[$values.D41]^2))" office:value-type="float" office:value="44.0999999999998">
            <text:p>44,1</text:p>
          </table:table-cell>
          <table:table-cell table:formula="of:=([$values.E38]-[$values.E42]*([$values.C38]*[$values.D38]^2)/([$values.C42]*[$values.D42]^2))/(1-([$values.C38]*[$values.D38]^2)/([$values.C42]*[$values.D42]^2))" office:value-type="float" office:value="38.09176276771">
            <text:p>38,09</text:p>
          </table:table-cell>
          <table:table-cell table:formula="of:=([$values.E38]-[$values.E43]*([$values.C38]*[$values.D38]^2)/([$values.C43]*[$values.D43]^2))/(1-([$values.C38]*[$values.D38]^2)/([$values.C43]*[$values.D43]^2))" office:value-type="float" office:value="33.1987261146496">
            <text:p>33,2</text:p>
          </table:table-cell>
          <table:table-cell/>
        </table:table-row>
        <table:table-row table:style-name="ro3">
          <table:table-cell/>
          <table:table-cell table:formula="of:=[$values.E39]-[.G$43]" office:value-type="float" office:value="104.963156217586">
            <text:p>104,96</text:p>
          </table:table-cell>
          <table:table-cell table:formula="of:=[.B$43]*[$values.C39]/[$values.C$43]*[$values.D39]*[$values.D39]/[$values.D$43]/[$values.D$43]" office:value-type="float" office:value="105.59376486707">
            <text:p>105,59</text:p>
          </table:table-cell>
          <table:table-cell table:formula="of:=1-[.B39]/[.C39]" office:value-type="percentage" office:value="0.00597202543424535">
            <text:p>0,60%</text:p>
          </table:table-cell>
          <table:table-cell table:formula="of:=[.C39]-[.B39]" office:value-type="float" office:value="0.630608649483861">
            <text:p>0,63</text:p>
          </table:table-cell>
          <table:table-cell/>
          <table:table-cell table:formula="of:=([$values.E39]-[$values.E40]*([$values.C39]*[$values.D39]^2)/([$values.C40]*[$values.D40]^2))/(1-([$values.C39]*[$values.D39]^2)/([$values.C40]*[$values.D40]^2))" office:value-type="float" office:value="30.0000000000002">
            <text:p>30</text:p>
          </table:table-cell>
          <table:table-cell table:formula="of:=([$values.E39]-[$values.E41]*([$values.C39]*[$values.D39]^2)/([$values.C41]*[$values.D41]^2))/(1-([$values.C39]*[$values.D39]^2)/([$values.C41]*[$values.D41]^2))" office:value-type="float" office:value="46.7999999999999">
            <text:p>46,8</text:p>
          </table:table-cell>
          <table:table-cell table:formula="of:=([$values.E39]-[$values.E42]*([$values.C39]*[$values.D39]^2)/([$values.C42]*[$values.D42]^2))/(1-([$values.C39]*[$values.D39]^2)/([$values.C42]*[$values.D42]^2))" office:value-type="float" office:value="37.68772845953">
            <text:p>37,69</text:p>
          </table:table-cell>
          <table:table-cell table:formula="of:=([$values.E39]-[$values.E43]*([$values.C39]*[$values.D39]^2)/([$values.C43]*[$values.D43]^2))/(1-([$values.C39]*[$values.D39]^2)/([$values.C43]*[$values.D43]^2))" office:value-type="float" office:value="31.8628992628993">
            <text:p>31,86</text:p>
          </table:table-cell>
          <table:table-cell table:number-columns-repeated="2"/>
        </table:table-row>
        <table:table-row table:style-name="ro3">
          <table:table-cell/>
          <table:table-cell table:formula="of:=[$values.E40]-[.G$43]" office:value-type="float" office:value="111.763156217586">
            <text:p>111,76</text:p>
          </table:table-cell>
          <table:table-cell table:formula="of:=[.B$43]*[$values.C40]/[$values.C$43]*[$values.D40]*[$values.D40]/[$values.D$43]/[$values.D$43]" office:value-type="float" office:value="112.193375171262">
            <text:p>112,19</text:p>
          </table:table-cell>
          <table:table-cell table:formula="of:=1-[.B40]/[.C40]" office:value-type="percentage" office:value="0.00383461994096346">
            <text:p>0,38%</text:p>
          </table:table-cell>
          <table:table-cell table:formula="of:=[.C40]-[.B40]" office:value-type="float" office:value="0.43021895367572">
            <text:p>0,43</text:p>
          </table:table-cell>
          <table:table-cell/>
          <table:table-cell table:formula="of:=([$values.E40]-[$values.E41]*([$values.C40]*[$values.D40]^2)/([$values.C41]*[$values.D41]^2))/(1-([$values.C40]*[$values.D40]^2)/([$values.C41]*[$values.D41]^2))" office:value-type="float" office:value="65.6999999999996">
            <text:p>65,7</text:p>
          </table:table-cell>
          <table:table-cell table:formula="of:=([$values.E40]-[$values.E42]*([$values.C40]*[$values.D40]^2)/([$values.C42]*[$values.D42]^2))/(1-([$values.C40]*[$values.D40]^2)/([$values.C42]*[$values.D42]^2))" office:value-type="float" office:value="40.0673370876911">
            <text:p>40,07</text:p>
          </table:table-cell>
          <table:table-cell table:formula="of:=([$values.E40]-[$values.E43]*([$values.C40]*[$values.D40]^2)/([$values.C43]*[$values.D43]^2))/(1-([$values.C40]*[$values.D40]^2)/([$values.C43]*[$values.D43]^2))" office:value-type="float" office:value="32.283330380868">
            <text:p>32,28</text:p>
          </table:table-cell>
          <table:table-cell table:number-columns-repeated="3"/>
        </table:table-row>
        <table:table-row table:style-name="ro3">
          <table:table-cell/>
          <table:table-cell table:formula="of:=[$values.E41]-[.G$43]" office:value-type="float" office:value="116.463156217586">
            <text:p>116,46</text:p>
          </table:table-cell>
          <table:table-cell table:formula="of:=[.B$43]*[$values.C41]/[$values.C$43]*[$values.D41]*[$values.D41]/[$values.D$43]/[$values.D$43]" office:value-type="float" office:value="118.792985475454">
            <text:p>118,79</text:p>
          </table:table-cell>
          <table:table-cell table:formula="of:=1-[.B41]/[.C41]" office:value-type="percentage" office:value="0.0196125154068888">
            <text:p>1,96%</text:p>
          </table:table-cell>
          <table:table-cell table:formula="of:=[.C41]-[.B41]" office:value-type="float" office:value="2.32982925786766">
            <text:p>2,33</text:p>
          </table:table-cell>
          <table:table-cell/>
          <table:table-cell table:formula="of:=([$values.E41]-[$values.E42]*([$values.C41]*[$values.D41]^2)/([$values.C42]*[$values.D42]^2))/(1-([$values.C41]*[$values.D41]^2)/([$values.C42]*[$values.D42]^2))" office:value-type="float" office:value="30.3377358490567">
            <text:p>30,34</text:p>
          </table:table-cell>
          <table:table-cell table:formula="of:=([$values.E41]-[$values.E43]*([$values.C41]*[$values.D41]^2)/([$values.C43]*[$values.D43]^2))/(1-([$values.C41]*[$values.D41]^2)/([$values.C43]*[$values.D43]^2))" office:value-type="float" office:value="23.8972791963165">
            <text:p>23,9</text:p>
          </table:table-cell>
          <table:table-cell table:number-columns-repeated="4"/>
        </table:table-row>
        <table:table-row table:style-name="ro3">
          <table:table-cell/>
          <table:table-cell table:formula="of:=[$values.E42]-[.G$43]" office:value-type="float" office:value="138.463156217586">
            <text:p>138,46</text:p>
          </table:table-cell>
          <table:table-cell table:formula="of:=[.B$43]*[$values.C42]/[$values.C$43]*[$values.D42]*[$values.D42]/[$values.D$43]/[$values.D$43]" office:value-type="float" office:value="140.578550285831">
            <text:p>140,58</text:p>
          </table:table-cell>
          <table:table-cell table:formula="of:=1-[.B42]/[.C42]" office:value-type="percentage" office:value="0.0150477726790029">
            <text:p>1,50%</text:p>
          </table:table-cell>
          <table:table-cell table:formula="of:=[.C42]-[.B42]" office:value-type="float" office:value="2.11539406824497">
            <text:p>2,12</text:p>
          </table:table-cell>
          <table:table-cell/>
          <table:table-cell table:formula="of:=([$values.E42]-[$values.E43]*([$values.C42]*[$values.D42]^2)/([$values.C43]*[$values.D43]^2))/(1-([$values.C42]*[$values.D42]^2)/([$values.C43]*[$values.D43]^2))" office:value-type="float" office:value="11.3315240083507">
            <text:p>11,33</text:p>
          </table:table-cell>
          <table:table-cell table:number-columns-repeated="5"/>
        </table:table-row>
        <table:table-row table:style-name="ro3">
          <table:table-cell/>
          <table:table-cell table:formula="of:=[$values.E43]-[.G$43]" office:value-type="float" office:value="155.163156217586">
            <text:p>155,16</text:p>
          </table:table-cell>
          <table:table-cell table:formula="of:=[.B$43]*[$values.C43]/[$values.C$43]*[$values.D43]*[$values.D43]/[$values.D$43]/[$values.D$43]" office:value-type="float" office:value="155.163156217586">
            <text:p>155,16</text:p>
          </table:table-cell>
          <table:table-cell table:formula="of:=1-[.B43]/[.C43]" office:value-type="percentage" office:value="0">
            <text:p>0,00%</text:p>
          </table:table-cell>
          <table:table-cell table:formula="of:=[.C43]-[.B43]" office:value-type="float" office:value="0">
            <text:p>0</text:p>
          </table:table-cell>
          <table:table-cell/>
          <table:table-cell table:style-name="ce9" table:formula="of:=AVERAGE([.G37:.L42])" office:value-type="float" office:value="33.8368437824139">
            <text:p>33,84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Core i3-540</text:p>
          </table:table-cell>
          <table:table-cell table:formula="of:=[$values.E46]-[.G$52]" office:value-type="float" office:value="42.5598099541812">
            <text:p>42,56</text:p>
          </table:table-cell>
          <table:table-cell table:formula="of:=[.B$52]*[$values.C46]/[$values.C$52]*[$values.D46]*[$values.D46]/[$values.D$52]/[$values.D$52]" office:value-type="float" office:value="45.4866508093393">
            <text:p>45,49</text:p>
          </table:table-cell>
          <table:table-cell table:formula="of:=1-[.B46]/[.C46]" office:value-type="percentage" office:value="0.0643450507584348">
            <text:p>6,43%</text:p>
          </table:table-cell>
          <table:table-cell table:formula="of:=[.C46]-[.B46]" office:value-type="float" office:value="2.92684085515813">
            <text:p>2,93</text:p>
          </table:table-cell>
          <table:table-cell/>
          <table:table-cell table:formula="of:=([$values.E46]-[$values.E47]*([$values.C46]*[$values.D46]^2)/([$values.C47]*[$values.D47]^2))/(1-([$values.C46]*[$values.D46]^2)/([$values.C47]*[$values.D47]^2))" office:value-type="float" office:value="33.9461538461543">
            <text:p>33,95</text:p>
          </table:table-cell>
          <table:table-cell table:formula="of:=([$values.E46]-[$values.E48]*([$values.C46]*[$values.D46]^2)/([$values.C48]*[$values.D48]^2))/(1-([$values.C46]*[$values.D46]^2)/([$values.C48]*[$values.D48]^2))" office:value-type="float" office:value="5.92449206790986">
            <text:p>5,92</text:p>
          </table:table-cell>
          <table:table-cell table:formula="of:=([$values.E46]-[$values.E49]*([$values.C46]*[$values.D46]^2)/([$values.C49]*[$values.D49]^2))/(1-([$values.C46]*[$values.D46]^2)/([$values.C49]*[$values.D49]^2))" office:value-type="float" office:value="14.9847953216375">
            <text:p>14,98</text:p>
          </table:table-cell>
          <table:table-cell table:formula="of:=([$values.E46]-[$values.E50]*([$values.C46]*[$values.D46]^2)/([$values.C50]*[$values.D50]^2))/(1-([$values.C46]*[$values.D46]^2)/([$values.C50]*[$values.D50]^2))" office:value-type="float" office:value="36.2695499513361">
            <text:p>36,27</text:p>
          </table:table-cell>
          <table:table-cell table:formula="of:=([$values.E46]-[$values.E51]*([$values.C46]*[$values.D46]^2)/([$values.C51]*[$values.D51]^2))/(1-([$values.C46]*[$values.D46]^2)/([$values.C51]*[$values.D51]^2))" office:value-type="float" office:value="39.5371093113008">
            <text:p>39,54</text:p>
          </table:table-cell>
          <table:table-cell table:formula="of:=([$values.E46]-[$values.E52]*([$values.C46]*[$values.D46]^2)/([$values.C52]*[$values.D52]^2))/(1-([$values.C46]*[$values.D46]^2)/([$values.C52]*[$values.D52]^2))" office:value-type="float" office:value="37.6089816206219">
            <text:p>37,61</text:p>
          </table:table-cell>
        </table:table-row>
        <table:table-row table:style-name="ro3">
          <table:table-cell/>
          <table:table-cell table:formula="of:=[$values.E47]-[.G$52]" office:value-type="float" office:value="44.7598099541811">
            <text:p>44,76</text:p>
          </table:table-cell>
          <table:table-cell table:formula="of:=[.B$52]*[$values.C47]/[$values.C$52]*[$values.D47]*[$values.D47]/[$values.D$52]/[$values.D$52]" office:value-type="float" office:value="47.4127956318846">
            <text:p>47,41</text:p>
          </table:table-cell>
          <table:table-cell table:formula="of:=1-[.B47]/[.C47]" office:value-type="percentage" office:value="0.0559550569070296">
            <text:p>5,60%</text:p>
          </table:table-cell>
          <table:table-cell table:formula="of:=[.C47]-[.B47]" office:value-type="float" office:value="2.65298567770347">
            <text:p>2,65</text:p>
          </table:table-cell>
          <table:table-cell/>
          <table:table-cell table:formula="of:=([$values.E47]-[$values.E48]*([$values.C47]*[$values.D47]^2)/([$values.C48]*[$values.D48]^2))/(1-([$values.C47]*[$values.D47]^2)/([$values.C48]*[$values.D48]^2))" office:value-type="float" office:value="-0.942553191489409">
            <text:p>-0,94</text:p>
          </table:table-cell>
          <table:table-cell table:formula="of:=([$values.E47]-[$values.E49]*([$values.C47]*[$values.D47]^2)/([$values.C49]*[$values.D49]^2))/(1-([$values.C47]*[$values.D47]^2)/([$values.C49]*[$values.D49]^2))" office:value-type="float" office:value="11.3142857142857">
            <text:p>11,31</text:p>
          </table:table-cell>
          <table:table-cell table:formula="of:=([$values.E47]-[$values.E50]*([$values.C47]*[$values.D47]^2)/([$values.C50]*[$values.D50]^2))/(1-([$values.C47]*[$values.D47]^2)/([$values.C50]*[$values.D50]^2))" office:value-type="float" office:value="36.5359190556492">
            <text:p>36,54</text:p>
          </table:table-cell>
          <table:table-cell table:formula="of:=([$values.E47]-[$values.E51]*([$values.C47]*[$values.D47]^2)/([$values.C51]*[$values.D51]^2))/(1-([$values.C47]*[$values.D47]^2)/([$values.C51]*[$values.D51]^2))" office:value-type="float" office:value="40.1276752767528">
            <text:p>40,13</text:p>
          </table:table-cell>
          <table:table-cell table:formula="of:=([$values.E47]-[$values.E52]*([$values.C47]*[$values.D47]^2)/([$values.C52]*[$values.D52]^2))/(1-([$values.C47]*[$values.D47]^2)/([$values.C52]*[$values.D52]^2))" office:value-type="float" office:value="37.9255421686747">
            <text:p>37,93</text:p>
          </table:table-cell>
          <table:table-cell/>
        </table:table-row>
        <table:table-row table:style-name="ro3">
          <table:table-cell/>
          <table:table-cell table:formula="of:=[$values.E48]-[.G$52]" office:value-type="float" office:value="63.3598099541812">
            <text:p>63,36</text:p>
          </table:table-cell>
          <table:table-cell table:formula="of:=[.B$52]*[$values.C48]/[$values.C$52]*[$values.D48]*[$values.D48]/[$values.D$52]/[$values.D$52]" office:value-type="float" office:value="57.3168018305449">
            <text:p>57,32</text:p>
          </table:table-cell>
          <table:table-cell table:formula="of:=1-[.B48]/[.C48]" office:value-type="percentage" office:value="-0.105431704677141">
            <text:p>-10,54%</text:p>
          </table:table-cell>
          <table:table-cell table:formula="of:=[.C48]-[.B48]" office:value-type="float" office:value="-6.04300812363621">
            <text:p>-6,04</text:p>
          </table:table-cell>
          <table:table-cell/>
          <table:table-cell table:formula="of:=([$values.E48]-[$values.E49]*([$values.C48]*[$values.D48]^2)/([$values.C49]*[$values.D49]^2))/(1-([$values.C48]*[$values.D48]^2)/([$values.C49]*[$values.D49]^2))" office:value-type="float" office:value="57.4000000000001">
            <text:p>57,4</text:p>
          </table:table-cell>
          <table:table-cell table:formula="of:=([$values.E48]-[$values.E50]*([$values.C48]*[$values.D48]^2)/([$values.C50]*[$values.D50]^2))/(1-([$values.C48]*[$values.D48]^2)/([$values.C50]*[$values.D50]^2))" office:value-type="float" office:value="69.4826998689385">
            <text:p>69,48</text:p>
          </table:table-cell>
          <table:table-cell table:formula="of:=([$values.E48]-[$values.E51]*([$values.C48]*[$values.D48]^2)/([$values.C51]*[$values.D51]^2))/(1-([$values.C48]*[$values.D48]^2)/([$values.C51]*[$values.D51]^2))" office:value-type="float" office:value="71.2407725321889">
            <text:p>71,24</text:p>
          </table:table-cell>
          <table:table-cell table:formula="of:=([$values.E48]-[$values.E52]*([$values.C48]*[$values.D48]^2)/([$values.C52]*[$values.D52]^2))/(1-([$values.C48]*[$values.D48]^2)/([$values.C52]*[$values.D52]^2))" office:value-type="float" office:value="59.1008375415692">
            <text:p>59,1</text:p>
          </table:table-cell>
          <table:table-cell table:number-columns-repeated="2"/>
        </table:table-row>
        <table:table-row table:style-name="ro3">
          <table:table-cell/>
          <table:table-cell table:formula="of:=[$values.E49]-[.G$52]" office:value-type="float" office:value="66.2598099541812">
            <text:p>66,26</text:p>
          </table:table-cell>
          <table:table-cell table:formula="of:=[.B$52]*[$values.C49]/[$values.C$52]*[$values.D49]*[$values.D49]/[$values.D$52]/[$values.D$52]" office:value-type="float" office:value="60.6883784088123">
            <text:p>60,69</text:p>
          </table:table-cell>
          <table:table-cell table:formula="of:=1-[.B49]/[.C49]" office:value-type="percentage" office:value="-0.0918039283870511">
            <text:p>-9,18%</text:p>
          </table:table-cell>
          <table:table-cell table:formula="of:=[.C49]-[.B49]" office:value-type="float" office:value="-5.57143154536887">
            <text:p>-5,57</text:p>
          </table:table-cell>
          <table:table-cell/>
          <table:table-cell table:formula="of:=([$values.E49]-[$values.E50]*([$values.C49]*[$values.D49]^2)/([$values.C50]*[$values.D50]^2))/(1-([$values.C49]*[$values.D49]^2)/([$values.C50]*[$values.D50]^2))" office:value-type="float" office:value="73.1696284329564">
            <text:p>73,17</text:p>
          </table:table-cell>
          <table:table-cell table:formula="of:=([$values.E49]-[$values.E51]*([$values.C49]*[$values.D49]^2)/([$values.C51]*[$values.D51]^2))/(1-([$values.C49]*[$values.D49]^2)/([$values.C51]*[$values.D51]^2))" office:value-type="float" office:value="74.7329949238578">
            <text:p>74,73</text:p>
          </table:table-cell>
          <table:table-cell table:formula="of:=([$values.E49]-[$values.E52]*([$values.C49]*[$values.D49]^2)/([$values.C52]*[$values.D52]^2))/(1-([$values.C49]*[$values.D49]^2)/([$values.C52]*[$values.D52]^2))" office:value-type="float" office:value="59.3890355053734">
            <text:p>59,39</text:p>
          </table:table-cell>
          <table:table-cell table:number-columns-repeated="3"/>
        </table:table-row>
        <table:table-row table:style-name="ro3">
          <table:table-cell/>
          <table:table-cell table:formula="of:=[$values.E50]-[.G$52]" office:value-type="float" office:value="74.9598099541811">
            <text:p>74,96</text:p>
          </table:table-cell>
          <table:table-cell table:formula="of:=[.B$52]*[$values.C50]/[$values.C$52]*[$values.D50]*[$values.D50]/[$values.D$52]/[$values.D$52]" office:value-type="float" office:value="75.1814749501143">
            <text:p>75,18</text:p>
          </table:table-cell>
          <table:table-cell table:formula="of:=1-[.B50]/[.C50]" office:value-type="percentage" office:value="0.00294839913795564">
            <text:p>0,29%</text:p>
          </table:table-cell>
          <table:table-cell table:formula="of:=[.C50]-[.B50]" office:value-type="float" office:value="0.221664995933153">
            <text:p>0,22</text:p>
          </table:table-cell>
          <table:table-cell/>
          <table:table-cell table:formula="of:=([$values.E50]-[$values.E51]*([$values.C50]*[$values.D50]^2)/([$values.C51]*[$values.D51]^2))/(1-([$values.C50]*[$values.D50]^2)/([$values.C51]*[$values.D51]^2))" office:value-type="float" office:value="82.1999999999999">
            <text:p>82,2</text:p>
          </table:table-cell>
          <table:table-cell table:formula="of:=([$values.E50]-[$values.E52]*([$values.C50]*[$values.D50]^2)/([$values.C52]*[$values.D52]^2))/(1-([$values.C50]*[$values.D50]^2)/([$values.C52]*[$values.D52]^2))" office:value-type="float" office:value="42.1811424808625">
            <text:p>42,18</text:p>
          </table:table-cell>
          <table:table-cell table:number-columns-repeated="4"/>
        </table:table-row>
        <table:table-row table:style-name="ro3">
          <table:table-cell/>
          <table:table-cell table:formula="of:=[$values.E51]-[.G$52]" office:value-type="float" office:value="76.8598099541812">
            <text:p>76,86</text:p>
          </table:table-cell>
          <table:table-cell table:formula="of:=[.B$52]*[$values.C51]/[$values.C$52]*[$values.D51]*[$values.D51]/[$values.D$52]/[$values.D$52]" office:value-type="float" office:value="79.1383946843309">
            <text:p>79,14</text:p>
          </table:table-cell>
          <table:table-cell table:formula="of:=1-[.B51]/[.C51]" office:value-type="percentage" office:value="0.0287924052444909">
            <text:p>2,88%</text:p>
          </table:table-cell>
          <table:table-cell table:formula="of:=[.C51]-[.B51]" office:value-type="float" office:value="2.27858473014972">
            <text:p>2,28</text:p>
          </table:table-cell>
          <table:table-cell/>
          <table:table-cell table:formula="of:=([$values.E51]-[$values.E52]*([$values.C51]*[$values.D51]^2)/([$values.C52]*[$values.D52]^2))/(1-([$values.C51]*[$values.D51]^2)/([$values.C52]*[$values.D52]^2))" office:value-type="float" office:value="28.0149285336156">
            <text:p>28,01</text:p>
          </table:table-cell>
          <table:table-cell table:number-columns-repeated="5"/>
        </table:table-row>
        <table:table-row table:style-name="ro3">
          <table:table-cell/>
          <table:table-cell table:formula="of:=[$values.E52]-[.G$52]" office:value-type="float" office:value="92.9598099541812">
            <text:p>92,96</text:p>
          </table:table-cell>
          <table:table-cell table:formula="of:=[.B$52]*[$values.C52]/[$values.C$52]*[$values.D52]*[$values.D52]/[$values.D$52]/[$values.D$52]" office:value-type="float" office:value="92.9598099541812">
            <text:p>92,96</text:p>
          </table:table-cell>
          <table:table-cell table:formula="of:=1-[.B52]/[.C52]" office:value-type="percentage" office:value="0">
            <text:p>0,00%</text:p>
          </table:table-cell>
          <table:table-cell table:formula="of:=[.C52]-[.B52]" office:value-type="float" office:value="0">
            <text:p>0</text:p>
          </table:table-cell>
          <table:table-cell/>
          <table:table-cell table:style-name="ce9" table:formula="of:=AVERAGE([.G46:.L51])" office:value-type="float" office:value="43.3401900458189">
            <text:p>43,34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Core i7-860</text:p>
          </table:table-cell>
          <table:table-cell table:formula="of:=[$values.E55]-[.G$61]" office:value-type="float" office:value="106.250931163941">
            <text:p>106,25</text:p>
          </table:table-cell>
          <table:table-cell table:formula="of:=[.B$61]*[$values.C55]/[$values.C$61]*[$values.D55]*[$values.D55]/[$values.D$61]/[$values.D$61]" office:value-type="float" office:value="107.472709066078">
            <text:p>107,47</text:p>
          </table:table-cell>
          <table:table-cell table:formula="of:=1-[.B55]/[.C55]" office:value-type="percentage" office:value="0.0113682618848461">
            <text:p>1,14%</text:p>
          </table:table-cell>
          <table:table-cell table:formula="of:=[.C55]-[.B55]" office:value-type="float" office:value="1.22177790213705">
            <text:p>1,22</text:p>
          </table:table-cell>
          <table:table-cell/>
          <table:table-cell table:formula="of:=([$values.E55]-[$values.E56]*([$values.C55]*[$values.D55]^2)/([$values.C56]*[$values.D56]^2))/(1-([$values.C55]*[$values.D55]^2)/([$values.C56]*[$values.D56]^2))" office:value-type="float" office:value="92.5000000000002">
            <text:p>92,5</text:p>
          </table:table-cell>
          <table:table-cell table:formula="of:=([$values.E55]-[$values.E57]*([$values.C55]*[$values.D55]^2)/([$values.C57]*[$values.D57]^2))/(1-([$values.C55]*[$values.D55]^2)/([$values.C57]*[$values.D57]^2))" office:value-type="float" office:value="77.8">
            <text:p>77,8</text:p>
          </table:table-cell>
          <table:table-cell table:formula="of:=([$values.E55]-[$values.E58]*([$values.C55]*[$values.D55]^2)/([$values.C58]*[$values.D58]^2))/(1-([$values.C55]*[$values.D55]^2)/([$values.C58]*[$values.D58]^2))" office:value-type="float" office:value="77.0999999999999">
            <text:p>77,1</text:p>
          </table:table-cell>
          <table:table-cell table:formula="of:=([$values.E55]-[$values.E59]*([$values.C55]*[$values.D55]^2)/([$values.C59]*[$values.D59]^2))/(1-([$values.C55]*[$values.D55]^2)/([$values.C59]*[$values.D59]^2))" office:value-type="float" office:value="51.9086419753086">
            <text:p>51,91</text:p>
          </table:table-cell>
          <table:table-cell table:formula="of:=([$values.E55]-[$values.E60]*([$values.C55]*[$values.D55]^2)/([$values.C60]*[$values.D60]^2))/(1-([$values.C55]*[$values.D55]^2)/([$values.C60]*[$values.D60]^2))" office:value-type="float" office:value="46.2454008512117">
            <text:p>46,25</text:p>
          </table:table-cell>
          <table:table-cell table:formula="of:=([$values.E55]-[$values.E61]*([$values.C55]*[$values.D55]^2)/([$values.C61]*[$values.D61]^2))/(1-([$values.C55]*[$values.D55]^2)/([$values.C61]*[$values.D61]^2))" office:value-type="float" office:value="45.5499222395024">
            <text:p>45,55</text:p>
          </table:table-cell>
        </table:table-row>
        <table:table-row table:style-name="ro3">
          <table:table-cell/>
          <table:table-cell table:formula="of:=[$values.E56]-[.G$61]" office:value-type="float" office:value="110.650931163941">
            <text:p>110,65</text:p>
          </table:table-cell>
          <table:table-cell table:formula="of:=[.B$61]*[$values.C56]/[$values.C$61]*[$values.D56]*[$values.D56]/[$values.D$61]/[$values.D$61]" office:value-type="float" office:value="115.149331142227">
            <text:p>115,15</text:p>
          </table:table-cell>
          <table:table-cell table:formula="of:=1-[.B56]/[.C56]" office:value-type="percentage" office:value="0.0390657933803304">
            <text:p>3,91%</text:p>
          </table:table-cell>
          <table:table-cell table:formula="of:=[.C56]-[.B56]" office:value-type="float" office:value="4.49839997828548">
            <text:p>4,5</text:p>
          </table:table-cell>
          <table:table-cell/>
          <table:table-cell table:formula="of:=([$values.E56]-[$values.E57]*([$values.C56]*[$values.D56]^2)/([$values.C57]*[$values.D57]^2))/(1-([$values.C56]*[$values.D56]^2)/([$values.C57]*[$values.D57]^2))" office:value-type="float" office:value="61">
            <text:p>61</text:p>
          </table:table-cell>
          <table:table-cell table:formula="of:=([$values.E56]-[$values.E58]*([$values.C56]*[$values.D56]^2)/([$values.C58]*[$values.D58]^2))/(1-([$values.C56]*[$values.D56]^2)/([$values.C58]*[$values.D58]^2))" office:value-type="float" office:value="67.75">
            <text:p>67,75</text:p>
          </table:table-cell>
          <table:table-cell table:formula="of:=([$values.E56]-[$values.E59]*([$values.C56]*[$values.D56]^2)/([$values.C59]*[$values.D59]^2))/(1-([$values.C56]*[$values.D56]^2)/([$values.C59]*[$values.D59]^2))" office:value-type="float" office:value="41.0729927007299">
            <text:p>41,07</text:p>
          </table:table-cell>
          <table:table-cell table:formula="of:=([$values.E56]-[$values.E60]*([$values.C56]*[$values.D56]^2)/([$values.C60]*[$values.D60]^2))/(1-([$values.C56]*[$values.D56]^2)/([$values.C60]*[$values.D60]^2))" office:value-type="float" office:value="38.1628731965145">
            <text:p>38,16</text:p>
          </table:table-cell>
          <table:table-cell table:formula="of:=([$values.E56]-[$values.E61]*([$values.C56]*[$values.D56]^2)/([$values.C61]*[$values.D61]^2))/(1-([$values.C56]*[$values.D56]^2)/([$values.C61]*[$values.D61]^2))" office:value-type="float" office:value="38.8149377593361">
            <text:p>38,81</text:p>
          </table:table-cell>
          <table:table-cell/>
        </table:table-row>
        <table:table-row table:style-name="ro3">
          <table:table-cell/>
          <table:table-cell table:formula="of:=[$values.E57]-[.G$61]" office:value-type="float" office:value="117.150931163941">
            <text:p>117,15</text:p>
          </table:table-cell>
          <table:table-cell table:formula="of:=[.B$61]*[$values.C57]/[$values.C$61]*[$values.D57]*[$values.D57]/[$values.D$61]/[$values.D$61]" office:value-type="float" office:value="122.825953218375">
            <text:p>122,83</text:p>
          </table:table-cell>
          <table:table-cell table:formula="of:=1-[.B57]/[.C57]" office:value-type="percentage" office:value="0.0462037696898161">
            <text:p>4,62%</text:p>
          </table:table-cell>
          <table:table-cell table:formula="of:=[.C57]-[.B57]" office:value-type="float" office:value="5.67502205443392">
            <text:p>5,68</text:p>
          </table:table-cell>
          <table:table-cell/>
          <table:table-cell table:formula="of:=([$values.E57]-[$values.E58]*([$values.C57]*[$values.D57]^2)/([$values.C58]*[$values.D58]^2))/(1-([$values.C57]*[$values.D57]^2)/([$values.C58]*[$values.D58]^2))" office:value-type="float" office:value="75.4">
            <text:p>75,4</text:p>
          </table:table-cell>
          <table:table-cell table:formula="of:=([$values.E57]-[$values.E59]*([$values.C57]*[$values.D57]^2)/([$values.C59]*[$values.D59]^2))/(1-([$values.C57]*[$values.D57]^2)/([$values.C59]*[$values.D59]^2))" office:value-type="float" office:value="35">
            <text:p>35</text:p>
          </table:table-cell>
          <table:table-cell table:formula="of:=([$values.E57]-[$values.E60]*([$values.C57]*[$values.D57]^2)/([$values.C60]*[$values.D60]^2))/(1-([$values.C57]*[$values.D57]^2)/([$values.C60]*[$values.D60]^2))" office:value-type="float" office:value="34.0408937605397">
            <text:p>34,04</text:p>
          </table:table-cell>
          <table:table-cell table:formula="of:=([$values.E57]-[$values.E61]*([$values.C57]*[$values.D57]^2)/([$values.C61]*[$values.D61]^2))/(1-([$values.C57]*[$values.D57]^2)/([$values.C61]*[$values.D61]^2))" office:value-type="float" office:value="35.6306049822064">
            <text:p>35,63</text:p>
          </table:table-cell>
          <table:table-cell table:number-columns-repeated="2"/>
        </table:table-row>
        <table:table-row table:style-name="ro3">
          <table:table-cell/>
          <table:table-cell table:formula="of:=[$values.E58]-[.G$61]" office:value-type="float" office:value="122.750931163941">
            <text:p>122,75</text:p>
          </table:table-cell>
          <table:table-cell table:formula="of:=[.B$61]*[$values.C58]/[$values.C$61]*[$values.D58]*[$values.D58]/[$values.D$61]/[$values.D$61]" office:value-type="float" office:value="130.502575294524">
            <text:p>130,5</text:p>
          </table:table-cell>
          <table:table-cell table:formula="of:=1-[.B58]/[.C58]" office:value-type="percentage" office:value="0.0593983997104131">
            <text:p>5,94%</text:p>
          </table:table-cell>
          <table:table-cell table:formula="of:=[.C58]-[.B58]" office:value-type="float" office:value="7.75164413058239">
            <text:p>7,75</text:p>
          </table:table-cell>
          <table:table-cell/>
          <table:table-cell table:formula="of:=([$values.E58]-[$values.E59]*([$values.C58]*[$values.D58]^2)/([$values.C59]*[$values.D59]^2))/(1-([$values.C58]*[$values.D58]^2)/([$values.C59]*[$values.D59]^2))" office:value-type="float" office:value="20.1402298850574">
            <text:p>20,14</text:p>
          </table:table-cell>
          <table:table-cell table:formula="of:=([$values.E58]-[$values.E60]*([$values.C58]*[$values.D58]^2)/([$values.C60]*[$values.D60]^2))/(1-([$values.C58]*[$values.D58]^2)/([$values.C60]*[$values.D60]^2))" office:value-type="float" office:value="26.2063064126011">
            <text:p>26,21</text:p>
          </table:table-cell>
          <table:table-cell table:formula="of:=([$values.E58]-[$values.E61]*([$values.C58]*[$values.D58]^2)/([$values.C61]*[$values.D61]^2))/(1-([$values.C58]*[$values.D58]^2)/([$values.C61]*[$values.D61]^2))" office:value-type="float" office:value="29.8634707574305">
            <text:p>29,86</text:p>
          </table:table-cell>
          <table:table-cell table:number-columns-repeated="3"/>
        </table:table-row>
        <table:table-row table:style-name="ro3">
          <table:table-cell/>
          <table:table-cell table:formula="of:=[$values.E59]-[.G$61]" office:value-type="float" office:value="153.550931163941">
            <text:p>153,55</text:p>
          </table:table-cell>
          <table:table-cell table:formula="of:=[.B$61]*[$values.C59]/[$values.C$61]*[$values.D59]*[$values.D59]/[$values.D$61]/[$values.D$61]" office:value-type="float" office:value="157.21722011952">
            <text:p>157,22</text:p>
          </table:table-cell>
          <table:table-cell table:formula="of:=1-[.B59]/[.C59]" office:value-type="percentage" office:value="0.0233198943016023">
            <text:p>2,33%</text:p>
          </table:table-cell>
          <table:table-cell table:formula="of:=[.C59]-[.B59]" office:value-type="float" office:value="3.66628895557895">
            <text:p>3,67</text:p>
          </table:table-cell>
          <table:table-cell/>
          <table:table-cell table:formula="of:=([$values.E59]-[$values.E60]*([$values.C59]*[$values.D59]^2)/([$values.C60]*[$values.D60]^2))/(1-([$values.C59]*[$values.D59]^2)/([$values.C60]*[$values.D60]^2))" office:value-type="float" office:value="32.647819063005">
            <text:p>32,65</text:p>
          </table:table-cell>
          <table:table-cell table:formula="of:=([$values.E59]-[$values.E61]*([$values.C59]*[$values.D59]^2)/([$values.C61]*[$values.D61]^2))/(1-([$values.C59]*[$values.D59]^2)/([$values.C61]*[$values.D61]^2))" office:value-type="float" office:value="36.1920117721254">
            <text:p>36,19</text:p>
          </table:table-cell>
          <table:table-cell table:number-columns-repeated="4"/>
        </table:table-row>
        <table:table-row table:style-name="ro3">
          <table:table-cell/>
          <table:table-cell table:formula="of:=[$values.E60]-[.G$61]" office:value-type="float" office:value="193.850931163941">
            <text:p>193,85</text:p>
          </table:table-cell>
          <table:table-cell table:formula="of:=[.B$61]*[$values.C60]/[$values.C$61]*[$values.D60]*[$values.D60]/[$values.D$61]/[$values.D$61]" office:value-type="float" office:value="194.76253618973">
            <text:p>194,76</text:p>
          </table:table-cell>
          <table:table-cell table:formula="of:=1-[.B60]/[.C60]" office:value-type="percentage" office:value="0.00468059742711724">
            <text:p>0,47%</text:p>
          </table:table-cell>
          <table:table-cell table:formula="of:=[.C60]-[.B60]" office:value-type="float" office:value="0.911605025788475">
            <text:p>0,91</text:p>
          </table:table-cell>
          <table:table-cell/>
          <table:table-cell table:formula="of:=([$values.E60]-[$values.E61]*([$values.C60]*[$values.D60]^2)/([$values.C61]*[$values.D61]^2))/(1-([$values.C60]*[$values.D60]^2)/([$values.C61]*[$values.D61]^2))" office:value-type="float" office:value="41.8043402016659">
            <text:p>41,8</text:p>
          </table:table-cell>
          <table:table-cell table:number-columns-repeated="5"/>
        </table:table-row>
        <table:table-row table:style-name="ro3">
          <table:table-cell/>
          <table:table-cell table:formula="of:=[$values.E61]-[.G$61]" office:value-type="float" office:value="229.350931163941">
            <text:p>229,35</text:p>
          </table:table-cell>
          <table:table-cell table:formula="of:=[.B$61]*[$values.C61]/[$values.C$61]*[$values.D61]*[$values.D61]/[$values.D$61]/[$values.D$61]" office:value-type="float" office:value="229.350931163941">
            <text:p>229,35</text:p>
          </table:table-cell>
          <table:table-cell table:formula="of:=1-[.B61]/[.C61]" office:value-type="percentage" office:value="0">
            <text:p>0,00%</text:p>
          </table:table-cell>
          <table:table-cell table:formula="of:=[.C61]-[.B61]" office:value-type="float" office:value="0">
            <text:p>0</text:p>
          </table:table-cell>
          <table:table-cell/>
          <table:table-cell table:style-name="ce9" table:formula="of:=AVERAGE([.G55:.L60])" office:value-type="float" office:value="47.8490688360588">
            <text:p>47,85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Core i7-950</text:p>
          </table:table-cell>
          <table:table-cell table:formula="of:=[$values.E64]-[.G$70]" office:value-type="float" office:value="152.216590695877">
            <text:p>152,22</text:p>
          </table:table-cell>
          <table:table-cell table:formula="of:=[.B$70]*[$values.C64]/[$values.C$70]*[$values.D64]*[$values.D64]/[$values.D$70]/[$values.D$70]" office:value-type="float" office:value="150.054040834346">
            <text:p>150,05</text:p>
          </table:table-cell>
          <table:table-cell table:formula="of:=1-[.B64]/[.C64]" office:value-type="percentage" office:value="-0.0144118069030792">
            <text:p>-1,44%</text:p>
          </table:table-cell>
          <table:table-cell table:formula="of:=[.C64]-[.B64]" office:value-type="float" office:value="-2.16254986153135">
            <text:p>-2,16</text:p>
          </table:table-cell>
          <table:table-cell/>
          <table:table-cell table:formula="of:=([$values.E64]-[$values.E65]*([$values.C64]*[$values.D64]^2)/([$values.C65]*[$values.D65]^2))/(1-([$values.C64]*[$values.D64]^2)/([$values.C65]*[$values.D65]^2))" office:value-type="float" office:value="-138.453846153846">
            <text:p>-138,45</text:p>
          </table:table-cell>
          <table:table-cell table:formula="of:=([$values.E64]-[$values.E66]*([$values.C64]*[$values.D64]^2)/([$values.C66]*[$values.D66]^2))/(1-([$values.C64]*[$values.D64]^2)/([$values.C66]*[$values.D66]^2))" office:value-type="float" office:value="-19.5181818181816">
            <text:p>-19,52</text:p>
          </table:table-cell>
          <table:table-cell table:formula="of:=([$values.E64]-[$values.E67]*([$values.C64]*[$values.D64]^2)/([$values.C67]*[$values.D67]^2))/(1-([$values.C64]*[$values.D64]^2)/([$values.C67]*[$values.D67]^2))" office:value-type="float" office:value="15.4471698113208">
            <text:p>15,45</text:p>
          </table:table-cell>
          <table:table-cell table:formula="of:=([$values.E64]-[$values.E68]*([$values.C64]*[$values.D64]^2)/([$values.C68]*[$values.D68]^2))/(1-([$values.C64]*[$values.D64]^2)/([$values.C68]*[$values.D68]^2))" office:value-type="float" office:value="2.23561643835621">
            <text:p>2,24</text:p>
          </table:table-cell>
          <table:table-cell table:formula="of:=([$values.E64]-[$values.E69]*([$values.C64]*[$values.D64]^2)/([$values.C69]*[$values.D69]^2))/(1-([$values.C64]*[$values.D64]^2)/([$values.C69]*[$values.D69]^2))" office:value-type="float" office:value="47.8702462380302">
            <text:p>47,87</text:p>
          </table:table-cell>
          <table:table-cell table:formula="of:=([$values.E64]-[$values.E70]*([$values.C64]*[$values.D64]^2)/([$values.C70]*[$values.D70]^2))/(1-([$values.C64]*[$values.D64]^2)/([$values.C70]*[$values.D70]^2))" office:value-type="float" office:value="42.2544080604534">
            <text:p>42,25</text:p>
          </table:table-cell>
        </table:table-row>
        <table:table-row table:style-name="ro3">
          <table:table-cell/>
          <table:table-cell table:formula="of:=[$values.E65]-[.G$70]" office:value-type="float" office:value="166.116590695877">
            <text:p>166,12</text:p>
          </table:table-cell>
          <table:table-cell table:formula="of:=[.B$70]*[$values.C65]/[$values.C$70]*[$values.D65]*[$values.D65]/[$values.D$70]/[$values.D$70]" office:value-type="float" office:value="156.408120739383">
            <text:p>156,41</text:p>
          </table:table-cell>
          <table:table-cell table:formula="of:=1-[.B65]/[.C65]" office:value-type="percentage" office:value="-0.0620713931642383">
            <text:p>-6,21%</text:p>
          </table:table-cell>
          <table:table-cell table:formula="of:=[.C65]-[.B65]" office:value-type="float" office:value="-9.7084699564939">
            <text:p>-9,71</text:p>
          </table:table-cell>
          <table:table-cell/>
          <table:table-cell table:formula="of:=([$values.E65]-[$values.E66]*([$values.C65]*[$values.D65]^2)/([$values.C66]*[$values.D66]^2))/(1-([$values.C65]*[$values.D65]^2)/([$values.C66]*[$values.D66]^2))" office:value-type="float" office:value="66.0999999999998">
            <text:p>66,1</text:p>
          </table:table-cell>
          <table:table-cell table:formula="of:=([$values.E65]-[$values.E67]*([$values.C65]*[$values.D65]^2)/([$values.C67]*[$values.D67]^2))/(1-([$values.C65]*[$values.D65]^2)/([$values.C67]*[$values.D67]^2))" office:value-type="float" office:value="74.1000000000001">
            <text:p>74,1</text:p>
          </table:table-cell>
          <table:table-cell table:formula="of:=([$values.E65]-[$values.E68]*([$values.C65]*[$values.D65]^2)/([$values.C68]*[$values.D68]^2))/(1-([$values.C65]*[$values.D65]^2)/([$values.C68]*[$values.D68]^2))" office:value-type="float" office:value="39.9666666666665">
            <text:p>39,97</text:p>
          </table:table-cell>
          <table:table-cell table:formula="of:=([$values.E65]-[$values.E69]*([$values.C65]*[$values.D65]^2)/([$values.C69]*[$values.D69]^2))/(1-([$values.C65]*[$values.D65]^2)/([$values.C69]*[$values.D69]^2))" office:value-type="float" office:value="72.6546468401488">
            <text:p>72,65</text:p>
          </table:table-cell>
          <table:table-cell table:formula="of:=([$values.E65]-[$values.E70]*([$values.C65]*[$values.D65]^2)/([$values.C70]*[$values.D70]^2))/(1-([$values.C65]*[$values.D65]^2)/([$values.C70]*[$values.D70]^2))" office:value-type="float" office:value="59.6364238410596">
            <text:p>59,64</text:p>
          </table:table-cell>
          <table:table-cell/>
        </table:table-row>
        <table:table-row table:style-name="ro3">
          <table:table-cell/>
          <table:table-cell table:formula="of:=[$values.E66]-[.G$70]" office:value-type="float" office:value="174.716590695877">
            <text:p>174,72</text:p>
          </table:table-cell>
          <table:table-cell table:formula="of:=[.B$70]*[$values.C66]/[$values.C$70]*[$values.D66]*[$values.D66]/[$values.D$70]/[$values.D$70]" office:value-type="float" office:value="166.183628285594">
            <text:p>166,18</text:p>
          </table:table-cell>
          <table:table-cell table:formula="of:=1-[.B66]/[.C66]" office:value-type="percentage" office:value="-0.051346588700171">
            <text:p>-5,13%</text:p>
          </table:table-cell>
          <table:table-cell table:formula="of:=[.C66]-[.B66]" office:value-type="float" office:value="-8.53296241028249">
            <text:p>-8,53</text:p>
          </table:table-cell>
          <table:table-cell/>
          <table:table-cell table:formula="of:=([$values.E66]-[$values.E67]*([$values.C66]*[$values.D66]^2)/([$values.C67]*[$values.D67]^2))/(1-([$values.C66]*[$values.D66]^2)/([$values.C67]*[$values.D67]^2))" office:value-type="float" office:value="83.1000000000001">
            <text:p>83,1</text:p>
          </table:table-cell>
          <table:table-cell table:formula="of:=([$values.E66]-[$values.E68]*([$values.C66]*[$values.D66]^2)/([$values.C68]*[$values.D68]^2))/(1-([$values.C66]*[$values.D66]^2)/([$values.C68]*[$values.D68]^2))" office:value-type="float" office:value="24.4500000000001">
            <text:p>24,45</text:p>
          </table:table-cell>
          <table:table-cell table:formula="of:=([$values.E66]-[$values.E69]*([$values.C66]*[$values.D66]^2)/([$values.C69]*[$values.D69]^2))/(1-([$values.C66]*[$values.D66]^2)/([$values.C69]*[$values.D69]^2))" office:value-type="float" office:value="74.1403433476396">
            <text:p>74,14</text:p>
          </table:table-cell>
          <table:table-cell table:formula="of:=([$values.E66]-[$values.E70]*([$values.C66]*[$values.D66]^2)/([$values.C70]*[$values.D70]^2))/(1-([$values.C66]*[$values.D66]^2)/([$values.C70]*[$values.D70]^2))" office:value-type="float" office:value="58.6395683453238">
            <text:p>58,64</text:p>
          </table:table-cell>
          <table:table-cell table:number-columns-repeated="2"/>
        </table:table-row>
        <table:table-row table:style-name="ro3">
          <table:table-cell/>
          <table:table-cell table:formula="of:=[$values.E67]-[.G$70]" office:value-type="float" office:value="182.316590695877">
            <text:p>182,32</text:p>
          </table:table-cell>
          <table:table-cell table:formula="of:=[.B$70]*[$values.C67]/[$values.C$70]*[$values.D67]*[$values.D67]/[$values.D$70]/[$values.D$70]" office:value-type="float" office:value="175.959135831806">
            <text:p>175,96</text:p>
          </table:table-cell>
          <table:table-cell table:formula="of:=1-[.B67]/[.C67]" office:value-type="percentage" office:value="-0.0361302914680592">
            <text:p>-3,61%</text:p>
          </table:table-cell>
          <table:table-cell table:formula="of:=[.C67]-[.B67]" office:value-type="float" office:value="-6.35745486407097">
            <text:p>-6,36</text:p>
          </table:table-cell>
          <table:table-cell/>
          <table:table-cell table:formula="of:=([$values.E67]-[$values.E68]*([$values.C67]*[$values.D67]^2)/([$values.C68]*[$values.D68]^2))/(1-([$values.C67]*[$values.D67]^2)/([$values.C68]*[$values.D68]^2))" office:value-type="float" office:value="-41.1000000000003">
            <text:p>-41,1</text:p>
          </table:table-cell>
          <table:table-cell table:formula="of:=([$values.E67]-[$values.E69]*([$values.C67]*[$values.D67]^2)/([$values.C69]*[$values.D69]^2))/(1-([$values.C67]*[$values.D67]^2)/([$values.C69]*[$values.D69]^2))" office:value-type="float" office:value="71.8796954314723">
            <text:p>71,88</text:p>
          </table:table-cell>
          <table:table-cell table:formula="of:=([$values.E67]-[$values.E70]*([$values.C67]*[$values.D67]^2)/([$values.C70]*[$values.D70]^2))/(1-([$values.C67]*[$values.D67]^2)/([$values.C70]*[$values.D70]^2))" office:value-type="float" office:value="54.7535433070866">
            <text:p>54,75</text:p>
          </table:table-cell>
          <table:table-cell table:number-columns-repeated="3"/>
        </table:table-row>
        <table:table-row table:style-name="ro3">
          <table:table-cell/>
          <table:table-cell table:formula="of:=[$values.E68]-[.G$70]" office:value-type="float" office:value="196.816590695877">
            <text:p>196,82</text:p>
          </table:table-cell>
          <table:table-cell table:formula="of:=[.B$70]*[$values.C68]/[$values.C$70]*[$values.D68]*[$values.D68]/[$values.D$70]/[$values.D$70]" office:value-type="float" office:value="185.734643378017">
            <text:p>185,73</text:p>
          </table:table-cell>
          <table:table-cell table:formula="of:=1-[.B68]/[.C68]" office:value-type="percentage" office:value="-0.0596654835969666">
            <text:p>-5,97%</text:p>
          </table:table-cell>
          <table:table-cell table:formula="of:=[.C68]-[.B68]" office:value-type="float" office:value="-11.0819473178595">
            <text:p>-11,08</text:p>
          </table:table-cell>
          <table:table-cell/>
          <table:table-cell table:formula="of:=([$values.E68]-[$values.E69]*([$values.C68]*[$values.D68]^2)/([$values.C69]*[$values.D69]^2))/(1-([$values.C68]*[$values.D68]^2)/([$values.C69]*[$values.D69]^2))" office:value-type="float" office:value="104.822360248447">
            <text:p>104,82</text:p>
          </table:table-cell>
          <table:table-cell table:formula="of:=([$values.E68]-[$values.E70]*([$values.C68]*[$values.D68]^2)/([$values.C70]*[$values.D70]^2))/(1-([$values.C68]*[$values.D68]^2)/([$values.C70]*[$values.D70]^2))" office:value-type="float" office:value="70.6365217391305">
            <text:p>70,64</text:p>
          </table:table-cell>
          <table:table-cell table:number-columns-repeated="4"/>
        </table:table-row>
        <table:table-row table:style-name="ro3">
          <table:table-cell/>
          <table:table-cell table:formula="of:=[$values.E69]-[.G$70]" office:value-type="float" office:value="227.316590695877">
            <text:p>227,32</text:p>
          </table:table-cell>
          <table:table-cell table:formula="of:=[.B$70]*[$values.C69]/[$values.C$70]*[$values.D69]*[$values.D69]/[$values.D$70]/[$values.D$70]" office:value-type="float" office:value="229.452885459685">
            <text:p>229,45</text:p>
          </table:table-cell>
          <table:table-cell table:formula="of:=1-[.B69]/[.C69]" office:value-type="percentage" office:value="0.00931038526505534">
            <text:p>0,93%</text:p>
          </table:table-cell>
          <table:table-cell table:formula="of:=[.C69]-[.B69]" office:value-type="float" office:value="2.13629476380828">
            <text:p>2,14</text:p>
          </table:table-cell>
          <table:table-cell/>
          <table:table-cell table:formula="of:=([$values.E69]-[$values.E70]*([$values.C69]*[$values.D69]^2)/([$values.C70]*[$values.D70]^2))/(1-([$values.C69]*[$values.D69]^2)/([$values.C70]*[$values.D70]^2))" office:value-type="float" office:value="25.636413043478">
            <text:p>25,64</text:p>
          </table:table-cell>
          <table:table-cell table:number-columns-repeated="5"/>
        </table:table-row>
        <table:table-row table:style-name="ro3">
          <table:table-cell/>
          <table:table-cell table:formula="of:=[$values.E70]-[.G$70]" office:value-type="float" office:value="279.416590695877">
            <text:p>279,42</text:p>
          </table:table-cell>
          <table:table-cell table:formula="of:=[.B$70]*[$values.C70]/[$values.C$70]*[$values.D70]*[$values.D70]/[$values.D$70]/[$values.D$70]" office:value-type="float" office:value="279.416590695877">
            <text:p>279,42</text:p>
          </table:table-cell>
          <table:table-cell table:formula="of:=1-[.B70]/[.C70]" office:value-type="percentage" office:value="0">
            <text:p>0,00%</text:p>
          </table:table-cell>
          <table:table-cell table:formula="of:=[.C70]-[.B70]" office:value-type="float" office:value="0">
            <text:p>0</text:p>
          </table:table-cell>
          <table:table-cell/>
          <table:table-cell table:style-name="ce9" table:formula="of:=AVERAGE([.G64:.L69])" office:value-type="float" office:value="37.5834093041231">
            <text:p>37,5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Default"/>
          <table:table-cell table:number-columns-repeated="8"/>
        </table:table-row>
        <table:table-row table:style-name="ro3">
          <table:table-cell/>
          <table:table-cell office:value-type="string">
            <text:p>mittlere Abweichungen:</text:p>
          </table:table-cell>
          <table:table-cell/>
          <table:table-cell table:formula="of:=SUM([.D2:.D70])/(COUNT([.D2:.D70])-9)" office:value-type="percentage" office:value="0.0265828080216196">
            <text:p>2,66%</text:p>
          </table:table-cell>
          <table:table-cell table:formula="of:=SUM([.E2:.E70])/(COUNT([.E2:.E70])-9)" office:value-type="float" office:value="2.23015101313856">
            <text:p>2,23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max Abweichungen:</text:p>
          </table:table-cell>
          <table:table-cell/>
          <table:table-cell table:style-name="Default"/>
          <table:table-cell table:formula="of:=MAXA([.E2:.E70])" office:value-type="float" office:value="12.466098134828">
            <text:p>12,47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Default"/>
          <table:table-cell table:formula="of:=MINA([.E2:.E70])" office:value-type="float" office:value="-11.0819473178595">
            <text:p>-11,08</text:p>
          </table:table-cell>
          <table:table-cell table:number-columns-repeated="7"/>
        </table:table-row>
      </table:table>
      <table:table table:name="f3_sys" table:style-name="ta1" table:print="false">
        <table:table-column table:style-name="co15" table:default-cell-style-name="Default"/>
        <table:table-column table:style-name="co5" table:number-columns-repeated="2" table:default-cell-style-name="Default"/>
        <table:table-column table:style-name="co5" table:default-cell-style-name="ce8"/>
        <table:table-column table:style-name="co5" table:number-columns-repeated="8" table:default-cell-style-name="Default"/>
        <table:table-row table:style-name="ro4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1">
          <table:table-cell office:value-type="string">
            <text:p>Athlon II X2 255</text:p>
          </table:table-cell>
          <table:table-cell table:formula="of:=[$values.E2]-[.G$6]" office:value-type="float" office:value="33.2400281648189">
            <text:p>33,24</text:p>
          </table:table-cell>
          <table:table-cell table:formula="of:=[.B$6]*([$values.C2])^3/([$values.C$6])^3" office:value-type="float" office:value="33.9541110048498">
            <text:p>33,95</text:p>
          </table:table-cell>
          <table:table-cell table:formula="of:=1-[.B2]/[.C2]" office:value-type="percentage" office:value="0.0210308212731281">
            <text:p>2,10%</text:p>
          </table:table-cell>
          <table:table-cell table:formula="of:=[.C2]-[.B2]" office:value-type="float" office:value="0.714082840030947">
            <text:p>0,71</text:p>
          </table:table-cell>
          <table:table-cell/>
          <table:table-cell table:formula="of:=([$values.E2]-[$values.E3]*([$values.C2]^3)/([$values.C3]^3))/(1-([$values.C2]^3)/([$values.C3]^3))" office:value-type="float" office:value="96.5894188780651">
            <text:p>96,59</text:p>
          </table:table-cell>
          <table:table-cell table:formula="of:=([$values.E2]-[$values.E4]*([$values.C2]^3)/([$values.C4]^3))/(1-([$values.C2]^3)/([$values.C4]^3))" office:value-type="float" office:value="96.568274992116">
            <text:p>96,57</text:p>
          </table:table-cell>
          <table:table-cell table:formula="of:=([$values.E2]-[$values.E5]*([$values.C2]^3)/([$values.C5]^3))/(1-([$values.C2]^3)/([$values.C5]^3))" office:value-type="float" office:value="95.8786895938334">
            <text:p>95,88</text:p>
          </table:table-cell>
          <table:table-cell table:formula="of:=([$values.E2]-[$values.E6]*([$values.C2]^3)/([$values.C6]^3))/(1-([$values.C2]^3)/([$values.C6]^3))" office:value-type="float" office:value="76.7977074279335">
            <text:p>76,8</text:p>
          </table:table-cell>
          <table:table-cell table:number-columns-repeated="2"/>
        </table:table-row>
        <table:table-row table:style-name="ro1">
          <table:table-cell/>
          <table:table-cell table:formula="of:=[$values.E3]-[.G$6]" office:value-type="float" office:value="34.7400281648189">
            <text:p>34,74</text:p>
          </table:table-cell>
          <table:table-cell table:formula="of:=[.B$6]*([$values.C3])^3/([$values.C$6])^3" office:value-type="float" office:value="37.347128643111">
            <text:p>37,35</text:p>
          </table:table-cell>
          <table:table-cell table:formula="of:=1-[.B3]/[.C3]" office:value-type="percentage" office:value="0.0698072535429843">
            <text:p>6,98%</text:p>
          </table:table-cell>
          <table:table-cell table:formula="of:=[.C3]-[.B3]" office:value-type="float" office:value="2.6071004782921">
            <text:p>2,61</text:p>
          </table:table-cell>
          <table:table-cell/>
          <table:table-cell table:formula="of:=([$values.E3]-[$values.E4]*([$values.C3]^3)/([$values.C4]^3))/(1-([$values.C3]^3)/([$values.C4]^3))" office:value-type="float" office:value="96.5555691554467">
            <text:p>96,56</text:p>
          </table:table-cell>
          <table:table-cell table:formula="of:=([$values.E3]-[$values.E5]*([$values.C3]^3)/([$values.C5]^3))/(1-([$values.C3]^3)/([$values.C5]^3))" office:value-type="float" office:value="95.6400921658986">
            <text:p>95,64</text:p>
          </table:table-cell>
          <table:table-cell table:formula="of:=([$values.E3]-[$values.E6]*([$values.C3]^3)/([$values.C6]^3))/(1-([$values.C3]^3)/([$values.C6]^3))" office:value-type="float" office:value="71.8879840752804">
            <text:p>71,89</text:p>
          </table:table-cell>
          <table:table-cell table:number-columns-repeated="3"/>
        </table:table-row>
        <table:table-row table:style-name="ro1">
          <table:table-cell/>
          <table:table-cell table:formula="of:=[$values.E4]-[.G$6]" office:value-type="float" office:value="38.0400281648189">
            <text:p>38,04</text:p>
          </table:table-cell>
          <table:table-cell table:formula="of:=[.B$6]*([$values.C4])^3/([$values.C$6])^3" office:value-type="float" office:value="44.7964948788096">
            <text:p>44,8</text:p>
          </table:table-cell>
          <table:table-cell table:formula="of:=1-[.B4]/[.C4]" office:value-type="percentage" office:value="0.150825789657636">
            <text:p>15,08%</text:p>
          </table:table-cell>
          <table:table-cell table:formula="of:=[.C4]-[.B4]" office:value-type="float" office:value="6.75646671399073">
            <text:p>6,76</text:p>
          </table:table-cell>
          <table:table-cell/>
          <table:table-cell table:formula="of:=([$values.E4]-[$values.E5]*([$values.C4]^3)/([$values.C5]^3))/(1-([$values.C4]^3)/([$values.C5]^3))" office:value-type="float" office:value="94.4812840043526">
            <text:p>94,48</text:p>
          </table:table-cell>
          <table:table-cell table:formula="of:=([$values.E4]-[$values.E6]*([$values.C4]^3)/([$values.C6]^3))/(1-([$values.C4]^3)/([$values.C6]^3))" office:value-type="float" office:value="54.5456834532374">
            <text:p>54,55</text:p>
          </table:table-cell>
          <table:table-cell table:number-columns-repeated="4"/>
        </table:table-row>
        <table:table-row table:style-name="ro1">
          <table:table-cell/>
          <table:table-cell table:formula="of:=[$values.E5]-[.G$6]" office:value-type="float" office:value="42.1400281648189">
            <text:p>42,14</text:p>
          </table:table-cell>
          <table:table-cell table:formula="of:=[.B$6]*([$values.C5])^3/([$values.C$6])^3" office:value-type="float" office:value="53.1758921500545">
            <text:p>53,18</text:p>
          </table:table-cell>
          <table:table-cell table:formula="of:=1-[.B5]/[.C5]" office:value-type="percentage" office:value="0.20753509793675">
            <text:p>20,75%</text:p>
          </table:table-cell>
          <table:table-cell table:formula="of:=[.C5]-[.B5]" office:value-type="float" office:value="11.0358639852356">
            <text:p>11,04</text:p>
          </table:table-cell>
          <table:table-cell/>
          <table:table-cell table:formula="of:=([$values.E5]-[$values.E6]*([$values.C5]^3)/([$values.C6]^3))/(1-([$values.C5]^3)/([$values.C6]^3))" office:value-type="float" office:value="4.65501460564736">
            <text:p>4,66</text:p>
          </table:table-cell>
          <table:table-cell table:number-columns-repeated="5"/>
        </table:table-row>
        <table:table-row table:style-name="ro1">
          <table:table-cell/>
          <table:table-cell table:formula="of:=[$values.E6]-[.G$6]" office:value-type="float" office:value="62.5400281648189">
            <text:p>62,54</text:p>
          </table:table-cell>
          <table:table-cell table:formula="of:=[.B$6]*([$values.C6])^3/([$values.C$6])^3" office:value-type="float" office:value="62.5400281648189">
            <text:p>62,54</text:p>
          </table:table-cell>
          <table:table-cell table:formula="of:=1-[.B6]/[.C6]" office:value-type="percentage" office:value="0">
            <text:p>0,00%</text:p>
          </table:table-cell>
          <table:table-cell table:formula="of:=[.C6]-[.B6]" office:value-type="float" office:value="0">
            <text:p>0</text:p>
          </table:table-cell>
          <table:table-cell/>
          <table:table-cell table:style-name="ce9" table:formula="of:=AVERAGE([.G2:.J5])" office:value-type="float" office:value="78.3599718351811">
            <text:p>78,36</text:p>
          </table:table-cell>
          <table:table-cell table:number-columns-repeated="5"/>
        </table:table-row>
        <table:table-row table:style-name="ro1">
          <table:table-cell table:style-name="ce1" table:number-columns-repeated="12"/>
        </table:table-row>
        <table:table-row table:style-name="ro4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1">
          <table:table-cell office:value-type="string">
            <text:p>Athlon II X4 635</text:p>
          </table:table-cell>
          <table:table-cell table:formula="of:=[$values.E9]-[.G$13]" office:value-type="float" office:value="63.8899523483916">
            <text:p>63,89</text:p>
          </table:table-cell>
          <table:table-cell table:formula="of:=[.B$13]*([$values.C9])^3/([$values.C$13])^3" office:value-type="float" office:value="60.2344034478116">
            <text:p>60,23</text:p>
          </table:table-cell>
          <table:table-cell table:formula="of:=1-[.B9]/[.C9]" office:value-type="percentage" office:value="-0.0606887209192206">
            <text:p>-6,07%</text:p>
          </table:table-cell>
          <table:table-cell table:formula="of:=[.C9]-[.B9]" office:value-type="float" office:value="-3.65554890057997">
            <text:p>-3,66</text:p>
          </table:table-cell>
          <table:table-cell/>
          <table:table-cell table:formula="of:=([$values.E9]-[$values.E10]*([$values.C9]^3)/([$values.C10]^3))/(1-([$values.C9]^3)/([$values.C10]^3))" office:value-type="float" office:value="114.541057066258">
            <text:p>114,54</text:p>
          </table:table-cell>
          <table:table-cell table:formula="of:=([$values.E9]-[$values.E11]*([$values.C9]^3)/([$values.C11]^3))/(1-([$values.C9]^3)/([$values.C11]^3))" office:value-type="float" office:value="116.901635039981">
            <text:p>116,9</text:p>
          </table:table-cell>
          <table:table-cell table:formula="of:=([$values.E9]-[$values.E12]*([$values.C9]^3)/([$values.C12]^3))/(1-([$values.C9]^3)/([$values.C12]^3))" office:value-type="float" office:value="119.482728796514">
            <text:p>119,48</text:p>
          </table:table-cell>
          <table:table-cell table:formula="of:=([$values.E9]-[$values.E13]*([$values.C9]^3)/([$values.C13]^3))/(1-([$values.C9]^3)/([$values.C13]^3))" office:value-type="float" office:value="90.8884453099643">
            <text:p>90,89</text:p>
          </table:table-cell>
          <table:table-cell table:number-columns-repeated="2"/>
        </table:table-row>
        <table:table-row table:style-name="ro1">
          <table:table-cell/>
          <table:table-cell table:formula="of:=[$values.E10]-[.G$13]" office:value-type="float" office:value="67.2899523483915">
            <text:p>67,29</text:p>
          </table:table-cell>
          <table:table-cell table:formula="of:=[.B$13]*([$values.C10])^3/([$values.C$13])^3" office:value-type="float" office:value="66.6828854438851">
            <text:p>66,68</text:p>
          </table:table-cell>
          <table:table-cell table:formula="of:=1-[.B10]/[.C10]" office:value-type="percentage" office:value="-0.00910378878276563">
            <text:p>-0,91%</text:p>
          </table:table-cell>
          <table:table-cell table:formula="of:=[.C10]-[.B10]" office:value-type="float" office:value="-0.607066904506482">
            <text:p>-0,61</text:p>
          </table:table-cell>
          <table:table-cell/>
          <table:table-cell table:formula="of:=([$values.E10]-[$values.E11]*([$values.C10]^3)/([$values.C11]^3))/(1-([$values.C10]^3)/([$values.C11]^3))" office:value-type="float" office:value="118.337309292649">
            <text:p>118,34</text:p>
          </table:table-cell>
          <table:table-cell table:formula="of:=([$values.E10]-[$values.E12]*([$values.C10]^3)/([$values.C12]^3))/(1-([$values.C10]^3)/([$values.C12]^3))" office:value-type="float" office:value="121.172691807542">
            <text:p>121,17</text:p>
          </table:table-cell>
          <table:table-cell table:formula="of:=([$values.E10]-[$values.E13]*([$values.C10]^3)/([$values.C13]^3))/(1-([$values.C10]^3)/([$values.C13]^3))" office:value-type="float" office:value="84.0496062992125">
            <text:p>84,05</text:p>
          </table:table-cell>
          <table:table-cell table:number-columns-repeated="3"/>
        </table:table-row>
        <table:table-row table:style-name="ro1">
          <table:table-cell/>
          <table:table-cell table:formula="of:=[$values.E11]-[.G$13]" office:value-type="float" office:value="73.9899523483916">
            <text:p>73,99</text:p>
          </table:table-cell>
          <table:table-cell table:formula="of:=[.B$13]*([$values.C11])^3/([$values.C$13])^3" office:value-type="float" office:value="80.9283255638973">
            <text:p>80,93</text:p>
          </table:table-cell>
          <table:table-cell table:formula="of:=1-[.B11]/[.C11]" office:value-type="percentage" office:value="0.0857347926966251">
            <text:p>8,57%</text:p>
          </table:table-cell>
          <table:table-cell table:formula="of:=[.C11]-[.B11]" office:value-type="float" office:value="6.93837321550572">
            <text:p>6,94</text:p>
          </table:table-cell>
          <table:table-cell/>
          <table:table-cell table:formula="of:=([$values.E11]-[$values.E12]*([$values.C11]^3)/([$values.C12]^3))/(1-([$values.C11]^3)/([$values.C12]^3))" office:value-type="float" office:value="124.81517747858">
            <text:p>124,82</text:p>
          </table:table-cell>
          <table:table-cell table:formula="of:=([$values.E11]-[$values.E13]*([$values.C11]^3)/([$values.C13]^3))/(1-([$values.C11]^3)/([$values.C13]^3))" office:value-type="float" office:value="52.9767092114376">
            <text:p>52,98</text:p>
          </table:table-cell>
          <table:table-cell table:number-columns-repeated="4"/>
        </table:table-row>
        <table:table-row table:style-name="ro1">
          <table:table-cell/>
          <table:table-cell table:formula="of:=[$values.E12]-[.G$13]" office:value-type="float" office:value="80.2899523483915">
            <text:p>80,29</text:p>
          </table:table-cell>
          <table:table-cell table:formula="of:=[.B$13]*([$values.C12])^3/([$values.C$13])^3" office:value-type="float" office:value="97.0705233143133">
            <text:p>97,07</text:p>
          </table:table-cell>
          <table:table-cell table:formula="of:=1-[.B12]/[.C12]" office:value-type="percentage" office:value="0.172869892867338">
            <text:p>17,29%</text:p>
          </table:table-cell>
          <table:table-cell table:formula="of:=[.C12]-[.B12]" office:value-type="float" office:value="16.7805709659217">
            <text:p>16,78</text:p>
          </table:table-cell>
          <table:table-cell/>
          <table:table-cell table:formula="of:=([$values.E12]-[$values.E13]*([$values.C12]^3)/([$values.C13]^3))/(1-([$values.C12]^3)/([$values.C13]^3))" office:value-type="float" office:value="-119.064883786054">
            <text:p>-119,06</text:p>
          </table:table-cell>
          <table:table-cell table:number-columns-repeated="5"/>
        </table:table-row>
        <table:table-row table:style-name="ro1">
          <table:table-cell/>
          <table:table-cell table:formula="of:=[$values.E13]-[.G$13]" office:value-type="float" office:value="105.889952348392">
            <text:p>105,89</text:p>
          </table:table-cell>
          <table:table-cell table:formula="of:=[.B$13]*([$values.C13])^3/([$values.C$13])^3" office:value-type="float" office:value="105.889952348392">
            <text:p>105,89</text:p>
          </table:table-cell>
          <table:table-cell table:formula="of:=1-[.B13]/[.C13]" office:value-type="percentage" office:value="0">
            <text:p>0,00%</text:p>
          </table:table-cell>
          <table:table-cell table:formula="of:=[.C13]-[.B13]" office:value-type="float" office:value="0">
            <text:p>0</text:p>
          </table:table-cell>
          <table:table-cell/>
          <table:table-cell table:style-name="ce9" table:formula="of:=AVERAGE([.G9:.J12])" office:value-type="float" office:value="82.4100476516085">
            <text:p>82,41</text:p>
          </table:table-cell>
          <table:table-cell table:number-columns-repeated="5"/>
        </table:table-row>
        <table:table-row table:style-name="ro1">
          <table:table-cell table:style-name="ce1" table:number-columns-repeated="12"/>
        </table:table-row>
        <table:table-row table:style-name="ro4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1">
          <table:table-cell office:value-type="string">
            <text:p>Athlon II X2 555</text:p>
          </table:table-cell>
          <table:table-cell table:formula="of:=[$values.E16]-[.G$20]" office:value-type="float" office:value="49.2173837680779">
            <text:p>49,22</text:p>
          </table:table-cell>
          <table:table-cell table:formula="of:=[.B$20]*([$values.C16])^3/([$values.C$20])^3" office:value-type="float" office:value="48.1881004892559">
            <text:p>48,19</text:p>
          </table:table-cell>
          <table:table-cell table:formula="of:=1-[.B16]/[.C16]" office:value-type="percentage" office:value="-0.0213596981074513">
            <text:p>-2,14%</text:p>
          </table:table-cell>
          <table:table-cell table:formula="of:=[.C16]-[.B16]" office:value-type="float" office:value="-1.02928327882203">
            <text:p>-1,03</text:p>
          </table:table-cell>
          <table:table-cell/>
          <table:table-cell table:formula="of:=([$values.E16]-[$values.E17]*([$values.C16]^3)/([$values.C17]^3))/(1-([$values.C16]^3)/([$values.C17]^3))" office:value-type="float" office:value="106.656915544676">
            <text:p>106,66</text:p>
          </table:table-cell>
          <table:table-cell table:formula="of:=([$values.E16]-[$values.E18]*([$values.C16]^3)/([$values.C18]^3))/(1-([$values.C16]^3)/([$values.C18]^3))" office:value-type="float" office:value="109.487096774194">
            <text:p>109,49</text:p>
          </table:table-cell>
          <table:table-cell table:formula="of:=([$values.E16]-[$values.E19]*([$values.C16]^3)/([$values.C19]^3))/(1-([$values.C16]^3)/([$values.C19]^3))" office:value-type="float" office:value="110.692182410423">
            <text:p>110,69</text:p>
          </table:table-cell>
          <table:table-cell table:formula="of:=([$values.E16]-[$values.E20]*([$values.C16]^3)/([$values.C20]^3))/(1-([$values.C16]^3)/([$values.C20]^3))" office:value-type="float" office:value="75.5918032786885">
            <text:p>75,59</text:p>
          </table:table-cell>
          <table:table-cell table:number-columns-repeated="2"/>
        </table:table-row>
        <table:table-row table:style-name="ro1">
          <table:table-cell/>
          <table:table-cell table:formula="of:=[$values.E17]-[.G$20]" office:value-type="float" office:value="52.4173837680779">
            <text:p>52,42</text:p>
          </table:table-cell>
          <table:table-cell table:formula="of:=[.B$20]*([$values.C17])^3/([$values.C$20])^3" office:value-type="float" office:value="57.7998383065709">
            <text:p>57,8</text:p>
          </table:table-cell>
          <table:table-cell table:formula="of:=1-[.B17]/[.C17]" office:value-type="percentage" office:value="0.0931223113453072">
            <text:p>9,31%</text:p>
          </table:table-cell>
          <table:table-cell table:formula="of:=[.C17]-[.B17]" office:value-type="float" office:value="5.38245453849291">
            <text:p>5,38</text:p>
          </table:table-cell>
          <table:table-cell/>
          <table:table-cell table:formula="of:=([$values.E17]-[$values.E18]*([$values.C17]^3)/([$values.C18]^3))/(1-([$values.C17]^3)/([$values.C18]^3))" office:value-type="float" office:value="113.069532100109">
            <text:p>113,07</text:p>
          </table:table-cell>
          <table:table-cell table:formula="of:=([$values.E17]-[$values.E19]*([$values.C17]^3)/([$values.C19]^3))/(1-([$values.C17]^3)/([$values.C19]^3))" office:value-type="float" office:value="113.529136690647">
            <text:p>113,53</text:p>
          </table:table-cell>
          <table:table-cell table:formula="of:=([$values.E17]-[$values.E20]*([$values.C17]^3)/([$values.C20]^3))/(1-([$values.C17]^3)/([$values.C20]^3))" office:value-type="float" office:value="59.5339164237124">
            <text:p>59,53</text:p>
          </table:table-cell>
          <table:table-cell table:number-columns-repeated="3"/>
        </table:table-row>
        <table:table-row table:style-name="ro1">
          <table:table-cell/>
          <table:table-cell table:formula="of:=[$values.E18]-[.G$20]" office:value-type="float" office:value="54.817383768078">
            <text:p>54,82</text:p>
          </table:table-cell>
          <table:table-cell table:formula="of:=[.B$20]*([$values.C18])^3/([$values.C$20])^3" office:value-type="float" office:value="68.6115727669288">
            <text:p>68,61</text:p>
          </table:table-cell>
          <table:table-cell table:formula="of:=1-[.B18]/[.C18]" office:value-type="percentage" office:value="0.201047555719343">
            <text:p>20,10%</text:p>
          </table:table-cell>
          <table:table-cell table:formula="of:=[.C18]-[.B18]" office:value-type="float" office:value="13.7941889988509">
            <text:p>13,79</text:p>
          </table:table-cell>
          <table:table-cell/>
          <table:table-cell table:formula="of:=([$values.E18]-[$values.E19]*([$values.C18]^3)/([$values.C19]^3))/(1-([$values.C18]^3)/([$values.C19]^3))" office:value-type="float" office:value="114.103310613437">
            <text:p>114,1</text:p>
          </table:table-cell>
          <table:table-cell table:formula="of:=([$values.E18]-[$values.E20]*([$values.C18]^3)/([$values.C20]^3))/(1-([$values.C18]^3)/([$values.C20]^3))" office:value-type="float" office:value="22.5815498154982">
            <text:p>22,58</text:p>
          </table:table-cell>
          <table:table-cell table:number-columns-repeated="4"/>
        </table:table-row>
        <table:table-row table:style-name="ro1">
          <table:table-cell/>
          <table:table-cell table:formula="of:=[$values.E19]-[.G$20]" office:value-type="float" office:value="57.317383768078">
            <text:p>57,32</text:p>
          </table:table-cell>
          <table:table-cell table:formula="of:=[.B$20]*([$values.C19])^3/([$values.C$20])^3" office:value-type="float" office:value="80.6938919081558">
            <text:p>80,69</text:p>
          </table:table-cell>
          <table:table-cell table:formula="of:=1-[.B19]/[.C19]" office:value-type="percentage" office:value="0.289693650749731">
            <text:p>28,97%</text:p>
          </table:table-cell>
          <table:table-cell table:formula="of:=[.C19]-[.B19]" office:value-type="float" office:value="23.3765081400779">
            <text:p>23,38</text:p>
          </table:table-cell>
          <table:table-cell/>
          <table:table-cell table:formula="of:=([$values.E19]-[$values.E20]*([$values.C19]^3)/([$values.C20]^3))/(1-([$values.C19]^3)/([$values.C20]^3))" office:value-type="float" office:value="-90.4192813321645">
            <text:p>-90,42</text:p>
          </table:table-cell>
          <table:table-cell table:number-columns-repeated="5"/>
        </table:table-row>
        <table:table-row table:style-name="ro1">
          <table:table-cell/>
          <table:table-cell table:formula="of:=[$values.E20]-[.G$20]" office:value-type="float" office:value="94.1173837680779">
            <text:p>94,12</text:p>
          </table:table-cell>
          <table:table-cell table:formula="of:=[.B$20]*([$values.C20])^3/([$values.C$20])^3" office:value-type="float" office:value="94.1173837680779">
            <text:p>94,12</text:p>
          </table:table-cell>
          <table:table-cell table:formula="of:=1-[.B20]/[.C20]" office:value-type="percentage" office:value="0">
            <text:p>0,00%</text:p>
          </table:table-cell>
          <table:table-cell table:formula="of:=[.C20]-[.B20]" office:value-type="float" office:value="0">
            <text:p>0</text:p>
          </table:table-cell>
          <table:table-cell/>
          <table:table-cell table:style-name="ce9" table:formula="of:=AVERAGE([.G16:.J19])" office:value-type="float" office:value="73.4826162319221">
            <text:p>73,48</text:p>
          </table:table-cell>
          <table:table-cell table:number-columns-repeated="5"/>
        </table:table-row>
        <table:table-row table:style-name="ro1">
          <table:table-cell table:style-name="ce1" table:number-columns-repeated="12"/>
        </table:table-row>
        <table:table-row table:style-name="ro4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1">
          <table:table-cell office:value-type="string">
            <text:p>Athlon II X4 965</text:p>
          </table:table-cell>
          <table:table-cell table:formula="of:=[$values.E23]-[.G$26]" office:value-type="float" office:value="146.282630469298">
            <text:p>146,28</text:p>
          </table:table-cell>
          <table:table-cell table:formula="of:=[.B$26]*([$values.C23])^3/([$values.C$26])^3" office:value-type="float" office:value="132.638414470327">
            <text:p>132,64</text:p>
          </table:table-cell>
          <table:table-cell table:formula="of:=1-[.B23]/[.C23]" office:value-type="percentage" office:value="-0.102867755570346">
            <text:p>-10,29%</text:p>
          </table:table-cell>
          <table:table-cell table:formula="of:=[.C23]-[.B23]" office:value-type="float" office:value="-13.6442159989718">
            <text:p>-13,64</text:p>
          </table:table-cell>
          <table:table-cell/>
          <table:table-cell table:formula="of:=([$values.E23]-[$values.E24]*([$values.C23]^3)/([$values.C24]^3))/(1-([$values.C23]^3)/([$values.C24]^3))" office:value-type="float" office:value="155.827638737759">
            <text:p>155,83</text:p>
          </table:table-cell>
          <table:table-cell table:formula="of:=([$values.E23]-[$values.E25]*([$values.C23]^3)/([$values.C25]^3))/(1-([$values.C23]^3)/([$values.C25]^3))" office:value-type="float" office:value="158.023741007194">
            <text:p>158,02</text:p>
          </table:table-cell>
          <table:table-cell table:formula="of:=([$values.E23]-[$values.E26]*([$values.C23]^3)/([$values.C26]^3))/(1-([$values.C23]^3)/([$values.C26]^3))" office:value-type="float" office:value="80.455103672246">
            <text:p>80,46</text:p>
          </table:table-cell>
          <table:table-cell table:number-columns-repeated="3"/>
        </table:table-row>
        <table:table-row table:style-name="ro1">
          <table:table-cell/>
          <table:table-cell table:formula="of:=[$values.E24]-[.G$26]" office:value-type="float" office:value="151.982630469298">
            <text:p>151,98</text:p>
          </table:table-cell>
          <table:table-cell table:formula="of:=[.B$26]*([$values.C24])^3/([$values.C$26])^3" office:value-type="float" office:value="157.449060287186">
            <text:p>157,45</text:p>
          </table:table-cell>
          <table:table-cell table:formula="of:=1-[.B24]/[.C24]" office:value-type="percentage" office:value="0.0347187198698863">
            <text:p>3,47%</text:p>
          </table:table-cell>
          <table:table-cell table:formula="of:=[.C24]-[.B24]" office:value-type="float" office:value="5.46642981788764">
            <text:p>5,47</text:p>
          </table:table-cell>
          <table:table-cell/>
          <table:table-cell table:formula="of:=([$values.E24]-[$values.E25]*([$values.C24]^3)/([$values.C25]^3))/(1-([$values.C24]^3)/([$values.C25]^3))" office:value-type="float" office:value="160.767283349562">
            <text:p>160,77</text:p>
          </table:table-cell>
          <table:table-cell table:formula="of:=([$values.E24]-[$values.E26]*([$values.C24]^3)/([$values.C26]^3))/(1-([$values.C24]^3)/([$values.C26]^3))" office:value-type="float" office:value="14.4102345415778">
            <text:p>14,41</text:p>
          </table:table-cell>
          <table:table-cell table:number-columns-repeated="4"/>
        </table:table-row>
        <table:table-row table:style-name="ro1">
          <table:table-cell/>
          <table:table-cell table:formula="of:=[$values.E25]-[.G$26]" office:value-type="float" office:value="157.482630469298">
            <text:p>157,48</text:p>
          </table:table-cell>
          <table:table-cell table:formula="of:=[.B$26]*([$values.C25])^3/([$values.C$26])^3" office:value-type="float" office:value="185.175429442697">
            <text:p>185,18</text:p>
          </table:table-cell>
          <table:table-cell table:formula="of:=1-[.B25]/[.C25]" office:value-type="percentage" office:value="0.149548992848256">
            <text:p>14,95%</text:p>
          </table:table-cell>
          <table:table-cell table:formula="of:=[.C25]-[.B25]" office:value-type="float" office:value="27.6927989733986">
            <text:p>27,69</text:p>
          </table:table-cell>
          <table:table-cell/>
          <table:table-cell table:formula="of:=([$values.E25]-[$values.E26]*([$values.C25]^3)/([$values.C26]^3))/(1-([$values.C25]^3)/([$values.C26]^3))" office:value-type="float" office:value="-329.379784124128">
            <text:p>-329,38</text:p>
          </table:table-cell>
          <table:table-cell table:number-columns-repeated="5"/>
        </table:table-row>
        <table:table-row table:style-name="ro1">
          <table:table-cell/>
          <table:table-cell table:formula="of:=[$values.E26]-[.G$26]" office:value-type="float" office:value="200.182630469298">
            <text:p>200,18</text:p>
          </table:table-cell>
          <table:table-cell table:formula="of:=[.B$26]*([$values.C26])^3/([$values.C$26])^3" office:value-type="float" office:value="200.182630469298">
            <text:p>200,18</text:p>
          </table:table-cell>
          <table:table-cell table:formula="of:=1-[.B26]/[.C26]" office:value-type="percentage" office:value="0">
            <text:p>0,00%</text:p>
          </table:table-cell>
          <table:table-cell table:formula="of:=[.C26]-[.B26]" office:value-type="float" office:value="0">
            <text:p>0</text:p>
          </table:table-cell>
          <table:table-cell/>
          <table:table-cell table:style-name="ce9" table:formula="of:=AVERAGE([.G23:.I25])" office:value-type="float" office:value="40.0173695307017">
            <text:p>40,02</text:p>
          </table:table-cell>
          <table:table-cell table:number-columns-repeated="5"/>
        </table:table-row>
        <table:table-row table:style-name="ro1">
          <table:table-cell table:style-name="ce1" table:number-columns-repeated="12"/>
        </table:table-row>
        <table:table-row table:style-name="ro4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1">
          <table:table-cell office:value-type="string">
            <text:p>Core2Duo E7600</text:p>
          </table:table-cell>
          <table:table-cell table:formula="of:=[$values.E29]-[.G$34]" office:value-type="float" office:value="43.9974672163624">
            <text:p>44</text:p>
          </table:table-cell>
          <table:table-cell table:formula="of:=[.B$34]*([$values.C29])^3/([$values.C$34])^3" office:value-type="float" office:value="42.7539415175472">
            <text:p>42,75</text:p>
          </table:table-cell>
          <table:table-cell table:formula="of:=1-[.B29]/[.C29]" office:value-type="percentage" office:value="-0.0290856387663065">
            <text:p>-2,91%</text:p>
          </table:table-cell>
          <table:table-cell table:formula="of:=[.C29]-[.B29]" office:value-type="float" office:value="-1.24352569881517">
            <text:p>-1,24</text:p>
          </table:table-cell>
          <table:table-cell/>
          <table:table-cell table:formula="of:=([$values.E29]-[$values.E30]*([$values.C29]^3)/([$values.C30]^3))/(1-([$values.C29]^3)/([$values.C30]^3))" office:value-type="float" office:value="82.9678258942544">
            <text:p>82,97</text:p>
          </table:table-cell>
          <table:table-cell table:formula="of:=([$values.E29]-[$values.E31]*([$values.C29]^3)/([$values.C31]^3))/(1-([$values.C29]^3)/([$values.C31]^3))" office:value-type="float" office:value="81.7808118081181">
            <text:p>81,78</text:p>
          </table:table-cell>
          <table:table-cell table:formula="of:=([$values.E29]-[$values.E32]*([$values.C29]^3)/([$values.C32]^3))/(1-([$values.C29]^3)/([$values.C32]^3))" office:value-type="float" office:value="82.1312925170068">
            <text:p>82,13</text:p>
          </table:table-cell>
          <table:table-cell table:formula="of:=([$values.E29]-[$values.E33]*([$values.C29]^3)/([$values.C33]^3))/(1-([$values.C29]^3)/([$values.C33]^3))" office:value-type="float" office:value="72.3325808417162">
            <text:p>72,33</text:p>
          </table:table-cell>
          <table:table-cell table:formula="of:=([$values.E29]-[$values.E34]*([$values.C29]^3)/([$values.C34]^3))/(1-([$values.C29]^3)/([$values.C34]^3))" office:value-type="float" office:value="53.7540613472273">
            <text:p>53,75</text:p>
          </table:table-cell>
          <table:table-cell/>
        </table:table-row>
        <table:table-row table:style-name="ro1">
          <table:table-cell/>
          <table:table-cell table:formula="of:=[$values.E30]-[.G$34]" office:value-type="float" office:value="45.7974672163623">
            <text:p>45,8</text:p>
          </table:table-cell>
          <table:table-cell table:formula="of:=[.B$34]*([$values.C30])^3/([$values.C$34])^3" office:value-type="float" office:value="48.8947032147775">
            <text:p>48,89</text:p>
          </table:table-cell>
          <table:table-cell table:formula="of:=1-[.B30]/[.C30]" office:value-type="percentage" office:value="0.0633450209281382">
            <text:p>6,33%</text:p>
          </table:table-cell>
          <table:table-cell table:formula="of:=[.C30]-[.B30]" office:value-type="float" office:value="3.09723599841519">
            <text:p>3,1</text:p>
          </table:table-cell>
          <table:table-cell/>
          <table:table-cell table:formula="of:=([$values.E30]-[$values.E31]*([$values.C30]^3)/([$values.C31]^3))/(1-([$values.C30]^3)/([$values.C31]^3))" office:value-type="float" office:value="80.7555691554467">
            <text:p>80,76</text:p>
          </table:table-cell>
          <table:table-cell table:formula="of:=([$values.E30]-[$values.E32]*([$values.C30]^3)/([$values.C32]^3))/(1-([$values.C30]^3)/([$values.C32]^3))" office:value-type="float" office:value="81.7276497695852">
            <text:p>81,73</text:p>
          </table:table-cell>
          <table:table-cell table:formula="of:=([$values.E30]-[$values.E33]*([$values.C30]^3)/([$values.C33]^3))/(1-([$values.C30]^3)/([$values.C33]^3))" office:value-type="float" office:value="68.5405356496561">
            <text:p>68,54</text:p>
          </table:table-cell>
          <table:table-cell table:formula="of:=([$values.E30]-[$values.E34]*([$values.C30]^3)/([$values.C34]^3))/(1-([$values.C30]^3)/([$values.C34]^3))" office:value-type="float" office:value="45.155737704918">
            <text:p>45,16</text:p>
          </table:table-cell>
          <table:table-cell table:number-columns-repeated="2"/>
        </table:table-row>
        <table:table-row table:style-name="ro1">
          <table:table-cell/>
          <table:table-cell table:formula="of:=[$values.E31]-[.G$34]" office:value-type="float" office:value="49.0974672163623">
            <text:p>49,1</text:p>
          </table:table-cell>
          <table:table-cell table:formula="of:=[.B$34]*([$values.C31])^3/([$values.C$34])^3" office:value-type="float" office:value="58.6473820542485">
            <text:p>58,65</text:p>
          </table:table-cell>
          <table:table-cell table:formula="of:=1-[.B31]/[.C31]" office:value-type="percentage" office:value="0.162836165969907">
            <text:p>16,28%</text:p>
          </table:table-cell>
          <table:table-cell table:formula="of:=[.C31]-[.B31]" office:value-type="float" office:value="9.54991483788617">
            <text:p>9,55</text:p>
          </table:table-cell>
          <table:table-cell/>
          <table:table-cell table:formula="of:=([$values.E31]-[$values.E32]*([$values.C31]^3)/([$values.C32]^3))/(1-([$values.C31]^3)/([$values.C32]^3))" office:value-type="float" office:value="82.9581066376496">
            <text:p>82,96</text:p>
          </table:table-cell>
          <table:table-cell table:formula="of:=([$values.E31]-[$values.E33]*([$values.C31]^3)/([$values.C33]^3))/(1-([$values.C31]^3)/([$values.C33]^3))" office:value-type="float" office:value="59.9528776978417">
            <text:p>59,95</text:p>
          </table:table-cell>
          <table:table-cell table:formula="of:=([$values.E31]-[$values.E34]*([$values.C31]^3)/([$values.C34]^3))/(1-([$values.C31]^3)/([$values.C34]^3))" office:value-type="float" office:value="26.7538062844185">
            <text:p>26,75</text:p>
          </table:table-cell>
          <table:table-cell table:number-columns-repeated="3"/>
        </table:table-row>
        <table:table-row table:style-name="ro1">
          <table:table-cell/>
          <table:table-cell table:formula="of:=[$values.E32]-[.G$34]" office:value-type="float" office:value="52.3974672163624">
            <text:p>52,4</text:p>
          </table:table-cell>
          <table:table-cell table:formula="of:=[.B$34]*([$values.C32])^3/([$values.C$34])^3" office:value-type="float" office:value="69.6176536007282">
            <text:p>69,62</text:p>
          </table:table-cell>
          <table:table-cell table:formula="of:=1-[.B32]/[.C32]" office:value-type="percentage" office:value="0.24735373132693">
            <text:p>24,74%</text:p>
          </table:table-cell>
          <table:table-cell table:formula="of:=[.C32]-[.B32]" office:value-type="float" office:value="17.2201863843658">
            <text:p>17,22</text:p>
          </table:table-cell>
          <table:table-cell/>
          <table:table-cell table:formula="of:=([$values.E32]-[$values.E33]*([$values.C32]^3)/([$values.C33]^3))/(1-([$values.C32]^3)/([$values.C33]^3))" office:value-type="float" office:value="31.2129503407984">
            <text:p>31,21</text:p>
          </table:table-cell>
          <table:table-cell table:formula="of:=([$values.E32]-[$values.E34]*([$values.C32]^3)/([$values.C34]^3))/(1-([$values.C32]^3)/([$values.C34]^3))" office:value-type="float" office:value="-12.0405904059041">
            <text:p>-12,04</text:p>
          </table:table-cell>
          <table:table-cell table:number-columns-repeated="4"/>
        </table:table-row>
        <table:table-row table:style-name="ro1">
          <table:table-cell/>
          <table:table-cell table:formula="of:=[$values.E33]-[.G$34]" office:value-type="float" office:value="65.1974672163624">
            <text:p>65,2</text:p>
          </table:table-cell>
          <table:table-cell table:formula="of:=[.B$34]*([$values.C33])^3/([$values.C$34])^3" office:value-type="float" office:value="81.8771409546286">
            <text:p>81,88</text:p>
          </table:table-cell>
          <table:table-cell table:formula="of:=1-[.B33]/[.C33]" office:value-type="percentage" office:value="0.203715878983966">
            <text:p>20,37%</text:p>
          </table:table-cell>
          <table:table-cell table:formula="of:=[.C33]-[.B33]" office:value-type="float" office:value="16.6796737382663">
            <text:p>16,68</text:p>
          </table:table-cell>
          <table:table-cell/>
          <table:table-cell table:formula="of:=([$values.E33]-[$values.E34]*([$values.C33]^3)/([$values.C34]^3))/(1-([$values.C33]^3)/([$values.C34]^3))" office:value-type="float" office:value="-65.4452234881681">
            <text:p>-65,45</text:p>
          </table:table-cell>
          <table:table-cell table:number-columns-repeated="5"/>
        </table:table-row>
        <table:table-row table:style-name="ro1">
          <table:table-cell/>
          <table:table-cell table:formula="of:=[$values.E34]-[.G$34]" office:value-type="float" office:value="95.4974672163623">
            <text:p>95,5</text:p>
          </table:table-cell>
          <table:table-cell table:formula="of:=[.B$34]*([$values.C34])^3/([$values.C$34])^3" office:value-type="float" office:value="95.4974672163623">
            <text:p>95,5</text:p>
          </table:table-cell>
          <table:table-cell table:formula="of:=1-[.B34]/[.C34]" office:value-type="percentage" office:value="0">
            <text:p>0,00%</text:p>
          </table:table-cell>
          <table:table-cell table:formula="of:=[.C34]-[.B34]" office:value-type="float" office:value="0">
            <text:p>0</text:p>
          </table:table-cell>
          <table:table-cell/>
          <table:table-cell table:style-name="ce9" table:formula="of:=AVERAGE([.G29:.K33])" office:value-type="float" office:value="51.5025327836377">
            <text:p>51,5</text:p>
          </table:table-cell>
          <table:table-cell table:number-columns-repeated="5"/>
        </table:table-row>
        <table:table-row table:style-name="ro1">
          <table:table-cell table:style-name="ce1" table:number-columns-repeated="12"/>
        </table:table-row>
        <table:table-row table:style-name="ro4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1">
          <table:table-cell office:value-type="string">
            <text:p>Core2Quad Q9505</text:p>
          </table:table-cell>
          <table:table-cell table:formula="of:=[$values.E37]-[.G$43]" office:value-type="float" office:value="44.6549288213521">
            <text:p>44,65</text:p>
          </table:table-cell>
          <table:table-cell table:formula="of:=[.B$43]*([$values.C37])^3/([$values.C$43])^3" office:value-type="float" office:value="41.1720631148137">
            <text:p>41,17</text:p>
          </table:table-cell>
          <table:table-cell table:formula="of:=1-[.B37]/[.C37]" office:value-type="percentage" office:value="-0.0845929361573632">
            <text:p>-8,46%</text:p>
          </table:table-cell>
          <table:table-cell table:formula="of:=[.C37]-[.B37]" office:value-type="float" office:value="-3.48286570653836">
            <text:p>-3,48</text:p>
          </table:table-cell>
          <table:table-cell/>
          <table:table-cell table:formula="of:=([$values.E37]-[$values.E38]*([$values.C37]^3)/([$values.C38]^3))/(1-([$values.C37]^3)/([$values.C38]^3))" office:value-type="float" office:value="90.8680959939909">
            <text:p>90,87</text:p>
          </table:table-cell>
          <table:table-cell table:formula="of:=([$values.E37]-[$values.E39]*([$values.C37]^3)/([$values.C39]^3))/(1-([$values.C37]^3)/([$values.C39]^3))" office:value-type="float" office:value="96.9594551933209">
            <text:p>96,96</text:p>
          </table:table-cell>
          <table:table-cell table:formula="of:=([$values.E37]-[$values.E40]*([$values.C37]^3)/([$values.C40]^3))/(1-([$values.C37]^3)/([$values.C40]^3))" office:value-type="float" office:value="99.0649016128735">
            <text:p>99,06</text:p>
          </table:table-cell>
          <table:table-cell table:formula="of:=([$values.E37]-[$values.E41]*([$values.C37]^3)/([$values.C41]^3))/(1-([$values.C37]^3)/([$values.C41]^3))" office:value-type="float" office:value="102.848235860119">
            <text:p>102,85</text:p>
          </table:table-cell>
          <table:table-cell table:formula="of:=([$values.E37]-[$values.E42]*([$values.C37]^3)/([$values.C42]^3))/(1-([$values.C37]^3)/([$values.C42]^3))" office:value-type="float" office:value="93.2465152606065">
            <text:p>93,25</text:p>
          </table:table-cell>
          <table:table-cell table:formula="of:=([$values.E37]-[$values.E43]*([$values.C37]^3)/([$values.C43]^3))/(1-([$values.C37]^3)/([$values.C43]^3))" office:value-type="float" office:value="86.8815955655145">
            <text:p>86,88</text:p>
          </table:table-cell>
        </table:table-row>
        <table:table-row table:style-name="ro1">
          <table:table-cell/>
          <table:table-cell table:formula="of:=[$values.E38]-[.G$43]" office:value-type="float" office:value="51.3549288213521">
            <text:p>51,35</text:p>
          </table:table-cell>
          <table:table-cell table:formula="of:=[.B$43]*([$values.C38])^3/([$values.C$43])^3" office:value-type="float" office:value="49.0463945477251">
            <text:p>49,05</text:p>
          </table:table-cell>
          <table:table-cell table:formula="of:=1-[.B38]/[.C38]" office:value-type="percentage" office:value="-0.047068378724161">
            <text:p>-4,71%</text:p>
          </table:table-cell>
          <table:table-cell table:formula="of:=[.C38]-[.B38]" office:value-type="float" office:value="-2.30853427362695">
            <text:p>-2,31</text:p>
          </table:table-cell>
          <table:table-cell/>
          <table:table-cell table:formula="of:=([$values.E38]-[$values.E39]*([$values.C38]^3)/([$values.C39]^3))/(1-([$values.C38]^3)/([$values.C39]^3))" office:value-type="float" office:value="103.577808599168">
            <text:p>103,58</text:p>
          </table:table-cell>
          <table:table-cell table:formula="of:=([$values.E38]-[$values.E40]*([$values.C38]^3)/([$values.C40]^3))/(1-([$values.C38]^3)/([$values.C40]^3))" office:value-type="float" office:value="104.072691807542">
            <text:p>104,07</text:p>
          </table:table-cell>
          <table:table-cell table:formula="of:=([$values.E38]-[$values.E41]*([$values.C38]^3)/([$values.C41]^3))/(1-([$values.C38]^3)/([$values.C41]^3))" office:value-type="float" office:value="108.286813186813">
            <text:p>108,29</text:p>
          </table:table-cell>
          <table:table-cell table:formula="of:=([$values.E38]-[$values.E42]*([$values.C38]^3)/([$values.C42]^3))/(1-([$values.C38]^3)/([$values.C42]^3))" office:value-type="float" office:value="94.1420493685419">
            <text:p>94,14</text:p>
          </table:table-cell>
          <table:table-cell table:formula="of:=([$values.E38]-[$values.E43]*([$values.C38]^3)/([$values.C43]^3))/(1-([$values.C38]^3)/([$values.C43]^3))" office:value-type="float" office:value="85.4822055137845">
            <text:p>85,48</text:p>
          </table:table-cell>
          <table:table-cell/>
        </table:table-row>
        <table:table-row table:style-name="ro1">
          <table:table-cell/>
          <table:table-cell table:formula="of:=[$values.E39]-[.G$43]" office:value-type="float" office:value="57.5549288213521">
            <text:p>57,55</text:p>
          </table:table-cell>
          <table:table-cell table:formula="of:=[.B$43]*([$values.C39])^3/([$values.C$43])^3" office:value-type="float" office:value="59.5241576496243">
            <text:p>59,52</text:p>
          </table:table-cell>
          <table:table-cell table:formula="of:=1-[.B39]/[.C39]" office:value-type="percentage" office:value="0.0330828508294678">
            <text:p>3,31%</text:p>
          </table:table-cell>
          <table:table-cell table:formula="of:=[.C39]-[.B39]" office:value-type="float" office:value="1.96922882827225">
            <text:p>1,97</text:p>
          </table:table-cell>
          <table:table-cell/>
          <table:table-cell table:formula="of:=([$values.E39]-[$values.E40]*([$values.C39]^3)/([$values.C40]^3))/(1-([$values.C39]^3)/([$values.C40]^3))" office:value-type="float" office:value="104.708445532436">
            <text:p>104,71</text:p>
          </table:table-cell>
          <table:table-cell table:formula="of:=([$values.E39]-[$values.E41]*([$values.C39]^3)/([$values.C41]^3))/(1-([$values.C39]^3)/([$values.C41]^3))" office:value-type="float" office:value="111.666359447005">
            <text:p>111,67</text:p>
          </table:table-cell>
          <table:table-cell table:formula="of:=([$values.E39]-[$values.E42]*([$values.C39]^3)/([$values.C42]^3))/(1-([$values.C39]^3)/([$values.C42]^3))" office:value-type="float" office:value="89.138038364097">
            <text:p>89,14</text:p>
          </table:table-cell>
          <table:table-cell table:formula="of:=([$values.E39]-[$values.E43]*([$values.C39]^3)/([$values.C43]^3))/(1-([$values.C39]^3)/([$values.C43]^3))" office:value-type="float" office:value="76.8455124100787">
            <text:p>76,85</text:p>
          </table:table-cell>
          <table:table-cell table:number-columns-repeated="2"/>
        </table:table-row>
        <table:table-row table:style-name="ro1">
          <table:table-cell/>
          <table:table-cell table:formula="of:=[$values.E40]-[.G$43]" office:value-type="float" office:value="64.3549288213521">
            <text:p>64,35</text:p>
          </table:table-cell>
          <table:table-cell table:formula="of:=[.B$43]*([$values.C40])^3/([$values.C$43])^3" office:value-type="float" office:value="71.3970181964366">
            <text:p>71,4</text:p>
          </table:table-cell>
          <table:table-cell table:formula="of:=1-[.B40]/[.C40]" office:value-type="percentage" office:value="0.0986328218317104">
            <text:p>9,86%</text:p>
          </table:table-cell>
          <table:table-cell table:formula="of:=[.C40]-[.B40]" office:value-type="float" office:value="7.04208937508452">
            <text:p>7,04</text:p>
          </table:table-cell>
          <table:table-cell/>
          <table:table-cell table:formula="of:=([$values.E40]-[$values.E41]*([$values.C40]^3)/([$values.C41]^3))/(1-([$values.C40]^3)/([$values.C41]^3))" office:value-type="float" office:value="120.47366702938">
            <text:p>120,47</text:p>
          </table:table-cell>
          <table:table-cell table:formula="of:=([$values.E40]-[$values.E42]*([$values.C40]^3)/([$values.C42]^3))/(1-([$values.C40]^3)/([$values.C42]^3))" office:value-type="float" office:value="78.1914182939363">
            <text:p>78,19</text:p>
          </table:table-cell>
          <table:table-cell table:formula="of:=([$values.E40]-[$values.E43]*([$values.C40]^3)/([$values.C43]^3))/(1-([$values.C40]^3)/([$values.C43]^3))" office:value-type="float" office:value="60.3742393205096">
            <text:p>60,37</text:p>
          </table:table-cell>
          <table:table-cell table:number-columns-repeated="3"/>
        </table:table-row>
        <table:table-row table:style-name="ro1">
          <table:table-cell/>
          <table:table-cell table:formula="of:=[$values.E41]-[.G$43]" office:value-type="float" office:value="69.0549288213521">
            <text:p>69,05</text:p>
          </table:table-cell>
          <table:table-cell table:formula="of:=[.B$43]*([$values.C41])^3/([$values.C$43])^3" office:value-type="float" office:value="84.752169778469">
            <text:p>84,75</text:p>
          </table:table-cell>
          <table:table-cell table:formula="of:=1-[.B41]/[.C41]" office:value-type="percentage" office:value="0.185213440530755">
            <text:p>18,52%</text:p>
          </table:table-cell>
          <table:table-cell table:formula="of:=[.C41]-[.B41]" office:value-type="float" office:value="15.6972409571169">
            <text:p>15,7</text:p>
          </table:table-cell>
          <table:table-cell/>
          <table:table-cell table:formula="of:=([$values.E41]-[$values.E42]*([$values.C41]^3)/([$values.C42]^3))/(1-([$values.C41]^3)/([$values.C42]^3))" office:value-type="float" office:value="25.3691333982472">
            <text:p>25,37</text:p>
          </table:table-cell>
          <table:table-cell table:formula="of:=([$values.E41]-[$values.E43]*([$values.C41]^3)/([$values.C43]^3))/(1-([$values.C41]^3)/([$values.C43]^3))" office:value-type="float" office:value="7.71236673773986">
            <text:p>7,71</text:p>
          </table:table-cell>
          <table:table-cell table:number-columns-repeated="4"/>
        </table:table-row>
        <table:table-row table:style-name="ro1">
          <table:table-cell/>
          <table:table-cell table:formula="of:=[$values.E42]-[.G$43]" office:value-type="float" office:value="91.0549288213521">
            <text:p>91,05</text:p>
          </table:table-cell>
          <table:table-cell table:formula="of:=[.B$43]*([$values.C42])^3/([$values.C$43])^3" office:value-type="float" office:value="99.6768059860286">
            <text:p>99,68</text:p>
          </table:table-cell>
          <table:table-cell table:formula="of:=1-[.B42]/[.C42]" office:value-type="percentage" office:value="0.0864983290684997">
            <text:p>8,65%</text:p>
          </table:table-cell>
          <table:table-cell table:formula="of:=[.C42]-[.B42]" office:value-type="float" office:value="8.62187716467651">
            <text:p>8,62</text:p>
          </table:table-cell>
          <table:table-cell/>
          <table:table-cell table:formula="of:=([$values.E42]-[$values.E43]*([$values.C42]^3)/([$values.C43]^3))/(1-([$values.C42]^3)/([$values.C43]^3))" office:value-type="float" office:value="-33.7630537440969">
            <text:p>-33,76</text:p>
          </table:table-cell>
          <table:table-cell table:number-columns-repeated="5"/>
        </table:table-row>
        <table:table-row table:style-name="ro1">
          <table:table-cell/>
          <table:table-cell table:formula="of:=[$values.E43]-[.G$43]" office:value-type="float" office:value="107.754928821352">
            <text:p>107,75</text:p>
          </table:table-cell>
          <table:table-cell table:formula="of:=[.B$43]*([$values.C43])^3/([$values.C$43])^3" office:value-type="float" office:value="107.754928821352">
            <text:p>107,75</text:p>
          </table:table-cell>
          <table:table-cell table:formula="of:=1-[.B43]/[.C43]" office:value-type="percentage" office:value="0">
            <text:p>0,00%</text:p>
          </table:table-cell>
          <table:table-cell table:formula="of:=[.C43]-[.B43]" office:value-type="float" office:value="0">
            <text:p>0</text:p>
          </table:table-cell>
          <table:table-cell/>
          <table:table-cell table:style-name="ce9" table:formula="of:=AVERAGE([.G37:.L42])" office:value-type="float" office:value="81.2450711786479">
            <text:p>81,25</text:p>
          </table:table-cell>
          <table:table-cell table:number-columns-repeated="5"/>
        </table:table-row>
        <table:table-row table:style-name="ro1">
          <table:table-cell table:style-name="ce1" table:number-columns-repeated="12"/>
        </table:table-row>
        <table:table-row table:style-name="ro4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4">
          <table:table-cell office:value-type="string">
            <text:p>Core i3-540</text:p>
          </table:table-cell>
          <table:table-cell table:formula="of:=[$values.E46]-[.G$52]" office:value-type="float" office:value="28.3022319319046">
            <text:p>28,3</text:p>
          </table:table-cell>
          <table:table-cell table:formula="of:=[.B$52]*([$values.C46])^3/([$values.C$52])^3" office:value-type="float" office:value="30.7364923308292">
            <text:p>30,74</text:p>
          </table:table-cell>
          <table:table-cell table:formula="of:=1-[.B46]/[.C46]" office:value-type="percentage" office:value="0.0791977292894613">
            <text:p>7,92%</text:p>
          </table:table-cell>
          <table:table-cell table:formula="of:=[.C46]-[.B46]" office:value-type="float" office:value="2.43426039892461">
            <text:p>2,43</text:p>
          </table:table-cell>
          <table:table-cell/>
          <table:table-cell table:formula="of:=([$values.E46]-[$values.E47]*([$values.C46]^3)/([$values.C47]^3))/(1-([$values.C46]^3)/([$values.C47]^3))" office:value-type="float" office:value="69.2951146154866">
            <text:p>69,3</text:p>
          </table:table-cell>
          <table:table-cell table:formula="of:=([$values.E46]-[$values.E48]*([$values.C46]^3)/([$values.C48]^3))/(1-([$values.C46]^3)/([$values.C48]^3))" office:value-type="float" office:value="27.8612222200042">
            <text:p>27,86</text:p>
          </table:table-cell>
          <table:table-cell table:formula="of:=([$values.E46]-[$values.E49]*([$values.C46]^3)/([$values.C49]^3))/(1-([$values.C46]^3)/([$values.C49]^3))" office:value-type="float" office:value="47.2043989814214">
            <text:p>47,2</text:p>
          </table:table-cell>
          <table:table-cell table:formula="of:=([$values.E46]-[$values.E50]*([$values.C46]^3)/([$values.C50]^3))/(1-([$values.C46]^3)/([$values.C50]^3))" office:value-type="float" office:value="49.7564282210542">
            <text:p>49,76</text:p>
          </table:table-cell>
          <table:table-cell table:formula="of:=([$values.E46]-[$values.E51]*([$values.C46]^3)/([$values.C51]^3))/(1-([$values.C46]^3)/([$values.C51]^3))" office:value-type="float" office:value="57.5972585121064">
            <text:p>57,6</text:p>
          </table:table-cell>
          <table:table-cell table:formula="of:=([$values.E46]-[$values.E52]*([$values.C46]^3)/([$values.C52]^3))/(1-([$values.C46]^3)/([$values.C52]^3))" office:value-type="float" office:value="53.6036312510219">
            <text:p>53,6</text:p>
          </table:table-cell>
        </table:table-row>
        <table:table-row table:style-name="ro1">
          <table:table-cell/>
          <table:table-cell table:formula="of:=[$values.E47]-[.G$52]" office:value-type="float" office:value="30.5022319319046">
            <text:p>30,5</text:p>
          </table:table-cell>
          <table:table-cell table:formula="of:=[.B$52]*([$values.C47])^3/([$values.C$52])^3" office:value-type="float" office:value="34.8088048799353">
            <text:p>34,81</text:p>
          </table:table-cell>
          <table:table-cell table:formula="of:=1-[.B47]/[.C47]" office:value-type="percentage" office:value="0.123720793140853">
            <text:p>12,37%</text:p>
          </table:table-cell>
          <table:table-cell table:formula="of:=[.C47]-[.B47]" office:value-type="float" office:value="4.30657294803078">
            <text:p>4,31</text:p>
          </table:table-cell>
          <table:table-cell/>
          <table:table-cell table:formula="of:=([$values.E47]-[$values.E48]*([$values.C47]^3)/([$values.C48]^3))/(1-([$values.C47]^3)/([$values.C48]^3))" office:value-type="float" office:value="-5.15042839657309">
            <text:p>-5,15</text:p>
          </table:table-cell>
          <table:table-cell table:formula="of:=([$values.E47]-[$values.E49]*([$values.C47]^3)/([$values.C49]^3))/(1-([$values.C47]^3)/([$values.C49]^3))" office:value-type="float" office:value="37.3718894009216">
            <text:p>37,37</text:p>
          </table:table-cell>
          <table:table-cell table:formula="of:=([$values.E47]-[$values.E50]*([$values.C47]^3)/([$values.C50]^3))/(1-([$values.C47]^3)/([$values.C50]^3))" office:value-type="float" office:value="43.3301121968874">
            <text:p>43,33</text:p>
          </table:table-cell>
          <table:table-cell table:formula="of:=([$values.E47]-[$values.E51]*([$values.C47]^3)/([$values.C51]^3))/(1-([$values.C47]^3)/([$values.C51]^3))" office:value-type="float" office:value="54.4213114754098">
            <text:p>54,42</text:p>
          </table:table-cell>
          <table:table-cell table:formula="of:=([$values.E47]-[$values.E52]*([$values.C47]^3)/([$values.C52]^3))/(1-([$values.C47]^3)/([$values.C52]^3))" office:value-type="float" office:value="49.8759535333979">
            <text:p>49,88</text:p>
          </table:table-cell>
          <table:table-cell/>
        </table:table-row>
        <table:table-row table:style-name="ro1">
          <table:table-cell/>
          <table:table-cell table:formula="of:=[$values.E48]-[.G$52]" office:value-type="float" office:value="49.1022319319046">
            <text:p>49,1</text:p>
          </table:table-cell>
          <table:table-cell table:formula="of:=[.B$52]*([$values.C48])^3/([$values.C$52])^3" office:value-type="float" office:value="41.7518697204888">
            <text:p>41,75</text:p>
          </table:table-cell>
          <table:table-cell table:formula="of:=1-[.B48]/[.C48]" office:value-type="percentage" office:value="-0.176048695797896">
            <text:p>-17,60%</text:p>
          </table:table-cell>
          <table:table-cell table:formula="of:=[.C48]-[.B48]" office:value-type="float" office:value="-7.35036221141573">
            <text:p>-7,35</text:p>
          </table:table-cell>
          <table:table-cell/>
          <table:table-cell table:formula="of:=([$values.E48]-[$values.E49]*([$values.C48]^3)/([$values.C49]^3))/(1-([$values.C48]^3)/([$values.C49]^3))" office:value-type="float" office:value="91.1965179542983">
            <text:p>91,2</text:p>
          </table:table-cell>
          <table:table-cell table:formula="of:=([$values.E48]-[$values.E50]*([$values.C48]^3)/([$values.C50]^3))/(1-([$values.C48]^3)/([$values.C50]^3))" office:value-type="float" office:value="77.413874614594">
            <text:p>77,41</text:p>
          </table:table-cell>
          <table:table-cell table:formula="of:=([$values.E48]-[$values.E51]*([$values.C48]^3)/([$values.C51]^3))/(1-([$values.C48]^3)/([$values.C51]^3))" office:value-type="float" office:value="85.2145772594752">
            <text:p>85,21</text:p>
          </table:table-cell>
          <table:table-cell table:formula="of:=([$values.E48]-[$values.E52]*([$values.C48]^3)/([$values.C52]^3))/(1-([$values.C48]^3)/([$values.C52]^3))" office:value-type="float" office:value="73.2536338546458">
            <text:p>73,25</text:p>
          </table:table-cell>
          <table:table-cell table:number-columns-repeated="2"/>
        </table:table-row>
        <table:table-row table:style-name="ro1">
          <table:table-cell/>
          <table:table-cell table:formula="of:=[$values.E49]-[.G$52]" office:value-type="float" office:value="52.0022319319046">
            <text:p>52</text:p>
          </table:table-cell>
          <table:table-cell table:formula="of:=[.B$52]*([$values.C49])^3/([$values.C$52])^3" office:value-type="float" office:value="49.5617553856892">
            <text:p>49,56</text:p>
          </table:table-cell>
          <table:table-cell table:formula="of:=1-[.B49]/[.C49]" office:value-type="percentage" office:value="-0.0492411240728583">
            <text:p>-4,92%</text:p>
          </table:table-cell>
          <table:table-cell table:formula="of:=[.C49]-[.B49]" office:value-type="float" office:value="-2.44047654621537">
            <text:p>-2,44</text:p>
          </table:table-cell>
          <table:table-cell/>
          <table:table-cell table:formula="of:=([$values.E49]-[$values.E50]*([$values.C49]^3)/([$values.C50]^3))/(1-([$values.C49]^3)/([$values.C50]^3))" office:value-type="float" office:value="60.1955209347614">
            <text:p>60,2</text:p>
          </table:table-cell>
          <table:table-cell table:formula="of:=([$values.E49]-[$values.E51]*([$values.C49]^3)/([$values.C51]^3))/(1-([$values.C49]^3)/([$values.C51]^3))" office:value-type="float" office:value="81.0856088560885">
            <text:p>81,09</text:p>
          </table:table-cell>
          <table:table-cell table:formula="of:=([$values.E49]-[$values.E52]*([$values.C49]^3)/([$values.C52]^3))/(1-([$values.C49]^3)/([$values.C52]^3))" office:value-type="float" office:value="64.1889763779527">
            <text:p>64,19</text:p>
          </table:table-cell>
          <table:table-cell table:number-columns-repeated="3"/>
        </table:table-row>
        <table:table-row table:style-name="ro1">
          <table:table-cell/>
          <table:table-cell table:formula="of:=[$values.E50]-[.G$52]" office:value-type="float" office:value="60.7022319319046">
            <text:p>60,7</text:p>
          </table:table-cell>
          <table:table-cell table:formula="of:=[.B$52]*([$values.C50])^3/([$values.C$52])^3" office:value-type="float" office:value="58.2894513358097">
            <text:p>58,29</text:p>
          </table:table-cell>
          <table:table-cell table:formula="of:=1-[.B50]/[.C50]" office:value-type="percentage" office:value="-0.0413930915594778">
            <text:p>-4,14%</text:p>
          </table:table-cell>
          <table:table-cell table:formula="of:=[.C50]-[.B50]" office:value-type="float" office:value="-2.41278059609489">
            <text:p>-2,41</text:p>
          </table:table-cell>
          <table:table-cell/>
          <table:table-cell table:formula="of:=([$values.E50]-[$values.E51]*([$values.C50]^3)/([$values.C51]^3))/(1-([$values.C50]^3)/([$values.C51]^3))" office:value-type="float" office:value="106.878352322524">
            <text:p>106,88</text:p>
          </table:table-cell>
          <table:table-cell table:formula="of:=([$values.E50]-[$values.E52]*([$values.C50]^3)/([$values.C52]^3))/(1-([$values.C50]^3)/([$values.C52]^3))" office:value-type="float" office:value="66.9003330557869">
            <text:p>66,9</text:p>
          </table:table-cell>
          <table:table-cell table:number-columns-repeated="4"/>
        </table:table-row>
        <table:table-row table:style-name="ro1">
          <table:table-cell/>
          <table:table-cell table:formula="of:=[$values.E51]-[.G$52]" office:value-type="float" office:value="62.6022319319046">
            <text:p>62,6</text:p>
          </table:table-cell>
          <table:table-cell table:formula="of:=[.B$52]*([$values.C51])^3/([$values.C$52])^3" office:value-type="float" office:value="67.9859470311237">
            <text:p>67,99</text:p>
          </table:table-cell>
          <table:table-cell table:formula="of:=1-[.B51]/[.C51]" office:value-type="percentage" office:value="0.0791886460999726">
            <text:p>7,92%</text:p>
          </table:table-cell>
          <table:table-cell table:formula="of:=[.C51]-[.B51]" office:value-type="float" office:value="5.38371509921914">
            <text:p>5,38</text:p>
          </table:table-cell>
          <table:table-cell/>
          <table:table-cell table:formula="of:=([$values.E51]-[$values.E52]*([$values.C51]^3)/([$values.C52]^3))/(1-([$values.C51]^3)/([$values.C52]^3))" office:value-type="float" office:value="18.0588421887391">
            <text:p>18,06</text:p>
          </table:table-cell>
          <table:table-cell table:number-columns-repeated="5"/>
        </table:table-row>
        <table:table-row table:style-name="ro1">
          <table:table-cell/>
          <table:table-cell table:formula="of:=[$values.E52]-[.G$52]" office:value-type="float" office:value="78.7022319319046">
            <text:p>78,7</text:p>
          </table:table-cell>
          <table:table-cell table:formula="of:=[.B$52]*([$values.C52])^3/([$values.C$52])^3" office:value-type="float" office:value="78.7022319319046">
            <text:p>78,7</text:p>
          </table:table-cell>
          <table:table-cell table:formula="of:=1-[.B52]/[.C52]" office:value-type="percentage" office:value="0">
            <text:p>0,00%</text:p>
          </table:table-cell>
          <table:table-cell table:formula="of:=[.C52]-[.B52]" office:value-type="float" office:value="0">
            <text:p>0</text:p>
          </table:table-cell>
          <table:table-cell/>
          <table:table-cell table:style-name="ce9" table:formula="of:=AVERAGE([.G46:.L51])" office:value-type="float" office:value="57.5977680680954">
            <text:p>57,6</text:p>
          </table:table-cell>
          <table:table-cell table:number-columns-repeated="5"/>
        </table:table-row>
        <table:table-row table:style-name="ro1">
          <table:table-cell table:style-name="ce1" table:number-columns-repeated="12"/>
        </table:table-row>
        <table:table-row table:style-name="ro4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4">
          <table:table-cell office:value-type="string">
            <text:p>Core i7-860</text:p>
          </table:table-cell>
          <table:table-cell table:formula="of:=[$values.E55]-[.G$61]" office:value-type="float" office:value="81.8106387562535">
            <text:p>81,81</text:p>
          </table:table-cell>
          <table:table-cell table:formula="of:=[.B$61]*([$values.C55])^3/([$values.C$61])^3" office:value-type="float" office:value="70.2843490933949">
            <text:p>70,28</text:p>
          </table:table-cell>
          <table:table-cell table:formula="of:=1-[.B55]/[.C55]" office:value-type="percentage" office:value="-0.163995111451374">
            <text:p>-16,40%</text:p>
          </table:table-cell>
          <table:table-cell table:formula="of:=[.C55]-[.B55]" office:value-type="float" office:value="-11.5262896628585">
            <text:p>-11,53</text:p>
          </table:table-cell>
          <table:table-cell/>
          <table:table-cell table:formula="of:=([$values.E55]-[$values.E56]*([$values.C55]^3)/([$values.C56]^3))/(1-([$values.C55]^3)/([$values.C56]^3))" office:value-type="float" office:value="134.965927099842">
            <text:p>134,97</text:p>
          </table:table-cell>
          <table:table-cell table:formula="of:=([$values.E55]-[$values.E57]*([$values.C55]^3)/([$values.C57]^3))/(1-([$values.C55]^3)/([$values.C57]^3))" office:value-type="float" office:value="131.977514792899">
            <text:p>131,98</text:p>
          </table:table-cell>
          <table:table-cell table:formula="of:=([$values.E55]-[$values.E58]*([$values.C55]^3)/([$values.C58]^3))/(1-([$values.C55]^3)/([$values.C58]^3))" office:value-type="float" office:value="133.225864453665">
            <text:p>133,23</text:p>
          </table:table-cell>
          <table:table-cell table:formula="of:=([$values.E55]-[$values.E59]*([$values.C55]^3)/([$values.C59]^3))/(1-([$values.C55]^3)/([$values.C59]^3))" office:value-type="float" office:value="112.069170984456">
            <text:p>112,07</text:p>
          </table:table-cell>
          <table:table-cell table:formula="of:=([$values.E55]-[$values.E60]*([$values.C55]^3)/([$values.C60]^3))/(1-([$values.C55]^3)/([$values.C60]^3))" office:value-type="float" office:value="95.6858080194411">
            <text:p>95,69</text:p>
          </table:table-cell>
          <table:table-cell table:formula="of:=([$values.E55]-[$values.E61]*([$values.C55]^3)/([$values.C61]^3))/(1-([$values.C55]^3)/([$values.C61]^3))" office:value-type="float" office:value="89.8331811263318">
            <text:p>89,83</text:p>
          </table:table-cell>
        </table:table-row>
        <table:table-row table:style-name="ro1">
          <table:table-cell/>
          <table:table-cell table:formula="of:=[$values.E56]-[.G$61]" office:value-type="float" office:value="86.2106387562535">
            <text:p>86,21</text:p>
          </table:table-cell>
          <table:table-cell table:formula="of:=[.B$61]*([$values.C56])^3/([$values.C$61])^3" office:value-type="float" office:value="86.4466757252944">
            <text:p>86,45</text:p>
          </table:table-cell>
          <table:table-cell table:formula="of:=1-[.B56]/[.C56]" office:value-type="percentage" office:value="0.00273043430601105">
            <text:p>0,27%</text:p>
          </table:table-cell>
          <table:table-cell table:formula="of:=[.C56]-[.B56]" office:value-type="float" office:value="0.236036969040953">
            <text:p>0,24</text:p>
          </table:table-cell>
          <table:table-cell/>
          <table:table-cell table:formula="of:=([$values.E56]-[$values.E57]*([$values.C56]^3)/([$values.C57]^3))/(1-([$values.C56]^3)/([$values.C57]^3))" office:value-type="float" office:value="128.073509015257">
            <text:p>128,07</text:p>
          </table:table-cell>
          <table:table-cell table:formula="of:=([$values.E56]-[$values.E58]*([$values.C56]^3)/([$values.C58]^3))/(1-([$values.C56]^3)/([$values.C58]^3))" office:value-type="float" office:value="131.947659297789">
            <text:p>131,95</text:p>
          </table:table-cell>
          <table:table-cell table:formula="of:=([$values.E56]-[$values.E59]*([$values.C56]^3)/([$values.C59]^3))/(1-([$values.C56]^3)/([$values.C59]^3))" office:value-type="float" office:value="99.5714285714286">
            <text:p>99,57</text:p>
          </table:table-cell>
          <table:table-cell table:formula="of:=([$values.E56]-[$values.E60]*([$values.C56]^3)/([$values.C60]^3))/(1-([$values.C56]^3)/([$values.C60]^3))" office:value-type="float" office:value="77.9029850746269">
            <text:p>77,9</text:p>
          </table:table-cell>
          <table:table-cell table:formula="of:=([$values.E56]-[$values.E61]*([$values.C56]^3)/([$values.C61]^3))/(1-([$values.C56]^3)/([$values.C61]^3))" office:value-type="float" office:value="71.8810810810811">
            <text:p>71,88</text:p>
          </table:table-cell>
          <table:table-cell/>
        </table:table-row>
        <table:table-row table:style-name="ro1">
          <table:table-cell/>
          <table:table-cell table:formula="of:=[$values.E57]-[.G$61]" office:value-type="float" office:value="92.7106387562535">
            <text:p>92,71</text:p>
          </table:table-cell>
          <table:table-cell table:formula="of:=[.B$61]*([$values.C57])^3/([$values.C$61])^3" office:value-type="float" office:value="104.914247043202">
            <text:p>104,91</text:p>
          </table:table-cell>
          <table:table-cell table:formula="of:=1-[.B57]/[.C57]" office:value-type="percentage" office:value="0.116319838638532">
            <text:p>11,63%</text:p>
          </table:table-cell>
          <table:table-cell table:formula="of:=[.C57]-[.B57]" office:value-type="float" office:value="12.2036082869483">
            <text:p>12,2</text:p>
          </table:table-cell>
          <table:table-cell/>
          <table:table-cell table:formula="of:=([$values.E57]-[$values.E58]*([$values.C57]^3)/([$values.C58]^3))/(1-([$values.C57]^3)/([$values.C58]^3))" office:value-type="float" office:value="136.924602203182">
            <text:p>136,92</text:p>
          </table:table-cell>
          <table:table-cell table:formula="of:=([$values.E57]-[$values.E59]*([$values.C57]^3)/([$values.C59]^3))/(1-([$values.C57]^3)/([$values.C59]^3))" office:value-type="float" office:value="79.116129032258">
            <text:p>79,12</text:p>
          </table:table-cell>
          <table:table-cell table:formula="of:=([$values.E57]-[$values.E60]*([$values.C57]^3)/([$values.C60]^3))/(1-([$values.C57]^3)/([$values.C60]^3))" office:value-type="float" office:value="51.296344553022">
            <text:p>51,3</text:p>
          </table:table-cell>
          <table:table-cell table:formula="of:=([$values.E57]-[$values.E61]*([$values.C57]^3)/([$values.C61]^3))/(1-([$values.C57]^3)/([$values.C61]^3))" office:value-type="float" office:value="47.2819672131147">
            <text:p>47,28</text:p>
          </table:table-cell>
          <table:table-cell table:number-columns-repeated="2"/>
        </table:table-row>
        <table:table-row table:style-name="ro1">
          <table:table-cell/>
          <table:table-cell table:formula="of:=[$values.E58]-[.G$61]" office:value-type="float" office:value="98.3106387562535">
            <text:p>98,31</text:p>
          </table:table-cell>
          <table:table-cell table:formula="of:=[.B$61]*([$values.C58])^3/([$values.C$61])^3" office:value-type="float" office:value="125.840746026184">
            <text:p>125,84</text:p>
          </table:table-cell>
          <table:table-cell table:formula="of:=1-[.B58]/[.C58]" office:value-type="percentage" office:value="0.21876942198199">
            <text:p>21,88%</text:p>
          </table:table-cell>
          <table:table-cell table:formula="of:=[.C58]-[.B58]" office:value-type="float" office:value="27.5301072699307">
            <text:p>27,53</text:p>
          </table:table-cell>
          <table:table-cell/>
          <table:table-cell table:formula="of:=([$values.E58]-[$values.E59]*([$values.C58]^3)/([$values.C59]^3))/(1-([$values.C58]^3)/([$values.C59]^3))" office:value-type="float" office:value="5.9423286180634">
            <text:p>5,94</text:p>
          </table:table-cell>
          <table:table-cell table:formula="of:=([$values.E58]-[$values.E60]*([$values.C58]^3)/([$values.C60]^3))/(1-([$values.C58]^3)/([$values.C60]^3))" office:value-type="float" office:value="-8.90375128468652">
            <text:p>-8,9</text:p>
          </table:table-cell>
          <table:table-cell table:formula="of:=([$values.E58]-[$values.E61]*([$values.C58]^3)/([$values.C61]^3))/(1-([$values.C58]^3)/([$values.C61]^3))" office:value-type="float" office:value="0.944735989634044">
            <text:p>0,94</text:p>
          </table:table-cell>
          <table:table-cell table:number-columns-repeated="3"/>
        </table:table-row>
        <table:table-row table:style-name="ro1">
          <table:table-cell/>
          <table:table-cell table:formula="of:=[$values.E59]-[.G$61]" office:value-type="float" office:value="129.110638756253">
            <text:p>129,11</text:p>
          </table:table-cell>
          <table:table-cell table:formula="of:=[.B$61]*([$values.C59])^3/([$values.C$61])^3" office:value-type="float" office:value="149.379855653309">
            <text:p>149,38</text:p>
          </table:table-cell>
          <table:table-cell table:formula="of:=1-[.B59]/[.C59]" office:value-type="percentage" office:value="0.135689091466908">
            <text:p>13,57%</text:p>
          </table:table-cell>
          <table:table-cell table:formula="of:=[.C59]-[.B59]" office:value-type="float" office:value="20.2692168970553">
            <text:p>20,27</text:p>
          </table:table-cell>
          <table:table-cell/>
          <table:table-cell table:formula="of:=([$values.E59]-[$values.E60]*([$values.C59]^3)/([$values.C60]^3))/(1-([$values.C59]^3)/([$values.C60]^3))" office:value-type="float" office:value="-27.4506329113927">
            <text:p>-27,45</text:p>
          </table:table-cell>
          <table:table-cell table:formula="of:=([$values.E59]-[$values.E61]*([$values.C59]^3)/([$values.C61]^3))/(1-([$values.C59]^3)/([$values.C61]^3))" office:value-type="float" office:value="-2.50479704797057">
            <text:p>-2,5</text:p>
          </table:table-cell>
          <table:table-cell table:number-columns-repeated="4"/>
        </table:table-row>
        <table:table-row table:style-name="ro1">
          <table:table-cell/>
          <table:table-cell table:formula="of:=[$values.E60]-[.G$61]" office:value-type="float" office:value="169.410638756253">
            <text:p>169,41</text:p>
          </table:table-cell>
          <table:table-cell table:formula="of:=[.B$61]*([$values.C60])^3/([$values.C$61])^3" office:value-type="float" office:value="175.685258903643">
            <text:p>175,69</text:p>
          </table:table-cell>
          <table:table-cell table:formula="of:=1-[.B60]/[.C60]" office:value-type="percentage" office:value="0.0357151202471161">
            <text:p>3,57%</text:p>
          </table:table-cell>
          <table:table-cell table:formula="of:=[.C60]-[.B60]" office:value-type="float" office:value="6.27462014738933">
            <text:p>6,27</text:p>
          </table:table-cell>
          <table:table-cell/>
          <table:table-cell table:formula="of:=([$values.E60]-[$values.E61]*([$values.C60]^3)/([$values.C61]^3))/(1-([$values.C60]^3)/([$values.C61]^3))" office:value-type="float" office:value="28.2955302366347">
            <text:p>28,3</text:p>
          </table:table-cell>
          <table:table-cell table:number-columns-repeated="5"/>
        </table:table-row>
        <table:table-row table:style-name="ro1">
          <table:table-cell/>
          <table:table-cell table:formula="of:=[$values.E61]-[.G$61]" office:value-type="float" office:value="204.910638756253">
            <text:p>204,91</text:p>
          </table:table-cell>
          <table:table-cell table:formula="of:=[.B$61]*([$values.C61])^3/([$values.C$61])^3" office:value-type="float" office:value="204.910638756253">
            <text:p>204,91</text:p>
          </table:table-cell>
          <table:table-cell table:formula="of:=1-[.B61]/[.C61]" office:value-type="percentage" office:value="0">
            <text:p>0,00%</text:p>
          </table:table-cell>
          <table:table-cell table:formula="of:=[.C61]-[.B61]" office:value-type="float" office:value="0">
            <text:p>0</text:p>
          </table:table-cell>
          <table:table-cell/>
          <table:table-cell table:style-name="ce9" table:formula="of:=AVERAGE([.G55:.L60])" office:value-type="float" office:value="72.2893612437465">
            <text:p>72,29</text:p>
          </table:table-cell>
          <table:table-cell table:number-columns-repeated="5"/>
        </table:table-row>
        <table:table-row table:style-name="ro1">
          <table:table-cell table:style-name="ce1" table:number-columns-repeated="12"/>
        </table:table-row>
        <table:table-row table:style-name="ro4">
          <table:table-cell/>
          <table:table-cell office:value-type="string">
            <text:p>W-n</text:p>
          </table:table-cell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4">
          <table:table-cell office:value-type="string">
            <text:p>Core i7-950</text:p>
          </table:table-cell>
          <table:table-cell table:formula="of:=[$values.E64]-[.G$70]" office:value-type="float" office:value="80.648143727562">
            <text:p>80,65</text:p>
          </table:table-cell>
          <table:table-cell table:formula="of:=[.B$70]*([$values.C64])^3/([$values.C$70])^3" office:value-type="float" office:value="81.1733380215548">
            <text:p>81,17</text:p>
          </table:table-cell>
          <table:table-cell table:formula="of:=1-[.B64]/[.C64]" office:value-type="percentage" office:value="0.00647003445704397">
            <text:p>0,65%</text:p>
          </table:table-cell>
          <table:table-cell table:formula="of:=[.C64]-[.B64]" office:value-type="float" office:value="0.52519429399274">
            <text:p>0,53</text:p>
          </table:table-cell>
          <table:table-cell/>
          <table:table-cell table:formula="of:=([$values.E64]-[$values.E65]*([$values.C64]^3)/([$values.C65]^3))/(1-([$values.C64]^3)/([$values.C65]^3))" office:value-type="float" office:value="84.8873150705735">
            <text:p>84,89</text:p>
          </table:table-cell>
          <table:table-cell table:formula="of:=([$values.E64]-[$values.E66]*([$values.C64]^3)/([$values.C66]^3))/(1-([$values.C64]^3)/([$values.C66]^3))" office:value-type="float" office:value="127.017668266831">
            <text:p>127,02</text:p>
          </table:table-cell>
          <table:table-cell table:formula="of:=([$values.E64]-[$values.E67]*([$values.C64]^3)/([$values.C67]^3))/(1-([$values.C64]^3)/([$values.C67]^3))" office:value-type="float" office:value="140.654953980624">
            <text:p>140,65</text:p>
          </table:table-cell>
          <table:table-cell table:formula="of:=([$values.E64]-[$values.E68]*([$values.C64]^3)/([$values.C68]^3))/(1-([$values.C64]^3)/([$values.C68]^3))" office:value-type="float" office:value="140.046811687007">
            <text:p>140,05</text:p>
          </table:table-cell>
          <table:table-cell table:formula="of:=([$values.E64]-[$values.E69]*([$values.C64]^3)/([$values.C69]^3))/(1-([$values.C64]^3)/([$values.C69]^3))" office:value-type="float" office:value="127.831023739335">
            <text:p>127,83</text:p>
          </table:table-cell>
          <table:table-cell table:formula="of:=([$values.E64]-[$values.E70]*([$values.C64]^3)/([$values.C70]^3))/(1-([$values.C64]^3)/([$values.C70]^3))" office:value-type="float" office:value="108.290116966865">
            <text:p>108,29</text:p>
          </table:table-cell>
        </table:table-row>
        <table:table-row table:style-name="ro1">
          <table:table-cell/>
          <table:table-cell table:formula="of:=[$values.E65]-[.G$70]" office:value-type="float" office:value="94.548143727562">
            <text:p>94,55</text:p>
          </table:table-cell>
          <table:table-cell table:formula="of:=[.B$70]*([$values.C65])^3/([$values.C$70])^3" office:value-type="float" office:value="91.9280851644632">
            <text:p>91,93</text:p>
          </table:table-cell>
          <table:table-cell table:formula="of:=1-[.B65]/[.C65]" office:value-type="percentage" office:value="-0.0285011763098442">
            <text:p>-2,85%</text:p>
          </table:table-cell>
          <table:table-cell table:formula="of:=[.C65]-[.B65]" office:value-type="float" office:value="-2.62005856309874">
            <text:p>-2,62</text:p>
          </table:table-cell>
          <table:table-cell/>
          <table:table-cell table:formula="of:=([$values.E65]-[$values.E66]*([$values.C65]^3)/([$values.C66]^3))/(1-([$values.C65]^3)/([$values.C66]^3))" office:value-type="float" office:value="160.584210526316">
            <text:p>160,58</text:p>
          </table:table-cell>
          <table:table-cell table:formula="of:=([$values.E65]-[$values.E67]*([$values.C65]^3)/([$values.C67]^3))/(1-([$values.C65]^3)/([$values.C67]^3))" office:value-type="float" office:value="165.476958525346">
            <text:p>165,48</text:p>
          </table:table-cell>
          <table:table-cell table:formula="of:=([$values.E65]-[$values.E68]*([$values.C65]^3)/([$values.C68]^3))/(1-([$values.C65]^3)/([$values.C68]^3))" office:value-type="float" office:value="158.188888888889">
            <text:p>158,19</text:p>
          </table:table-cell>
          <table:table-cell table:formula="of:=([$values.E65]-[$values.E69]*([$values.C65]^3)/([$values.C69]^3))/(1-([$values.C65]^3)/([$values.C69]^3))" office:value-type="float" office:value="139.490163934426">
            <text:p>139,49</text:p>
          </table:table-cell>
          <table:table-cell table:formula="of:=([$values.E65]-[$values.E70]*([$values.C65]^3)/([$values.C70]^3))/(1-([$values.C65]^3)/([$values.C70]^3))" office:value-type="float" office:value="113.849699903195">
            <text:p>113,85</text:p>
          </table:table-cell>
          <table:table-cell/>
        </table:table-row>
        <table:table-row table:style-name="ro1">
          <table:table-cell/>
          <table:table-cell table:formula="of:=[$values.E66]-[.G$70]" office:value-type="float" office:value="103.148143727562">
            <text:p>103,15</text:p>
          </table:table-cell>
          <table:table-cell table:formula="of:=[.B$70]*([$values.C66])^3/([$values.C$70])^3" office:value-type="float" office:value="110.264326760988">
            <text:p>110,26</text:p>
          </table:table-cell>
          <table:table-cell table:formula="of:=1-[.B66]/[.C66]" office:value-type="percentage" office:value="0.0645374913398005">
            <text:p>6,45%</text:p>
          </table:table-cell>
          <table:table-cell table:formula="of:=[.C66]-[.B66]" office:value-type="float" office:value="7.11618303342621">
            <text:p>7,12</text:p>
          </table:table-cell>
          <table:table-cell/>
          <table:table-cell table:formula="of:=([$values.E66]-[$values.E67]*([$values.C66]^3)/([$values.C67]^3))/(1-([$values.C66]^3)/([$values.C67]^3))" office:value-type="float" office:value="171.670184983678">
            <text:p>171,67</text:p>
          </table:table-cell>
          <table:table-cell table:formula="of:=([$values.E66]-[$values.E68]*([$values.C66]^3)/([$values.C68]^3))/(1-([$values.C66]^3)/([$values.C68]^3))" office:value-type="float" office:value="156.504881808839">
            <text:p>156,5</text:p>
          </table:table-cell>
          <table:table-cell table:formula="of:=([$values.E66]-[$values.E69]*([$values.C66]^3)/([$values.C69]^3))/(1-([$values.C66]^3)/([$values.C69]^3))" office:value-type="float" office:value="128.586426951733">
            <text:p>128,59</text:p>
          </table:table-cell>
          <table:table-cell table:formula="of:=([$values.E66]-[$values.E70]*([$values.C66]^3)/([$values.C70]^3))/(1-([$values.C66]^3)/([$values.C70]^3))" office:value-type="float" office:value="93.9947792088318">
            <text:p>93,99</text:p>
          </table:table-cell>
          <table:table-cell table:number-columns-repeated="2"/>
        </table:table-row>
        <table:table-row table:style-name="ro1">
          <table:table-cell/>
          <table:table-cell table:formula="of:=[$values.E67]-[.G$70]" office:value-type="float" office:value="110.748143727562">
            <text:p>110,75</text:p>
          </table:table-cell>
          <table:table-cell table:formula="of:=[.B$70]*([$values.C67])^3/([$values.C$70])^3" office:value-type="float" office:value="130.889793134558">
            <text:p>130,89</text:p>
          </table:table-cell>
          <table:table-cell table:formula="of:=1-[.B67]/[.C67]" office:value-type="percentage" office:value="0.153882506226363">
            <text:p>15,39%</text:p>
          </table:table-cell>
          <table:table-cell table:formula="of:=[.C67]-[.B67]" office:value-type="float" office:value="20.141649406996">
            <text:p>20,14</text:p>
          </table:table-cell>
          <table:table-cell/>
          <table:table-cell table:formula="of:=([$values.E67]-[$values.E68]*([$values.C67]^3)/([$values.C68]^3))/(1-([$values.C67]^3)/([$values.C68]^3))" office:value-type="float" office:value="137.559201557936">
            <text:p>137,56</text:p>
          </table:table-cell>
          <table:table-cell table:formula="of:=([$values.E67]-[$values.E69]*([$values.C67]^3)/([$values.C69]^3))/(1-([$values.C67]^3)/([$values.C69]^3))" office:value-type="float" office:value="98.8483394833949">
            <text:p>98,85</text:p>
          </table:table-cell>
          <table:table-cell table:formula="of:=([$values.E67]-[$values.E70]*([$values.C67]^3)/([$values.C70]^3))/(1-([$values.C67]^3)/([$values.C70]^3))" office:value-type="float" office:value="54.7535433070867">
            <text:p>54,75</text:p>
          </table:table-cell>
          <table:table-cell table:number-columns-repeated="3"/>
        </table:table-row>
        <table:table-row table:style-name="ro1">
          <table:table-cell/>
          <table:table-cell table:formula="of:=[$values.E68]-[.G$70]" office:value-type="float" office:value="125.248143727562">
            <text:p>125,25</text:p>
          </table:table-cell>
          <table:table-cell table:formula="of:=[.B$70]*([$values.C68])^3/([$values.C$70])^3" office:value-type="float" office:value="153.939144566175">
            <text:p>153,94</text:p>
          </table:table-cell>
          <table:table-cell table:formula="of:=1-[.B68]/[.C68]" office:value-type="percentage" office:value="0.186378850678097">
            <text:p>18,64%</text:p>
          </table:table-cell>
          <table:table-cell table:formula="of:=[.C68]-[.B68]" office:value-type="float" office:value="28.6910008386131">
            <text:p>28,69</text:p>
          </table:table-cell>
          <table:table-cell/>
          <table:table-cell table:formula="of:=([$values.E68]-[$values.E69]*([$values.C68]^3)/([$values.C69]^3))/(1-([$values.C68]^3)/([$values.C69]^3))" office:value-type="float" office:value="51.0524978089399">
            <text:p>51,05</text:p>
          </table:table-cell>
          <table:table-cell table:formula="of:=([$values.E68]-[$values.E70]*([$values.C68]^3)/([$values.C70]^3))/(1-([$values.C68]^3)/([$values.C70]^3))" office:value-type="float" office:value="-1.46736053288911">
            <text:p>-1,47</text:p>
          </table:table-cell>
          <table:table-cell table:number-columns-repeated="4"/>
        </table:table-row>
        <table:table-row table:style-name="ro1">
          <table:table-cell/>
          <table:table-cell table:formula="of:=[$values.E69]-[.G$70]" office:value-type="float" office:value="155.748143727562">
            <text:p>155,75</text:p>
          </table:table-cell>
          <table:table-cell table:formula="of:=[.B$70]*([$values.C69])^3/([$values.C$70])^3" office:value-type="float" office:value="179.547041336842">
            <text:p>179,55</text:p>
          </table:table-cell>
          <table:table-cell table:formula="of:=1-[.B69]/[.C69]" office:value-type="percentage" office:value="0.132549650676961">
            <text:p>13,25%</text:p>
          </table:table-cell>
          <table:table-cell table:formula="of:=[.C69]-[.B69]" office:value-type="float" office:value="23.7988976092803">
            <text:p>23,8</text:p>
          </table:table-cell>
          <table:table-cell/>
          <table:table-cell table:formula="of:=([$values.E69]-[$values.E70]*([$values.C69]^3)/([$values.C70]^3))/(1-([$values.C69]^3)/([$values.C70]^3))" office:value-type="float" office:value="-65.6313243457571">
            <text:p>-65,63</text:p>
          </table:table-cell>
          <table:table-cell table:number-columns-repeated="5"/>
        </table:table-row>
        <table:table-row table:style-name="ro1">
          <table:table-cell/>
          <table:table-cell table:formula="of:=[$values.E70]-[.G$70]" office:value-type="float" office:value="207.848143727562">
            <text:p>207,85</text:p>
          </table:table-cell>
          <table:table-cell table:formula="of:=[.B$70]*([$values.C70])^3/([$values.C$70])^3" office:value-type="float" office:value="207.848143727562">
            <text:p>207,85</text:p>
          </table:table-cell>
          <table:table-cell table:formula="of:=1-[.B70]/[.C70]" office:value-type="percentage" office:value="0">
            <text:p>0,00%</text:p>
          </table:table-cell>
          <table:table-cell table:formula="of:=[.C70]-[.B70]" office:value-type="float" office:value="0">
            <text:p>0</text:p>
          </table:table-cell>
          <table:table-cell/>
          <table:table-cell table:style-name="ce9" table:formula="of:=AVERAGE([.G64:.L69])" office:value-type="float" office:value="109.151856272438">
            <text:p>109,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>
            <text:p>mittlere Abweichungen:</text:p>
          </table:table-cell>
          <table:table-cell/>
          <table:table-cell table:formula="of:=SUM([.D2:.D70])/(COUNT([.D2:.D70])-9)" office:value-type="percentage" office:value="0.0699503775069637">
            <text:p>7,00%</text:p>
          </table:table-cell>
          <table:table-cell table:formula="of:=SUM([.E2:.E70])/(COUNT([.E2:.E70])-9)" office:value-type="float" office:value="6.97755320020618">
            <text:p>6,98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max Abweichungen:</text:p>
          </table:table-cell>
          <table:table-cell/>
          <table:table-cell table:style-name="Default"/>
          <table:table-cell table:formula="of:=MAXA([.E2:.E70])" office:value-type="float" office:value="28.6910008386131">
            <text:p>28,6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formula="of:=MINA([.E2:.E70])" office:value-type="float" office:value="-13.6442159989718">
            <text:p>-13,64</text:p>
          </table:table-cell>
          <table:table-cell table:number-columns-repeated="7"/>
        </table:table-row>
      </table:table>
      <table:table table:name="V2f_diff" table:style-name="ta1" table:print="false">
        <table:table-column table:style-name="co11" table:default-cell-style-name="Default"/>
        <table:table-column table:style-name="co5" table:number-columns-repeated="2" table:default-cell-style-name="Default"/>
        <table:table-column table:style-name="co5" table:default-cell-style-name="ce8"/>
        <table:table-column table:style-name="co5" table:number-columns-repeated="8" table:default-cell-style-name="Default"/>
        <table:table-row table:style-name="ro3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/>
          <table:table-cell office:value-type="string">
            <text:p>c</text:p>
          </table:table-cell>
          <table:table-cell table:number-columns-repeated="5"/>
        </table:table-row>
        <table:table-row table:style-name="ro3">
          <table:table-cell office:value-type="string">
            <text:p>Athlon II X2 255</text:p>
          </table:table-cell>
          <table:table-cell/>
          <table:table-cell table:formula="of:=[$values.E$6] + [.G$6]*([$values.C2]*([$values.D2])^2 - [$values.C$6]*([$values.D$6])^2)" office:value-type="float" office:value="115.193602017618">
            <text:p>115,19</text:p>
          </table:table-cell>
          <table:table-cell table:formula="of:=1-[$values.E2]/[.C2]" office:value-type="percentage" office:value="0.031196194534039">
            <text:p>3,12%</text:p>
          </table:table-cell>
          <table:table-cell table:formula="of:=[.C2]-[$values.E2]" office:value-type="float" office:value="3.59360201761828">
            <text:p>3,59</text:p>
          </table:table-cell>
          <table:table-cell/>
          <table:table-cell table:formula="of:=([$values.E2]-[$values.E3])/([$values.C2]*[$values.D2]^2 - [$values.C3]*[$values.D3]^2)" office:value-type="float" office:value="7.65306122448981">
            <text:p>7,65</text:p>
          </table:table-cell>
          <table:table-cell table:formula="of:=([$values.E2]-[$values.E4])/([$values.C2]*[$values.D2]^2 - [$values.C4]*[$values.D4]^2)" office:value-type="float" office:value="8.16326530612248">
            <text:p>8,16</text:p>
          </table:table-cell>
          <table:table-cell table:formula="of:=([$values.E2]-[$values.E5])/([$values.C2]*[$values.D2]^2 - [$values.C5]*[$values.D5]^2)" office:value-type="float" office:value="9.08163265306123">
            <text:p>9,08</text:p>
          </table:table-cell>
          <table:table-cell table:formula="of:=([$values.E2]-[$values.E6])/([$values.C2]*[$values.D2]^2 - [$values.C6]*[$values.D6]^2)" office:value-type="float" office:value="11.8431689571544">
            <text:p>11,84</text:p>
          </table:table-cell>
          <table:table-cell table:number-columns-repeated="2"/>
        </table:table-row>
        <table:table-row table:style-name="ro3">
          <table:table-cell table:number-columns-repeated="2"/>
          <table:table-cell table:formula="of:=[$values.E$6] + [.G$6]*([$values.C3]*([$values.D3])^2 - [$values.C$6]*([$values.D$6])^2)" office:value-type="float" office:value="117.230163862625">
            <text:p>117,23</text:p>
          </table:table-cell>
          <table:table-cell table:formula="of:=1-[$values.E3]/[.C3]" office:value-type="percentage" office:value="0.0352312385015938">
            <text:p>3,52%</text:p>
          </table:table-cell>
          <table:table-cell table:formula="of:=[.C3]-[$values.E3]" office:value-type="float" office:value="4.13016386262507">
            <text:p>4,13</text:p>
          </table:table-cell>
          <table:table-cell/>
          <table:table-cell table:formula="of:=([$values.E3]-[$values.E4])/([$values.C3]*[$values.D3]^2 - [$values.C4]*[$values.D4]^2)" office:value-type="float" office:value="8.41836734693882">
            <text:p>8,42</text:p>
          </table:table-cell>
          <table:table-cell table:formula="of:=([$values.E3]-[$values.E5])/([$values.C3]*[$values.D3]^2 - [$values.C5]*[$values.D5]^2)" office:value-type="float" office:value="9.43877551020409">
            <text:p>9,44</text:p>
          </table:table-cell>
          <table:table-cell table:formula="of:=([$values.E3]-[$values.E6])/([$values.C3]*[$values.D3]^2 - [$values.C6]*[$values.D6]^2)" office:value-type="float" office:value="12.2036874451273">
            <text:p>12,2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$values.E$6] + [.G$6]*([$values.C4]*([$values.D4])^2 - [$values.C$6]*([$values.D$6])^2)" office:value-type="float" office:value="121.303287552639">
            <text:p>121,3</text:p>
          </table:table-cell>
          <table:table-cell table:formula="of:=1-[$values.E4]/[.C4]" office:value-type="percentage" office:value="0.0404217202317037">
            <text:p>4,04%</text:p>
          </table:table-cell>
          <table:table-cell table:formula="of:=[.C4]-[$values.E4]" office:value-type="float" office:value="4.90328755263866">
            <text:p>4,9</text:p>
          </table:table-cell>
          <table:table-cell/>
          <table:table-cell table:formula="of:=([$values.E4]-[$values.E5])/([$values.C4]*[$values.D4]^2 - [$values.C5]*[$values.D5]^2)" office:value-type="float" office:value="10.4591836734694">
            <text:p>10,46</text:p>
          </table:table-cell>
          <table:table-cell table:formula="of:=([$values.E4]-[$values.E6])/([$values.C4]*[$values.D4]^2 - [$values.C6]*[$values.D6]^2)" office:value-type="float" office:value="12.9904559915164">
            <text:p>12,99</text:p>
          </table:table-cell>
          <table:table-cell table:number-columns-repeated="4"/>
        </table:table-row>
        <table:table-row table:style-name="ro3">
          <table:table-cell table:number-columns-repeated="2"/>
          <table:table-cell table:formula="of:=[$values.E$6] + [.G$6]*([$values.C5]*([$values.D5])^2 - [$values.C$6]*([$values.D$6])^2)" office:value-type="float" office:value="125.376411242652">
            <text:p>125,38</text:p>
          </table:table-cell>
          <table:table-cell table:formula="of:=1-[$values.E5]/[.C5]" office:value-type="percentage" office:value="0.0388941683233739">
            <text:p>3,89%</text:p>
          </table:table-cell>
          <table:table-cell table:formula="of:=[.C5]-[$values.E5]" office:value-type="float" office:value="4.87641124265227">
            <text:p>4,88</text:p>
          </table:table-cell>
          <table:table-cell/>
          <table:table-cell table:formula="of:=([$values.E5]-[$values.E6])/([$values.C5]*[$values.D5]^2 - [$values.C6]*[$values.D6]^2)" office:value-type="float" office:value="13.6546184738956">
            <text:p>13,65</text:p>
          </table:table-cell>
          <table:table-cell table:number-columns-repeated="5"/>
        </table:table-row>
        <table:table-row table:style-name="ro3">
          <table:table-cell table:number-columns-repeated="2"/>
          <table:table-cell table:formula="of:=[$values.E$6] + [.G$6]*([$values.C6]*([$values.D6])^2 - [$values.C$6]*([$values.D$6])^2)" office:value-type="float" office:value="140.9">
            <text:p>140,9</text:p>
          </table:table-cell>
          <table:table-cell table:formula="of:=1-[$values.E6]/[.C6]" office:value-type="percentage" office:value="0">
            <text:p>0,00%</text:p>
          </table:table-cell>
          <table:table-cell table:formula="of:=[.C6]-[$values.E6]" office:value-type="float" office:value="0">
            <text:p>0</text:p>
          </table:table-cell>
          <table:table-cell/>
          <table:table-cell table:style-name="ce9" table:formula="of:=AVERAGE([.G2:.J5])" office:value-type="float" office:value="10.390621658198">
            <text:p>10,39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Athlon II X4 635</text:p>
          </table:table-cell>
          <table:table-cell/>
          <table:table-cell table:formula="of:=[$values.E$13] + [.G$13]*([$values.C9]*([$values.D9])^2 - [$values.C$13]*([$values.D$13])^2)" office:value-type="float" office:value="148.739119386785">
            <text:p>148,74</text:p>
          </table:table-cell>
          <table:table-cell table:formula="of:=1-[$values.E9]/[.C9]" office:value-type="percentage" office:value="0.0163986407667356">
            <text:p>1,64%</text:p>
          </table:table-cell>
          <table:table-cell table:formula="of:=[.C9]-[$values.E9]" office:value-type="float" office:value="2.43911938678448">
            <text:p>2,44</text:p>
          </table:table-cell>
          <table:table-cell/>
          <table:table-cell table:formula="of:=([$values.E9]-[$values.E10])/([$values.C9]*[$values.D9]^2 - [$values.C10]*[$values.D10]^2)" office:value-type="float" office:value="17.3469387755101">
            <text:p>17,35</text:p>
          </table:table-cell>
          <table:table-cell table:formula="of:=([$values.E9]-[$values.E11])/([$values.C9]*[$values.D9]^2 - [$values.C11]*[$values.D11]^2)" office:value-type="float" office:value="17.1768707482993">
            <text:p>17,18</text:p>
          </table:table-cell>
          <table:table-cell table:formula="of:=([$values.E9]-[$values.E12])/([$values.C9]*[$values.D9]^2 - [$values.C12]*[$values.D12]^2)" office:value-type="float" office:value="16.734693877551">
            <text:p>16,73</text:p>
          </table:table-cell>
          <table:table-cell table:formula="of:=([$values.E9]-[$values.E13])/([$values.C9]*[$values.D9]^2 - [$values.C13]*[$values.D13]^2)" office:value-type="float" office:value="19.1693290734824">
            <text:p>19,17</text:p>
          </table:table-cell>
          <table:table-cell table:number-columns-repeated="2"/>
        </table:table-row>
        <table:table-row table:style-name="ro3">
          <table:table-cell table:number-columns-repeated="2"/>
          <table:table-cell table:formula="of:=[$values.E$13] + [.G$13]*([$values.C10]*([$values.D10])^2 - [$values.C$13]*([$values.D$13])^2)" office:value-type="float" office:value="152.278111901705">
            <text:p>152,28</text:p>
          </table:table-cell>
          <table:table-cell table:formula="of:=1-[$values.E10]/[.C10]" office:value-type="percentage" office:value="0.0169302854462032">
            <text:p>1,69%</text:p>
          </table:table-cell>
          <table:table-cell table:formula="of:=[.C10]-[$values.E10]" office:value-type="float" office:value="2.57811190170474">
            <text:p>2,58</text:p>
          </table:table-cell>
          <table:table-cell/>
          <table:table-cell table:formula="of:=([$values.E10]-[$values.E11])/([$values.C10]*[$values.D10]^2 - [$values.C11]*[$values.D11]^2)" office:value-type="float" office:value="17.0918367346939">
            <text:p>17,09</text:p>
          </table:table-cell>
          <table:table-cell table:formula="of:=([$values.E10]-[$values.E12])/([$values.C10]*[$values.D10]^2 - [$values.C12]*[$values.D12]^2)" office:value-type="float" office:value="16.5816326530612">
            <text:p>16,58</text:p>
          </table:table-cell>
          <table:table-cell table:formula="of:=([$values.E10]-[$values.E13])/([$values.C10]*[$values.D10]^2 - [$values.C13]*[$values.D13]^2)" office:value-type="float" office:value="19.3483709273183">
            <text:p>19,35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$values.E$13] + [.G$13]*([$values.C11]*([$values.D11])^2 - [$values.C$13]*([$values.D$13])^2)" office:value-type="float" office:value="159.356096931545">
            <text:p>159,36</text:p>
          </table:table-cell>
          <table:table-cell table:formula="of:=1-[$values.E11]/[.C11]" office:value-type="percentage" office:value="0.0185502593779958">
            <text:p>1,86%</text:p>
          </table:table-cell>
          <table:table-cell table:formula="of:=[.C11]-[$values.E11]" office:value-type="float" office:value="2.9560969315452">
            <text:p>2,96</text:p>
          </table:table-cell>
          <table:table-cell/>
          <table:table-cell table:formula="of:=([$values.E11]-[$values.E12])/([$values.C11]*[$values.D11]^2 - [$values.C12]*[$values.D12]^2)" office:value-type="float" office:value="16.0714285714286">
            <text:p>16,07</text:p>
          </table:table-cell>
          <table:table-cell table:formula="of:=([$values.E11]-[$values.E13])/([$values.C11]*[$values.D11]^2 - [$values.C13]*[$values.D13]^2)" office:value-type="float" office:value="19.9001871490954">
            <text:p>19,9</text:p>
          </table:table-cell>
          <table:table-cell table:number-columns-repeated="4"/>
        </table:table-row>
        <table:table-row table:style-name="ro3">
          <table:table-cell table:number-columns-repeated="2"/>
          <table:table-cell table:formula="of:=[$values.E$13] + [.G$13]*([$values.C12]*([$values.D12])^2 - [$values.C$13]*([$values.D$13])^2)" office:value-type="float" office:value="166.434081961386">
            <text:p>166,43</text:p>
          </table:table-cell>
          <table:table-cell table:formula="of:=1-[$values.E12]/[.C12]" office:value-type="percentage" office:value="0.0224358011134524">
            <text:p>2,24%</text:p>
          </table:table-cell>
          <table:table-cell table:formula="of:=[.C12]-[$values.E12]" office:value-type="float" office:value="3.7340819613857">
            <text:p>3,73</text:p>
          </table:table-cell>
          <table:table-cell/>
          <table:table-cell table:formula="of:=([$values.E12]-[$values.E13])/([$values.C12]*[$values.D12]^2 - [$values.C13]*[$values.D13]^2)" office:value-type="float" office:value="21.139554087531">
            <text:p>21,14</text:p>
          </table:table-cell>
          <table:table-cell table:number-columns-repeated="5"/>
        </table:table-row>
        <table:table-row table:style-name="ro3">
          <table:table-cell table:number-columns-repeated="2"/>
          <table:table-cell table:formula="of:=[$values.E$13] + [.G$13]*([$values.C13]*([$values.D13])^2 - [$values.C$13]*([$values.D$13])^2)" office:value-type="float" office:value="188.3">
            <text:p>188,3</text:p>
          </table:table-cell>
          <table:table-cell table:formula="of:=1-[$values.E13]/[.C13]" office:value-type="percentage" office:value="0">
            <text:p>0,00%</text:p>
          </table:table-cell>
          <table:table-cell table:formula="of:=[.C13]-[$values.E13]" office:value-type="float" office:value="0">
            <text:p>0</text:p>
          </table:table-cell>
          <table:table-cell/>
          <table:table-cell table:style-name="ce9" table:formula="of:=AVERAGE([.G9:.J12])" office:value-type="float" office:value="18.0560842597971">
            <text:p>18,06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Athlon II X2 555</text:p>
          </table:table-cell>
          <table:table-cell/>
          <table:table-cell table:formula="of:=[$values.E$20] + [.G$20]*([$values.C16]*([$values.D16])^2 - [$values.C$20]*([$values.D$20])^2)" office:value-type="float" office:value="133.899973952194">
            <text:p>133,9</text:p>
          </table:table-cell>
          <table:table-cell table:formula="of:=1-[$values.E16]/[.C16]" office:value-type="percentage" office:value="0.0836443325686761">
            <text:p>8,36%</text:p>
          </table:table-cell>
          <table:table-cell table:formula="of:=[.C16]-[$values.E16]" office:value-type="float" office:value="11.1999739521944">
            <text:p>11,2</text:p>
          </table:table-cell>
          <table:table-cell/>
          <table:table-cell table:formula="of:=([$values.E16]-[$values.E17])/([$values.C16]*[$values.D16]^2 - [$values.C17]*[$values.D17]^2)" office:value-type="float" office:value="8.16326530612247">
            <text:p>8,16</text:p>
          </table:table-cell>
          <table:table-cell table:formula="of:=([$values.E16]-[$values.E18])/([$values.C16]*[$values.D16]^2 - [$values.C18]*[$values.D18]^2)" office:value-type="float" office:value="7.14285714285716">
            <text:p>7,14</text:p>
          </table:table-cell>
          <table:table-cell table:formula="of:=([$values.E16]-[$values.E19])/([$values.C16]*[$values.D16]^2 - [$values.C19]*[$values.D19]^2)" office:value-type="float" office:value="6.88775510204083">
            <text:p>6,89</text:p>
          </table:table-cell>
          <table:table-cell table:formula="of:=([$values.E16]-[$values.E20])/([$values.C16]*[$values.D16]^2 - [$values.C20]*[$values.D20]^2)" office:value-type="float" office:value="13.45116836429">
            <text:p>13,45</text:p>
          </table:table-cell>
          <table:table-cell table:number-columns-repeated="2"/>
        </table:table-row>
        <table:table-row table:style-name="ro3">
          <table:table-cell table:number-columns-repeated="2"/>
          <table:table-cell table:formula="of:=[$values.E$20] + [.G$20]*([$values.C17]*([$values.D17])^2 - [$values.C$20]*([$values.D$20])^2)" office:value-type="float" office:value="137.857556399989">
            <text:p>137,86</text:p>
          </table:table-cell>
          <table:table-cell table:formula="of:=1-[$values.E17]/[.C17]" office:value-type="percentage" office:value="0.086738490890517">
            <text:p>8,67%</text:p>
          </table:table-cell>
          <table:table-cell table:formula="of:=[.C17]-[$values.E17]" office:value-type="float" office:value="11.9575563999894">
            <text:p>11,96</text:p>
          </table:table-cell>
          <table:table-cell/>
          <table:table-cell table:formula="of:=([$values.E17]-[$values.E18])/([$values.C17]*[$values.D17]^2 - [$values.C18]*[$values.D18]^2)" office:value-type="float" office:value="6.12244897959185">
            <text:p>6,12</text:p>
          </table:table-cell>
          <table:table-cell table:formula="of:=([$values.E17]-[$values.E19])/([$values.C17]*[$values.D17]^2 - [$values.C19]*[$values.D19]^2)" office:value-type="float" office:value="6.25000000000001">
            <text:p>6,25</text:p>
          </table:table-cell>
          <table:table-cell table:formula="of:=([$values.E17]-[$values.E20])/([$values.C17]*[$values.D17]^2 - [$values.C20]*[$values.D20]^2)" office:value-type="float" office:value="14.1547861507128">
            <text:p>14,15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$values.E$20] + [.G$20]*([$values.C18]*([$values.D18])^2 - [$values.C$20]*([$values.D$20])^2)" office:value-type="float" office:value="141.815138847784">
            <text:p>141,82</text:p>
          </table:table-cell>
          <table:table-cell table:formula="of:=1-[$values.E18]/[.C18]" office:value-type="percentage" office:value="0.0953011008386824">
            <text:p>9,53%</text:p>
          </table:table-cell>
          <table:table-cell table:formula="of:=[.C18]-[$values.E18]" office:value-type="float" office:value="13.5151388477844">
            <text:p>13,52</text:p>
          </table:table-cell>
          <table:table-cell/>
          <table:table-cell table:formula="of:=([$values.E18]-[$values.E19])/([$values.C18]*[$values.D18]^2 - [$values.C19]*[$values.D19]^2)" office:value-type="float" office:value="6.37755102040817">
            <text:p>6,38</text:p>
          </table:table-cell>
          <table:table-cell table:formula="of:=([$values.E18]-[$values.E20])/([$values.C18]*[$values.D18]^2 - [$values.C20]*[$values.D20]^2)" office:value-type="float" office:value="15.3876272513704">
            <text:p>15,39</text:p>
          </table:table-cell>
          <table:table-cell table:number-columns-repeated="4"/>
        </table:table-row>
        <table:table-row table:style-name="ro3">
          <table:table-cell table:number-columns-repeated="2"/>
          <table:table-cell table:formula="of:=[$values.E$20] + [.G$20]*([$values.C19]*([$values.D19])^2 - [$values.C$20]*([$values.D$20])^2)" office:value-type="float" office:value="145.772721295579">
            <text:p>145,77</text:p>
          </table:table-cell>
          <table:table-cell table:formula="of:=1-[$values.E19]/[.C19]" office:value-type="percentage" office:value="0.102712778923978">
            <text:p>10,27%</text:p>
          </table:table-cell>
          <table:table-cell table:formula="of:=[.C19]-[$values.E19]" office:value-type="float" office:value="14.9727212955794">
            <text:p>14,97</text:p>
          </table:table-cell>
          <table:table-cell/>
          <table:table-cell table:formula="of:=([$values.E19]-[$values.E20])/([$values.C19]*[$values.D19]^2 - [$values.C20]*[$values.D20]^2)" office:value-type="float" office:value="17.0212765957447">
            <text:p>17,02</text:p>
          </table:table-cell>
          <table:table-cell table:number-columns-repeated="5"/>
        </table:table-row>
        <table:table-row table:style-name="ro3">
          <table:table-cell table:number-columns-repeated="2"/>
          <table:table-cell table:formula="of:=[$values.E$20] + [.G$20]*([$values.C20]*([$values.D20])^2 - [$values.C$20]*([$values.D$20])^2)" office:value-type="float" office:value="167.6">
            <text:p>167,6</text:p>
          </table:table-cell>
          <table:table-cell table:formula="of:=1-[$values.E20]/[.C20]" office:value-type="percentage" office:value="0">
            <text:p>0,00%</text:p>
          </table:table-cell>
          <table:table-cell table:formula="of:=[.C20]-[$values.E20]" office:value-type="float" office:value="0">
            <text:p>0</text:p>
          </table:table-cell>
          <table:table-cell/>
          <table:table-cell table:style-name="ce9" table:formula="of:=AVERAGE([.G16:.J19])" office:value-type="float" office:value="10.0958735913138">
            <text:p>10,1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Athlon II X4 965</text:p>
          </table:table-cell>
          <table:table-cell/>
          <table:table-cell table:formula="of:=[$values.E$26] + [.G$26]*([$values.C23]*([$values.D23])^2 - [$values.C$26]*([$values.D$26])^2)" office:value-type="float" office:value="194.95160574079">
            <text:p>194,95</text:p>
          </table:table-cell>
          <table:table-cell table:formula="of:=1-[$values.E23]/[.C23]" office:value-type="percentage" office:value="0.044378222523046">
            <text:p>4,44%</text:p>
          </table:table-cell>
          <table:table-cell table:formula="of:=[.C23]-[$values.E23]" office:value-type="float" office:value="8.6516057407899">
            <text:p>8,65</text:p>
          </table:table-cell>
          <table:table-cell/>
          <table:table-cell table:formula="of:=([$values.E23]-[$values.E24])/([$values.C23]*[$values.D23]^2 - [$values.C24]*[$values.D24]^2)" office:value-type="float" office:value="14.5408163265306">
            <text:p>14,54</text:p>
          </table:table-cell>
          <table:table-cell table:formula="of:=([$values.E23]-[$values.E25])/([$values.C23]*[$values.D23]^2 - [$values.C25]*[$values.D25]^2)" office:value-type="float" office:value="14.2857142857143">
            <text:p>14,29</text:p>
          </table:table-cell>
          <table:table-cell table:formula="of:=([$values.E23]-[$values.E26])/([$values.C23]*[$values.D23]^2 - [$values.C26]*[$values.D26]^2)" office:value-type="float" office:value="25.5329227854097">
            <text:p>25,53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$values.E$26] + [.G$26]*([$values.C24]*([$values.D24])^2 - [$values.C$26]*([$values.D$26])^2)" office:value-type="float" office:value="203.353960335584">
            <text:p>203,35</text:p>
          </table:table-cell>
          <table:table-cell table:formula="of:=1-[$values.E24]/[.C24]" office:value-type="percentage" office:value="0.055833485204061">
            <text:p>5,58%</text:p>
          </table:table-cell>
          <table:table-cell table:formula="of:=[.C24]-[$values.E24]" office:value-type="float" office:value="11.353960335584">
            <text:p>11,35</text:p>
          </table:table-cell>
          <table:table-cell/>
          <table:table-cell table:formula="of:=([$values.E24]-[$values.E25])/([$values.C24]*[$values.D24]^2 - [$values.C25]*[$values.D25]^2)" office:value-type="float" office:value="14.030612244898">
            <text:p>14,03</text:p>
          </table:table-cell>
          <table:table-cell table:formula="of:=([$values.E24]-[$values.E26])/([$values.C24]*[$values.D24]^2 - [$values.C26]*[$values.D26]^2)" office:value-type="float" office:value="28.0395578824898">
            <text:p>28,04</text:p>
          </table:table-cell>
          <table:table-cell table:number-columns-repeated="4"/>
        </table:table-row>
        <table:table-row table:style-name="ro3">
          <table:table-cell table:number-columns-repeated="2"/>
          <table:table-cell table:formula="of:=[$values.E$26] + [.G$26]*([$values.C25]*([$values.D25])^2 - [$values.C$26]*([$values.D$26])^2)" office:value-type="float" office:value="211.756314930378">
            <text:p>211,76</text:p>
          </table:table-cell>
          <table:table-cell table:formula="of:=1-[$values.E25]/[.C25]" office:value-type="percentage" office:value="0.0673241548194931">
            <text:p>6,73%</text:p>
          </table:table-cell>
          <table:table-cell table:formula="of:=[.C25]-[$values.E25]" office:value-type="float" office:value="14.2563149303781">
            <text:p>14,26</text:p>
          </table:table-cell>
          <table:table-cell/>
          <table:table-cell table:formula="of:=([$values.E25]-[$values.E26])/([$values.C25]*[$values.D25]^2 - [$values.C26]*[$values.D26]^2)" office:value-type="float" office:value="32.1778447626224">
            <text:p>32,18</text:p>
          </table:table-cell>
          <table:table-cell table:number-columns-repeated="5"/>
        </table:table-row>
        <table:table-row table:style-name="ro3">
          <table:table-cell table:number-columns-repeated="2"/>
          <table:table-cell table:formula="of:=[$values.E$26] + [.G$26]*([$values.C26]*([$values.D26])^2 - [$values.C$26]*([$values.D$26])^2)" office:value-type="float" office:value="240.2">
            <text:p>240,2</text:p>
          </table:table-cell>
          <table:table-cell table:formula="of:=1-[$values.E26]/[.C26]" office:value-type="percentage" office:value="0">
            <text:p>0,00%</text:p>
          </table:table-cell>
          <table:table-cell table:formula="of:=[.C26]-[$values.E26]" office:value-type="float" office:value="0">
            <text:p>0</text:p>
          </table:table-cell>
          <table:table-cell/>
          <table:table-cell table:style-name="ce9" table:formula="of:=AVERAGE([.G23:.I25])" office:value-type="float" office:value="21.4345780479441">
            <text:p>21,43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Core2Duo E7600</text:p>
          </table:table-cell>
          <table:table-cell/>
          <table:table-cell table:formula="of:=[$values.E$34] + [.G$34]*([$values.C29]*([$values.D29])^2 - [$values.C$34]*([$values.D$34])^2)" office:value-type="float" office:value="101.308332996935">
            <text:p>101,31</text:p>
          </table:table-cell>
          <table:table-cell table:formula="of:=1-[$values.E29]/[.C29]" office:value-type="percentage" office:value="0.0573332205269854">
            <text:p>5,73%</text:p>
          </table:table-cell>
          <table:table-cell table:formula="of:=[.C29]-[$values.E29]" office:value-type="float" office:value="5.80833299693452">
            <text:p>5,81</text:p>
          </table:table-cell>
          <table:table-cell/>
          <table:table-cell table:formula="of:=([$values.E29]-[$values.E30])/([$values.C29]*[$values.D29]^2 - [$values.C30]*[$values.D30]^2)" office:value-type="float" office:value="7.90904597132969">
            <text:p>7,91</text:p>
          </table:table-cell>
          <table:table-cell table:formula="of:=([$values.E29]-[$values.E31])/([$values.C29]*[$values.D29]^2 - [$values.C31]*[$values.D31]^2)" office:value-type="float" office:value="9.22722029988465">
            <text:p>9,23</text:p>
          </table:table-cell>
          <table:table-cell table:formula="of:=([$values.E29]-[$values.E32])/([$values.C29]*[$values.D29]^2 - [$values.C32]*[$values.D32]^2)" office:value-type="float" office:value="9.56896919988039">
            <text:p>9,57</text:p>
          </table:table-cell>
          <table:table-cell table:formula="of:=([$values.E29]-[$values.E33])/([$values.C29]*[$values.D29]^2 - [$values.C33]*[$values.D33]^2)" office:value-type="float" office:value="10.8657351348927">
            <text:p>10,87</text:p>
          </table:table-cell>
          <table:table-cell table:formula="of:=([$values.E29]-[$values.E34])/([$values.C29]*[$values.D29]^2 - [$values.C34]*[$values.D34]^2)" office:value-type="float" office:value="12.7931637307598">
            <text:p>12,79</text:p>
          </table:table-cell>
          <table:table-cell/>
        </table:table-row>
        <table:table-row table:style-name="ro3">
          <table:table-cell table:number-columns-repeated="2"/>
          <table:table-cell table:formula="of:=[$values.E$34] + [.G$34]*([$values.C30]*([$values.D30])^2 - [$values.C$34]*([$values.D$34])^2)" office:value-type="float" office:value="103.891521727538">
            <text:p>103,89</text:p>
          </table:table-cell>
          <table:table-cell table:formula="of:=1-[$values.E30]/[.C30]" office:value-type="percentage" office:value="0.0634461948187179">
            <text:p>6,34%</text:p>
          </table:table-cell>
          <table:table-cell table:formula="of:=[.C30]-[$values.E30]" office:value-type="float" office:value="6.59152172753848">
            <text:p>6,59</text:p>
          </table:table-cell>
          <table:table-cell/>
          <table:table-cell table:formula="of:=([$values.E30]-[$values.E31])/([$values.C30]*[$values.D30]^2 - [$values.C31]*[$values.D31]^2)" office:value-type="float" office:value="10.1499423298731">
            <text:p>10,15</text:p>
          </table:table-cell>
          <table:table-cell table:formula="of:=([$values.E30]-[$values.E32])/([$values.C30]*[$values.D30]^2 - [$values.C32]*[$values.D32]^2)" office:value-type="float" office:value="10.1499423298731">
            <text:p>10,15</text:p>
          </table:table-cell>
          <table:table-cell table:formula="of:=([$values.E30]-[$values.E33])/([$values.C30]*[$values.D30]^2 - [$values.C33]*[$values.D33]^2)" office:value-type="float" office:value="11.256164780969">
            <text:p>11,26</text:p>
          </table:table-cell>
          <table:table-cell table:formula="of:=([$values.E30]-[$values.E34])/([$values.C30]*[$values.D30]^2 - [$values.C34]*[$values.D34]^2)" office:value-type="float" office:value="13.0858346498157">
            <text:p>13,09</text:p>
          </table:table-cell>
          <table:table-cell table:number-columns-repeated="2"/>
        </table:table-row>
        <table:table-row table:style-name="ro3">
          <table:table-cell table:number-columns-repeated="2"/>
          <table:table-cell table:formula="of:=[$values.E$34] + [.G$34]*([$values.C31]*([$values.D31])^2 - [$values.C$34]*([$values.D$34])^2)" office:value-type="float" office:value="107.581791342687">
            <text:p>107,58</text:p>
          </table:table-cell>
          <table:table-cell table:formula="of:=1-[$values.E31]/[.C31]" office:value-type="percentage" office:value="0.0648975189532536">
            <text:p>6,49%</text:p>
          </table:table-cell>
          <table:table-cell table:formula="of:=[.C31]-[$values.E31]" office:value-type="float" office:value="6.981791342687">
            <text:p>6,98</text:p>
          </table:table-cell>
          <table:table-cell/>
          <table:table-cell table:formula="of:=([$values.E31]-[$values.E32])/([$values.C31]*[$values.D31]^2 - [$values.C32]*[$values.D32]^2)" office:value-type="float" office:value="10.1499423298732">
            <text:p>10,15</text:p>
          </table:table-cell>
          <table:table-cell table:formula="of:=([$values.E31]-[$values.E33])/([$values.C31]*[$values.D31]^2 - [$values.C33]*[$values.D33]^2)" office:value-type="float" office:value="11.5133637257531">
            <text:p>11,51</text:p>
          </table:table-cell>
          <table:table-cell table:formula="of:=([$values.E31]-[$values.E34])/([$values.C31]*[$values.D31]^2 - [$values.C34]*[$values.D34]^2)" office:value-type="float" office:value="13.3606881906202">
            <text:p>13,36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$values.E$34] + [.G$34]*([$values.C32]*([$values.D32])^2 - [$values.C$34]*([$values.D$34])^2)" office:value-type="float" office:value="111.272060957836">
            <text:p>111,27</text:p>
          </table:table-cell>
          <table:table-cell table:formula="of:=1-[$values.E32]/[.C32]" office:value-type="percentage" office:value="0.0662525785392706">
            <text:p>6,63%</text:p>
          </table:table-cell>
          <table:table-cell table:formula="of:=[.C32]-[$values.E32]" office:value-type="float" office:value="7.3720609578355">
            <text:p>7,37</text:p>
          </table:table-cell>
          <table:table-cell/>
          <table:table-cell table:formula="of:=([$values.E32]-[$values.E33])/([$values.C32]*[$values.D32]^2 - [$values.C33]*[$values.D33]^2)" office:value-type="float" office:value="11.9263918006056">
            <text:p>11,93</text:p>
          </table:table-cell>
          <table:table-cell table:formula="of:=([$values.E32]-[$values.E34])/([$values.C32]*[$values.D32]^2 - [$values.C34]*[$values.D34]^2)" office:value-type="float" office:value="13.6923199110476">
            <text:p>13,69</text:p>
          </table:table-cell>
          <table:table-cell table:number-columns-repeated="4"/>
        </table:table-row>
        <table:table-row table:style-name="ro3">
          <table:table-cell table:number-columns-repeated="2"/>
          <table:table-cell table:formula="of:=[$values.E$34] + [.G$34]*([$values.C33]*([$values.D33])^2 - [$values.C$34]*([$values.D$34])^2)" office:value-type="float" office:value="123.45378141753">
            <text:p>123,45</text:p>
          </table:table-cell>
          <table:table-cell table:formula="of:=1-[$values.E33]/[.C33]" office:value-type="percentage" office:value="0.0547069627190123">
            <text:p>5,47%</text:p>
          </table:table-cell>
          <table:table-cell table:formula="of:=[.C33]-[$values.E33]" office:value-type="float" office:value="6.75378141752991">
            <text:p>6,75</text:p>
          </table:table-cell>
          <table:table-cell/>
          <table:table-cell table:formula="of:=([$values.E33]-[$values.E34])/([$values.C33]*[$values.D33]^2 - [$values.C34]*[$values.D34]^2)" office:value-type="float" office:value="14.6059291395517">
            <text:p>14,61</text:p>
          </table:table-cell>
          <table:table-cell table:number-columns-repeated="5"/>
        </table:table-row>
        <table:table-row table:style-name="ro3">
          <table:table-cell table:number-columns-repeated="2"/>
          <table:table-cell table:formula="of:=[$values.E$34] + [.G$34]*([$values.C34]*([$values.D34])^2 - [$values.C$34]*([$values.D$34])^2)" office:value-type="float" office:value="147">
            <text:p>147</text:p>
          </table:table-cell>
          <table:table-cell table:formula="of:=1-[$values.E34]/[.C34]" office:value-type="percentage" office:value="0">
            <text:p>0,00%</text:p>
          </table:table-cell>
          <table:table-cell table:formula="of:=[.C34]-[$values.E34]" office:value-type="float" office:value="0">
            <text:p>0</text:p>
          </table:table-cell>
          <table:table-cell/>
          <table:table-cell table:style-name="ce9" table:formula="of:=AVERAGE([.G29:.K33])" office:value-type="float" office:value="11.350310234982">
            <text:p>11,35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Core2Quad Q9505</text:p>
          </table:table-cell>
          <table:table-cell/>
          <table:table-cell table:formula="of:=[$values.E$43] + [.G$43]*([$values.C37]*([$values.D37])^2 - [$values.C$43]*([$values.D$43])^2)" office:value-type="float" office:value="127.827365984588">
            <text:p>127,83</text:p>
          </table:table-cell>
          <table:table-cell table:formula="of:=1-[$values.E37]/[.C37]" office:value-type="percentage" office:value="0.0150778823434472">
            <text:p>1,51%</text:p>
          </table:table-cell>
          <table:table-cell table:formula="of:=[.C37]-[$values.E37]" office:value-type="float" office:value="1.92736598458839">
            <text:p>1,93</text:p>
          </table:table-cell>
          <table:table-cell/>
          <table:table-cell table:formula="of:=([$values.E37]-[$values.E38])/([$values.C37]*[$values.D37]^2 - [$values.C38]*[$values.D38]^2)" office:value-type="float" office:value="24.2440690232263">
            <text:p>24,24</text:p>
          </table:table-cell>
          <table:table-cell table:formula="of:=([$values.E37]-[$values.E39])/([$values.C37]*[$values.D37]^2 - [$values.C39]*[$values.D39]^2)" office:value-type="float" office:value="21.4470525889211">
            <text:p>21,45</text:p>
          </table:table-cell>
          <table:table-cell table:formula="of:=([$values.E37]-[$values.E40])/([$values.C37]*[$values.D37]^2 - [$values.C40]*[$values.D40]^2)" office:value-type="float" office:value="21.2603789365763">
            <text:p>21,26</text:p>
          </table:table-cell>
          <table:table-cell table:formula="of:=([$values.E37]-[$values.E41])/([$values.C37]*[$values.D37]^2 - [$values.C41]*[$values.D41]^2)" office:value-type="float" office:value="19.4930021919641">
            <text:p>19,49</text:p>
          </table:table-cell>
          <table:table-cell table:formula="of:=([$values.E37]-[$values.E42])/([$values.C37]*[$values.D37]^2 - [$values.C42]*[$values.D42]^2)" office:value-type="float" office:value="19.9571501920714">
            <text:p>19,96</text:p>
          </table:table-cell>
          <table:table-cell table:formula="of:=([$values.E37]-[$values.E43])/([$values.C37]*[$values.D37]^2 - [$values.C43]*[$values.D43]^2)" office:value-type="float" office:value="20.7328367802496">
            <text:p>20,73</text:p>
          </table:table-cell>
        </table:table-row>
        <table:table-row table:style-name="ro3">
          <table:table-cell table:number-columns-repeated="2"/>
          <table:table-cell table:formula="of:=[$values.E$43] + [.G$43]*([$values.C38]*([$values.D38])^2 - [$values.C$43]*([$values.D$43])^2)" office:value-type="float" office:value="133.382005014851">
            <text:p>133,38</text:p>
          </table:table-cell>
          <table:table-cell table:formula="of:=1-[$values.E38]/[.C38]" office:value-type="percentage" office:value="0.0058628974333057">
            <text:p>0,59%</text:p>
          </table:table-cell>
          <table:table-cell table:formula="of:=[.C38]-[$values.E38]" office:value-type="float" office:value="0.782005014850739">
            <text:p>0,78</text:p>
          </table:table-cell>
          <table:table-cell/>
          <table:table-cell table:formula="of:=([$values.E38]-[$values.E39])/([$values.C38]*[$values.D38]^2 - [$values.C39]*[$values.D39]^2)" office:value-type="float" office:value="19.0695886197617">
            <text:p>19,07</text:p>
          </table:table-cell>
          <table:table-cell table:formula="of:=([$values.E38]-[$values.E40])/([$values.C38]*[$values.D38]^2 - [$values.C40]*[$values.D40]^2)" office:value-type="float" office:value="19.9923106497501">
            <text:p>19,99</text:p>
          </table:table-cell>
          <table:table-cell table:formula="of:=([$values.E38]-[$values.E41])/([$values.C38]*[$values.D38]^2 - [$values.C41]*[$values.D41]^2)" office:value-type="float" office:value="18.1468665897732">
            <text:p>18,15</text:p>
          </table:table-cell>
          <table:table-cell table:formula="of:=([$values.E38]-[$values.E42])/([$values.C38]*[$values.D38]^2 - [$values.C42]*[$values.D42]^2)" office:value-type="float" office:value="19.3788516688023">
            <text:p>19,38</text:p>
          </table:table-cell>
          <table:table-cell table:formula="of:=([$values.E38]-[$values.E43])/([$values.C38]*[$values.D38]^2 - [$values.C43]*[$values.D43]^2)" office:value-type="float" office:value="20.3821656050955">
            <text:p>20,38</text:p>
          </table:table-cell>
          <table:table-cell/>
        </table:table-row>
        <table:table-row table:style-name="ro3">
          <table:table-cell table:number-columns-repeated="2"/>
          <table:table-cell table:formula="of:=[$values.E$43] + [.G$43]*([$values.C39]*([$values.D39])^2 - [$values.C$43]*([$values.D$43])^2)" office:value-type="float" office:value="139.916874462218">
            <text:p>139,92</text:p>
          </table:table-cell>
          <table:table-cell table:formula="of:=1-[$values.E39]/[.C39]" office:value-type="percentage" office:value="0.0079824143192947">
            <text:p>0,80%</text:p>
          </table:table-cell>
          <table:table-cell table:formula="of:=[.C39]-[$values.E39]" office:value-type="float" office:value="1.11687446221816">
            <text:p>1,12</text:p>
          </table:table-cell>
          <table:table-cell/>
          <table:table-cell table:formula="of:=([$values.E39]-[$values.E40])/([$values.C39]*[$values.D39]^2 - [$values.C40]*[$values.D40]^2)" office:value-type="float" office:value="20.9150326797385">
            <text:p>20,92</text:p>
          </table:table-cell>
          <table:table-cell table:formula="of:=([$values.E39]-[$values.E41])/([$values.C39]*[$values.D39]^2 - [$values.C41]*[$values.D41]^2)" office:value-type="float" office:value="17.6855055747789">
            <text:p>17,69</text:p>
          </table:table-cell>
          <table:table-cell table:formula="of:=([$values.E39]-[$values.E42])/([$values.C39]*[$values.D39]^2 - [$values.C42]*[$values.D42]^2)" office:value-type="float" office:value="19.4371917609515">
            <text:p>19,44</text:p>
          </table:table-cell>
          <table:table-cell table:formula="of:=([$values.E39]-[$values.E43])/([$values.C39]*[$values.D39]^2 - [$values.C43]*[$values.D43]^2)" office:value-type="float" office:value="20.5569205569206">
            <text:p>20,56</text:p>
          </table:table-cell>
          <table:table-cell table:number-columns-repeated="2"/>
        </table:table-row>
        <table:table-row table:style-name="ro3">
          <table:table-cell table:number-columns-repeated="2"/>
          <table:table-cell table:formula="of:=[$values.E$43] + [.G$43]*([$values.C40]*([$values.D40])^2 - [$values.C$43]*([$values.D$43])^2)" office:value-type="float" office:value="146.451743909586">
            <text:p>146,45</text:p>
          </table:table-cell>
          <table:table-cell table:formula="of:=1-[$values.E40]/[.C40]" office:value-type="percentage" office:value="0.00581586730787897">
            <text:p>0,58%</text:p>
          </table:table-cell>
          <table:table-cell table:formula="of:=[.C40]-[$values.E40]" office:value-type="float" office:value="0.851743909585622">
            <text:p>0,85</text:p>
          </table:table-cell>
          <table:table-cell/>
          <table:table-cell table:formula="of:=([$values.E40]-[$values.E41])/([$values.C40]*[$values.D40]^2 - [$values.C41]*[$values.D41]^2)" office:value-type="float" office:value="14.4559784698194">
            <text:p>14,46</text:p>
          </table:table-cell>
          <table:table-cell table:formula="of:=([$values.E40]-[$values.E42])/([$values.C40]*[$values.D40]^2 - [$values.C42]*[$values.D42]^2)" office:value-type="float" office:value="19.0935907750067">
            <text:p>19,09</text:p>
          </table:table-cell>
          <table:table-cell table:formula="of:=([$values.E40]-[$values.E43])/([$values.C40]*[$values.D40]^2 - [$values.C43]*[$values.D43]^2)" office:value-type="float" office:value="20.5019191024506">
            <text:p>20,5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$values.E$43] + [.G$43]*([$values.C41]*([$values.D41])^2 - [$values.C$43]*([$values.D$43])^2)" office:value-type="float" office:value="152.986613356953">
            <text:p>152,99</text:p>
          </table:table-cell>
          <table:table-cell table:formula="of:=1-[$values.E41]/[.C41]" office:value-type="percentage" office:value="0.0175611009225009">
            <text:p>1,76%</text:p>
          </table:table-cell>
          <table:table-cell table:formula="of:=[.C41]-[$values.E41]" office:value-type="float" office:value="2.68661335695307">
            <text:p>2,69</text:p>
          </table:table-cell>
          <table:table-cell/>
          <table:table-cell table:formula="of:=([$values.E41]-[$values.E42])/([$values.C41]*[$values.D41]^2 - [$values.C42]*[$values.D42]^2)" office:value-type="float" office:value="20.4984859072909">
            <text:p>20,5</text:p>
          </table:table-cell>
          <table:table-cell table:formula="of:=([$values.E41]-[$values.E43])/([$values.C41]*[$values.D41]^2 - [$values.C43]*[$values.D43]^2)" office:value-type="float" office:value="21.598995395563">
            <text:p>21,6</text:p>
          </table:table-cell>
          <table:table-cell table:number-columns-repeated="4"/>
        </table:table-row>
        <table:table-row table:style-name="ro3">
          <table:table-cell table:number-columns-repeated="2"/>
          <table:table-cell table:formula="of:=[$values.E$43] + [.G$43]*([$values.C42]*([$values.D42])^2 - [$values.C$43]*([$values.D$43])^2)" office:value-type="float" office:value="174.558466134768">
            <text:p>174,56</text:p>
          </table:table-cell>
          <table:table-cell table:formula="of:=1-[$values.E42]/[.C42]" office:value-type="percentage" office:value="0.0129381644143486">
            <text:p>1,29%</text:p>
          </table:table-cell>
          <table:table-cell table:formula="of:=[.C42]-[$values.E42]" office:value-type="float" office:value="2.25846613476813">
            <text:p>2,26</text:p>
          </table:table-cell>
          <table:table-cell/>
          <table:table-cell table:formula="of:=([$values.E42]-[$values.E43])/([$values.C42]*[$values.D42]^2 - [$values.C43]*[$values.D43]^2)" office:value-type="float" office:value="23.2428670842032">
            <text:p>23,24</text:p>
          </table:table-cell>
          <table:table-cell table:number-columns-repeated="5"/>
        </table:table-row>
        <table:table-row table:style-name="ro3">
          <table:table-cell table:number-columns-repeated="2"/>
          <table:table-cell table:formula="of:=[$values.E$43] + [.G$43]*([$values.C43]*([$values.D43])^2 - [$values.C$43]*([$values.D$43])^2)" office:value-type="float" office:value="189">
            <text:p>189</text:p>
          </table:table-cell>
          <table:table-cell table:formula="of:=1-[$values.E43]/[.C43]" office:value-type="percentage" office:value="0">
            <text:p>0,00%</text:p>
          </table:table-cell>
          <table:table-cell table:formula="of:=[.C43]-[$values.E43]" office:value-type="float" office:value="0">
            <text:p>0</text:p>
          </table:table-cell>
          <table:table-cell/>
          <table:table-cell table:style-name="ce9" table:formula="of:=AVERAGE([.G37:.L42])" office:value-type="float" office:value="20.0995600072817">
            <text:p>20,1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Core i3-540</text:p>
          </table:table-cell>
          <table:table-cell/>
          <table:table-cell table:formula="of:=[$values.E$52] + [.G$52]*([$values.C46]*([$values.D46])^2 - [$values.C$52]*([$values.D$52])^2)" office:value-type="float" office:value="86.7813611343475">
            <text:p>86,78</text:p>
          </table:table-cell>
          <table:table-cell table:formula="of:=ABS(1-[$values.E46]/[.C46])" office:value-type="percentage" office:value="0.0101561109762157">
            <text:p>1,02%</text:p>
          </table:table-cell>
          <table:table-cell table:formula="of:=ABS([.C46]-[$values.E46])" office:value-type="float" office:value="0.881361134347486">
            <text:p>0,88</text:p>
          </table:table-cell>
          <table:table-cell/>
          <table:table-cell table:formula="of:=([$values.E46]-[$values.E47])/([$values.C46]*[$values.D46]^2 - [$values.C47]*[$values.D47]^2)" office:value-type="float" office:value="13.3713200379866">
            <text:p>13,37</text:p>
          </table:table-cell>
          <table:table-cell table:formula="of:=([$values.E46]-[$values.E48])/([$values.C46]*[$values.D46]^2 - [$values.C48]*[$values.D48]^2)" office:value-type="float" office:value="20.5832328292668">
            <text:p>20,58</text:p>
          </table:table-cell>
          <table:table-cell table:formula="of:=([$values.E46]-[$values.E49])/([$values.C46]*[$values.D46]^2 - [$values.C49]*[$values.D49]^2)" office:value-type="float" office:value="18.2513897913508">
            <text:p>18,25</text:p>
          </table:table-cell>
          <table:table-cell table:formula="of:=([$values.E46]-[$values.E50])/([$values.C46]*[$values.D46]^2 - [$values.C50]*[$values.D50]^2)" office:value-type="float" office:value="12.7733494314332">
            <text:p>12,77</text:p>
          </table:table-cell>
          <table:table-cell table:formula="of:=([$values.E46]-[$values.E51])/([$values.C46]*[$values.D46]^2 - [$values.C51]*[$values.D51]^2)" office:value-type="float" office:value="11.9323802793934">
            <text:p>11,93</text:p>
          </table:table-cell>
          <table:table-cell table:formula="of:=([$values.E46]-[$values.E52])/([$values.C46]*[$values.D46]^2 - [$values.C52]*[$values.D52]^2)" office:value-type="float" office:value="12.4286209686741">
            <text:p>12,43</text:p>
          </table:table-cell>
        </table:table-row>
        <table:table-row table:style-name="ro3">
          <table:table-cell table:number-columns-repeated="2"/>
          <table:table-cell table:formula="of:=[$values.E$52] + [.G$52]*([$values.C47]*([$values.D47])^2 - [$values.C$52]*([$values.D$52])^2)" office:value-type="float" office:value="88.7904979095">
            <text:p>88,79</text:p>
          </table:table-cell>
          <table:table-cell table:formula="of:=ABS(1-[$values.E47]/[.C47])" office:value-type="percentage" office:value="0.00777670951010745">
            <text:p>0,78%</text:p>
          </table:table-cell>
          <table:table-cell table:formula="of:=ABS([.C47]-[$values.E47])" office:value-type="float" office:value="0.690497909499982">
            <text:p>0,69</text:p>
          </table:table-cell>
          <table:table-cell/>
          <table:table-cell table:formula="of:=([$values.E47]-[$values.E48])/([$values.C47]*[$values.D47]^2 - [$values.C48]*[$values.D48]^2)" office:value-type="float" office:value="21.9858156028369">
            <text:p>21,99</text:p>
          </table:table-cell>
          <table:table-cell table:formula="of:=([$values.E47]-[$values.E49])/([$values.C47]*[$values.D47]^2 - [$values.C49]*[$values.D49]^2)" office:value-type="float" office:value="18.9594356261023">
            <text:p>18,96</text:p>
          </table:table-cell>
          <table:table-cell table:formula="of:=([$values.E47]-[$values.E50])/([$values.C47]*[$values.D47]^2 - [$values.C50]*[$values.D50]^2)" office:value-type="float" office:value="12.7318718381113">
            <text:p>12,73</text:p>
          </table:table-cell>
          <table:table-cell table:formula="of:=([$values.E47]-[$values.E51])/([$values.C47]*[$values.D47]^2 - [$values.C51]*[$values.D51]^2)" office:value-type="float" office:value="11.8450184501845">
            <text:p>11,85</text:p>
          </table:table-cell>
          <table:table-cell table:formula="of:=([$values.E47]-[$values.E52])/([$values.C47]*[$values.D47]^2 - [$values.C52]*[$values.D52]^2)" office:value-type="float" office:value="12.3887550200803">
            <text:p>12,39</text:p>
          </table:table-cell>
          <table:table-cell/>
        </table:table-row>
        <table:table-row table:style-name="ro3">
          <table:table-cell table:number-columns-repeated="2"/>
          <table:table-cell table:formula="of:=[$values.E$52] + [.G$52]*([$values.C48]*([$values.D48])^2 - [$values.C$52]*([$values.D$52])^2)" office:value-type="float" office:value="99.1212387978053">
            <text:p>99,12</text:p>
          </table:table-cell>
          <table:table-cell table:formula="of:=ABS(1-[$values.E48]/[.C48])" office:value-type="percentage" office:value="0.0764595085181934">
            <text:p>7,65%</text:p>
          </table:table-cell>
          <table:table-cell table:formula="of:=ABS([.C48]-[$values.E48])" office:value-type="float" office:value="7.57876120219467">
            <text:p>7,58</text:p>
          </table:table-cell>
          <table:table-cell/>
          <table:table-cell table:formula="of:=([$values.E48]-[$values.E49])/([$values.C48]*[$values.D48]^2 - [$values.C49]*[$values.D49]^2)" office:value-type="float" office:value="10.0694444444444">
            <text:p>10,07</text:p>
          </table:table-cell>
          <table:table-cell table:formula="of:=([$values.E48]-[$values.E50])/([$values.C48]*[$values.D48]^2 - [$values.C50]*[$values.D50]^2)" office:value-type="float" office:value="7.60157273918741">
            <text:p>7,6</text:p>
          </table:table-cell>
          <table:table-cell table:formula="of:=([$values.E48]-[$values.E51])/([$values.C48]*[$values.D48]^2 - [$values.C51]*[$values.D51]^2)" office:value-type="float" office:value="7.24248927038626">
            <text:p>7,24</text:p>
          </table:table-cell>
          <table:table-cell table:formula="of:=([$values.E48]-[$values.E52])/([$values.C48]*[$values.D48]^2 - [$values.C52]*[$values.D52]^2)" office:value-type="float" office:value="9.72205115572525">
            <text:p>9,72</text:p>
          </table:table-cell>
          <table:table-cell table:number-columns-repeated="2"/>
        </table:table-row>
        <table:table-row table:style-name="ro3">
          <table:table-cell table:number-columns-repeated="2"/>
          <table:table-cell table:formula="of:=[$values.E$52] + [.G$52]*([$values.C49]*([$values.D49])^2 - [$values.C$52]*([$values.D$52])^2)" office:value-type="float" office:value="102.638086759782">
            <text:p>102,64</text:p>
          </table:table-cell>
          <table:table-cell table:formula="of:=ABS(1-[$values.E49]/[.C49])" office:value-type="percentage" office:value="0.0678297253972817">
            <text:p>6,78%</text:p>
          </table:table-cell>
          <table:table-cell table:formula="of:=ABS([.C49]-[$values.E49])" office:value-type="float" office:value="6.96191324021837">
            <text:p>6,96</text:p>
          </table:table-cell>
          <table:table-cell/>
          <table:table-cell table:formula="of:=([$values.E49]-[$values.E50])/([$values.C49]*[$values.D49]^2 - [$values.C50]*[$values.D50]^2)" office:value-type="float" office:value="7.02746365105008">
            <text:p>7,03</text:p>
          </table:table-cell>
          <table:table-cell table:formula="of:=([$values.E49]-[$values.E51])/([$values.C49]*[$values.D49]^2 - [$values.C51]*[$values.D51]^2)" office:value-type="float" office:value="6.7258883248731">
            <text:p>6,73</text:p>
          </table:table-cell>
          <table:table-cell table:formula="of:=([$values.E49]-[$values.E52])/([$values.C49]*[$values.D49]^2 - [$values.C52]*[$values.D52]^2)" office:value-type="float" office:value="9.68575703985853">
            <text:p>9,69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$values.E$52] + [.G$52]*([$values.C50]*([$values.D50])^2 - [$values.C$52]*([$values.D$52])^2)" office:value-type="float" office:value="117.755648485221">
            <text:p>117,76</text:p>
          </table:table-cell>
          <table:table-cell table:formula="of:=ABS(1-[$values.E50]/[.C50])" office:value-type="percentage" office:value="0.00462272104804318">
            <text:p>0,46%</text:p>
          </table:table-cell>
          <table:table-cell table:formula="of:=ABS([.C50]-[$values.E50])" office:value-type="float" office:value="0.544351514778612">
            <text:p>0,54</text:p>
          </table:table-cell>
          <table:table-cell/>
          <table:table-cell table:formula="of:=([$values.E50]-[$values.E51])/([$values.C50]*[$values.D50]^2 - [$values.C51]*[$values.D51]^2)" office:value-type="float" office:value="5.62130177514795">
            <text:p>5,62</text:p>
          </table:table-cell>
          <table:table-cell table:formula="of:=([$values.E50]-[$values.E52])/([$values.C50]*[$values.D50]^2 - [$values.C52]*[$values.D52]^2)" office:value-type="float" office:value="11.8528273932011">
            <text:p>11,85</text:p>
          </table:table-cell>
          <table:table-cell table:number-columns-repeated="4"/>
        </table:table-row>
        <table:table-row table:style-name="ro3">
          <table:table-cell table:number-columns-repeated="2"/>
          <table:table-cell table:formula="of:=[$values.E$52] + [.G$52]*([$values.C51]*([$values.D51])^2 - [$values.C$52]*([$values.D$52])^2)" office:value-type="float" office:value="121.883060329485">
            <text:p>121,88</text:p>
          </table:table-cell>
          <table:table-cell table:formula="of:=ABS(1-[$values.E51]/[.C51])" office:value-type="percentage" office:value="0.0138088125202585">
            <text:p>1,38%</text:p>
          </table:table-cell>
          <table:table-cell table:formula="of:=ABS([.C51]-[$values.E51])" office:value-type="float" office:value="1.68306032948522">
            <text:p>1,68</text:p>
          </table:table-cell>
          <table:table-cell/>
          <table:table-cell table:formula="of:=([$values.E51]-[$values.E52])/([$values.C51]*[$values.D51]^2 - [$values.C52]*[$values.D52]^2)" office:value-type="float" office:value="13.636844891477">
            <text:p>13,64</text:p>
          </table:table-cell>
          <table:table-cell table:number-columns-repeated="5"/>
        </table:table-row>
        <table:table-row table:style-name="ro3">
          <table:table-cell table:number-columns-repeated="2"/>
          <table:table-cell table:formula="of:=[$values.E$52] + [.G$52]*([$values.C52]*([$values.D52])^2 - [$values.C$52]*([$values.D$52])^2)" office:value-type="float" office:value="136.3">
            <text:p>136,3</text:p>
          </table:table-cell>
          <table:table-cell table:formula="of:=ABS(1-[$values.E52]/[.C52])" office:value-type="percentage" office:value="0">
            <text:p>0,00%</text:p>
          </table:table-cell>
          <table:table-cell table:formula="of:=ABS([.C52]-[$values.E52])" office:value-type="float" office:value="0">
            <text:p>0</text:p>
          </table:table-cell>
          <table:table-cell/>
          <table:table-cell table:style-name="ce9" table:formula="of:=AVERAGE([.G46:.L51])" office:value-type="float" office:value="12.211277645751">
            <text:p>12,21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Core i7-860</text:p>
          </table:table-cell>
          <table:table-cell/>
          <table:table-cell table:formula="of:=[$values.E$61] + [.G$61]*([$values.C55]*([$values.D55])^2 - [$values.C$61]*([$values.D$61])^2)" office:value-type="float" office:value="160.552109195347">
            <text:p>160,55</text:p>
          </table:table-cell>
          <table:table-cell table:formula="of:=ABS(1-[$values.E55]/[.C55])" office:value-type="percentage" office:value="0.0401870098604373">
            <text:p>4,02%</text:p>
          </table:table-cell>
          <table:table-cell table:formula="of:=[.C55]-[$values.E55]" office:value-type="float" office:value="6.45210919534745">
            <text:p>6,45</text:p>
          </table:table-cell>
          <table:table-cell/>
          <table:table-cell table:formula="of:=([$values.E55]-[$values.E56])/([$values.C55]*[$values.D55]^2 - [$values.C56]*[$values.D56]^2)" office:value-type="float" office:value="17.3827160493827">
            <text:p>17,38</text:p>
          </table:table-cell>
          <table:table-cell table:formula="of:=([$values.E55]-[$values.E57])/([$values.C55]*[$values.D55]^2 - [$values.C57]*[$values.D57]^2)" office:value-type="float" office:value="21.5308641975309">
            <text:p>21,53</text:p>
          </table:table-cell>
          <table:table-cell table:formula="of:=([$values.E55]-[$values.E58])/([$values.C55]*[$values.D55]^2 - [$values.C58]*[$values.D58]^2)" office:value-type="float" office:value="21.7283950617284">
            <text:p>21,73</text:p>
          </table:table-cell>
          <table:table-cell table:formula="of:=([$values.E55]-[$values.E59])/([$values.C55]*[$values.D55]^2 - [$values.C59]*[$values.D59]^2)" office:value-type="float" office:value="28.8370675201951">
            <text:p>28,84</text:p>
          </table:table-cell>
          <table:table-cell table:formula="of:=([$values.E55]-[$values.E60])/([$values.C55]*[$values.D55]^2 - [$values.C60]*[$values.D60]^2)" office:value-type="float" office:value="30.4351602536263">
            <text:p>30,44</text:p>
          </table:table-cell>
          <table:table-cell table:formula="of:=([$values.E55]-[$values.E61])/([$values.C55]*[$values.D55]^2 - [$values.C61]*[$values.D61]^2)" office:value-type="float" office:value="30.6314152410575">
            <text:p>30,63</text:p>
          </table:table-cell>
        </table:table-row>
        <table:table-row table:style-name="ro3">
          <table:table-cell table:number-columns-repeated="2"/>
          <table:table-cell table:formula="of:=[$values.E$61] + [.G$61]*([$values.C56]*([$values.D56])^2 - [$values.C$61]*([$values.D$61])^2)" office:value-type="float" office:value="167.899293608393">
            <text:p>167,9</text:p>
          </table:table-cell>
          <table:table-cell table:formula="of:=ABS(1-[$values.E56]/[.C56])" office:value-type="percentage" office:value="0.0559817340882688">
            <text:p>5,60%</text:p>
          </table:table-cell>
          <table:table-cell table:formula="of:=[.C56]-[$values.E56]" office:value-type="float" office:value="9.39929360839324">
            <text:p>9,4</text:p>
          </table:table-cell>
          <table:table-cell/>
          <table:table-cell table:formula="of:=([$values.E56]-[$values.E57])/([$values.C56]*[$values.D56]^2 - [$values.C57]*[$values.D57]^2)" office:value-type="float" office:value="25.679012345679">
            <text:p>25,68</text:p>
          </table:table-cell>
          <table:table-cell table:formula="of:=([$values.E56]-[$values.E58])/([$values.C56]*[$values.D56]^2 - [$values.C58]*[$values.D58]^2)" office:value-type="float" office:value="23.9012345679012">
            <text:p>23,9</text:p>
          </table:table-cell>
          <table:table-cell table:formula="of:=([$values.E56]-[$values.E59])/([$values.C56]*[$values.D56]^2 - [$values.C59]*[$values.D59]^2)" office:value-type="float" office:value="30.9272776426061">
            <text:p>30,93</text:p>
          </table:table-cell>
          <table:table-cell table:formula="of:=([$values.E56]-[$values.E60])/([$values.C56]*[$values.D56]^2 - [$values.C60]*[$values.D60]^2)" office:value-type="float" office:value="31.6937288700538">
            <text:p>31,69</text:p>
          </table:table-cell>
          <table:table-cell table:formula="of:=([$values.E56]-[$values.E61])/([$values.C56]*[$values.D56]^2 - [$values.C61]*[$values.D61]^2)" office:value-type="float" office:value="31.5219917012448">
            <text:p>31,52</text:p>
          </table:table-cell>
          <table:table-cell/>
        </table:table-row>
        <table:table-row table:style-name="ro3">
          <table:table-cell table:number-columns-repeated="2"/>
          <table:table-cell table:formula="of:=[$values.E$61] + [.G$61]*([$values.C57]*([$values.D57])^2 - [$values.C$61]*([$values.D$61])^2)" office:value-type="float" office:value="175.246478021439">
            <text:p>175,25</text:p>
          </table:table-cell>
          <table:table-cell table:formula="of:=ABS(1-[$values.E57]/[.C57])" office:value-type="percentage" office:value="0.0584689526267425">
            <text:p>5,85%</text:p>
          </table:table-cell>
          <table:table-cell table:formula="of:=[.C57]-[$values.E57]" office:value-type="float" office:value="10.246478021439">
            <text:p>10,25</text:p>
          </table:table-cell>
          <table:table-cell/>
          <table:table-cell table:formula="of:=([$values.E57]-[$values.E58])/([$values.C57]*[$values.D57]^2 - [$values.C58]*[$values.D58]^2)" office:value-type="float" office:value="22.1234567901234">
            <text:p>22,12</text:p>
          </table:table-cell>
          <table:table-cell table:formula="of:=([$values.E57]-[$values.E59])/([$values.C57]*[$values.D57]^2 - [$values.C59]*[$values.D59]^2)" office:value-type="float" office:value="32.0987654320988">
            <text:p>32,1</text:p>
          </table:table-cell>
          <table:table-cell table:formula="of:=([$values.E57]-[$values.E60])/([$values.C57]*[$values.D57]^2 - [$values.C60]*[$values.D60]^2)" office:value-type="float" office:value="32.3355817875211">
            <text:p>32,34</text:p>
          </table:table-cell>
          <table:table-cell table:formula="of:=([$values.E57]-[$values.E61])/([$values.C57]*[$values.D57]^2 - [$values.C61]*[$values.D61]^2)" office:value-type="float" office:value="31.9430604982206">
            <text:p>31,94</text:p>
          </table:table-cell>
          <table:table-cell table:number-columns-repeated="2"/>
        </table:table-row>
        <table:table-row table:style-name="ro3">
          <table:table-cell table:number-columns-repeated="2"/>
          <table:table-cell table:formula="of:=[$values.E$61] + [.G$61]*([$values.C58]*([$values.D58])^2 - [$values.C$61]*([$values.D$61])^2)" office:value-type="float" office:value="182.593662434485">
            <text:p>182,59</text:p>
          </table:table-cell>
          <table:table-cell table:formula="of:=ABS(1-[$values.E58]/[.C58])" office:value-type="percentage" office:value="0.0656849874994326">
            <text:p>6,57%</text:p>
          </table:table-cell>
          <table:table-cell table:formula="of:=[.C58]-[$values.E58]" office:value-type="float" office:value="11.9936624344847">
            <text:p>11,99</text:p>
          </table:table-cell>
          <table:table-cell/>
          <table:table-cell table:formula="of:=([$values.E58]-[$values.E59])/([$values.C58]*[$values.D58]^2 - [$values.C59]*[$values.D59]^2)" office:value-type="float" office:value="34.9652334326664">
            <text:p>34,97</text:p>
          </table:table-cell>
          <table:table-cell table:formula="of:=([$values.E58]-[$values.E60])/([$values.C58]*[$values.D58]^2 - [$values.C60]*[$values.D60]^2)" office:value-type="float" office:value="33.5555424458734">
            <text:p>33,56</text:p>
          </table:table-cell>
          <table:table-cell table:formula="of:=([$values.E58]-[$values.E61])/([$values.C58]*[$values.D58]^2 - [$values.C61]*[$values.D61]^2)" office:value-type="float" office:value="32.705656759348">
            <text:p>32,71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$values.E$61] + [.G$61]*([$values.C59]*([$values.D59])^2 - [$values.C$61]*([$values.D$61])^2)" office:value-type="float" office:value="208.161864191884">
            <text:p>208,16</text:p>
          </table:table-cell>
          <table:table-cell table:formula="of:=ABS(1-[$values.E59]/[.C59])" office:value-type="percentage" office:value="0.0324836838780946">
            <text:p>3,25%</text:p>
          </table:table-cell>
          <table:table-cell table:formula="of:=[.C59]-[$values.E59]" office:value-type="float" office:value="6.76186419188403">
            <text:p>6,76</text:p>
          </table:table-cell>
          <table:table-cell/>
          <table:table-cell table:formula="of:=([$values.E59]-[$values.E60])/([$values.C59]*[$values.D59]^2 - [$values.C60]*[$values.D60]^2)" office:value-type="float" office:value="32.5525040387722">
            <text:p>32,55</text:p>
          </table:table-cell>
          <table:table-cell table:formula="of:=([$values.E59]-[$values.E61])/([$values.C59]*[$values.D59]^2 - [$values.C61]*[$values.D61]^2)" office:value-type="float" office:value="31.8688248896363">
            <text:p>31,87</text:p>
          </table:table-cell>
          <table:table-cell table:number-columns-repeated="4"/>
        </table:table-row>
        <table:table-row table:style-name="ro3">
          <table:table-cell table:number-columns-repeated="2"/>
          <table:table-cell table:formula="of:=[$values.E$61] + [.G$61]*([$values.C60]*([$values.D60])^2 - [$values.C$61]*([$values.D$61])^2)" office:value-type="float" office:value="244.095945390306">
            <text:p>244,1</text:p>
          </table:table-cell>
          <table:table-cell table:formula="of:=ABS(1-[$values.E60]/[.C60])" office:value-type="percentage" office:value="0.00981558864681387">
            <text:p>0,98%</text:p>
          </table:table-cell>
          <table:table-cell table:formula="of:=[.C60]-[$values.E60]" office:value-type="float" office:value="2.39594539030639">
            <text:p>2,4</text:p>
          </table:table-cell>
          <table:table-cell/>
          <table:table-cell table:formula="of:=([$values.E60]-[$values.E61])/([$values.C60]*[$values.D60]^2 - [$values.C61]*[$values.D61]^2)" office:value-type="float" office:value="31.1266988163087">
            <text:p>31,13</text:p>
          </table:table-cell>
          <table:table-cell table:number-columns-repeated="5"/>
        </table:table-row>
        <table:table-row table:style-name="ro3">
          <table:table-cell table:number-columns-repeated="2"/>
          <table:table-cell table:formula="of:=[$values.E$61] + [.G$61]*([$values.C61]*([$values.D61])^2 - [$values.C$61]*([$values.D$61])^2)" office:value-type="float" office:value="277.2">
            <text:p>277,2</text:p>
          </table:table-cell>
          <table:table-cell table:formula="of:=ABS(1-[$values.E61]/[.C61])" office:value-type="percentage" office:value="0">
            <text:p>0,00%</text:p>
          </table:table-cell>
          <table:table-cell table:formula="of:=[.C61]-[$values.E61]" office:value-type="float" office:value="0">
            <text:p>0</text:p>
          </table:table-cell>
          <table:table-cell/>
          <table:table-cell table:style-name="ce9" table:formula="of:=AVERAGE([.G55:.L60])" office:value-type="float" office:value="29.0259137305512">
            <text:p>29,03</text:p>
          </table:table-cell>
          <table:table-cell table:number-columns-repeated="5"/>
        </table:table-row>
        <table:table-row table:style-name="ro3">
          <table:table-cell table:style-name="ce1" table:number-columns-repeated="12"/>
        </table:table-row>
        <table:table-row table:style-name="ro3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7"/>
        </table:table-row>
        <table:table-row table:style-name="ro3">
          <table:table-cell office:value-type="string">
            <text:p>Core i7-950</text:p>
          </table:table-cell>
          <table:table-cell/>
          <table:table-cell table:formula="of:=[$values.E$70] + [.G$70]*([$values.C64]*([$values.D64])^2 - [$values.C$70]*([$values.D$70])^2)" office:value-type="float" office:value="181.559263718119">
            <text:p>181,56</text:p>
          </table:table-cell>
          <table:table-cell table:formula="of:=ABS(1-[$values.E64]/[.C64])" office:value-type="percentage" office:value="0.0453886852872212">
            <text:p>4,54%</text:p>
          </table:table-cell>
          <table:table-cell table:formula="of:=ABS([.C64]-[$values.E64])" office:value-type="float" office:value="8.24073628188128">
            <text:p>8,24</text:p>
          </table:table-cell>
          <table:table-cell/>
          <table:table-cell table:formula="of:=([$values.E64]-[$values.E65])/([$values.C64]*[$values.D64]^2 - [$values.C65]*[$values.D65]^2)" office:value-type="float" office:value="74.2521367521367">
            <text:p>74,25</text:p>
          </table:table-cell>
          <table:table-cell table:formula="of:=([$values.E64]-[$values.E66])/([$values.C64]*[$values.D64]^2 - [$values.C66]*[$values.D66]^2)" office:value-type="float" office:value="47.3484848484848">
            <text:p>47,35</text:p>
          </table:table-cell>
          <table:table-cell table:formula="of:=([$values.E64]-[$values.E67])/([$values.C64]*[$values.D64]^2 - [$values.C67]*[$values.D67]^2)" office:value-type="float" office:value="39.4392033542977">
            <text:p>39,44</text:p>
          </table:table-cell>
          <table:table-cell table:formula="of:=([$values.E64]-[$values.E68])/([$values.C64]*[$values.D64]^2 - [$values.C68]*[$values.D68]^2)" office:value-type="float" office:value="42.427701674277">
            <text:p>42,43</text:p>
          </table:table-cell>
          <table:table-cell table:formula="of:=([$values.E64]-[$values.E69])/([$values.C64]*[$values.D64]^2 - [$values.C69]*[$values.D69]^2)" office:value-type="float" office:value="32.1049931600547">
            <text:p>32,1</text:p>
          </table:table-cell>
          <table:table-cell table:formula="of:=([$values.E64]-[$values.E70])/([$values.C64]*[$values.D64]^2 - [$values.C70]*[$values.D70]^2)" office:value-type="float" office:value="33.375314861461">
            <text:p>33,38</text:p>
          </table:table-cell>
        </table:table-row>
        <table:table-row table:style-name="ro3">
          <table:table-cell table:number-columns-repeated="2"/>
          <table:table-cell table:formula="of:=[$values.E$70] + [.G$70]*([$values.C65]*([$values.D65])^2 - [$values.C$70]*([$values.D$70])^2)" office:value-type="float" office:value="188.211894341536">
            <text:p>188,21</text:p>
          </table:table-cell>
          <table:table-cell table:formula="of:=ABS(1-[$values.E65]/[.C65])" office:value-type="percentage" office:value="0.0822907909866666">
            <text:p>8,23%</text:p>
          </table:table-cell>
          <table:table-cell table:formula="of:=ABS([.C65]-[$values.E65])" office:value-type="float" office:value="15.4881056584639">
            <text:p>15,49</text:p>
          </table:table-cell>
          <table:table-cell/>
          <table:table-cell table:formula="of:=([$values.E65]-[$values.E66])/([$values.C65]*[$values.D65]^2 - [$values.C66]*[$values.D66]^2)" office:value-type="float" office:value="29.8611111111112">
            <text:p>29,86</text:p>
          </table:table-cell>
          <table:table-cell table:formula="of:=([$values.E65]-[$values.E67])/([$values.C65]*[$values.D65]^2 - [$values.C67]*[$values.D67]^2)" office:value-type="float" office:value="28.125">
            <text:p>28,13</text:p>
          </table:table-cell>
          <table:table-cell table:formula="of:=([$values.E65]-[$values.E68])/([$values.C65]*[$values.D65]^2 - [$values.C68]*[$values.D68]^2)" office:value-type="float" office:value="35.5324074074074">
            <text:p>35,53</text:p>
          </table:table-cell>
          <table:table-cell table:formula="of:=([$values.E65]-[$values.E69])/([$values.C65]*[$values.D65]^2 - [$values.C69]*[$values.D69]^2)" office:value-type="float" office:value="28.4386617100372">
            <text:p>28,44</text:p>
          </table:table-cell>
          <table:table-cell table:formula="of:=([$values.E65]-[$values.E70])/([$values.C65]*[$values.D65]^2 - [$values.C70]*[$values.D70]^2)" office:value-type="float" office:value="31.2637969094923">
            <text:p>31,26</text:p>
          </table:table-cell>
          <table:table-cell/>
        </table:table-row>
        <table:table-row table:style-name="ro3">
          <table:table-cell table:number-columns-repeated="2"/>
          <table:table-cell table:formula="of:=[$values.E$70] + [.G$70]*([$values.C66]*([$values.D66])^2 - [$values.C$70]*([$values.D$70])^2)" office:value-type="float" office:value="198.446710685255">
            <text:p>198,45</text:p>
          </table:table-cell>
          <table:table-cell table:formula="of:=ABS(1-[$values.E66]/[.C66])" office:value-type="percentage" office:value="0.0698086114247409">
            <text:p>6,98%</text:p>
          </table:table-cell>
          <table:table-cell table:formula="of:=ABS([.C66]-[$values.E66])" office:value-type="float" office:value="13.853289314745">
            <text:p>13,85</text:p>
          </table:table-cell>
          <table:table-cell/>
          <table:table-cell table:formula="of:=([$values.E66]-[$values.E67])/([$values.C66]*[$values.D66]^2 - [$values.C67]*[$values.D67]^2)" office:value-type="float" office:value="26.3888888888888">
            <text:p>26,39</text:p>
          </table:table-cell>
          <table:table-cell table:formula="of:=([$values.E66]-[$values.E68])/([$values.C66]*[$values.D66]^2 - [$values.C68]*[$values.D68]^2)" office:value-type="float" office:value="38.3680555555556">
            <text:p>38,37</text:p>
          </table:table-cell>
          <table:table-cell table:formula="of:=([$values.E66]-[$values.E69])/([$values.C66]*[$values.D66]^2 - [$values.C69]*[$values.D69]^2)" office:value-type="float" office:value="28.2188841201716">
            <text:p>28,22</text:p>
          </table:table-cell>
          <table:table-cell table:formula="of:=([$values.E66]-[$values.E70])/([$values.C66]*[$values.D66]^2 - [$values.C70]*[$values.D70]^2)" office:value-type="float" office:value="31.3848920863309">
            <text:p>31,38</text:p>
          </table:table-cell>
          <table:table-cell table:number-columns-repeated="2"/>
        </table:table-row>
        <table:table-row table:style-name="ro3">
          <table:table-cell table:number-columns-repeated="2"/>
          <table:table-cell table:formula="of:=[$values.E$70] + [.G$70]*([$values.C67]*([$values.D67])^2 - [$values.C$70]*([$values.D$70])^2)" office:value-type="float" office:value="208.681527028974">
            <text:p>208,68</text:p>
          </table:table-cell>
          <table:table-cell table:formula="of:=ABS(1-[$values.E67]/[.C67])" office:value-type="percentage" office:value="0.0537588215437408">
            <text:p>5,38%</text:p>
          </table:table-cell>
          <table:table-cell table:formula="of:=ABS([.C67]-[$values.E67])" office:value-type="float" office:value="11.2184729710259">
            <text:p>11,22</text:p>
          </table:table-cell>
          <table:table-cell/>
          <table:table-cell table:formula="of:=([$values.E67]-[$values.E68])/([$values.C67]*[$values.D67]^2 - [$values.C68]*[$values.D68]^2)" office:value-type="float" office:value="50.3472222222223">
            <text:p>50,35</text:p>
          </table:table-cell>
          <table:table-cell table:formula="of:=([$values.E67]-[$values.E69])/([$values.C67]*[$values.D67]^2 - [$values.C69]*[$values.D69]^2)" office:value-type="float" office:value="28.5532994923858">
            <text:p>28,55</text:p>
          </table:table-cell>
          <table:table-cell table:formula="of:=([$values.E67]-[$values.E70])/([$values.C67]*[$values.D67]^2 - [$values.C70]*[$values.D70]^2)" office:value-type="float" office:value="31.8569553805774">
            <text:p>31,86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$values.E$70] + [.G$70]*([$values.C68]*([$values.D68])^2 - [$values.C$70]*([$values.D$70])^2)" office:value-type="float" office:value="218.916343372693">
            <text:p>218,92</text:p>
          </table:table-cell>
          <table:table-cell table:formula="of:=ABS(1-[$values.E68]/[.C68])" office:value-type="percentage" office:value="0.0707286463347643">
            <text:p>7,07%</text:p>
          </table:table-cell>
          <table:table-cell table:formula="of:=ABS([.C68]-[$values.E68])" office:value-type="float" office:value="15.483656627307">
            <text:p>15,48</text:p>
          </table:table-cell>
          <table:table-cell/>
          <table:table-cell table:formula="of:=([$values.E68]-[$values.E69])/([$values.C68]*[$values.D68]^2 - [$values.C69]*[$values.D69]^2)" office:value-type="float" office:value="23.6801242236024">
            <text:p>23,68</text:p>
          </table:table-cell>
          <table:table-cell table:formula="of:=([$values.E68]-[$values.E70])/([$values.C68]*[$values.D68]^2 - [$values.C70]*[$values.D70]^2)" office:value-type="float" office:value="29.9275362318841">
            <text:p>29,93</text:p>
          </table:table-cell>
          <table:table-cell table:number-columns-repeated="4"/>
        </table:table-row>
        <table:table-row table:style-name="ro3">
          <table:table-cell table:number-columns-repeated="2"/>
          <table:table-cell table:formula="of:=[$values.E$70] + [.G$70]*([$values.C69]*([$values.D69])^2 - [$values.C$70]*([$values.D$70])^2)" office:value-type="float" office:value="264.688716465436">
            <text:p>264,69</text:p>
          </table:table-cell>
          <table:table-cell table:formula="of:=ABS(1-[$values.E69]/[.C69])" office:value-type="percentage" office:value="0.000798234006288867">
            <text:p>0,08%</text:p>
          </table:table-cell>
          <table:table-cell table:formula="of:=ABS([.C69]-[$values.E69])" office:value-type="float" office:value="0.211283534563677">
            <text:p>0,21</text:p>
          </table:table-cell>
          <table:table-cell/>
          <table:table-cell table:formula="of:=([$values.E69]-[$values.E70])/([$values.C69]*[$values.D69]^2 - [$values.C70]*[$values.D70]^2)" office:value-type="float" office:value="35.3940217391305">
            <text:p>35,39</text:p>
          </table:table-cell>
          <table:table-cell table:number-columns-repeated="5"/>
        </table:table-row>
        <table:table-row table:style-name="ro3">
          <table:table-cell table:number-columns-repeated="2"/>
          <table:table-cell table:formula="of:=[$values.E$70] + [.G$70]*([$values.C70]*([$values.D70])^2 - [$values.C$70]*([$values.D$70])^2)" office:value-type="float" office:value="317">
            <text:p>317</text:p>
          </table:table-cell>
          <table:table-cell table:formula="of:=ABS(1-[$values.E70]/[.C70])" office:value-type="percentage" office:value="0">
            <text:p>0,00%</text:p>
          </table:table-cell>
          <table:table-cell table:formula="of:=ABS([.C70]-[$values.E70])" office:value-type="float" office:value="0">
            <text:p>0</text:p>
          </table:table-cell>
          <table:table-cell/>
          <table:table-cell table:style-name="ce9" table:formula="of:=AVERAGE([.G64:.L69])" office:value-type="float" office:value="35.5375567490243">
            <text:p>35,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Default"/>
          <table:table-cell table:number-columns-repeated="8"/>
        </table:table-row>
        <table:table-row table:style-name="ro3">
          <table:table-cell/>
          <table:table-cell office:value-type="string">
            <text:p>mittlere Abweichungen:</text:p>
          </table:table-cell>
          <table:table-cell/>
          <table:table-cell table:formula="of:=SUM([.D2:.D70])/(COUNT([.D2:.D70])-9)" office:value-type="percentage" office:value="0.0430435229662472">
            <text:p>4,30%</text:p>
          </table:table-cell>
          <table:table-cell table:formula="of:=SUM([.E2:.E70])/(COUNT([.E2:.E70])-9)" office:value-type="float" office:value="6.55303514147977">
            <text:p>6,55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max Abweichungen:</text:p>
          </table:table-cell>
          <table:table-cell/>
          <table:table-cell table:style-name="Default" table:formula="of:=MAXA([.D2:.D70])" office:value-type="percentage" office:value="0.102712778923978">
            <text:p>10,27%</text:p>
          </table:table-cell>
          <table:table-cell table:formula="of:=MAXA([.E2:.E70])" office:value-type="float" office:value="15.4881056584639">
            <text:p>15,49</text:p>
          </table:table-cell>
          <table:table-cell table:number-columns-repeated="7"/>
        </table:table-row>
      </table:table>
      <table:table table:name="f3_diff" table:style-name="ta1" table:print="false">
        <table:table-column table:style-name="co5" table:number-columns-repeated="3" table:default-cell-style-name="Default"/>
        <table:table-column table:style-name="co5" table:default-cell-style-name="ce8"/>
        <table:table-column table:style-name="co5" table:number-columns-repeated="12" table:default-cell-style-name="Default"/>
        <table:table-row table:style-name="ro4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/>
          <table:table-cell office:value-type="string">
            <text:p>c</text:p>
          </table:table-cell>
          <table:table-cell table:number-columns-repeated="9"/>
        </table:table-row>
        <table:table-row table:style-name="ro1">
          <table:table-cell office:value-type="string">
            <text:p>Athlon II X2 255</text:p>
          </table:table-cell>
          <table:table-cell/>
          <table:table-cell table:formula="of:=[$values.E$6] + [.G$6]*([$values.C2]^3 - [$values.C$6]^3)" office:value-type="float" office:value="116.786714774755">
            <text:p>116,79</text:p>
          </table:table-cell>
          <table:table-cell table:formula="of:=1-[$values.E2]/[.C2]" office:value-type="percentage" office:value="0.0444118561324219">
            <text:p>4,44%</text:p>
          </table:table-cell>
          <table:table-cell table:formula="of:=[.C2]-[$values.E2]" office:value-type="float" office:value="5.18671477475459">
            <text:p>5,19</text:p>
          </table:table-cell>
          <table:table-cell/>
          <table:table-cell table:formula="of:=([$values.E2]-[$values.E3])/([$values.C2]^3 - [$values.C3]^3)" office:value-type="float" office:value="0.503862949277796">
            <text:p>0,5</text:p>
          </table:table-cell>
          <table:table-cell table:formula="of:=([$values.E2]-[$values.E4])/([$values.C2]^3 - [$values.C4]^3)" office:value-type="float" office:value="0.504572690003155">
            <text:p>0,5</text:p>
          </table:table-cell>
          <table:table-cell table:formula="of:=([$values.E2]-[$values.E5])/([$values.C2]^3 - [$values.C5]^3)" office:value-type="float" office:value="0.527720130447673">
            <text:p>0,53</text:p>
          </table:table-cell>
          <table:table-cell table:formula="of:=([$values.E2]-[$values.E6])/([$values.C2]^3 - [$values.C6]^3)" office:value-type="float" office:value="1.16821498345361">
            <text:p>1,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$values.E$6] + [.G$6]*([$values.C3]^3 - [$values.C$6]^3)" office:value-type="float" office:value="119.648851456528">
            <text:p>119,65</text:p>
          </table:table-cell>
          <table:table-cell table:formula="of:=1-[$values.E3]/[.C3]" office:value-type="percentage" office:value="0.0547339266261765">
            <text:p>5,47%</text:p>
          </table:table-cell>
          <table:table-cell table:formula="of:=[.C3]-[$values.E3]" office:value-type="float" office:value="6.54885145652789">
            <text:p>6,55</text:p>
          </table:table-cell>
          <table:table-cell/>
          <table:table-cell table:formula="of:=([$values.E3]-[$values.E4])/([$values.C3]^3 - [$values.C4]^3)" office:value-type="float" office:value="0.504895960832316">
            <text:p>0,5</text:p>
          </table:table-cell>
          <table:table-cell table:formula="of:=([$values.E3]-[$values.E5])/([$values.C3]^3 - [$values.C5]^3)" office:value-type="float" office:value="0.532834101382489">
            <text:p>0,53</text:p>
          </table:table-cell>
          <table:table-cell table:formula="of:=([$values.E3]-[$values.E6])/([$values.C3]^3 - [$values.C6]^3)" office:value-type="float" office:value="1.25769091567137">
            <text:p>1,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$values.E$6] + [.G$6]*([$values.C4]^3 - [$values.C$6]^3)" office:value-type="float" office:value="125.932669176404">
            <text:p>125,93</text:p>
          </table:table-cell>
          <table:table-cell table:formula="of:=1-[$values.E4]/[.C4]" office:value-type="percentage" office:value="0.075696554664862">
            <text:p>7,57%</text:p>
          </table:table-cell>
          <table:table-cell table:formula="of:=[.C4]-[$values.E4]" office:value-type="float" office:value="9.53266917640363">
            <text:p>9,53</text:p>
          </table:table-cell>
          <table:table-cell/>
          <table:table-cell table:formula="of:=([$values.E4]-[$values.E5])/([$values.C4]^3 - [$values.C5]^3)" office:value-type="float" office:value="0.557671381936886">
            <text:p>0,56</text:p>
          </table:table-cell>
          <table:table-cell table:formula="of:=([$values.E4]-[$values.E6])/([$values.C4]^3 - [$values.C6]^3)" office:value-type="float" office:value="1.57374100719424">
            <text:p>1,57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values.E$6] + [.G$6]*([$values.C5]^3 - [$values.C$6]^3)" office:value-type="float" office:value="133.001002694844">
            <text:p>133</text:p>
          </table:table-cell>
          <table:table-cell table:formula="of:=1-[$values.E5]/[.C5]" office:value-type="percentage" office:value="0.0939917928553232">
            <text:p>9,40%</text:p>
          </table:table-cell>
          <table:table-cell table:formula="of:=[.C5]-[$values.E5]" office:value-type="float" office:value="12.5010026948441">
            <text:p>12,5</text:p>
          </table:table-cell>
          <table:table-cell/>
          <table:table-cell table:formula="of:=([$values.E5]-[$values.E6])/([$values.C5]^3 - [$values.C6]^3)" office:value-type="float" office:value="2.48296007789679">
            <text:p>2,4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$values.E$6] + [.G$6]*([$values.C6]^3 - [$values.C$6]^3)" office:value-type="float" office:value="140.9">
            <text:p>140,9</text:p>
          </table:table-cell>
          <table:table-cell table:formula="of:=1-[$values.E6]/[.C6]" office:value-type="percentage" office:value="0">
            <text:p>0,00%</text:p>
          </table:table-cell>
          <table:table-cell table:formula="of:=[.C6]-[$values.E6]" office:value-type="float" office:value="0">
            <text:p>0</text:p>
          </table:table-cell>
          <table:table-cell/>
          <table:table-cell table:style-name="ce9" table:formula="of:=AVERAGE([.G2:.J5])" office:value-type="float" office:value="0.961416419809634">
            <text:p>0,96</text:p>
          </table:table-cell>
          <table:table-cell table:number-columns-repeated="9"/>
        </table:table-row>
        <table:table-row table:style-name="ro1">
          <table:table-cell table:style-name="ce1" table:number-columns-repeated="12"/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11"/>
        </table:table-row>
        <table:table-row table:style-name="ro1">
          <table:table-cell office:value-type="string">
            <text:p>Athlon II X4 635</text:p>
          </table:table-cell>
          <table:table-cell/>
          <table:table-cell table:formula="of:=[$values.E$13] + [.G$13]*([$values.C9]^3 - [$values.C$13]^3)" office:value-type="float" office:value="147.967695518875">
            <text:p>147,97</text:p>
          </table:table-cell>
          <table:table-cell table:formula="of:=1-[$values.E9]/[.C9]" office:value-type="percentage" office:value="0.0112706730548616">
            <text:p>1,13%</text:p>
          </table:table-cell>
          <table:table-cell table:formula="of:=[.C9]-[$values.E9]" office:value-type="float" office:value="1.66769551887455">
            <text:p>1,67</text:p>
          </table:table-cell>
          <table:table-cell/>
          <table:table-cell table:formula="of:=([$values.E9]-[$values.E10])/([$values.C9]^3 - [$values.C10]^3)" office:value-type="float" office:value="1.30218307162006">
            <text:p>1,3</text:p>
          </table:table-cell>
          <table:table-cell table:formula="of:=([$values.E9]-[$values.E11])/([$values.C9]^3 - [$values.C11]^3)" office:value-type="float" office:value="1.20539443847714">
            <text:p>1,21</text:p>
          </table:table-cell>
          <table:table-cell table:formula="of:=([$values.E9]-[$values.E12])/([$values.C9]^3 - [$values.C12]^3)" office:value-type="float" office:value="1.099564197117">
            <text:p>1,1</text:p>
          </table:table-cell>
          <table:table-cell table:formula="of:=([$values.E9]-[$values.E13])/([$values.C9]^3 - [$values.C13]^3)" office:value-type="float" office:value="2.27198961376177">
            <text:p>2,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$values.E$13] + [.G$13]*([$values.C10]^3 - [$values.C$13]^3)" office:value-type="float" office:value="153.664311714927">
            <text:p>153,66</text:p>
          </table:table-cell>
          <table:table-cell table:formula="of:=1-[$values.E10]/[.C10]" office:value-type="percentage" office:value="0.0257985193223076">
            <text:p>2,58%</text:p>
          </table:table-cell>
          <table:table-cell table:formula="of:=[.C10]-[$values.E10]" office:value-type="float" office:value="3.96431171492662">
            <text:p>3,96</text:p>
          </table:table-cell>
          <table:table-cell/>
          <table:table-cell table:formula="of:=([$values.E10]-[$values.E11])/([$values.C10]^3 - [$values.C11]^3)" office:value-type="float" office:value="1.16158113730929">
            <text:p>1,16</text:p>
          </table:table-cell>
          <table:table-cell table:formula="of:=([$values.E10]-[$values.E12])/([$values.C10]^3 - [$values.C12]^3)" office:value-type="float" office:value="1.05656697009103">
            <text:p>1,06</text:p>
          </table:table-cell>
          <table:table-cell table:formula="of:=([$values.E10]-[$values.E13])/([$values.C10]^3 - [$values.C13]^3)" office:value-type="float" office:value="2.43149606299213">
            <text:p>2,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$values.E$13] + [.G$13]*([$values.C11]^3 - [$values.C$13]^3)" office:value-type="float" office:value="166.248793606473">
            <text:p>166,25</text:p>
          </table:table-cell>
          <table:table-cell table:formula="of:=1-[$values.E11]/[.C11]" office:value-type="percentage" office:value="0.0592412936829263">
            <text:p>5,92%</text:p>
          </table:table-cell>
          <table:table-cell table:formula="of:=[.C11]-[$values.E11]" office:value-type="float" office:value="9.84879360647329">
            <text:p>9,85</text:p>
          </table:table-cell>
          <table:table-cell/>
          <table:table-cell table:formula="of:=([$values.E11]-[$values.E12])/([$values.C11]^3 - [$values.C12]^3)" office:value-type="float" office:value="0.963892288861688">
            <text:p>0,96</text:p>
          </table:table-cell>
          <table:table-cell table:formula="of:=([$values.E11]-[$values.E13])/([$values.C11]^3 - [$values.C13]^3)" office:value-type="float" office:value="3.15622835658455">
            <text:p>3,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values.E$13] + [.G$13]*([$values.C12]^3 - [$values.C$13]^3)" office:value-type="float" office:value="180.508879189543">
            <text:p>180,51</text:p>
          </table:table-cell>
          <table:table-cell table:formula="of:=1-[$values.E12]/[.C12]" office:value-type="percentage" office:value="0.0986592973680993">
            <text:p>9,87%</text:p>
          </table:table-cell>
          <table:table-cell table:formula="of:=[.C12]-[$values.E12]" office:value-type="float" office:value="17.8088791895435">
            <text:p>17,81</text:p>
          </table:table-cell>
          <table:table-cell/>
          <table:table-cell table:formula="of:=([$values.E12]-[$values.E13])/([$values.C12]^3 - [$values.C13]^3)" office:value-type="float" office:value="7.16886026323158">
            <text:p>7,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$values.E$13] + [.G$13]*([$values.C13]^3 - [$values.C$13]^3)" office:value-type="float" office:value="188.3">
            <text:p>188,3</text:p>
          </table:table-cell>
          <table:table-cell table:formula="of:=1-[$values.E13]/[.C13]" office:value-type="percentage" office:value="0">
            <text:p>0,00%</text:p>
          </table:table-cell>
          <table:table-cell table:formula="of:=[.C13]-[$values.E13]" office:value-type="float" office:value="0">
            <text:p>0</text:p>
          </table:table-cell>
          <table:table-cell/>
          <table:table-cell table:style-name="ce9" table:formula="of:=AVERAGE([.G9:.J12])" office:value-type="float" office:value="2.18177564000462">
            <text:p>2,18</text:p>
          </table:table-cell>
          <table:table-cell table:number-columns-repeated="9"/>
        </table:table-row>
        <table:table-row table:style-name="ro1">
          <table:table-cell table:style-name="ce1" table:number-columns-repeated="12"/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11"/>
        </table:table-row>
        <table:table-row table:style-name="ro1">
          <table:table-cell office:value-type="string">
            <text:p>Athlon II X2 555</text:p>
          </table:table-cell>
          <table:table-cell/>
          <table:table-cell table:formula="of:=[$values.E$20] + [.G$20]*([$values.C16]^3 - [$values.C$20]^3)" office:value-type="float" office:value="131.282272020922">
            <text:p>131,28</text:p>
          </table:table-cell>
          <table:table-cell table:formula="of:=1-[$values.E16]/[.C16]" office:value-type="percentage" office:value="0.0653726652411555">
            <text:p>6,54%</text:p>
          </table:table-cell>
          <table:table-cell table:formula="of:=[.C16]-[$values.E16]" office:value-type="float" office:value="8.58227202092205">
            <text:p>8,58</text:p>
          </table:table-cell>
          <table:table-cell/>
          <table:table-cell table:formula="of:=([$values.E16]-[$values.E17])/([$values.C16]^3 - [$values.C17]^3)" office:value-type="float" office:value="0.489596083231336">
            <text:p>0,49</text:p>
          </table:table-cell>
          <table:table-cell table:formula="of:=([$values.E16]-[$values.E18])/([$values.C16]^3 - [$values.C18]^3)" office:value-type="float" office:value="0.403225806451614">
            <text:p>0,4</text:p>
          </table:table-cell>
          <table:table-cell table:formula="of:=([$values.E16]-[$values.E19])/([$values.C16]^3 - [$values.C19]^3)" office:value-type="float" office:value="0.366449511400652">
            <text:p>0,37</text:p>
          </table:table-cell>
          <table:table-cell table:formula="of:=([$values.E16]-[$values.E20])/([$values.C16]^3 - [$values.C20]^3)" office:value-type="float" office:value="1.43762807377049">
            <text:p>1,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$values.E$20] + [.G$20]*([$values.C17]^3 - [$values.C$20]^3)" office:value-type="float" office:value="138.882575237855">
            <text:p>138,88</text:p>
          </table:table-cell>
          <table:table-cell table:formula="of:=1-[$values.E17]/[.C17]" office:value-type="percentage" office:value="0.0934787910983123">
            <text:p>9,35%</text:p>
          </table:table-cell>
          <table:table-cell table:formula="of:=[.C17]-[$values.E17]" office:value-type="float" office:value="12.9825752378551">
            <text:p>12,98</text:p>
          </table:table-cell>
          <table:table-cell/>
          <table:table-cell table:formula="of:=([$values.E17]-[$values.E18])/([$values.C17]^3 - [$values.C18]^3)" office:value-type="float" office:value="0.326441784548422">
            <text:p>0,33</text:p>
          </table:table-cell>
          <table:table-cell table:formula="of:=([$values.E17]-[$values.E19])/([$values.C17]^3 - [$values.C19]^3)" office:value-type="float" office:value="0.314748201438849">
            <text:p>0,31</text:p>
          </table:table-cell>
          <table:table-cell table:formula="of:=([$values.E17]-[$values.E20])/([$values.C17]^3 - [$values.C20]^3)" office:value-type="float" office:value="1.68853255587949">
            <text:p>1,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$values.E$20] + [.G$20]*([$values.C18]^3 - [$values.C$20]^3)" office:value-type="float" office:value="147.431753519815">
            <text:p>147,43</text:p>
          </table:table-cell>
          <table:table-cell table:formula="of:=1-[$values.E18]/[.C18]" office:value-type="percentage" office:value="0.129766845086353">
            <text:p>12,98%</text:p>
          </table:table-cell>
          <table:table-cell table:formula="of:=[.C18]-[$values.E18]" office:value-type="float" office:value="19.1317535198153">
            <text:p>19,13</text:p>
          </table:table-cell>
          <table:table-cell/>
          <table:table-cell table:formula="of:=([$values.E18]-[$values.E19])/([$values.C18]^3 - [$values.C19]^3)" office:value-type="float" office:value="0.304284323271666">
            <text:p>0,3</text:p>
          </table:table-cell>
          <table:table-cell table:formula="of:=([$values.E18]-[$values.E20])/([$values.C18]^3 - [$values.C20]^3)" office:value-type="float" office:value="2.26591328413284">
            <text:p>2,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values.E$20] + [.G$20]*([$values.C19]^3 - [$values.C$20]^3)" office:value-type="float" office:value="156.985623047098">
            <text:p>156,99</text:p>
          </table:table-cell>
          <table:table-cell table:formula="of:=1-[$values.E19]/[.C19]" office:value-type="percentage" office:value="0.166802682556747">
            <text:p>16,68%</text:p>
          </table:table-cell>
          <table:table-cell table:formula="of:=[.C19]-[$values.E19]" office:value-type="float" office:value="26.1856230470983">
            <text:p>26,19</text:p>
          </table:table-cell>
          <table:table-cell/>
          <table:table-cell table:formula="of:=([$values.E19]-[$values.E20])/([$values.C19]^3 - [$values.C20]^3)" office:value-type="float" office:value="4.03155127081507">
            <text:p>4,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$values.E$20] + [.G$20]*([$values.C20]^3 - [$values.C$20]^3)" office:value-type="float" office:value="167.6">
            <text:p>167,6</text:p>
          </table:table-cell>
          <table:table-cell table:formula="of:=1-[$values.E20]/[.C20]" office:value-type="percentage" office:value="0">
            <text:p>0,00%</text:p>
          </table:table-cell>
          <table:table-cell table:formula="of:=[.C20]-[$values.E20]" office:value-type="float" office:value="0">
            <text:p>0</text:p>
          </table:table-cell>
          <table:table-cell/>
          <table:table-cell table:style-name="ce9" table:formula="of:=AVERAGE([.G16:.J19])" office:value-type="float" office:value="1.16283708949404">
            <text:p>1,16</text:p>
          </table:table-cell>
          <table:table-cell table:number-columns-repeated="9"/>
        </table:table-row>
        <table:table-row table:style-name="ro1">
          <table:table-cell table:style-name="ce1" table:number-columns-repeated="12"/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11"/>
        </table:table-row>
        <table:table-row table:style-name="ro1">
          <table:table-cell office:value-type="string">
            <text:p>Athlon II X4 965</text:p>
          </table:table-cell>
          <table:table-cell/>
          <table:table-cell table:formula="of:=[$values.E$26] + [.G$26]*([$values.C23]^3 - [$values.C$26]^3)" office:value-type="float" office:value="179.269425192382">
            <text:p>179,27</text:p>
          </table:table-cell>
          <table:table-cell table:formula="of:=1-[$values.E23]/[.C23]" office:value-type="percentage" office:value="-0.0392179246409299">
            <text:p>-3,92%</text:p>
          </table:table-cell>
          <table:table-cell table:formula="of:=[.C23]-[$values.E23]" office:value-type="float" office:value="-7.03057480761765">
            <text:p>-7,03</text:p>
          </table:table-cell>
          <table:table-cell/>
          <table:table-cell table:formula="of:=([$values.E23]-[$values.E24])/([$values.C23]^3 - [$values.C24]^3)" office:value-type="float" office:value="0.7752992383025">
            <text:p>0,78</text:p>
          </table:table-cell>
          <table:table-cell table:formula="of:=([$values.E23]-[$values.E25])/([$values.C23]^3 - [$values.C25]^3)" office:value-type="float" office:value="0.719424460431654">
            <text:p>0,72</text:p>
          </table:table-cell>
          <table:table-cell table:formula="of:=([$values.E23]-[$values.E26])/([$values.C23]^3 - [$values.C26]^3)" office:value-type="float" office:value="2.6929802648014">
            <text:p>2,6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$values.E$26] + [.G$26]*([$values.C24]^3 - [$values.C$26]^3)" office:value-type="float" office:value="201.650718521666">
            <text:p>201,65</text:p>
          </table:table-cell>
          <table:table-cell table:formula="of:=1-[$values.E24]/[.C24]" office:value-type="percentage" office:value="0.0478585873257317">
            <text:p>4,79%</text:p>
          </table:table-cell>
          <table:table-cell table:formula="of:=[.C24]-[$values.E24]" office:value-type="float" office:value="9.65071852166568">
            <text:p>9,65</text:p>
          </table:table-cell>
          <table:table-cell/>
          <table:table-cell table:formula="of:=([$values.E24]-[$values.E25])/([$values.C24]^3 - [$values.C25]^3)" office:value-type="float" office:value="0.669425511197664">
            <text:p>0,67</text:p>
          </table:table-cell>
          <table:table-cell table:formula="of:=([$values.E24]-[$values.E26])/([$values.C24]^3 - [$values.C26]^3)" office:value-type="float" office:value="3.80636500039485">
            <text:p>3,8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values.E$26] + [.G$26]*([$values.C25]^3 - [$values.C$26]^3)" office:value-type="float" office:value="226.662240011518">
            <text:p>226,66</text:p>
          </table:table-cell>
          <table:table-cell table:formula="of:=1-[$values.E25]/[.C25]" office:value-type="percentage" office:value="0.128659453864198">
            <text:p>12,87%</text:p>
          </table:table-cell>
          <table:table-cell table:formula="of:=[.C25]-[$values.E25]" office:value-type="float" office:value="29.1622400115176">
            <text:p>29,16</text:p>
          </table:table-cell>
          <table:table-cell/>
          <table:table-cell table:formula="of:=([$values.E25]-[$values.E26])/([$values.C25]^3 - [$values.C26]^3)" office:value-type="float" office:value="9.60197886215425">
            <text:p>9,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$values.E$26] + [.G$26]*([$values.C26]^3 - [$values.C$26]^3)" office:value-type="float" office:value="240.2">
            <text:p>240,2</text:p>
          </table:table-cell>
          <table:table-cell table:formula="of:=1-[$values.E26]/[.C26]" office:value-type="percentage" office:value="0">
            <text:p>0,00%</text:p>
          </table:table-cell>
          <table:table-cell table:formula="of:=[.C26]-[$values.E26]" office:value-type="float" office:value="0">
            <text:p>0</text:p>
          </table:table-cell>
          <table:table-cell/>
          <table:table-cell table:style-name="ce9" table:formula="of:=AVERAGE([.G23:.I25])" office:value-type="float" office:value="3.04424555621372">
            <text:p>3,04</text:p>
          </table:table-cell>
          <table:table-cell table:number-columns-repeated="9"/>
        </table:table-row>
        <table:table-row table:style-name="ro1">
          <table:table-cell table:style-name="ce1" table:number-columns-repeated="12"/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11"/>
        </table:table-row>
        <table:table-row table:style-name="ro1">
          <table:table-cell office:value-type="string">
            <text:p>Core2Duo E7600</text:p>
          </table:table-cell>
          <table:table-cell/>
          <table:table-cell table:formula="of:=[$values.E$34] + [.G$34]*([$values.C29]^3 - [$values.C$34]^3)" office:value-type="float" office:value="105.003316529078">
            <text:p>105</text:p>
          </table:table-cell>
          <table:table-cell table:formula="of:=1-[$values.E29]/[.C29]" office:value-type="percentage" office:value="0.0905049177798736">
            <text:p>9,05%</text:p>
          </table:table-cell>
          <table:table-cell table:formula="of:=[.C29]-[$values.E29]" office:value-type="float" office:value="9.50331652907826">
            <text:p>9,5</text:p>
          </table:table-cell>
          <table:table-cell/>
          <table:table-cell table:formula="of:=([$values.E29]-[$values.E30])/([$values.C29]^3 - [$values.C30]^3)" office:value-type="float" office:value="0.437383242973194">
            <text:p>0,44</text:p>
          </table:table-cell>
          <table:table-cell table:formula="of:=([$values.E29]-[$values.E31])/([$values.C29]^3 - [$values.C31]^3)" office:value-type="float" office:value="0.478811016483867">
            <text:p>0,48</text:p>
          </table:table-cell>
          <table:table-cell table:formula="of:=([$values.E29]-[$values.E32])/([$values.C29]^3 - [$values.C32]^3)" office:value-type="float" office:value="0.4665789498241">
            <text:p>0,47</text:p>
          </table:table-cell>
          <table:table-cell table:formula="of:=([$values.E29]-[$values.E33])/([$values.C29]^3 - [$values.C33]^3)" office:value-type="float" office:value="0.808562092839405">
            <text:p>0,81</text:p>
          </table:table-cell>
          <table:table-cell table:formula="of:=([$values.E29]-[$values.E34])/([$values.C29]^3 - [$values.C34]^3)" office:value-type="float" office:value="1.45696779144957">
            <text:p>1,4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$values.E$34] + [.G$34]*([$values.C30]^3 - [$values.C$34]^3)" office:value-type="float" office:value="109.892857413046">
            <text:p>109,89</text:p>
          </table:table-cell>
          <table:table-cell table:formula="of:=1-[$values.E30]/[.C30]" office:value-type="percentage" office:value="0.114592137373532">
            <text:p>11,46%</text:p>
          </table:table-cell>
          <table:table-cell table:formula="of:=[.C30]-[$values.E30]" office:value-type="float" office:value="12.5928574130457">
            <text:p>12,59</text:p>
          </table:table-cell>
          <table:table-cell/>
          <table:table-cell table:formula="of:=([$values.E30]-[$values.E31])/([$values.C30]^3 - [$values.C31]^3)" office:value-type="float" office:value="0.504895960832314">
            <text:p>0,5</text:p>
          </table:table-cell>
          <table:table-cell table:formula="of:=([$values.E30]-[$values.E32])/([$values.C30]^3 - [$values.C32]^3)" office:value-type="float" office:value="0.475230414746545">
            <text:p>0,48</text:p>
          </table:table-cell>
          <table:table-cell table:formula="of:=([$values.E30]-[$values.E33])/([$values.C30]^3 - [$values.C33]^3)" office:value-type="float" office:value="0.877669200144771">
            <text:p>0,88</text:p>
          </table:table-cell>
          <table:table-cell table:formula="of:=([$values.E30]-[$values.E34])/([$values.C30]^3 - [$values.C34]^3)" office:value-type="float" office:value="1.59131659836066">
            <text:p>1,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$values.E$34] + [.G$34]*([$values.C31]^3 - [$values.C$34]^3)" office:value-type="float" office:value="117.658363430859">
            <text:p>117,66</text:p>
          </table:table-cell>
          <table:table-cell table:formula="of:=1-[$values.E31]/[.C31]" office:value-type="percentage" office:value="0.144982157948193">
            <text:p>14,50%</text:p>
          </table:table-cell>
          <table:table-cell table:formula="of:=[.C31]-[$values.E31]" office:value-type="float" office:value="17.0583634308586">
            <text:p>17,06</text:p>
          </table:table-cell>
          <table:table-cell/>
          <table:table-cell table:formula="of:=([$values.E31]-[$values.E32])/([$values.C31]^3 - [$values.C32]^3)" office:value-type="float" office:value="0.448857453754081">
            <text:p>0,45</text:p>
          </table:table-cell>
          <table:table-cell table:formula="of:=([$values.E31]-[$values.E33])/([$values.C31]^3 - [$values.C33]^3)" office:value-type="float" office:value="1.0341726618705">
            <text:p>1,03</text:p>
          </table:table-cell>
          <table:table-cell table:formula="of:=([$values.E31]-[$values.E34])/([$values.C31]^3 - [$values.C34]^3)" office:value-type="float" office:value="1.87884677680596">
            <text:p>1,8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$values.E$34] + [.G$34]*([$values.C32]^3 - [$values.C$34]^3)" office:value-type="float" office:value="126.393369587982">
            <text:p>126,39</text:p>
          </table:table-cell>
          <table:table-cell table:formula="of:=1-[$values.E32]/[.C32]" office:value-type="percentage" office:value="0.177963208523567">
            <text:p>17,80%</text:p>
          </table:table-cell>
          <table:table-cell table:formula="of:=[.C32]-[$values.E32]" office:value-type="float" office:value="22.4933695879823">
            <text:p>22,49</text:p>
          </table:table-cell>
          <table:table-cell/>
          <table:table-cell table:formula="of:=([$values.E32]-[$values.E33])/([$values.C32]^3 - [$values.C33]^3)" office:value-type="float" office:value="1.55793573515093">
            <text:p>1,56</text:p>
          </table:table-cell>
          <table:table-cell table:formula="of:=([$values.E32]-[$values.E34])/([$values.C32]^3 - [$values.C34]^3)" office:value-type="float" office:value="2.48500922509225">
            <text:p>2,4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values.E$34] + [.G$34]*([$values.C33]^3 - [$values.C$34]^3)" office:value-type="float" office:value="136.154905304376">
            <text:p>136,15</text:p>
          </table:table-cell>
          <table:table-cell table:formula="of:=1-[$values.E33]/[.C33]" office:value-type="percentage" office:value="0.142888023467716">
            <text:p>14,29%</text:p>
          </table:table-cell>
          <table:table-cell table:formula="of:=[.C33]-[$values.E33]" office:value-type="float" office:value="19.4549053043763">
            <text:p>19,45</text:p>
          </table:table-cell>
          <table:table-cell/>
          <table:table-cell table:formula="of:=([$values.E33]-[$values.E34])/([$values.C33]^3 - [$values.C34]^3)" office:value-type="float" office:value="3.31945661700263">
            <text:p>3,3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$values.E$34] + [.G$34]*([$values.C34]^3 - [$values.C$34]^3)" office:value-type="float" office:value="147">
            <text:p>147</text:p>
          </table:table-cell>
          <table:table-cell table:formula="of:=1-[$values.E34]/[.C34]" office:value-type="percentage" office:value="0">
            <text:p>0,00%</text:p>
          </table:table-cell>
          <table:table-cell table:formula="of:=[.C34]-[$values.E34]" office:value-type="float" office:value="0">
            <text:p>0</text:p>
          </table:table-cell>
          <table:table-cell/>
          <table:table-cell table:style-name="ce9" table:formula="of:=AVERAGE([.G29:.K33])" office:value-type="float" office:value="1.18811291582205">
            <text:p>1,19</text:p>
          </table:table-cell>
          <table:table-cell table:number-columns-repeated="9"/>
        </table:table-row>
        <table:table-row table:style-name="ro1">
          <table:table-cell table:style-name="ce1" table:number-columns-repeated="12"/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8"/>
          <table:table-cell office:value-type="string">
            <text:p>W CPU</text:p>
          </table:table-cell>
          <table:table-cell office:value-type="string">
            <text:p>Unterschied</text:p>
          </table:table-cell>
          <table:table-cell office:value-type="string">
            <text:p>abs Unterschied</text:p>
          </table:table-cell>
        </table:table-row>
        <table:table-row table:style-name="ro1">
          <table:table-cell office:value-type="string">
            <text:p>Core2Quad Q9505</text:p>
          </table:table-cell>
          <table:table-cell/>
          <table:table-cell table:formula="of:=[$values.E$43] + [.G$43]*([$values.C37]^3 - [$values.C$43]^3)" office:value-type="float" office:value="130.225141713501">
            <text:p>130,23</text:p>
          </table:table-cell>
          <table:table-cell table:formula="of:=1-[$values.E37]/[.C37]" office:value-type="percentage" office:value="0.0332128009736924">
            <text:p>3,32%</text:p>
          </table:table-cell>
          <table:table-cell table:formula="of:=[.C37]-[$values.E37]" office:value-type="float" office:value="4.32514171350141">
            <text:p>4,33</text:p>
          </table:table-cell>
          <table:table-cell/>
          <table:table-cell table:formula="of:=([$values.E37]-[$values.E38])/([$values.C37]^3 - [$values.C38]^3)" office:value-type="float" office:value="1.54562607429663">
            <text:p>1,55</text:p>
          </table:table-cell>
          <table:table-cell table:formula="of:=([$values.E37]-[$values.E39])/([$values.C37]^3 - [$values.C39]^3)" office:value-type="float" office:value="1.27687209493039">
            <text:p>1,28</text:p>
          </table:table-cell>
          <table:table-cell table:formula="of:=([$values.E37]-[$values.E40])/([$values.C37]^3 - [$values.C40]^3)" office:value-type="float" office:value="1.1839786888644">
            <text:p>1,18</text:p>
          </table:table-cell>
          <table:table-cell table:formula="of:=([$values.E37]-[$values.E41])/([$values.C37]^3 - [$values.C41]^3)" office:value-type="float" office:value="1.01705598722311">
            <text:p>1,02</text:p>
          </table:table-cell>
          <table:table-cell table:formula="of:=([$values.E37]-[$values.E42])/([$values.C37]^3 - [$values.C42]^3)" office:value-type="float" office:value="1.44068896230124">
            <text:p>1,44</text:p>
          </table:table-cell>
          <table:table-cell table:formula="of:=([$values.E37]-[$values.E43])/([$values.C37]^3 - [$values.C43]^3)" office:value-type="float" office:value="1.7215125749673">
            <text:p>1,72</text:p>
          </table:table-cell>
          <table:table-cell/>
          <table:table-cell table:formula="of:=[$values.E$43] + [.G$43]*([$values.C37] * ([$values.C37] *  0.963 + 0.112)^2  - [$values.C$43] * ([$values.C$43] * 0.963 + 0.112)^2)" office:value-type="float" office:value="131.981657420748">
            <text:p>131,98</text:p>
          </table:table-cell>
          <table:table-cell table:style-name="ce8" table:formula="of:=1-[$values.E37]/[.N37]" office:value-type="percentage" office:value="0.0460795654456735">
            <text:p>4,61%</text:p>
          </table:table-cell>
          <table:table-cell table:formula="of:=[.N37]-[$values.E37]" office:value-type="float" office:value="6.0816574207478">
            <text:p>6,08</text:p>
          </table:table-cell>
        </table:table-row>
        <table:table-row table:style-name="ro1">
          <table:table-cell table:number-columns-repeated="2"/>
          <table:table-cell table:formula="of:=[$values.E$43] + [.G$43]*([$values.C38]^3 - [$values.C$43]^3)" office:value-type="float" office:value="137.176069841319">
            <text:p>137,18</text:p>
          </table:table-cell>
          <table:table-cell table:formula="of:=1-[$values.E38]/[.C38]" office:value-type="percentage" office:value="0.0333590971560318">
            <text:p>3,34%</text:p>
          </table:table-cell>
          <table:table-cell table:formula="of:=[.C38]-[$values.E38]" office:value-type="float" office:value="4.57606984131917">
            <text:p>4,58</text:p>
          </table:table-cell>
          <table:table-cell/>
          <table:table-cell table:formula="of:=([$values.E38]-[$values.E39])/([$values.C38]^3 - [$values.C39]^3)" office:value-type="float" office:value="1.0748959778086">
            <text:p>1,07</text:p>
          </table:table-cell>
          <table:table-cell table:formula="of:=([$values.E38]-[$values.E40])/([$values.C38]^3 - [$values.C40]^3)" office:value-type="float" office:value="1.05656697009103">
            <text:p>1,06</text:p>
          </table:table-cell>
          <table:table-cell table:formula="of:=([$values.E38]-[$values.E41])/([$values.C38]^3 - [$values.C41]^3)" office:value-type="float" office:value="0.900488400488401">
            <text:p>0,9</text:p>
          </table:table-cell>
          <table:table-cell table:formula="of:=([$values.E38]-[$values.E42])/([$values.C38]^3 - [$values.C42]^3)" office:value-type="float" office:value="1.42436854190586">
            <text:p>1,42</text:p>
          </table:table-cell>
          <table:table-cell table:formula="of:=([$values.E38]-[$values.E43])/([$values.C38]^3 - [$values.C43]^3)" office:value-type="float" office:value="1.74510349948946">
            <text:p>1,75</text:p>
          </table:table-cell>
          <table:table-cell table:number-columns-repeated="2"/>
          <table:table-cell table:formula="of:=[$values.E$43] + [.G$43]*([$values.C38] * ([$values.C38] *  0.963 + 0.112)^2  - [$values.C$43] * ([$values.C$43] * 0.963 + 0.112)^2)" office:value-type="float" office:value="138.773970616757">
            <text:p>138,77</text:p>
          </table:table-cell>
          <table:table-cell table:style-name="ce8" table:formula="of:=1-[$values.E38]/[.N38]" office:value-type="percentage" office:value="0.0444893994840508">
            <text:p>4,45%</text:p>
          </table:table-cell>
          <table:table-cell table:formula="of:=[.N38]-[$values.E38]" office:value-type="float" office:value="6.17397061675683">
            <text:p>6,17</text:p>
          </table:table-cell>
        </table:table-row>
        <table:table-row table:style-name="ro1">
          <table:table-cell table:number-columns-repeated="2"/>
          <table:table-cell table:formula="of:=[$values.E$43] + [.G$43]*([$values.C39]^3 - [$values.C$43]^3)" office:value-type="float" office:value="146.425131667343">
            <text:p>146,43</text:p>
          </table:table-cell>
          <table:table-cell table:formula="of:=1-[$values.E39]/[.C39]" office:value-type="percentage" office:value="0.0520752932267557">
            <text:p>5,21%</text:p>
          </table:table-cell>
          <table:table-cell table:formula="of:=[.C39]-[$values.E39]" office:value-type="float" office:value="7.62513166734323">
            <text:p>7,63</text:p>
          </table:table-cell>
          <table:table-cell/>
          <table:table-cell table:formula="of:=([$values.E39]-[$values.E40])/([$values.C39]^3 - [$values.C40]^3)" office:value-type="float" office:value="1.04039167686658">
            <text:p>1,04</text:p>
          </table:table-cell>
          <table:table-cell table:formula="of:=([$values.E39]-[$values.E41])/([$values.C39]^3 - [$values.C41]^3)" office:value-type="float" office:value="0.828052995391705">
            <text:p>0,83</text:p>
          </table:table-cell>
          <table:table-cell table:formula="of:=([$values.E39]-[$values.E42])/([$values.C39]^3 - [$values.C42]^3)" office:value-type="float" office:value="1.51556279406442">
            <text:p>1,52</text:p>
          </table:table-cell>
          <table:table-cell table:formula="of:=([$values.E39]-[$values.E43])/([$values.C39]^3 - [$values.C43]^3)" office:value-type="float" office:value="1.89070091521977">
            <text:p>1,89</text:p>
          </table:table-cell>
          <table:table-cell table:number-columns-repeated="3"/>
          <table:table-cell table:formula="of:=[$values.E$43] + [.G$43]*([$values.C39] * ([$values.C39] *  0.963 + 0.112)^2  - [$values.C$43] * ([$values.C$43] * 0.963 + 0.112)^2)" office:value-type="float" office:value="147.784198947864">
            <text:p>147,78</text:p>
          </table:table-cell>
          <table:table-cell table:style-name="ce8" table:formula="of:=1-[$values.E39]/[.N39]" office:value-type="percentage" office:value="0.0607926896909534">
            <text:p>6,08%</text:p>
          </table:table-cell>
          <table:table-cell table:formula="of:=[.N39]-[$values.E39]" office:value-type="float" office:value="8.9841989478636">
            <text:p>8,98</text:p>
          </table:table-cell>
        </table:table-row>
        <table:table-row table:style-name="ro1">
          <table:table-cell table:number-columns-repeated="2"/>
          <table:table-cell table:formula="of:=[$values.E$43] + [.G$43]*([$values.C40]^3 - [$values.C$43]^3)" office:value-type="float" office:value="156.905691323185">
            <text:p>156,91</text:p>
          </table:table-cell>
          <table:table-cell table:formula="of:=1-[$values.E40]/[.C40]" office:value-type="percentage" office:value="0.0720540550686454">
            <text:p>7,21%</text:p>
          </table:table-cell>
          <table:table-cell table:formula="of:=[.C40]-[$values.E40]" office:value-type="float" office:value="11.3056913231846">
            <text:p>11,31</text:p>
          </table:table-cell>
          <table:table-cell/>
          <table:table-cell table:formula="of:=([$values.E40]-[$values.E41])/([$values.C40]^3 - [$values.C41]^3)" office:value-type="float" office:value="0.639281828073995">
            <text:p>0,64</text:p>
          </table:table-cell>
          <table:table-cell table:formula="of:=([$values.E40]-[$values.E42])/([$values.C40]^3 - [$values.C42]^3)" office:value-type="float" office:value="1.71505652620761">
            <text:p>1,72</text:p>
          </table:table-cell>
          <table:table-cell table:formula="of:=([$values.E40]-[$values.E43])/([$values.C40]^3 - [$values.C43]^3)" office:value-type="float" office:value="2.16837371971022">
            <text:p>2,17</text:p>
          </table:table-cell>
          <table:table-cell table:number-columns-repeated="4"/>
          <table:table-cell table:formula="of:=[$values.E$43] + [.G$43]*([$values.C40] * ([$values.C40] *  0.963 + 0.112)^2  - [$values.C$43] * ([$values.C$43] * 0.963 + 0.112)^2)" office:value-type="float" office:value="157.964151946146">
            <text:p>157,96</text:p>
          </table:table-cell>
          <table:table-cell table:style-name="ce8" table:formula="of:=1-[$values.E40]/[.N40]" office:value-type="percentage" office:value="0.0782718850689711">
            <text:p>7,83%</text:p>
          </table:table-cell>
          <table:table-cell table:formula="of:=[.N40]-[$values.E40]" office:value-type="float" office:value="12.3641519461463">
            <text:p>12,36</text:p>
          </table:table-cell>
        </table:table-row>
        <table:table-row table:style-name="ro1">
          <table:table-cell table:number-columns-repeated="2"/>
          <table:table-cell table:formula="of:=[$values.E$43] + [.G$43]*([$values.C41]^3 - [$values.C$43]^3)" office:value-type="float" office:value="168.694717423207">
            <text:p>168,69</text:p>
          </table:table-cell>
          <table:table-cell table:formula="of:=1-[$values.E41]/[.C41]" office:value-type="percentage" office:value="0.109041454908513">
            <text:p>10,90%</text:p>
          </table:table-cell>
          <table:table-cell table:formula="of:=[.C41]-[$values.E41]" office:value-type="float" office:value="18.3947174232069">
            <text:p>18,39</text:p>
          </table:table-cell>
          <table:table-cell/>
          <table:table-cell table:formula="of:=([$values.E41]-[$values.E42])/([$values.C41]^3 - [$values.C42]^3)" office:value-type="float" office:value="2.67770204479066">
            <text:p>2,68</text:p>
          </table:table-cell>
          <table:table-cell table:formula="of:=([$values.E41]-[$values.E43])/([$values.C41]^3 - [$values.C43]^3)" office:value-type="float" office:value="3.05614783226724">
            <text:p>3,06</text:p>
          </table:table-cell>
          <table:table-cell table:number-columns-repeated="5"/>
          <table:table-cell table:formula="of:=[$values.E$43] + [.G$43]*([$values.C41] * ([$values.C41] *  0.963 + 0.112)^2  - [$values.C$43] * ([$values.C$43] * 0.963 + 0.112)^2)" office:value-type="float" office:value="169.385207918539">
            <text:p>169,39</text:p>
          </table:table-cell>
          <table:table-cell table:style-name="ce8" table:formula="of:=1-[$values.E41]/[.N41]" office:value-type="percentage" office:value="0.112673403734977">
            <text:p>11,27%</text:p>
          </table:table-cell>
          <table:table-cell table:formula="of:=[.N41]-[$values.E41]" office:value-type="float" office:value="19.0852079185385">
            <text:p>19,09</text:p>
          </table:table-cell>
        </table:table-row>
        <table:table-row table:style-name="ro1">
          <table:table-cell table:number-columns-repeated="2"/>
          <table:table-cell table:formula="of:=[$values.E$43] + [.G$43]*([$values.C42]^3 - [$values.C$43]^3)" office:value-type="float" office:value="181.869178581774">
            <text:p>181,87</text:p>
          </table:table-cell>
          <table:table-cell table:formula="of:=1-[$values.E42]/[.C42]" office:value-type="percentage" office:value="0.0526157244256269">
            <text:p>5,26%</text:p>
          </table:table-cell>
          <table:table-cell table:formula="of:=[.C42]-[$values.E42]" office:value-type="float" office:value="9.56917858177374">
            <text:p>9,57</text:p>
          </table:table-cell>
          <table:table-cell/>
          <table:table-cell table:formula="of:=([$values.E42]-[$values.E43])/([$values.C42]^3 - [$values.C43]^3)" office:value-type="float" office:value="3.75534067910951">
            <text:p>3,76</text:p>
          </table:table-cell>
          <table:table-cell table:number-columns-repeated="6"/>
          <table:table-cell table:formula="of:=[$values.E$43] + [.G$43]*([$values.C42] * ([$values.C42] *  0.963 + 0.112)^2  - [$values.C$43] * ([$values.C$43] * 0.963 + 0.112)^2)" office:value-type="float" office:value="182.118745171974">
            <text:p>182,12</text:p>
          </table:table-cell>
          <table:table-cell table:style-name="ce8" table:formula="of:=1-[$values.E42]/[.N42]" office:value-type="percentage" office:value="0.0539139733403188">
            <text:p>5,39%</text:p>
          </table:table-cell>
          <table:table-cell table:formula="of:=[.N42]-[$values.E42]" office:value-type="float" office:value="9.81874517197412">
            <text:p>9,82</text:p>
          </table:table-cell>
        </table:table-row>
        <table:table-row table:style-name="ro1">
          <table:table-cell table:number-columns-repeated="2"/>
          <table:table-cell table:formula="of:=[$values.E$43] + [.G$43]*([$values.C43]^3 - [$values.C$43]^3)" office:value-type="float" office:value="189">
            <text:p>189</text:p>
          </table:table-cell>
          <table:table-cell table:formula="of:=1-[$values.E43]/[.C43]" office:value-type="percentage" office:value="0">
            <text:p>0,00%</text:p>
          </table:table-cell>
          <table:table-cell table:formula="of:=[.C43]-[$values.E43]" office:value-type="float" office:value="0">
            <text:p>0</text:p>
          </table:table-cell>
          <table:table-cell/>
          <table:table-cell table:style-name="ce9" table:formula="of:=AVERAGE([.G37:.L42])" office:value-type="float" office:value="1.60351279924134">
            <text:p>1,6</text:p>
          </table:table-cell>
          <table:table-cell table:number-columns-repeated="6"/>
          <table:table-cell table:formula="of:=[$values.E$43] + [.G$43]*([$values.C43] * ([$values.C43] *  0.963 + 0.112)^2  - [$values.C$43] * ([$values.C$43] * 0.963 + 0.112)^2)" office:value-type="float" office:value="189">
            <text:p>189</text:p>
          </table:table-cell>
          <table:table-cell table:style-name="ce8" table:formula="of:=1-[$values.E43]/[.N43]" office:value-type="percentage" office:value="0">
            <text:p>0,00%</text:p>
          </table:table-cell>
          <table:table-cell table:formula="of:=[.N43]-[$values.E43]" office:value-type="float" office:value="0">
            <text:p>0</text:p>
          </table:table-cell>
        </table:table-row>
        <table:table-row table:style-name="ro1">
          <table:table-cell table:style-name="ce1" table:number-columns-repeated="12"/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11"/>
        </table:table-row>
        <table:table-row table:style-name="ro4">
          <table:table-cell office:value-type="string">
            <text:p>Core i3-540</text:p>
          </table:table-cell>
          <table:table-cell/>
          <table:table-cell table:formula="of:=[$values.E$52] + [.G$52]*([$values.C46]^3 - [$values.C$52]^3)" office:value-type="float" office:value="86.5527012860131">
            <text:p>86,55</text:p>
          </table:table-cell>
          <table:table-cell table:formula="of:=1-[$values.E46]/[.C46]" office:value-type="percentage" office:value="0.00754108509977369">
            <text:p>0,75%</text:p>
          </table:table-cell>
          <table:table-cell table:formula="of:=[.C46]-[$values.E46]" office:value-type="float" office:value="0.652701286013112">
            <text:p>0,65</text:p>
          </table:table-cell>
          <table:table-cell/>
          <table:table-cell table:formula="of:=([$values.E46]-[$values.E47])/([$values.C46]^3 - [$values.C47]^3)" office:value-type="float" office:value="0.573879558853561">
            <text:p>0,57</text:p>
          </table:table-cell>
          <table:table-cell table:formula="of:=([$values.E46]-[$values.E48])/([$values.C46]^3 - [$values.C48]^3)" office:value-type="float" office:value="2.00587161052299">
            <text:p>2,01</text:p>
          </table:table-cell>
          <table:table-cell table:formula="of:=([$values.E46]-[$values.E49])/([$values.C46]^3 - [$values.C49]^3)" office:value-type="float" office:value="1.33735427423222">
            <text:p>1,34</text:p>
          </table:table-cell>
          <table:table-cell table:formula="of:=([$values.E46]-[$values.E50])/([$values.C46]^3 - [$values.C50]^3)" office:value-type="float" office:value="1.24915388137749">
            <text:p>1,25</text:p>
          </table:table-cell>
          <table:table-cell table:formula="of:=([$values.E46]-[$values.E51])/([$values.C46]^3 - [$values.C51]^3)" office:value-type="float" office:value="0.978167835748338">
            <text:p>0,98</text:p>
          </table:table-cell>
          <table:table-cell table:formula="of:=([$values.E46]-[$values.E52])/([$values.C46]^3 - [$values.C52]^3)" office:value-type="float" office:value="1.11619113417798">
            <text:p>1,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values.E$52] + [.G$52]*([$values.C47]^3 - [$values.C$52]^3)" office:value-type="float" office:value="90.776268993339">
            <text:p>90,78</text:p>
          </table:table-cell>
          <table:table-cell table:formula="of:=1-[$values.E47]/[.C47]" office:value-type="percentage" office:value="0.0294820333884325">
            <text:p>2,95%</text:p>
          </table:table-cell>
          <table:table-cell table:formula="of:=[.C47]-[$values.E47]" office:value-type="float" office:value="2.67626899333895">
            <text:p>2,68</text:p>
          </table:table-cell>
          <table:table-cell/>
          <table:table-cell table:formula="of:=([$values.E47]-[$values.E48])/([$values.C47]^3 - [$values.C48]^3)" office:value-type="float" office:value="2.84577723378214">
            <text:p>2,85</text:p>
          </table:table-cell>
          <table:table-cell table:formula="of:=([$values.E47]-[$values.E49])/([$values.C47]^3 - [$values.C49]^3)" office:value-type="float" office:value="1.54809907834101">
            <text:p>1,55</text:p>
          </table:table-cell>
          <table:table-cell table:formula="of:=([$values.E47]-[$values.E50])/([$values.C47]^3 - [$values.C50]^3)" office:value-type="float" office:value="1.36626854867897">
            <text:p>1,37</text:p>
          </table:table-cell>
          <table:table-cell table:formula="of:=([$values.E47]-[$values.E51])/([$values.C47]^3 - [$values.C51]^3)" office:value-type="float" office:value="1.02779200819672">
            <text:p>1,03</text:p>
          </table:table-cell>
          <table:table-cell table:formula="of:=([$values.E47]-[$values.E52])/([$values.C47]^3 - [$values.C52]^3)" office:value-type="float" office:value="1.16650532429816">
            <text:p>1,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$values.E$52] + [.G$52]*([$values.C48]^3 - [$values.C$52]^3)" office:value-type="float" office:value="97.977215408139">
            <text:p>97,98</text:p>
          </table:table-cell>
          <table:table-cell table:formula="of:=1-[$values.E48]/[.C48]" office:value-type="percentage" office:value="-0.0890287048424978">
            <text:p>-8,90%</text:p>
          </table:table-cell>
          <table:table-cell table:formula="of:=[.C48]-[$values.E48]" office:value-type="float" office:value="-8.72278459186104">
            <text:p>-8,72</text:p>
          </table:table-cell>
          <table:table-cell/>
          <table:table-cell table:formula="of:=([$values.E48]-[$values.E49])/([$values.C48]^3 - [$values.C49]^3)" office:value-type="float" office:value="0.394450489662675">
            <text:p>0,39</text:p>
          </table:table-cell>
          <table:table-cell table:formula="of:=([$values.E48]-[$values.E50])/([$values.C48]^3 - [$values.C50]^3)" office:value-type="float" office:value="0.745118191161356">
            <text:p>0,75</text:p>
          </table:table-cell>
          <table:table-cell table:formula="of:=([$values.E48]-[$values.E51])/([$values.C48]^3 - [$values.C51]^3)" office:value-type="float" office:value="0.5466472303207">
            <text:p>0,55</text:p>
          </table:table-cell>
          <table:table-cell table:formula="of:=([$values.E48]-[$values.E52])/([$values.C48]^3 - [$values.C52]^3)" office:value-type="float" office:value="0.850965961361545">
            <text:p>0,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$values.E$52] + [.G$52]*([$values.C49]^3 - [$values.C$52]^3)" office:value-type="float" office:value="106.077178388801">
            <text:p>106,08</text:p>
          </table:table-cell>
          <table:table-cell table:formula="of:=1-[$values.E49]/[.C49]" office:value-type="percentage" office:value="-0.0332099860187316">
            <text:p>-3,32%</text:p>
          </table:table-cell>
          <table:table-cell table:formula="of:=[.C49]-[$values.E49]" office:value-type="float" office:value="-3.52282161119859">
            <text:p>-3,52</text:p>
          </table:table-cell>
          <table:table-cell/>
          <table:table-cell table:formula="of:=([$values.E49]-[$values.E50])/([$values.C49]^3 - [$values.C50]^3)" office:value-type="float" office:value="1.0589094449854">
            <text:p>1,06</text:p>
          </table:table-cell>
          <table:table-cell table:formula="of:=([$values.E49]-[$values.E51])/([$values.C49]^3 - [$values.C51]^3)" office:value-type="float" office:value="0.611162361623617">
            <text:p>0,61</text:p>
          </table:table-cell>
          <table:table-cell table:formula="of:=([$values.E49]-[$values.E52])/([$values.C49]^3 - [$values.C52]^3)" office:value-type="float" office:value="0.97331583552056">
            <text:p>0,9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$values.E$52] + [.G$52]*([$values.C50]^3 - [$values.C$52]^3)" office:value-type="float" office:value="115.12904126273">
            <text:p>115,13</text:p>
          </table:table-cell>
          <table:table-cell table:formula="of:=1-[$values.E50]/[.C50]" office:value-type="percentage" office:value="-0.0275426486878649">
            <text:p>-2,75%</text:p>
          </table:table-cell>
          <table:table-cell table:formula="of:=[.C50]-[$values.E50]" office:value-type="float" office:value="-3.17095873727007">
            <text:p>-3,17</text:p>
          </table:table-cell>
          <table:table-cell/>
          <table:table-cell table:formula="of:=([$values.E50]-[$values.E51])/([$values.C50]^3 - [$values.C51]^3)" office:value-type="float" office:value="0.208150744960561">
            <text:p>0,21</text:p>
          </table:table-cell>
          <table:table-cell table:formula="of:=([$values.E50]-[$values.E52])/([$values.C50]^3 - [$values.C52]^3)" office:value-type="float" office:value="0.936719400499584">
            <text:p>0,9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values.E$52] + [.G$52]*([$values.C51]^3 - [$values.C$52]^3)" office:value-type="float" office:value="125.185687357328">
            <text:p>125,19</text:p>
          </table:table-cell>
          <table:table-cell table:formula="of:=1-[$values.E51]/[.C51]" office:value-type="percentage" office:value="0.0398263368806465">
            <text:p>3,98%</text:p>
          </table:table-cell>
          <table:table-cell table:formula="of:=[.C51]-[$values.E51]" office:value-type="float" office:value="4.98568735732825">
            <text:p>4,99</text:p>
          </table:table-cell>
          <table:table-cell/>
          <table:table-cell table:formula="of:=([$values.E51]-[$values.E52])/([$values.C51]^3 - [$values.C52]^3)" office:value-type="float" office:value="1.59595559080095">
            <text:p>1,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$values.E$52] + [.G$52]*([$values.C52]^3 - [$values.C$52]^3)" office:value-type="float" office:value="136.3">
            <text:p>136,3</text:p>
          </table:table-cell>
          <table:table-cell table:formula="of:=1-[$values.E52]/[.C52]" office:value-type="percentage" office:value="0">
            <text:p>0,00%</text:p>
          </table:table-cell>
          <table:table-cell table:formula="of:=[.C52]-[$values.E52]" office:value-type="float" office:value="0">
            <text:p>0</text:p>
          </table:table-cell>
          <table:table-cell/>
          <table:table-cell table:style-name="ce9" table:formula="of:=AVERAGE([.G46:.L51])" office:value-type="float" office:value="1.1017359875765">
            <text:p>1,1</text:p>
          </table:table-cell>
          <table:table-cell table:number-columns-repeated="9"/>
        </table:table-row>
        <table:table-row table:style-name="ro1">
          <table:table-cell table:style-name="ce1" table:number-columns-repeated="12"/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11"/>
        </table:table-row>
        <table:table-row table:style-name="ro4">
          <table:table-cell office:value-type="string">
            <text:p>Core i7-860</text:p>
          </table:table-cell>
          <table:table-cell/>
          <table:table-cell table:formula="of:=[$values.E$61] + [.G$61]*([$values.C55]^3 - [$values.C$61]^3)" office:value-type="float" office:value="161.873792007545">
            <text:p>161,87</text:p>
          </table:table-cell>
          <table:table-cell table:formula="of:=1-[$values.E55]/[.C55]" office:value-type="percentage" office:value="0.0480237839068051">
            <text:p>4,80%</text:p>
          </table:table-cell>
          <table:table-cell table:formula="of:=[.C55]-[$values.E55]" office:value-type="float" office:value="7.77379200754547">
            <text:p>7,77</text:p>
          </table:table-cell>
          <table:table-cell/>
          <table:table-cell table:formula="of:=([$values.E55]-[$values.E56])/([$values.C55]^3 - [$values.C56]^3)" office:value-type="float" office:value="0.871632329635499">
            <text:p>0,87</text:p>
          </table:table-cell>
          <table:table-cell table:formula="of:=([$values.E55]-[$values.E57])/([$values.C55]^3 - [$values.C57]^3)" office:value-type="float" office:value="1.00776627218935">
            <text:p>1,01</text:p>
          </table:table-cell>
          <table:table-cell table:formula="of:=([$values.E55]-[$values.E58])/([$values.C55]^3 - [$values.C58]^3)" office:value-type="float" office:value="0.950899031811895">
            <text:p>0,95</text:p>
          </table:table-cell>
          <table:table-cell table:formula="of:=([$values.E55]-[$values.E59])/([$values.C55]^3 - [$values.C59]^3)" office:value-type="float" office:value="1.91466968911917">
            <text:p>1,91</text:p>
          </table:table-cell>
          <table:table-cell table:formula="of:=([$values.E55]-[$values.E60])/([$values.C55]^3 - [$values.C60]^3)" office:value-type="float" office:value="2.66099635479951">
            <text:p>2,66</text:p>
          </table:table-cell>
          <table:table-cell table:formula="of:=([$values.E55]-[$values.E61])/([$values.C55]^3 - [$values.C61]^3)" office:value-type="float" office:value="2.92760654490106">
            <text:p>2,9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values.E$61] + [.G$61]*([$values.C56]^3 - [$values.C$61]^3)" office:value-type="float" office:value="175.71908067635">
            <text:p>175,72</text:p>
          </table:table-cell>
          <table:table-cell table:formula="of:=1-[$values.E56]/[.C56]" office:value-type="percentage" office:value="0.0979920940291369">
            <text:p>9,80%</text:p>
          </table:table-cell>
          <table:table-cell table:formula="of:=[.C56]-[$values.E56]" office:value-type="float" office:value="17.2190806763504">
            <text:p>17,22</text:p>
          </table:table-cell>
          <table:table-cell/>
          <table:table-cell table:formula="of:=([$values.E56]-[$values.E57])/([$values.C56]^3 - [$values.C57]^3)" office:value-type="float" office:value="1.12690707350901">
            <text:p>1,13</text:p>
          </table:table-cell>
          <table:table-cell table:formula="of:=([$values.E56]-[$values.E58])/([$values.C56]^3 - [$values.C58]^3)" office:value-type="float" office:value="0.983420026007802">
            <text:p>0,98</text:p>
          </table:table-cell>
          <table:table-cell table:formula="of:=([$values.E56]-[$values.E59])/([$values.C56]^3 - [$values.C59]^3)" office:value-type="float" office:value="2.18253968253968">
            <text:p>2,18</text:p>
          </table:table-cell>
          <table:table-cell table:formula="of:=([$values.E56]-[$values.E60])/([$values.C56]^3 - [$values.C60]^3)" office:value-type="float" office:value="2.98507462686567">
            <text:p>2,99</text:p>
          </table:table-cell>
          <table:table-cell table:formula="of:=([$values.E56]-[$values.E61])/([$values.C56]^3 - [$values.C61]^3)" office:value-type="float" office:value="3.20810810810811">
            <text:p>3,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$values.E$61] + [.G$61]*([$values.C57]^3 - [$values.C$61]^3)" office:value-type="float" office:value="191.539133180643">
            <text:p>191,54</text:p>
          </table:table-cell>
          <table:table-cell table:formula="of:=1-[$values.E57]/[.C57]" office:value-type="percentage" office:value="0.138557237573031">
            <text:p>13,86%</text:p>
          </table:table-cell>
          <table:table-cell table:formula="of:=[.C57]-[$values.E57]" office:value-type="float" office:value="26.5391331806426">
            <text:p>26,54</text:p>
          </table:table-cell>
          <table:table-cell/>
          <table:table-cell table:formula="of:=([$values.E57]-[$values.E58])/([$values.C57]^3 - [$values.C58]^3)" office:value-type="float" office:value="0.856793145654835">
            <text:p>0,86</text:p>
          </table:table-cell>
          <table:table-cell table:formula="of:=([$values.E57]-[$values.E59])/([$values.C57]^3 - [$values.C59]^3)" office:value-type="float" office:value="2.62096774193548">
            <text:p>2,62</text:p>
          </table:table-cell>
          <table:table-cell table:formula="of:=([$values.E57]-[$values.E60])/([$values.C57]^3 - [$values.C60]^3)" office:value-type="float" office:value="3.46996018820123">
            <text:p>3,47</text:p>
          </table:table-cell>
          <table:table-cell table:formula="of:=([$values.E57]-[$values.E61])/([$values.C57]^3 - [$values.C61]^3)" office:value-type="float" office:value="3.59246926229508">
            <text:p>3,5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$values.E$61] + [.G$61]*([$values.C58]^3 - [$values.C$61]^3)" office:value-type="float" office:value="209.465600442788">
            <text:p>209,47</text:p>
          </table:table-cell>
          <table:table-cell table:formula="of:=1-[$values.E58]/[.C58]" office:value-type="percentage" office:value="0.185546458991978">
            <text:p>18,55%</text:p>
          </table:table-cell>
          <table:table-cell table:formula="of:=[.C58]-[$values.E58]" office:value-type="float" office:value="38.8656004427878">
            <text:p>38,87</text:p>
          </table:table-cell>
          <table:table-cell/>
          <table:table-cell table:formula="of:=([$values.E58]-[$values.E59])/([$values.C58]^3 - [$values.C59]^3)" office:value-type="float" office:value="4.18933623503808">
            <text:p>4,19</text:p>
          </table:table-cell>
          <table:table-cell table:formula="of:=([$values.E58]-[$values.E60])/([$values.C58]^3 - [$values.C60]^3)" office:value-type="float" office:value="4.56706063720452">
            <text:p>4,57</text:p>
          </table:table-cell>
          <table:table-cell table:formula="of:=([$values.E58]-[$values.E61])/([$values.C58]^3 - [$values.C61]^3)" office:value-type="float" office:value="4.31648850016197">
            <text:p>4,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$values.E$61] + [.G$61]*([$values.C59]^3 - [$values.C$61]^3)" office:value-type="float" office:value="229.630133385152">
            <text:p>229,63</text:p>
          </table:table-cell>
          <table:table-cell table:formula="of:=1-[$values.E59]/[.C59]" office:value-type="percentage" office:value="0.122937407948121">
            <text:p>12,29%</text:p>
          </table:table-cell>
          <table:table-cell table:formula="of:=[.C59]-[$values.E59]" office:value-type="float" office:value="28.2301333851519">
            <text:p>28,23</text:p>
          </table:table-cell>
          <table:table-cell/>
          <table:table-cell table:formula="of:=([$values.E59]-[$values.E60])/([$values.C59]^3 - [$values.C60]^3)" office:value-type="float" office:value="4.90506329113925">
            <text:p>4,91</text:p>
          </table:table-cell>
          <table:table-cell table:formula="of:=([$values.E59]-[$values.E61])/([$values.C59]^3 - [$values.C61]^3)" office:value-type="float" office:value="4.37038745387454">
            <text:p>4,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values.E$61] + [.G$61]*([$values.C60]^3 - [$values.C$61]^3)" office:value-type="float" office:value="252.164382930101">
            <text:p>252,16</text:p>
          </table:table-cell>
          <table:table-cell table:formula="of:=1-[$values.E60]/[.C60]" office:value-type="percentage" office:value="0.0414982592248224">
            <text:p>4,15%</text:p>
          </table:table-cell>
          <table:table-cell table:formula="of:=[.C60]-[$values.E60]" office:value-type="float" office:value="10.4643829301007">
            <text:p>10,46</text:p>
          </table:table-cell>
          <table:table-cell/>
          <table:table-cell table:formula="of:=([$values.E60]-[$values.E61])/([$values.C60]^3 - [$values.C61]^3)" office:value-type="float" office:value="3.88913234005258">
            <text:p>3,8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$values.E$61] + [.G$61]*([$values.C61]^3 - [$values.C$61]^3)" office:value-type="float" office:value="277.2">
            <text:p>277,2</text:p>
          </table:table-cell>
          <table:table-cell table:formula="of:=1-[$values.E61]/[.C61]" office:value-type="percentage" office:value="0">
            <text:p>0,00%</text:p>
          </table:table-cell>
          <table:table-cell table:formula="of:=[.C61]-[$values.E61]" office:value-type="float" office:value="0">
            <text:p>0</text:p>
          </table:table-cell>
          <table:table-cell/>
          <table:table-cell table:style-name="ce9" table:formula="of:=AVERAGE([.G55:.L60])" office:value-type="float" office:value="2.74272754928783">
            <text:p>2,74</text:p>
          </table:table-cell>
          <table:table-cell table:number-columns-repeated="9"/>
        </table:table-row>
        <table:table-row table:style-name="ro1">
          <table:table-cell table:style-name="ce1" table:number-columns-repeated="12"/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W CPU</text:p>
          </table:table-cell>
          <table:table-cell table:style-name="Default" office:value-type="string">
            <text:p>Unterschied</text:p>
          </table:table-cell>
          <table:table-cell office:value-type="string">
            <text:p>abs Unterschied</text:p>
          </table:table-cell>
          <table:table-cell table:number-columns-repeated="11"/>
        </table:table-row>
        <table:table-row table:style-name="ro4">
          <table:table-cell office:value-type="string">
            <text:p>Core i7-950</text:p>
          </table:table-cell>
          <table:table-cell/>
          <table:table-cell table:formula="of:=[$values.E$70] + [.G$70]*([$values.C64]^3 - [$values.C$70]^3)" office:value-type="float" office:value="207.251367469382">
            <text:p>207,25</text:p>
          </table:table-cell>
          <table:table-cell table:formula="of:=1-[$values.E64]/[.C64]" office:value-type="percentage" office:value="0.0842038712818645">
            <text:p>8,42%</text:p>
          </table:table-cell>
          <table:table-cell table:formula="of:=[.C64]-[$values.E64]" office:value-type="float" office:value="17.4513674693823">
            <text:p>17,45</text:p>
          </table:table-cell>
          <table:table-cell/>
          <table:table-cell table:formula="of:=([$values.E64]-[$values.E65])/([$values.C64]^3 - [$values.C65]^3)" office:value-type="float" office:value="3.62587539457478">
            <text:p>3,63</text:p>
          </table:table-cell>
          <table:table-cell table:formula="of:=([$values.E64]-[$values.E66])/([$values.C64]^3 - [$values.C66]^3)" office:value-type="float" office:value="2.1698130402292">
            <text:p>2,17</text:p>
          </table:table-cell>
          <table:table-cell table:formula="of:=([$values.E64]-[$values.E67])/([$values.C64]^3 - [$values.C67]^3)" office:value-type="float" office:value="1.69849635672531">
            <text:p>1,7</text:p>
          </table:table-cell>
          <table:table-cell table:formula="of:=([$values.E64]-[$values.E68])/([$values.C64]^3 - [$values.C68]^3)" office:value-type="float" office:value="1.71951429350112">
            <text:p>1,72</text:p>
          </table:table-cell>
          <table:table-cell table:formula="of:=([$values.E64]-[$values.E69])/([$values.C64]^3 - [$values.C69]^3)" office:value-type="float" office:value="2.14170275407289">
            <text:p>2,14</text:p>
          </table:table-cell>
          <table:table-cell table:formula="of:=([$values.E64]-[$values.E70])/([$values.C64]^3 - [$values.C70]^3)" office:value-type="float" office:value="2.81705381483013">
            <text:p>2,8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values.E$70] + [.G$70]*([$values.C65]^3 - [$values.C$70]^3)" office:value-type="float" office:value="216.569075008529">
            <text:p>216,57</text:p>
          </table:table-cell>
          <table:table-cell table:formula="of:=1-[$values.E65]/[.C65]" office:value-type="percentage" office:value="0.0594224960697733">
            <text:p>5,94%</text:p>
          </table:table-cell>
          <table:table-cell table:formula="of:=[.C65]-[$values.E65]" office:value-type="float" office:value="12.8690750085287">
            <text:p>12,87</text:p>
          </table:table-cell>
          <table:table-cell/>
          <table:table-cell table:formula="of:=([$values.E65]-[$values.E66])/([$values.C65]^3 - [$values.C66]^3)" office:value-type="float" office:value="1.31578947368422">
            <text:p>1,32</text:p>
          </table:table-cell>
          <table:table-cell table:formula="of:=([$values.E65]-[$values.E67])/([$values.C65]^3 - [$values.C67]^3)" office:value-type="float" office:value="1.16647465437788">
            <text:p>1,17</text:p>
          </table:table-cell>
          <table:table-cell table:formula="of:=([$values.E65]-[$values.E68])/([$values.C65]^3 - [$values.C68]^3)" office:value-type="float" office:value="1.38888888888889">
            <text:p>1,39</text:p>
          </table:table-cell>
          <table:table-cell table:formula="of:=([$values.E65]-[$values.E69])/([$values.C65]^3 - [$values.C69]^3)" office:value-type="float" office:value="1.95952868852459">
            <text:p>1,96</text:p>
          </table:table-cell>
          <table:table-cell table:formula="of:=([$values.E65]-[$values.E70])/([$values.C65]^3 - [$values.C70]^3)" office:value-type="float" office:value="2.74201355275895">
            <text:p>2,7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$values.E$70] + [.G$70]*([$values.C66]^3 - [$values.C$70]^3)" office:value-type="float" office:value="232.455244557034">
            <text:p>232,46</text:p>
          </table:table-cell>
          <table:table-cell table:formula="of:=1-[$values.E66]/[.C66]" office:value-type="percentage" office:value="0.0867059144887961">
            <text:p>8,67%</text:p>
          </table:table-cell>
          <table:table-cell table:formula="of:=[.C66]-[$values.E66]" office:value-type="float" office:value="20.1552445570344">
            <text:p>20,16</text:p>
          </table:table-cell>
          <table:table-cell/>
          <table:table-cell table:formula="of:=([$values.E66]-[$values.E67])/([$values.C66]^3 - [$values.C67]^3)" office:value-type="float" office:value="1.03373231773667">
            <text:p>1,03</text:p>
          </table:table-cell>
          <table:table-cell table:formula="of:=([$values.E66]-[$values.E68])/([$values.C66]^3 - [$values.C68]^3)" office:value-type="float" office:value="1.41957862281603">
            <text:p>1,42</text:p>
          </table:table-cell>
          <table:table-cell table:formula="of:=([$values.E66]-[$values.E69])/([$values.C66]^3 - [$values.C69]^3)" office:value-type="float" office:value="2.12989957887917">
            <text:p>2,13</text:p>
          </table:table-cell>
          <table:table-cell table:formula="of:=([$values.E66]-[$values.E70])/([$values.C66]^3 - [$values.C70]^3)" office:value-type="float" office:value="3.01000459981601">
            <text:p>3,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$values.E$70] + [.G$70]*([$values.C67]^3 - [$values.C$70]^3)" office:value-type="float" office:value="250.324754734607">
            <text:p>250,32</text:p>
          </table:table-cell>
          <table:table-cell table:formula="of:=1-[$values.E67]/[.C67]" office:value-type="percentage" office:value="0.121541134702651">
            <text:p>12,15%</text:p>
          </table:table-cell>
          <table:table-cell table:formula="of:=[.C67]-[$values.E67]" office:value-type="float" office:value="30.424754734607">
            <text:p>30,42</text:p>
          </table:table-cell>
          <table:table-cell/>
          <table:table-cell table:formula="of:=([$values.E67]-[$values.E68])/([$values.C67]^3 - [$values.C68]^3)" office:value-type="float" office:value="1.76484907497566">
            <text:p>1,76</text:p>
          </table:table-cell>
          <table:table-cell table:formula="of:=([$values.E67]-[$values.E69])/([$values.C67]^3 - [$values.C69]^3)" office:value-type="float" office:value="2.59455719557195">
            <text:p>2,59</text:p>
          </table:table-cell>
          <table:table-cell table:formula="of:=([$values.E67]-[$values.E70])/([$values.C67]^3 - [$values.C70]^3)" office:value-type="float" office:value="3.53966170895305">
            <text:p>3,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$values.E$70] + [.G$70]*([$values.C68]^3 - [$values.C$70]^3)" office:value-type="float" office:value="270.294272637074">
            <text:p>270,29</text:p>
          </table:table-cell>
          <table:table-cell table:formula="of:=1-[$values.E68]/[.C68]" office:value-type="percentage" office:value="0.132797015219295">
            <text:p>13,28%</text:p>
          </table:table-cell>
          <table:table-cell table:formula="of:=[.C68]-[$values.E68]" office:value-type="float" office:value="35.8942726370737">
            <text:p>35,89</text:p>
          </table:table-cell>
          <table:table-cell/>
          <table:table-cell table:formula="of:=([$values.E68]-[$values.E69])/([$values.C68]^3 - [$values.C69]^3)" office:value-type="float" office:value="3.34136722173531">
            <text:p>3,34</text:p>
          </table:table-cell>
          <table:table-cell table:formula="of:=([$values.E68]-[$values.E70])/([$values.C68]^3 - [$values.C70]^3)" office:value-type="float" office:value="4.2985012489592">
            <text:p>4,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$values.E$70] + [.G$70]*([$values.C69]^3 - [$values.C$70]^3)" office:value-type="float" office:value="292.480465360262">
            <text:p>292,48</text:p>
          </table:table-cell>
          <table:table-cell table:formula="of:=1-[$values.E69]/[.C69]" office:value-type="percentage" office:value="0.0942984869990893">
            <text:p>9,43%</text:p>
          </table:table-cell>
          <table:table-cell table:formula="of:=[.C69]-[$values.E69]" office:value-type="float" office:value="27.5804653602623">
            <text:p>27,58</text:p>
          </table:table-cell>
          <table:table-cell/>
          <table:table-cell table:formula="of:=([$values.E69]-[$values.E70])/([$values.C69]^3 - [$values.C70]^3)" office:value-type="float" office:value="5.16455194290246">
            <text:p>5,1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$values.E$70] + [.G$70]*([$values.C70]^3 - [$values.C$70]^3)" office:value-type="float" office:value="317">
            <text:p>317</text:p>
          </table:table-cell>
          <table:table-cell table:formula="of:=1-[$values.E70]/[.C70]" office:value-type="percentage" office:value="0">
            <text:p>0,00%</text:p>
          </table:table-cell>
          <table:table-cell table:formula="of:=[.C70]-[$values.E70]" office:value-type="float" office:value="0">
            <text:p>0</text:p>
          </table:table-cell>
          <table:table-cell/>
          <table:table-cell table:style-name="ce9" table:formula="of:=AVERAGE([.G64:.L69])" office:value-type="float" office:value="2.4305644964054">
            <text:p>2,4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>
            <text:p>mittlere Abweichungen:</text:p>
          </table:table-cell>
          <table:table-cell/>
          <table:table-cell table:formula="of:=SUM([.D2:.D70])/(COUNT([.D2:.D70])-9)" office:value-type="percentage" office:value="0.0731910491214958">
            <text:p>7,32%</text:p>
          </table:table-cell>
          <table:table-cell table:formula="of:=SUM([.E2:.E70])/(COUNT([.E2:.E70])-9)" office:value-type="float" office:value="12.9315378087521">
            <text:p>12,93</text:p>
          </table:table-cell>
          <table:table-cell table:number-columns-repeated="11"/>
        </table:table-row>
        <table:table-row table:style-name="ro4">
          <table:table-cell/>
          <table:table-cell office:value-type="string">
            <text:p>max Abweichungen:</text:p>
          </table:table-cell>
          <table:table-cell/>
          <table:table-cell table:style-name="Default"/>
          <table:table-cell table:formula="of:=MAXA([.E2:.E70])" office:value-type="float" office:value="38.8656004427878">
            <text:p>38,87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formula="of:=MINA([.E2:.E70])" office:value-type="float" office:value="-8.72278459186104">
            <text:p>-8,72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22.03.2011</text:date>, <text:time>20:45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Seyda</meta:initial-creator>
    <meta:creation-date>2010-10-24T18:51:38.73</meta:creation-date>
    <dc:date>2011-03-22T20:45:56.78</dc:date>
    <dc:creator>Christian Seyda</dc:creator>
    <meta:editing-duration>P2DT5H40M5S</meta:editing-duration>
    <meta:editing-cycles>11</meta:editing-cycles>
    <meta:generator>LibreOffice/3.3$Win32 LibreOffice_project/330m19$Build-6</meta:generator>
    <meta:document-statistic meta:table-count="6" meta:cell-count="2721" meta:object-count="0"/>
  </office:meta>
</office:document-meta>
</file>